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9972in"/>
    </style:style>
    <style:style style:name="co13" style:family="table-column">
      <style:table-column-properties fo:break-before="auto" style:column-width="0.822in"/>
    </style:style>
    <style:style style:name="co14" style:family="table-column">
      <style:table-column-properties fo:break-before="auto" style:column-width="1.1591in"/>
    </style:style>
    <style:style style:name="co15" style:family="table-column">
      <style:table-column-properties fo:break-before="auto" style:column-width="1.0807in"/>
    </style:style>
    <style:style style:name="co16" style:family="table-column">
      <style:table-column-properties fo:break-before="auto" style:column-width="1.0492in"/>
    </style:style>
    <style:style style:name="co17" style:family="table-column">
      <style:table-column-properties fo:break-before="auto" style:column-width="1.0028in"/>
    </style:style>
    <style:style style:name="co18" style:family="table-column">
      <style:table-column-properties fo:break-before="auto" style:column-width="0.61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style:font-name="Helvetica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08in solid #000000"/>
      <style:text-properties style:font-name="Helvetica"/>
    </style:style>
    <style:style style:name="ce3" style:family="table-cell" style:parent-style-name="Default" style:data-style-name="N4">
      <style:table-cell-properties fo:background-color="#cccccc" fo:border="0.0008in solid #000000"/>
      <style:text-properties style:font-name="Helvetica"/>
    </style:style>
    <style:style style:name="ce4" style:family="table-cell" style:parent-style-name="Default" style:data-style-name="N11">
      <style:table-cell-properties fo:background-color="#6699cc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5" style:family="table-cell" style:parent-style-name="Default" style:data-style-name="N11">
      <style:table-cell-properties fo:background-color="#6699cc" fo:border="0.0008in solid #000000"/>
      <style:text-properties style:font-name="Helvetica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99ff66" fo:border="0.0008in solid #000000"/>
      <style:text-properties style:font-name="Helvetica" fo:font-weight="bold" style:font-weight-asian="bold" style:font-weight-complex="bold"/>
    </style:style>
    <style:style style:name="ce8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11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12" style:family="table-cell" style:parent-style-name="Default">
      <style:table-cell-properties fo:background-color="#ff9999" fo:border="0.0008in solid #000000"/>
      <style:text-properties style:font-name="Helvetica"/>
    </style:style>
    <style:style style:name="ce13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  <style:map style:condition="cell-content()&lt;=5" style:apply-style-name="Untitled6" style:base-cell-address="Portfolio.P32"/>
    </style:style>
    <style:style style:name="ce16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17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/>
    </style:style>
    <style:style style:name="ce19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 style:font-name-asian="Arial Unicode MS" style:font-name-complex="Arial Unicode MS"/>
    </style:style>
    <style:style style:name="ce20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2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/>
    </style:style>
    <style:style style:name="ce2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  <style:map style:condition="cell-content()=&quot;buy&quot;" style:apply-style-name="Untitled6" style:base-cell-address="Portfolio.T32"/>
    </style:style>
    <style:style style:name="gr1" style:family="graphic">
      <style:graphic-properties draw:stroke="solid" svg:stroke-width="0.0402in" svg:stroke-color="#000000" draw:marker-start-width="0.1386in" draw:marker-end-width="0.1386in" draw:fill="none" draw:textarea-horizontal-align="center" draw:textarea-vertical-align="middle" fo:padding-top="0.0197in" fo:padding-bottom="0.0197in" fo:padding-left="0.0197in" fo:padding-right="0.0197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rtfoli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7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5"/>
        <table:table-column table:style-name="co10" table:default-cell-style-name="ce18"/>
        <table:table-column table:style-name="co11" table:default-cell-style-name="ce19"/>
        <table:table-column table:style-name="co12" table:default-cell-style-name="ce24"/>
        <table:table-column table:style-name="co9" table:default-cell-style-name="ce28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5"/>
          <table:table-cell table:style-name="ce8" table:formula="of:=CONCATENATE(&quot;Performance Data &quot;;&quot;from &quot;; ['200D SMA'.A2])" office:value-type="string" office:string-value="Performance Data from 2022-04-29" table:number-columns-spanned="5" table:number-rows-spanned="1">
            <text:p>Performance Data from 2022-04-29</text:p>
          </table:table-cell>
          <table:covered-table-cell table:number-columns-repeated="4" table:style-name="ce12"/>
          <table:table-cell table:style-name="ce13" office:value-type="string" table:number-columns-spanned="1" table:number-rows-spanned="2">
            <text:p>Rank</text:p>
          </table:table-cell>
          <table:table-cell table:style-name="ce16" office:value-type="string">
            <text:p>Price Data</text:p>
          </table:table-cell>
          <table:table-cell table:style-name="ce16" office:value-type="string">
            <text:p>200D SMA</text:p>
          </table:table-cell>
          <table:table-cell table:style-name="ce20" office:value-type="string" table:number-columns-spanned="1" table:number-rows-spanned="2">
            <text:p>Above 200MA</text:p>
          </table:table-cell>
          <table:table-cell table:style-name="ce26" office:value-type="string" table:number-columns-spanned="1" table:number-rows-spanned="2">
            <text:p>Action</text:p>
          </table:table-cell>
        </table:table-row>
        <table:table-row table:style-name="ro2">
          <table:table-cell/>
          <table:table-cell table:style-name="ce1" office:value-type="string">
            <text:p>Asset Class</text:p>
          </table:table-cell>
          <table:table-cell table:style-name="ce1" office:value-type="string">
            <text:p>Fund</text:p>
          </table:table-cell>
          <table:table-cell table:style-name="ce4" office:value-type="string">
            <text:p>Buy &amp; Hold</text:p>
          </table:table-cell>
          <table:table-cell table:style-name="ce4" office:value-type="string">
            <text:p>Trend Following</text:p>
          </table:table-cell>
          <table:table-cell table:style-name="ce6" office:value-type="string">
            <text:p>Total</text:p>
          </table:table-cell>
          <table:table-cell table:style-name="ce9" office:value-type="string">
            <text:p>1m</text:p>
          </table:table-cell>
          <table:table-cell table:style-name="ce9" office:value-type="string">
            <text:p>3m</text:p>
          </table:table-cell>
          <table:table-cell table:style-name="ce9" office:value-type="string">
            <text:p>6m</text:p>
          </table:table-cell>
          <table:table-cell table:style-name="ce9" office:value-type="string">
            <text:p>12m</text:p>
          </table:table-cell>
          <table:table-cell table:style-name="ce9" office:value-type="string">
            <text:p>avg</text:p>
          </table:table-cell>
          <table:covered-table-cell table:style-name="ce14"/>
          <table:table-cell table:style-name="ce17" office:value-type="string">
            <text:p>Closing Price</text:p>
          </table:table-cell>
          <table:table-cell table:style-name="ce17" office:value-type="string">
            <text:p>200MA</text:p>
          </table:table-cell>
          <table:covered-table-cell table:style-name="ce21" office:value-type="string">
            <text:p>Above 200MA</text:p>
          </table:covered-table-cell>
          <table:covered-table-cell table:style-name="ce27" office:value-type="string">
            <text:p>Action</text:p>
          </table:covered-table-cell>
        </table:table-row>
        <table:table-row table:style-name="ro2">
          <table:table-cell/>
          <table:table-cell office:value-type="string">
            <text:p>US Stocks Momentum</text:p>
          </table:table-cell>
          <table:table-cell office:value-type="string">
            <text:p>MTUM</text:p>
          </table:table-cell>
          <table:table-cell office:value-type="percentage" office:value="0.05">
            <text:p>5.00%</text:p>
          </table:table-cell>
          <table:table-cell table:formula="of:=IF([.P4]=&quot;buy&quot;;0.1;0)" office:value-type="percentage" office:value="0">
            <text:p>0.00%</text:p>
          </table:table-cell>
          <table:table-cell table:formula="of:=[.D4]+[.E4]" office:value-type="percentage" office:value="0.05">
            <text:p>5.00%</text:p>
          </table:table-cell>
          <table:table-cell table:style-name="ce10" table:formula="of:=['Performance Data'.$B$2]" office:value-type="percentage" office:value="-0.126820057377108">
            <text:p>-12.68%</text:p>
          </table:table-cell>
          <table:table-cell table:formula="of:=['Performance Data'.$B$3]" office:value-type="percentage" office:value="-0.109644301696309">
            <text:p>-10.96%</text:p>
          </table:table-cell>
          <table:table-cell table:formula="of:=['Performance Data'.$B$4]" office:value-type="percentage" office:value="-0.225801793538601">
            <text:p>-22.58%</text:p>
          </table:table-cell>
          <table:table-cell table:formula="of:=['Performance Data'.$B$5]" office:value-type="percentage" office:value="-0.146165799047387">
            <text:p>-14.62%</text:p>
          </table:table-cell>
          <table:table-cell table:formula="of:=AVERAGE([.G4:.J4])" office:value-type="percentage" office:value="-0.152107987914851">
            <text:p>-15.21%</text:p>
          </table:table-cell>
          <table:table-cell table:formula="of:=RANK([.K4];[.$K$4:.$K$14];0)" office:value-type="float" office:value="11">
            <text:p>11</text:p>
          </table:table-cell>
          <table:table-cell table:formula="of:=INDEX(['Price Data'.$B$2:.$B$255];COUNT(['Price Data'.$B$2:.$B$255]))" office:value-type="currency" office:currency="USD" office:value="146.929992675781">
            <text:p>$146.93</text:p>
          </table:table-cell>
          <table:table-cell table:formula="of:=['200D SMA'.$B$2]" office:value-type="currency" office:currency="USD" office:value="174.170150299072">
            <text:p>$174.17</text:p>
          </table:table-cell>
          <table:table-cell table:style-name="ce22" table:formula="of:=IF([.M4]&gt;[.N4];&quot;yes&quot;;&quot;no&quot;)" office:value-type="string" office:string-value="no">
            <text:p>no</text:p>
          </table:table-cell>
          <table:table-cell table:formula="of:=IF([.L4]&gt;5;&quot;n/a&quot;;IF([.O4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US Stocks Value</text:p>
          </table:table-cell>
          <table:table-cell office:value-type="string">
            <text:p>VTV</text:p>
          </table:table-cell>
          <table:table-cell office:value-type="percentage" office:value="0.05">
            <text:p>5.00%</text:p>
          </table:table-cell>
          <table:table-cell table:formula="of:=IF([.P5]=&quot;buy&quot;;0.1;0)" office:value-type="percentage" office:value="0">
            <text:p>0.00%</text:p>
          </table:table-cell>
          <table:table-cell table:formula="of:=[.D5]+[.E5]" office:value-type="percentage" office:value="0.05">
            <text:p>5.00%</text:p>
          </table:table-cell>
          <table:table-cell table:formula="of:=['Performance Data'.$C$2]" office:value-type="percentage" office:value="-0.0479090667853395">
            <text:p>-4.79%</text:p>
          </table:table-cell>
          <table:table-cell table:formula="of:=['Performance Data'.$C$3]" office:value-type="percentage" office:value="-0.0280117761237815">
            <text:p>-2.80%</text:p>
          </table:table-cell>
          <table:table-cell table:formula="of:=['Performance Data'.$C$4]" office:value-type="percentage" office:value="-0.00284474654601652">
            <text:p>-0.28%</text:p>
          </table:table-cell>
          <table:table-cell table:formula="of:=['Performance Data'.$C$5]" office:value-type="percentage" office:value="0.0403575812258667">
            <text:p>4.04%</text:p>
          </table:table-cell>
          <table:table-cell table:formula="of:=AVERAGE([.G5:.J5])" office:value-type="percentage" office:value="-0.00960200205731771">
            <text:p>-0.96%</text:p>
          </table:table-cell>
          <table:table-cell table:formula="of:=RANK([.K5];[.$K$4:.$K$14];0)" office:value-type="float" office:value="3">
            <text:p>3</text:p>
          </table:table-cell>
          <table:table-cell table:formula="of:=INDEX(['Price Data'.$C$2:.$C$255];COUNT(['Price Data'.$C$2:.$C$255]))" office:value-type="currency" office:currency="USD" office:value="140.699996948242">
            <text:p>$140.70</text:p>
          </table:table-cell>
          <table:table-cell table:formula="of:=['200D SMA'.$C$2]" office:value-type="currency" office:currency="USD" office:value="143.290900115967">
            <text:p>$143.29</text:p>
          </table:table-cell>
          <table:table-cell table:style-name="ce23" table:formula="of:=IF([.M5]&gt;[.N5];&quot;yes&quot;;&quot;no&quot;)" office:value-type="string" office:string-value="no">
            <text:p>no</text:p>
          </table:table-cell>
          <table:table-cell table:formula="of:=IF([.L5]&gt;5;&quot;n/a&quot;;IF([.O5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Foreign Developed Stock</text:p>
          </table:table-cell>
          <table:table-cell office:value-type="string">
            <text:p>VEU</text:p>
          </table:table-cell>
          <table:table-cell office:value-type="percentage" office:value="0.0675">
            <text:p>6.75%</text:p>
          </table:table-cell>
          <table:table-cell table:formula="of:=IF([.P6]=&quot;buy&quot;;0.1;0)" office:value-type="percentage" office:value="0">
            <text:p>0.00%</text:p>
          </table:table-cell>
          <table:table-cell table:formula="of:=[.D6]+[.E6]" office:value-type="percentage" office:value="0.0675">
            <text:p>6.75%</text:p>
          </table:table-cell>
          <table:table-cell table:formula="of:=['Performance Data'.$D$2]" office:value-type="percentage" office:value="-0.0647681808014149">
            <text:p>-6.48%</text:p>
          </table:table-cell>
          <table:table-cell table:formula="of:=['Performance Data'.$D$3]" office:value-type="percentage" office:value="-0.0978289033002901">
            <text:p>-9.78%</text:p>
          </table:table-cell>
          <table:table-cell table:formula="of:=['Performance Data'.$D$4]" office:value-type="percentage" office:value="-0.126269173984435">
            <text:p>-12.63%</text:p>
          </table:table-cell>
          <table:table-cell table:formula="of:=['Performance Data'.$D$5]" office:value-type="percentage" office:value="-0.127657513226245">
            <text:p>-12.77%</text:p>
          </table:table-cell>
          <table:table-cell table:formula="of:=AVERAGE([.G6:.J6])" office:value-type="percentage" office:value="-0.104130942828096">
            <text:p>-10.41%</text:p>
          </table:table-cell>
          <table:table-cell table:formula="of:=RANK([.K6];[.$K$4:.$K$14];0)" office:value-type="float" office:value="8">
            <text:p>8</text:p>
          </table:table-cell>
          <table:table-cell table:formula="of:=INDEX(['Price Data'.$D$2:.$D$255];COUNT(['Price Data'.$D$2:.$D$255]))" office:value-type="currency" office:currency="USD" office:value="53.8600006103516">
            <text:p>$53.86</text:p>
          </table:table-cell>
          <table:table-cell table:formula="of:=['200D SMA'.$D$2]" office:value-type="currency" office:currency="USD" office:value="60.6218998718262">
            <text:p>$60.62</text:p>
          </table:table-cell>
          <table:table-cell table:formula="of:=IF([.M6]&gt;[.N6];&quot;yes&quot;;&quot;no&quot;)" office:value-type="string" office:string-value="no">
            <text:p>no</text:p>
          </table:table-cell>
          <table:table-cell table:formula="of:=IF([.L6]&gt;5;&quot;n/a&quot;;IF([.O6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Foreign Emerging Stock</text:p>
          </table:table-cell>
          <table:table-cell office:value-type="string">
            <text:p>VWO</text:p>
          </table:table-cell>
          <table:table-cell office:value-type="percentage" office:value="0.0225">
            <text:p>2.25%</text:p>
          </table:table-cell>
          <table:table-cell table:formula="of:=IF([.P7]=&quot;buy&quot;;0.1;0)" office:value-type="percentage" office:value="0">
            <text:p>0.00%</text:p>
          </table:table-cell>
          <table:table-cell table:formula="of:=[.D7]+[.E7]" office:value-type="percentage" office:value="0.0225">
            <text:p>2.25%</text:p>
          </table:table-cell>
          <table:table-cell table:formula="of:=['Performance Data'.$E$2]" office:value-type="percentage" office:value="-0.0583135135296051">
            <text:p>-5.83%</text:p>
          </table:table-cell>
          <table:table-cell table:formula="of:=['Performance Data'.$E$3]" office:value-type="percentage" office:value="-0.122900262416652">
            <text:p>-12.29%</text:p>
          </table:table-cell>
          <table:table-cell table:formula="of:=['Performance Data'.$E$4]" office:value-type="percentage" office:value="-0.13156198706548">
            <text:p>-13.16%</text:p>
          </table:table-cell>
          <table:table-cell table:formula="of:=['Performance Data'.$E$5]" office:value-type="percentage" office:value="-0.175767098808267">
            <text:p>-17.58%</text:p>
          </table:table-cell>
          <table:table-cell table:formula="of:=AVERAGE([.G7:.J7])" office:value-type="percentage" office:value="-0.122135715455001">
            <text:p>-12.21%</text:p>
          </table:table-cell>
          <table:table-cell table:formula="of:=RANK([.K7];[.$K$4:.$K$14];0)" office:value-type="float" office:value="9">
            <text:p>9</text:p>
          </table:table-cell>
          <table:table-cell table:formula="of:=INDEX(['Price Data'.$E$2:.$E$255];COUNT(['Price Data'.$E$2:.$E$255]))" office:value-type="currency" office:currency="USD" office:value="43.439998626709">
            <text:p>$43.44</text:p>
          </table:table-cell>
          <table:table-cell table:formula="of:=['200D SMA'.$E$2]" office:value-type="currency" office:currency="USD" office:value="49.4301999473572">
            <text:p>$49.43</text:p>
          </table:table-cell>
          <table:table-cell table:formula="of:=IF([.M7]&gt;[.N7];&quot;yes&quot;;&quot;no&quot;)" office:value-type="string" office:string-value="no">
            <text:p>no</text:p>
          </table:table-cell>
          <table:table-cell table:formula="of:=IF([.L7]&gt;5;&quot;n/a&quot;;IF([.O7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rporate Bonds</text:p>
          </table:table-cell>
          <table:table-cell office:value-type="string">
            <text:p>VCIT</text:p>
          </table:table-cell>
          <table:table-cell office:value-type="percentage" office:value="0.089">
            <text:p>8.90%</text:p>
          </table:table-cell>
          <table:table-cell table:formula="of:=IF([.P8]=&quot;buy&quot;;0.1;0)" office:value-type="percentage" office:value="0">
            <text:p>0.00%</text:p>
          </table:table-cell>
          <table:table-cell table:formula="of:=[.D8]+[.E8]" office:value-type="percentage" office:value="0.089">
            <text:p>8.90%</text:p>
          </table:table-cell>
          <table:table-cell table:formula="of:=['Performance Data'.$F$2]" office:value-type="percentage" office:value="-0.0499540107258843">
            <text:p>-5.00%</text:p>
          </table:table-cell>
          <table:table-cell table:formula="of:=['Performance Data'.$F$3]" office:value-type="percentage" office:value="-0.0929920546033303">
            <text:p>-9.30%</text:p>
          </table:table-cell>
          <table:table-cell table:formula="of:=['Performance Data'.$F$4]" office:value-type="percentage" office:value="-0.115683354459303">
            <text:p>-11.57%</text:p>
          </table:table-cell>
          <table:table-cell table:formula="of:=['Performance Data'.$F$5]" office:value-type="percentage" office:value="-0.125843737480276">
            <text:p>-12.58%</text:p>
          </table:table-cell>
          <table:table-cell table:formula="of:=AVERAGE([.G8:.J8])" office:value-type="percentage" office:value="-0.0961182893171984">
            <text:p>-9.61%</text:p>
          </table:table-cell>
          <table:table-cell table:formula="of:=RANK([.K8];[.$K$4:.$K$14];0)" office:value-type="float" office:value="7">
            <text:p>7</text:p>
          </table:table-cell>
          <table:table-cell table:formula="of:=INDEX(['Price Data'.$F$2:.$F$255];COUNT(['Price Data'.$F$2:.$F$255]))" office:value-type="currency" office:currency="USD" office:value="81.5699996948242">
            <text:p>$81.57</text:p>
          </table:table-cell>
          <table:table-cell table:formula="of:=['200D SMA'.$F$2]" office:value-type="currency" office:currency="USD" office:value="91.5729999542236">
            <text:p>$91.57</text:p>
          </table:table-cell>
          <table:table-cell table:formula="of:=IF([.M8]&gt;[.N8];&quot;yes&quot;;&quot;no&quot;)" office:value-type="string" office:string-value="no">
            <text:p>no</text:p>
          </table:table-cell>
          <table:table-cell table:formula="of:=IF([.L8]&gt;5;&quot;n/a&quot;;IF([.O8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30Y Bonds</text:p>
          </table:table-cell>
          <table:table-cell office:value-type="string">
            <text:p>VGLT</text:p>
          </table:table-cell>
          <table:table-cell office:value-type="percentage" office:value="0.0675">
            <text:p>6.75%</text:p>
          </table:table-cell>
          <table:table-cell table:formula="of:=IF([.P9]=&quot;buy&quot;;0.1;0)" office:value-type="percentage" office:value="0">
            <text:p>0.00%</text:p>
          </table:table-cell>
          <table:table-cell table:formula="of:=[.D9]+[.E9]" office:value-type="percentage" office:value="0.0675">
            <text:p>6.75%</text:p>
          </table:table-cell>
          <table:table-cell table:formula="of:=['Performance Data'.$G$2]" office:value-type="percentage" office:value="-0.0918607471143784">
            <text:p>-9.19%</text:p>
          </table:table-cell>
          <table:table-cell table:formula="of:=['Performance Data'.$G$3]" office:value-type="percentage" office:value="-0.149550186546452">
            <text:p>-14.96%</text:p>
          </table:table-cell>
          <table:table-cell table:formula="of:=['Performance Data'.$G$4]" office:value-type="percentage" office:value="-0.183234399735625">
            <text:p>-18.32%</text:p>
          </table:table-cell>
          <table:table-cell table:formula="of:=['Performance Data'.$G$5]" office:value-type="percentage" office:value="-0.134030096051905">
            <text:p>-13.40%</text:p>
          </table:table-cell>
          <table:table-cell table:formula="of:=AVERAGE([.G9:.J9])" office:value-type="percentage" office:value="-0.13966885736209">
            <text:p>-13.97%</text:p>
          </table:table-cell>
          <table:table-cell table:formula="of:=RANK([.K9];[.$K$4:.$K$14];0)" office:value-type="float" office:value="10">
            <text:p>10</text:p>
          </table:table-cell>
          <table:table-cell table:formula="of:=INDEX(['Price Data'.$G$2:.$G$255];COUNT(['Price Data'.$G$2:.$G$255]))" office:value-type="currency" office:currency="USD" office:value="72.879997253418">
            <text:p>$72.88</text:p>
          </table:table-cell>
          <table:table-cell table:formula="of:=['200D SMA'.$G$2]" office:value-type="currency" office:currency="USD" office:value="86.3181998443604">
            <text:p>$86.32</text:p>
          </table:table-cell>
          <table:table-cell table:formula="of:=IF([.M9]&gt;[.N9];&quot;yes&quot;;&quot;no&quot;)" office:value-type="string" office:string-value="no">
            <text:p>no</text:p>
          </table:table-cell>
          <table:table-cell table:formula="of:=IF([.L9]&gt;5;&quot;n/a&quot;;IF([.O9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10Y Foreign Bonds</text:p>
          </table:table-cell>
          <table:table-cell office:value-type="string">
            <text:p>BNDX</text:p>
          </table:table-cell>
          <table:table-cell office:value-type="percentage" office:value="0.072">
            <text:p>7.20%</text:p>
          </table:table-cell>
          <table:table-cell table:formula="of:=IF([.P10]=&quot;buy&quot;;0.1;0)" office:value-type="percentage" office:value="0">
            <text:p>0.00%</text:p>
          </table:table-cell>
          <table:table-cell table:formula="of:=[.D10]+[.E10]" office:value-type="percentage" office:value="0.072">
            <text:p>7.20%</text:p>
          </table:table-cell>
          <table:table-cell table:formula="of:=['Performance Data'.$H$2]" office:value-type="percentage" office:value="-0.0299988279717288">
            <text:p>-3.00%</text:p>
          </table:table-cell>
          <table:table-cell table:formula="of:=['Performance Data'.$H$3]" office:value-type="percentage" office:value="-0.0635282032713587">
            <text:p>-6.35%</text:p>
          </table:table-cell>
          <table:table-cell table:formula="of:=['Performance Data'.$H$4]" office:value-type="percentage" office:value="-0.103052700310319">
            <text:p>-10.31%</text:p>
          </table:table-cell>
          <table:table-cell table:formula="of:=['Performance Data'.$H$5]" office:value-type="percentage" office:value="-0.105863665074687">
            <text:p>-10.59%</text:p>
          </table:table-cell>
          <table:table-cell table:formula="of:=AVERAGE([.G10:.J10])" office:value-type="percentage" office:value="-0.0756108491570234">
            <text:p>-7.56%</text:p>
          </table:table-cell>
          <table:table-cell table:formula="of:=RANK([.K10];[.$K$4:.$K$14];0)" office:value-type="float" office:value="6">
            <text:p>6</text:p>
          </table:table-cell>
          <table:table-cell table:formula="of:=INDEX(['Price Data'.$H$2:.$H$255];COUNT(['Price Data'.$H$2:.$H$255]))" office:value-type="currency" office:currency="USD" office:value="50.8300018310547">
            <text:p>$50.83</text:p>
          </table:table-cell>
          <table:table-cell table:formula="of:=['200D SMA'.$H$2]" office:value-type="currency" office:currency="USD" office:value="55.5485499572754">
            <text:p>$55.55</text:p>
          </table:table-cell>
          <table:table-cell table:formula="of:=IF([.M10]&gt;[.N10];&quot;yes&quot;;&quot;no&quot;)" office:value-type="string" office:string-value="no">
            <text:p>no</text:p>
          </table:table-cell>
          <table:table-cell table:formula="of:=IF([.L10]&gt;5;&quot;n/a&quot;;IF([.O10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TIPS</text:p>
          </table:table-cell>
          <table:table-cell office:value-type="string">
            <text:p>VTIP</text:p>
          </table:table-cell>
          <table:table-cell office:value-type="percentage" office:value="0.009">
            <text:p>0.90%</text:p>
          </table:table-cell>
          <table:table-cell table:formula="of:=IF([.P11]=&quot;buy&quot;;0.1;0)" office:value-type="percentage" office:value="0">
            <text:p>0.00%</text:p>
          </table:table-cell>
          <table:table-cell table:formula="of:=[.D11]+[.E11]" office:value-type="percentage" office:value="0.009">
            <text:p>0.90%</text:p>
          </table:table-cell>
          <table:table-cell table:formula="of:=['Performance Data'.$I$2]" office:value-type="percentage" office:value="-0.00104491856268418">
            <text:p>-0.10%</text:p>
          </table:table-cell>
          <table:table-cell table:formula="of:=['Performance Data'.$I$3]" office:value-type="percentage" office:value="0.00188968246048371">
            <text:p>0.19%</text:p>
          </table:table-cell>
          <table:table-cell table:formula="of:=['Performance Data'.$I$4]" office:value-type="percentage" office:value="-0.0268869125040163">
            <text:p>-2.69%</text:p>
          </table:table-cell>
          <table:table-cell table:formula="of:=['Performance Data'.$I$5]" office:value-type="percentage" office:value="-0.0163620780127888">
            <text:p>-1.64%</text:p>
          </table:table-cell>
          <table:table-cell table:formula="of:=AVERAGE([.G11:.J11])" office:value-type="percentage" office:value="-0.0106010566547514">
            <text:p>-1.06%</text:p>
          </table:table-cell>
          <table:table-cell table:formula="of:=RANK([.K11];[.$K$4:.$K$14];0)" office:value-type="float" office:value="4">
            <text:p>4</text:p>
          </table:table-cell>
          <table:table-cell table:formula="of:=INDEX(['Price Data'.$I$2:.$I$255];COUNT(['Price Data'.$I$2:.$I$255]))" office:value-type="currency" office:currency="USD" office:value="50.6699981689453">
            <text:p>$50.67</text:p>
          </table:table-cell>
          <table:table-cell table:formula="of:=['200D SMA'.$I$2]" office:value-type="currency" office:currency="USD" office:value="51.7961999511719">
            <text:p>$51.80</text:p>
          </table:table-cell>
          <table:table-cell table:formula="of:=IF([.M11]&gt;[.N11];&quot;yes&quot;;&quot;no&quot;)" office:value-type="string" office:string-value="no">
            <text:p>no</text:p>
          </table:table-cell>
          <table:table-cell table:formula="of:=IF([.L11]&gt;5;&quot;n/a&quot;;IF([.O11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mmodities</text:p>
          </table:table-cell>
          <table:table-cell office:value-type="string">
            <text:p>DBC</text:p>
          </table:table-cell>
          <table:table-cell office:value-type="percentage" office:value="0.025">
            <text:p>2.50%</text:p>
          </table:table-cell>
          <table:table-cell table:formula="of:=IF([.P12]=&quot;buy&quot;;0.1;0)" office:value-type="percentage" office:value="0.1">
            <text:p>10.00%</text:p>
          </table:table-cell>
          <table:table-cell table:formula="of:=[.D12]+[.E12]" office:value-type="percentage" office:value="0.125">
            <text:p>12.50%</text:p>
          </table:table-cell>
          <table:table-cell table:formula="of:=['Performance Data'.$J$2]" office:value-type="percentage" office:value="0.0564083365628716">
            <text:p>5.64%</text:p>
          </table:table-cell>
          <table:table-cell table:formula="of:=['Performance Data'.$J$3]" office:value-type="percentage" office:value="0.227921525109837">
            <text:p>22.79%</text:p>
          </table:table-cell>
          <table:table-cell table:formula="of:=['Performance Data'.$J$4]" office:value-type="percentage" office:value="0.289461367435834">
            <text:p>28.95%</text:p>
          </table:table-cell>
          <table:table-cell table:formula="of:=['Performance Data'.$J$5]" office:value-type="percentage" office:value="0.5371301463536">
            <text:p>53.71%</text:p>
          </table:table-cell>
          <table:table-cell table:formula="of:=AVERAGE([.G12:.J12])" office:value-type="percentage" office:value="0.277730343865536">
            <text:p>27.77%</text:p>
          </table:table-cell>
          <table:table-cell table:formula="of:=RANK([.K12];[.$K$4:.$K$14];0)" office:value-type="float" office:value="1">
            <text:p>1</text:p>
          </table:table-cell>
          <table:table-cell table:formula="of:=INDEX(['Price Data'.$J$2:.$J$255];COUNT(['Price Data'.$J$2:.$J$255]))" office:value-type="currency" office:currency="USD" office:value="27.5300006866455">
            <text:p>$27.53</text:p>
          </table:table-cell>
          <table:table-cell table:formula="of:=['200D SMA'.$J$2]" office:value-type="currency" office:currency="USD" office:value="21.955549993515">
            <text:p>$21.96</text:p>
          </table:table-cell>
          <table:table-cell table:formula="of:=IF([.M12]&gt;[.N12];&quot;yes&quot;;&quot;no&quot;)" office:value-type="string" office:string-value="yes">
            <text:p>yes</text:p>
          </table:table-cell>
          <table:table-cell table:formula="of:=IF([.L12]&gt;5;&quot;n/a&quot;;IF([.O12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Gold</text:p>
          </table:table-cell>
          <table:table-cell office:value-type="string">
            <text:p>IAU</text:p>
          </table:table-cell>
          <table:table-cell office:value-type="percentage" office:value="0.025">
            <text:p>2.50%</text:p>
          </table:table-cell>
          <table:table-cell table:formula="of:=IF([.P13]=&quot;buy&quot;;0.1;0)" office:value-type="percentage" office:value="0.1">
            <text:p>10.00%</text:p>
          </table:table-cell>
          <table:table-cell table:formula="of:=[.D13]+[.E13]" office:value-type="percentage" office:value="0.125">
            <text:p>12.50%</text:p>
          </table:table-cell>
          <table:table-cell table:formula="of:=['Performance Data'.$K$2]" office:value-type="percentage" office:value="-0.0214499287605582">
            <text:p>-2.14%</text:p>
          </table:table-cell>
          <table:table-cell table:formula="of:=['Performance Data'.$K$3]" office:value-type="percentage" office:value="0.0531852609556038">
            <text:p>5.32%</text:p>
          </table:table-cell>
          <table:table-cell table:formula="of:=['Performance Data'.$K$4]" office:value-type="percentage" office:value="0.0621868727195292">
            <text:p>6.22%</text:p>
          </table:table-cell>
          <table:table-cell table:formula="of:=['Performance Data'.$K$5]" office:value-type="percentage" office:value="0.0694362047362689">
            <text:p>6.94%</text:p>
          </table:table-cell>
          <table:table-cell table:formula="of:=AVERAGE([.G13:.J13])" office:value-type="percentage" office:value="0.0408396024127109">
            <text:p>4.08%</text:p>
          </table:table-cell>
          <table:table-cell table:formula="of:=RANK([.K13];[.$K$4:.$K$14];0)" office:value-type="float" office:value="2">
            <text:p>2</text:p>
          </table:table-cell>
          <table:table-cell table:formula="of:=INDEX(['Price Data'.$K$2:.$K$255];COUNT(['Price Data'.$K$2:.$K$255]))" office:value-type="currency" office:currency="USD" office:value="36.0400009155273">
            <text:p>$36.04</text:p>
          </table:table-cell>
          <table:table-cell table:formula="of:=['200D SMA'.$K$2]" office:value-type="currency" office:currency="USD" office:value="34.8718001556396">
            <text:p>$34.87</text:p>
          </table:table-cell>
          <table:table-cell table:formula="of:=IF([.M13]&gt;[.N13];&quot;yes&quot;;&quot;no&quot;)" office:value-type="string" office:string-value="yes">
            <text:p>yes</text:p>
          </table:table-cell>
          <table:table-cell table:formula="of:=IF([.L13]&gt;5;&quot;n/a&quot;;IF([.O13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REITS</text:p>
          </table:table-cell>
          <table:table-cell office:value-type="string">
            <text:p>VNQ</text:p>
          </table:table-cell>
          <table:table-cell office:value-type="percentage" office:value="0.0225">
            <text:p>2.25%</text:p>
          </table:table-cell>
          <table:table-cell table:formula="of:=IF([.P14]=&quot;buy&quot;;0.1;0)" office:value-type="percentage" office:value="0">
            <text:p>0.00%</text:p>
          </table:table-cell>
          <table:table-cell table:formula="of:=[.D14]+[.E14]" office:value-type="percentage" office:value="0.0225">
            <text:p>2.25%</text:p>
          </table:table-cell>
          <table:table-cell table:formula="of:=['Performance Data'.$L$2]" office:value-type="percentage" office:value="-0.0408784736818278">
            <text:p>-4.09%</text:p>
          </table:table-cell>
          <table:table-cell table:formula="of:=['Performance Data'.$L$3]" office:value-type="percentage" office:value="-0.0162953326965264">
            <text:p>-1.63%</text:p>
          </table:table-cell>
          <table:table-cell table:formula="of:=['Performance Data'.$L$4]" office:value-type="percentage" office:value="-0.0467718124660693">
            <text:p>-4.68%</text:p>
          </table:table-cell>
          <table:table-cell table:formula="of:=['Performance Data'.$L$5]" office:value-type="percentage" office:value="0.0565166713843119">
            <text:p>5.65%</text:p>
          </table:table-cell>
          <table:table-cell table:formula="of:=AVERAGE([.G14:.J14])" office:value-type="percentage" office:value="-0.0118572368650279">
            <text:p>-1.19%</text:p>
          </table:table-cell>
          <table:table-cell table:formula="of:=RANK([.K14];[.$K$4:.$K$14];0)" office:value-type="float" office:value="5">
            <text:p>5</text:p>
          </table:table-cell>
          <table:table-cell table:formula="of:=INDEX(['Price Data'.$L$2:.$L$255];COUNT(['Price Data'.$L$2:.$L$255]))" office:value-type="currency" office:currency="USD" office:value="103.940002441406">
            <text:p>$103.94</text:p>
          </table:table-cell>
          <table:table-cell table:formula="of:=['200D SMA'.$L$2]" office:value-type="currency" office:currency="USD" office:value="107.414050140381">
            <text:p>$107.41</text:p>
          </table:table-cell>
          <table:table-cell table:style-name="ce25" table:formula="of:=IF([.M14]&gt;[.N14];&quot;yes&quot;;&quot;no&quot;)" office:value-type="string" office:string-value="no">
            <text:p>no</text:p>
          </table:table-cell>
          <table:table-cell table:formula="of:=IF([.L14]&gt;5;&quot;n/a&quot;;IF([.O14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ash</text:p>
          </table:table-cell>
          <table:table-cell office:value-type="string">
            <text:p>VMFXX</text:p>
          </table:table-cell>
          <table:table-cell office:value-type="percentage" office:value="0">
            <text:p>0.00%</text:p>
          </table:table-cell>
          <table:table-cell table:formula="of:=0.5-SUM([.E4:.E14])" office:value-type="percentage" office:value="0.3">
            <text:p>30.00%</text:p>
          </table:table-cell>
          <table:table-cell table:formula="of:=[.D15]+[.E15]" office:value-type="percentage" office:value="0.3">
            <text:p>30.00%</text:p>
          </table:table-cell>
          <table:table-cell table:style-name="Default" table:number-columns-repeated="10"/>
        </table:table-row>
        <table:table-row table:style-name="ro2">
          <table:table-cell/>
          <table:table-cell office:value-type="string">
            <text:p>Total</text:p>
          </table:table-cell>
          <table:table-cell table:style-name="ce3"/>
          <table:table-cell table:formula="of:=SUM([.D4:.D15])" office:value-type="percentage" office:value="0.5">
            <text:p>50.00%</text:p>
          </table:table-cell>
          <table:table-cell table:formula="of:=SUM([.E4:.E15])" office:value-type="percentage" office:value="0.5">
            <text:p>50.00%</text:p>
          </table:table-cell>
          <table:table-cell table:formula="of:=SUM([.F4:.F15])" office:value-type="percentage" office:value="1">
            <text:p>100.00%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Default">
            <draw:frame table:end-cell-address="Portfolio.O42" table:end-x="0.9378in" table:end-y="0.0213in" draw:z-index="0" draw:style-name="gr1" draw:text-style-name="P1" svg:width="11.4713in" svg:height="4.1638in" svg:x="0.0236in" svg:y="0.0429in">
              <draw:object draw:notify-on-update-of-ranges="Portfolio.B4:Portfolio.C15 Portfolio.F3:Portfolio.F3 Portfolio.F4:Portfolio.F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14"/>
        </table:table-row>
      </table:table>
      <table:table table:name="Price Data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8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1-04-30</text:p>
          </table:table-cell>
          <table:table-cell office:value-type="float" office:value="172.082580566406">
            <text:p>172.0825805664</text:p>
          </table:table-cell>
          <table:table-cell office:value-type="float" office:value="135.241958618164">
            <text:p>135.2419586182</text:p>
          </table:table-cell>
          <table:table-cell office:value-type="float" office:value="61.7418060302734">
            <text:p>61.7418060303</text:p>
          </table:table-cell>
          <table:table-cell office:value-type="float" office:value="52.7035484313965">
            <text:p>52.7035484314</text:p>
          </table:table-cell>
          <table:table-cell office:value-type="float" office:value="93.3128356933594">
            <text:p>93.3128356934</text:p>
          </table:table-cell>
          <table:table-cell office:value-type="float" office:value="84.1599655151367">
            <text:p>84.1599655151</text:p>
          </table:table-cell>
          <table:table-cell office:value-type="float" office:value="56.8481559753418">
            <text:p>56.8481559753</text:p>
          </table:table-cell>
          <table:table-cell office:value-type="float" office:value="51.5128555297852">
            <text:p>51.5128555298</text:p>
          </table:table-cell>
          <table:table-cell office:value-type="float" office:value="17.9099998474121">
            <text:p>17.9099998474</text:p>
          </table:table-cell>
          <table:table-cell office:value-type="float" office:value="33.7000007629395">
            <text:p>33.7000007629</text:p>
          </table:table-cell>
          <table:table-cell office:value-type="float" office:value="98.3798980712891">
            <text:p>98.3798980713</text:p>
          </table:table-cell>
        </table:table-row>
        <table:table-row table:style-name="ro2">
          <table:table-cell office:value-type="string">
            <text:p>2021-05-03</text:p>
          </table:table-cell>
          <table:table-cell office:value-type="float" office:value="170.903442382813">
            <text:p>170.9034423828</text:p>
          </table:table-cell>
          <table:table-cell office:value-type="float" office:value="136.564743041992">
            <text:p>136.564743042</text:p>
          </table:table-cell>
          <table:table-cell office:value-type="float" office:value="62.2378044128418">
            <text:p>62.2378044128</text:p>
          </table:table-cell>
          <table:table-cell office:value-type="float" office:value="52.683650970459">
            <text:p>52.6836509705</text:p>
          </table:table-cell>
          <table:table-cell office:value-type="float" office:value="93.4782333374023">
            <text:p>93.4782333374</text:p>
          </table:table-cell>
          <table:table-cell office:value-type="float" office:value="84.2128143310547">
            <text:p>84.2128143311</text:p>
          </table:table-cell>
          <table:table-cell office:value-type="float" office:value="56.8271789550781">
            <text:p>56.8271789551</text:p>
          </table:table-cell>
          <table:table-cell office:value-type="float" office:value="51.6020317077637">
            <text:p>51.6020317078</text:p>
          </table:table-cell>
          <table:table-cell office:value-type="float" office:value="18.1100006103516">
            <text:p>18.1100006104</text:p>
          </table:table-cell>
          <table:table-cell office:value-type="float" office:value="34.1399993896484">
            <text:p>34.1399993896</text:p>
          </table:table-cell>
          <table:table-cell office:value-type="float" office:value="98.1912384033203">
            <text:p>98.1912384033</text:p>
          </table:table-cell>
        </table:table-row>
        <table:table-row table:style-name="ro2">
          <table:table-cell office:value-type="string">
            <text:p>2021-05-04</text:p>
          </table:table-cell>
          <table:table-cell office:value-type="float" office:value="167.56591796875">
            <text:p>167.5659179688</text:p>
          </table:table-cell>
          <table:table-cell office:value-type="float" office:value="136.952621459961">
            <text:p>136.95262146</text:p>
          </table:table-cell>
          <table:table-cell office:value-type="float" office:value="61.4342880249023">
            <text:p>61.4342880249</text:p>
          </table:table-cell>
          <table:table-cell office:value-type="float" office:value="52.0370445251465">
            <text:p>52.0370445251</text:p>
          </table:table-cell>
          <table:table-cell office:value-type="float" office:value="93.4682693481445">
            <text:p>93.4682693481</text:p>
          </table:table-cell>
          <table:table-cell office:value-type="float" office:value="84.6813201904297">
            <text:p>84.6813201904</text:p>
          </table:table-cell>
          <table:table-cell office:value-type="float" office:value="56.917049407959">
            <text:p>56.917049408</text:p>
          </table:table-cell>
          <table:table-cell office:value-type="float" office:value="51.6812934875488">
            <text:p>51.6812934875</text:p>
          </table:table-cell>
          <table:table-cell office:value-type="float" office:value="18.3899993896484">
            <text:p>18.3899993896</text:p>
          </table:table-cell>
          <table:table-cell office:value-type="float" office:value="33.8800010681152">
            <text:p>33.8800010681</text:p>
          </table:table-cell>
          <table:table-cell office:value-type="float" office:value="97.5557632446289">
            <text:p>97.5557632446</text:p>
          </table:table-cell>
        </table:table-row>
        <table:table-row table:style-name="ro2">
          <table:table-cell office:value-type="string">
            <text:p>2021-05-05</text:p>
          </table:table-cell>
          <table:table-cell office:value-type="float" office:value="166.656585693359">
            <text:p>166.6565856934</text:p>
          </table:table-cell>
          <table:table-cell office:value-type="float" office:value="137.648818969727">
            <text:p>137.6488189697</text:p>
          </table:table-cell>
          <table:table-cell office:value-type="float" office:value="62.0890045166016">
            <text:p>62.0890045166</text:p>
          </table:table-cell>
          <table:table-cell office:value-type="float" office:value="52.2360000610352">
            <text:p>52.236000061</text:p>
          </table:table-cell>
          <table:table-cell office:value-type="float" office:value="93.5679168701172">
            <text:p>93.5679168701</text:p>
          </table:table-cell>
          <table:table-cell office:value-type="float" office:value="84.810905456543">
            <text:p>84.8109054565</text:p>
          </table:table-cell>
          <table:table-cell office:value-type="float" office:value="56.917049407959">
            <text:p>56.917049408</text:p>
          </table:table-cell>
          <table:table-cell office:value-type="float" office:value="51.7902870178223">
            <text:p>51.7902870178</text:p>
          </table:table-cell>
          <table:table-cell office:value-type="float" office:value="18.4599990844727">
            <text:p>18.4599990845</text:p>
          </table:table-cell>
          <table:table-cell office:value-type="float" office:value="68.0800018310547">
            <text:p>68.0800018311</text:p>
          </table:table-cell>
          <table:table-cell office:value-type="float" office:value="95.9372863769531">
            <text:p>95.937286377</text:p>
          </table:table-cell>
        </table:table-row>
        <table:table-row table:style-name="ro2">
          <table:table-cell office:value-type="string">
            <text:p>2021-05-06</text:p>
          </table:table-cell>
          <table:table-cell office:value-type="float" office:value="166.916397094727">
            <text:p>166.9163970947</text:p>
          </table:table-cell>
          <table:table-cell office:value-type="float" office:value="138.842315673828">
            <text:p>138.8423156738</text:p>
          </table:table-cell>
          <table:table-cell office:value-type="float" office:value="62.5949172973633">
            <text:p>62.5949172974</text:p>
          </table:table-cell>
          <table:table-cell office:value-type="float" office:value="52.753288269043">
            <text:p>52.753288269</text:p>
          </table:table-cell>
          <table:table-cell office:value-type="float" office:value="93.707405090332">
            <text:p>93.7074050903</text:p>
          </table:table-cell>
          <table:table-cell office:value-type="float" office:value="84.9305267333984">
            <text:p>84.9305267334</text:p>
          </table:table-cell>
          <table:table-cell office:value-type="float" office:value="56.9070663452149">
            <text:p>56.9070663452</text:p>
          </table:table-cell>
          <table:table-cell office:value-type="float" office:value="51.7407455444336">
            <text:p>51.7407455444</text:p>
          </table:table-cell>
          <table:table-cell office:value-type="float" office:value="18.5499992370605">
            <text:p>18.5499992371</text:p>
          </table:table-cell>
          <table:table-cell office:value-type="float" office:value="34.5999984741211">
            <text:p>34.5999984741</text:p>
          </table:table-cell>
          <table:table-cell office:value-type="float" office:value="96.4734725952149">
            <text:p>96.4734725952</text:p>
          </table:table-cell>
        </table:table-row>
        <table:table-row table:style-name="ro2">
          <table:table-cell office:value-type="string">
            <text:p>2021-05-07</text:p>
          </table:table-cell>
          <table:table-cell office:value-type="float" office:value="168.595153808594">
            <text:p>168.5951538086</text:p>
          </table:table-cell>
          <table:table-cell office:value-type="float" office:value="139.846832275391">
            <text:p>139.8468322754</text:p>
          </table:table-cell>
          <table:table-cell office:value-type="float" office:value="63.2893180847168">
            <text:p>63.2893180847</text:p>
          </table:table-cell>
          <table:table-cell office:value-type="float" office:value="53.2208366394043">
            <text:p>53.2208366394</text:p>
          </table:table-cell>
          <table:table-cell office:value-type="float" office:value="93.7970733642578">
            <text:p>93.7970733643</text:p>
          </table:table-cell>
          <table:table-cell office:value-type="float" office:value="84.5816345214844">
            <text:p>84.5816345215</text:p>
          </table:table-cell>
          <table:table-cell office:value-type="float" office:value="56.8371658325195">
            <text:p>56.8371658325</text:p>
          </table:table-cell>
          <table:table-cell office:value-type="float" office:value="51.7902870178223">
            <text:p>51.7902870178</text:p>
          </table:table-cell>
          <table:table-cell office:value-type="float" office:value="18.7299995422363">
            <text:p>18.7299995422</text:p>
          </table:table-cell>
          <table:table-cell office:value-type="float" office:value="34.9000015258789">
            <text:p>34.9000015259</text:p>
          </table:table-cell>
          <table:table-cell office:value-type="float" office:value="97.7444229125977">
            <text:p>97.7444229126</text:p>
          </table:table-cell>
        </table:table-row>
        <table:table-row table:style-name="ro2">
          <table:table-cell office:value-type="string">
            <text:p>2021-05-10</text:p>
          </table:table-cell>
          <table:table-cell office:value-type="float" office:value="164.308319091797">
            <text:p>164.3083190918</text:p>
          </table:table-cell>
          <table:table-cell office:value-type="float" office:value="140.045745849609">
            <text:p>140.0457458496</text:p>
          </table:table-cell>
          <table:table-cell office:value-type="float" office:value="62.7536392211914">
            <text:p>62.7536392212</text:p>
          </table:table-cell>
          <table:table-cell office:value-type="float" office:value="52.2260551452637">
            <text:p>52.2260551453</text:p>
          </table:table-cell>
          <table:table-cell office:value-type="float" office:value="93.6675415039062">
            <text:p>93.6675415039</text:p>
          </table:table-cell>
          <table:table-cell office:value-type="float" office:value="83.8439788818359">
            <text:p>83.8439788818</text:p>
          </table:table-cell>
          <table:table-cell office:value-type="float" office:value="56.8271789550781">
            <text:p>56.8271789551</text:p>
          </table:table-cell>
          <table:table-cell office:value-type="float" office:value="51.8299179077148">
            <text:p>51.8299179077</text:p>
          </table:table-cell>
          <table:table-cell office:value-type="float" office:value="18.6000003814697">
            <text:p>18.6000003815</text:p>
          </table:table-cell>
          <table:table-cell office:value-type="float" office:value="35.0400009155273">
            <text:p>35.0400009155</text:p>
          </table:table-cell>
          <table:table-cell office:value-type="float" office:value="97.7146377563477">
            <text:p>97.7146377563</text:p>
          </table:table-cell>
        </table:table-row>
        <table:table-row table:style-name="ro2">
          <table:table-cell office:value-type="string">
            <text:p>2021-05-11</text:p>
          </table:table-cell>
          <table:table-cell office:value-type="float" office:value="164.648086547852">
            <text:p>164.6480865479</text:p>
          </table:table-cell>
          <table:table-cell office:value-type="float" office:value="138.156066894531">
            <text:p>138.1560668945</text:p>
          </table:table-cell>
          <table:table-cell office:value-type="float" office:value="62.1187629699707">
            <text:p>62.11876297</text:p>
          </table:table-cell>
          <table:table-cell office:value-type="float" office:value="52.086784362793">
            <text:p>52.0867843628</text:p>
          </table:table-cell>
          <table:table-cell office:value-type="float" office:value="93.4782333374023">
            <text:p>93.4782333374</text:p>
          </table:table-cell>
          <table:table-cell office:value-type="float" office:value="83.3954010009766">
            <text:p>83.395401001</text:p>
          </table:table-cell>
          <table:table-cell office:value-type="float" office:value="56.6973686218262">
            <text:p>56.6973686218</text:p>
          </table:table-cell>
          <table:table-cell office:value-type="float" office:value="51.7704696655273">
            <text:p>51.7704696655</text:p>
          </table:table-cell>
          <table:table-cell office:value-type="float" office:value="18.7999992370605">
            <text:p>18.7999992371</text:p>
          </table:table-cell>
          <table:table-cell office:value-type="float" office:value="35.0400009155273">
            <text:p>35.0400009155</text:p>
          </table:table-cell>
          <table:table-cell office:value-type="float" office:value="96.4833908081055">
            <text:p>96.4833908081</text:p>
          </table:table-cell>
        </table:table-row>
        <table:table-row table:style-name="ro2">
          <table:table-cell office:value-type="string">
            <text:p>2021-05-12</text:p>
          </table:table-cell>
          <table:table-cell office:value-type="float" office:value="159.571838378906">
            <text:p>159.5718383789</text:p>
          </table:table-cell>
          <table:table-cell office:value-type="float" office:value="135.92822265625">
            <text:p>135.9282226563</text:p>
          </table:table-cell>
          <table:table-cell office:value-type="float" office:value="60.9085311889649">
            <text:p>60.908531189</text:p>
          </table:table-cell>
          <table:table-cell office:value-type="float" office:value="50.753776550293">
            <text:p>50.7537765503</text:p>
          </table:table-cell>
          <table:table-cell office:value-type="float" office:value="93.0099487304688">
            <text:p>93.0099487305</text:p>
          </table:table-cell>
          <table:table-cell office:value-type="float" office:value="82.5381240844727">
            <text:p>82.5381240845</text:p>
          </table:table-cell>
          <table:table-cell office:value-type="float" office:value="56.5376014709473">
            <text:p>56.5376014709</text:p>
          </table:table-cell>
          <table:table-cell office:value-type="float" office:value="51.820011138916">
            <text:p>51.8200111389</text:p>
          </table:table-cell>
          <table:table-cell office:value-type="float" office:value="18.7800006866455">
            <text:p>18.7800006866</text:p>
          </table:table-cell>
          <table:table-cell office:value-type="float" office:value="34.6800003051758">
            <text:p>34.6800003052</text:p>
          </table:table-cell>
          <table:table-cell office:value-type="float" office:value="94.0407791137695">
            <text:p>94.0407791138</text:p>
          </table:table-cell>
        </table:table-row>
        <table:table-row table:style-name="ro2">
          <table:table-cell office:value-type="string">
            <text:p>2021-05-13</text:p>
          </table:table-cell>
          <table:table-cell office:value-type="float" office:value="160.041488647461">
            <text:p>160.0414886475</text:p>
          </table:table-cell>
          <table:table-cell office:value-type="float" office:value="137.867630004883">
            <text:p>137.8676300049</text:p>
          </table:table-cell>
          <table:table-cell office:value-type="float" office:value="61.2160453796387">
            <text:p>61.2160453796</text:p>
          </table:table-cell>
          <table:table-cell office:value-type="float" office:value="50.6940879821777">
            <text:p>50.6940879822</text:p>
          </table:table-cell>
          <table:table-cell office:value-type="float" office:value="93.3487091064453">
            <text:p>93.3487091064</text:p>
          </table:table-cell>
          <table:table-cell office:value-type="float" office:value="82.6577377319336">
            <text:p>82.6577377319</text:p>
          </table:table-cell>
          <table:table-cell office:value-type="float" office:value="56.5575714111328">
            <text:p>56.5575714111</text:p>
          </table:table-cell>
          <table:table-cell office:value-type="float" office:value="51.7605628967285">
            <text:p>51.7605628967</text:p>
          </table:table-cell>
          <table:table-cell office:value-type="float" office:value="18.2600002288818">
            <text:p>18.2600002289</text:p>
          </table:table-cell>
          <table:table-cell office:value-type="float" office:value="34.8400001525879">
            <text:p>34.8400001526</text:p>
          </table:table-cell>
          <table:table-cell office:value-type="float" office:value="95.262092590332">
            <text:p>95.2620925903</text:p>
          </table:table-cell>
        </table:table-row>
        <table:table-row table:style-name="ro2">
          <table:table-cell office:value-type="string">
            <text:p>2021-05-14</text:p>
          </table:table-cell>
          <table:table-cell office:value-type="float" office:value="163.798706054688">
            <text:p>163.7987060547</text:p>
          </table:table-cell>
          <table:table-cell office:value-type="float" office:value="139.399276733398">
            <text:p>139.3992767334</text:p>
          </table:table-cell>
          <table:table-cell office:value-type="float" office:value="62.2675628662109">
            <text:p>62.2675628662</text:p>
          </table:table-cell>
          <table:table-cell office:value-type="float" office:value="51.5297050476074">
            <text:p>51.5297050476</text:p>
          </table:table-cell>
          <table:table-cell office:value-type="float" office:value="93.6276931762695">
            <text:p>93.6276931763</text:p>
          </table:table-cell>
          <table:table-cell office:value-type="float" office:value="83.3056793212891">
            <text:p>83.3056793213</text:p>
          </table:table-cell>
          <table:table-cell office:value-type="float" office:value="56.6274719238281">
            <text:p>56.6274719238</text:p>
          </table:table-cell>
          <table:table-cell office:value-type="float" office:value="51.8695487976074">
            <text:p>51.8695487976</text:p>
          </table:table-cell>
          <table:table-cell office:value-type="float" office:value="18.4099998474121">
            <text:p>18.4099998474</text:p>
          </table:table-cell>
          <table:table-cell office:value-type="float" office:value="35.1199989318848">
            <text:p>35.1199989319</text:p>
          </table:table-cell>
          <table:table-cell office:value-type="float" office:value="96.3940353393555">
            <text:p>96.3940353394</text:p>
          </table:table-cell>
        </table:table-row>
        <table:table-row table:style-name="ro2">
          <table:table-cell office:value-type="string">
            <text:p>2021-05-17</text:p>
          </table:table-cell>
          <table:table-cell office:value-type="float" office:value="162.749481201172">
            <text:p>162.7494812012</text:p>
          </table:table-cell>
          <table:table-cell office:value-type="float" office:value="139.518630981445">
            <text:p>139.5186309814</text:p>
          </table:table-cell>
          <table:table-cell office:value-type="float" office:value="62.1782836914062">
            <text:p>62.1782836914</text:p>
          </table:table-cell>
          <table:table-cell office:value-type="float" office:value="51.5595512390137">
            <text:p>51.559551239</text:p>
          </table:table-cell>
          <table:table-cell office:value-type="float" office:value="93.5280532836914">
            <text:p>93.5280532837</text:p>
          </table:table-cell>
          <table:table-cell office:value-type="float" office:value="83.1461944580078">
            <text:p>83.146194458</text:p>
          </table:table-cell>
          <table:table-cell office:value-type="float" office:value="56.5475883483887">
            <text:p>56.5475883484</text:p>
          </table:table-cell>
          <table:table-cell office:value-type="float" office:value="51.9587249755859">
            <text:p>51.9587249756</text:p>
          </table:table-cell>
          <table:table-cell office:value-type="float" office:value="18.6399993896484">
            <text:p>18.6399993896</text:p>
          </table:table-cell>
          <table:table-cell office:value-type="float" office:value="35.560001373291">
            <text:p>35.5600013733</text:p>
          </table:table-cell>
          <table:table-cell office:value-type="float" office:value="96.4933242797852">
            <text:p>96.4933242798</text:p>
          </table:table-cell>
        </table:table-row>
        <table:table-row table:style-name="ro2">
          <table:table-cell office:value-type="string">
            <text:p>2021-05-18</text:p>
          </table:table-cell>
          <table:table-cell office:value-type="float" office:value="161.940078735352">
            <text:p>161.9400787354</text:p>
          </table:table-cell>
          <table:table-cell office:value-type="float" office:value="138.185897827148">
            <text:p>138.1858978271</text:p>
          </table:table-cell>
          <table:table-cell office:value-type="float" office:value="62.5155601501465">
            <text:p>62.5155601501</text:p>
          </table:table-cell>
          <table:table-cell office:value-type="float" office:value="52.3056373596191">
            <text:p>52.3056373596</text:p>
          </table:table-cell>
          <table:table-cell office:value-type="float" office:value="93.4284210205078">
            <text:p>93.4284210205</text:p>
          </table:table-cell>
          <table:table-cell office:value-type="float" office:value="82.956787109375">
            <text:p>82.9567871094</text:p>
          </table:table-cell>
          <table:table-cell office:value-type="float" office:value="56.5475883483887">
            <text:p>56.5475883484</text:p>
          </table:table-cell>
          <table:table-cell office:value-type="float" office:value="51.9587249755859">
            <text:p>51.9587249756</text:p>
          </table:table-cell>
          <table:table-cell office:value-type="float" office:value="18.5499992370605">
            <text:p>18.5499992371</text:p>
          </table:table-cell>
          <table:table-cell office:value-type="float" office:value="35.5999984741211">
            <text:p>35.5999984741</text:p>
          </table:table-cell>
          <table:table-cell office:value-type="float" office:value="96.51318359375">
            <text:p>96.5131835938</text:p>
          </table:table-cell>
        </table:table-row>
        <table:table-row table:style-name="ro2">
          <table:table-cell office:value-type="string">
            <text:p>2021-05-19</text:p>
          </table:table-cell>
          <table:table-cell office:value-type="float" office:value="161.980056762695">
            <text:p>161.9800567627</text:p>
          </table:table-cell>
          <table:table-cell office:value-type="float" office:value="137.380294799805">
            <text:p>137.3802947998</text:p>
          </table:table-cell>
          <table:table-cell office:value-type="float" office:value="62.069164276123">
            <text:p>62.0691642761</text:p>
          </table:table-cell>
          <table:table-cell office:value-type="float" office:value="52.1663665771484">
            <text:p>52.1663665771</text:p>
          </table:table-cell>
          <table:table-cell office:value-type="float" office:value="93.2490692138672">
            <text:p>93.2490692139</text:p>
          </table:table-cell>
          <table:table-cell office:value-type="float" office:value="82.7673950195313">
            <text:p>82.7673950195</text:p>
          </table:table-cell>
          <table:table-cell office:value-type="float" office:value="56.487678527832">
            <text:p>56.4876785278</text:p>
          </table:table-cell>
          <table:table-cell office:value-type="float" office:value="51.7605628967285">
            <text:p>51.7605628967</text:p>
          </table:table-cell>
          <table:table-cell office:value-type="float" office:value="18.1700000762939">
            <text:p>18.1700000763</text:p>
          </table:table-cell>
          <table:table-cell office:value-type="float" office:value="35.6399993896484">
            <text:p>35.6399993896</text:p>
          </table:table-cell>
          <table:table-cell office:value-type="float" office:value="96.2053756713867">
            <text:p>96.2053756714</text:p>
          </table:table-cell>
        </table:table-row>
        <table:table-row table:style-name="ro2">
          <table:table-cell office:value-type="string">
            <text:p>2021-05-20</text:p>
          </table:table-cell>
          <table:table-cell office:value-type="float" office:value="165.587387084961">
            <text:p>165.587387085</text:p>
          </table:table-cell>
          <table:table-cell office:value-type="float" office:value="138.056594848633">
            <text:p>138.0565948486</text:p>
          </table:table-cell>
          <table:table-cell office:value-type="float" office:value="62.7734794616699">
            <text:p>62.7734794617</text:p>
          </table:table-cell>
          <table:table-cell office:value-type="float" office:value="52.3553771972656">
            <text:p>52.3553771973</text:p>
          </table:table-cell>
          <table:table-cell office:value-type="float" office:value="93.6077575683594">
            <text:p>93.6077575684</text:p>
          </table:table-cell>
          <table:table-cell office:value-type="float" office:value="83.4053649902344">
            <text:p>83.4053649902</text:p>
          </table:table-cell>
          <table:table-cell office:value-type="float" office:value="56.5875282287598">
            <text:p>56.5875282288</text:p>
          </table:table-cell>
          <table:table-cell office:value-type="float" office:value="51.7605628967285">
            <text:p>51.7605628967</text:p>
          </table:table-cell>
          <table:table-cell office:value-type="float" office:value="17.9799995422363">
            <text:p>17.9799995422</text:p>
          </table:table-cell>
          <table:table-cell office:value-type="float" office:value="35.7999992370605">
            <text:p>35.7999992371</text:p>
          </table:table-cell>
          <table:table-cell office:value-type="float" office:value="97.2876739501953">
            <text:p>97.2876739502</text:p>
          </table:table-cell>
        </table:table-row>
        <table:table-row table:style-name="ro2">
          <table:table-cell office:value-type="string">
            <text:p>2021-05-21</text:p>
          </table:table-cell>
          <table:table-cell office:value-type="float" office:value="164.937866210938">
            <text:p>164.9378662109</text:p>
          </table:table-cell>
          <table:table-cell office:value-type="float" office:value="138.553894042969">
            <text:p>138.553894043</text:p>
          </table:table-cell>
          <table:table-cell office:value-type="float" office:value="62.6048393249512">
            <text:p>62.604839325</text:p>
          </table:table-cell>
          <table:table-cell office:value-type="float" office:value="51.7982978820801">
            <text:p>51.7982978821</text:p>
          </table:table-cell>
          <table:table-cell office:value-type="float" office:value="93.6476135253906">
            <text:p>93.6476135254</text:p>
          </table:table-cell>
          <table:table-cell office:value-type="float" office:value="83.6346435546875">
            <text:p>83.6346435547</text:p>
          </table:table-cell>
          <table:table-cell office:value-type="float" office:value="56.6474418640137">
            <text:p>56.647441864</text:p>
          </table:table-cell>
          <table:table-cell office:value-type="float" office:value="51.8299179077148">
            <text:p>51.8299179077</text:p>
          </table:table-cell>
          <table:table-cell office:value-type="float" office:value="18.1499996185303">
            <text:p>18.1499996185</text:p>
          </table:table-cell>
          <table:table-cell office:value-type="float" office:value="35.8400001525879">
            <text:p>35.8400001526</text:p>
          </table:table-cell>
          <table:table-cell office:value-type="float" office:value="97.1883773803711">
            <text:p>97.1883773804</text:p>
          </table:table-cell>
        </table:table-row>
        <table:table-row table:style-name="ro2">
          <table:table-cell office:value-type="string">
            <text:p>2021-05-24</text:p>
          </table:table-cell>
          <table:table-cell office:value-type="float" office:value="167.775756835938">
            <text:p>167.7757568359</text:p>
          </table:table-cell>
          <table:table-cell office:value-type="float" office:value="139.120803833008">
            <text:p>139.120803833</text:p>
          </table:table-cell>
          <table:table-cell office:value-type="float" office:value="63.0313987731934">
            <text:p>63.0313987732</text:p>
          </table:table-cell>
          <table:table-cell office:value-type="float" office:value="52.2857398986816">
            <text:p>52.2857398987</text:p>
          </table:table-cell>
          <table:table-cell office:value-type="float" office:value="93.7671813964844">
            <text:p>93.7671813965</text:p>
          </table:table-cell>
          <table:table-cell office:value-type="float" office:value="83.9137573242187">
            <text:p>83.9137573242</text:p>
          </table:table-cell>
          <table:table-cell office:value-type="float" office:value="56.6773986816406">
            <text:p>56.6773986816</text:p>
          </table:table-cell>
          <table:table-cell office:value-type="float" office:value="51.9091835021973">
            <text:p>51.9091835022</text:p>
          </table:table-cell>
          <table:table-cell office:value-type="float" office:value="18.3999996185303">
            <text:p>18.3999996185</text:p>
          </table:table-cell>
          <table:table-cell office:value-type="float" office:value="35.8800010681152">
            <text:p>35.8800010681</text:p>
          </table:table-cell>
          <table:table-cell office:value-type="float" office:value="98.3997573852539">
            <text:p>98.3997573853</text:p>
          </table:table-cell>
        </table:table-row>
        <table:table-row table:style-name="ro2">
          <table:table-cell office:value-type="string">
            <text:p>2021-05-25</text:p>
          </table:table-cell>
          <table:table-cell office:value-type="float" office:value="168.065551757813">
            <text:p>168.0655517578</text:p>
          </table:table-cell>
          <table:table-cell office:value-type="float" office:value="138.255508422852">
            <text:p>138.2555084229</text:p>
          </table:table-cell>
          <table:table-cell office:value-type="float" office:value="63.2298011779785">
            <text:p>63.229801178</text:p>
          </table:table-cell>
          <table:table-cell office:value-type="float" office:value="52.8328704833984">
            <text:p>52.8328704834</text:p>
          </table:table-cell>
          <table:table-cell office:value-type="float" office:value="94.026237487793">
            <text:p>94.0262374878</text:p>
          </table:table-cell>
          <table:table-cell office:value-type="float" office:value="84.6912841796875">
            <text:p>84.6912841797</text:p>
          </table:table-cell>
          <table:table-cell office:value-type="float" office:value="56.8271789550781">
            <text:p>56.8271789551</text:p>
          </table:table-cell>
          <table:table-cell office:value-type="float" office:value="51.938907623291">
            <text:p>51.9389076233</text:p>
          </table:table-cell>
          <table:table-cell office:value-type="float" office:value="18.3400001525879">
            <text:p>18.3400001526</text:p>
          </table:table-cell>
          <table:table-cell office:value-type="float" office:value="36.2000007629395">
            <text:p>36.2000007629</text:p>
          </table:table-cell>
          <table:table-cell office:value-type="float" office:value="98.3699722290039">
            <text:p>98.369972229</text:p>
          </table:table-cell>
        </table:table-row>
        <table:table-row table:style-name="ro2">
          <table:table-cell office:value-type="string">
            <text:p>2021-05-26</text:p>
          </table:table-cell>
          <table:table-cell office:value-type="float" office:value="169.31462097168">
            <text:p>169.3146209717</text:p>
          </table:table-cell>
          <table:table-cell office:value-type="float" office:value="138.514114379883">
            <text:p>138.5141143799</text:p>
          </table:table-cell>
          <table:table-cell office:value-type="float" office:value="63.3488388061523">
            <text:p>63.3488388062</text:p>
          </table:table-cell>
          <table:table-cell office:value-type="float" office:value="53.2208366394043">
            <text:p>53.2208366394</text:p>
          </table:table-cell>
          <table:table-cell office:value-type="float" office:value="93.9863815307617">
            <text:p>93.9863815308</text:p>
          </table:table-cell>
          <table:table-cell office:value-type="float" office:value="84.5617065429687">
            <text:p>84.561706543</text:p>
          </table:table-cell>
          <table:table-cell office:value-type="float" office:value="56.9470062255859">
            <text:p>56.9470062256</text:p>
          </table:table-cell>
          <table:table-cell office:value-type="float" office:value="51.8893661499024">
            <text:p>51.8893661499</text:p>
          </table:table-cell>
          <table:table-cell office:value-type="float" office:value="18.3700008392334">
            <text:p>18.3700008392</text:p>
          </table:table-cell>
          <table:table-cell office:value-type="float" office:value="36.1399993896484">
            <text:p>36.1399993896</text:p>
          </table:table-cell>
          <table:table-cell office:value-type="float" office:value="98.8068618774414">
            <text:p>98.8068618774</text:p>
          </table:table-cell>
        </table:table-row>
        <table:table-row table:style-name="ro2">
          <table:table-cell office:value-type="string">
            <text:p>2021-05-27</text:p>
          </table:table-cell>
          <table:table-cell office:value-type="float" office:value="170.263916015625">
            <text:p>170.2639160156</text:p>
          </table:table-cell>
          <table:table-cell office:value-type="float" office:value="138.991500854492">
            <text:p>138.9915008545</text:p>
          </table:table-cell>
          <table:table-cell office:value-type="float" office:value="63.4083557128906">
            <text:p>63.4083557129</text:p>
          </table:table-cell>
          <table:table-cell office:value-type="float" office:value="53.3203125">
            <text:p>53.3203125</text:p>
          </table:table-cell>
          <table:table-cell office:value-type="float" office:value="93.8170013427734">
            <text:p>93.8170013428</text:p>
          </table:table-cell>
          <table:table-cell office:value-type="float" office:value="84.19287109375">
            <text:p>84.1928710938</text:p>
          </table:table-cell>
          <table:table-cell office:value-type="float" office:value="56.8072090148926">
            <text:p>56.8072090149</text:p>
          </table:table-cell>
          <table:table-cell office:value-type="float" office:value="51.8893661499024">
            <text:p>51.8893661499</text:p>
          </table:table-cell>
          <table:table-cell office:value-type="float" office:value="18.6599998474121">
            <text:p>18.6599998474</text:p>
          </table:table-cell>
          <table:table-cell office:value-type="float" office:value="36.1599998474121">
            <text:p>36.1599998474</text:p>
          </table:table-cell>
          <table:table-cell office:value-type="float" office:value="98.578483581543">
            <text:p>98.5784835815</text:p>
          </table:table-cell>
        </table:table-row>
        <table:table-row table:style-name="ro2">
          <table:table-cell office:value-type="string">
            <text:p>2021-05-28</text:p>
          </table:table-cell>
          <table:table-cell office:value-type="float" office:value="170.263916015625">
            <text:p>170.2639160156</text:p>
          </table:table-cell>
          <table:table-cell office:value-type="float" office:value="139.190414428711">
            <text:p>139.1904144287</text:p>
          </table:table-cell>
          <table:table-cell office:value-type="float" office:value="63.6960334777832">
            <text:p>63.6960334778</text:p>
          </table:table-cell>
          <table:table-cell office:value-type="float" office:value="53.5988540649414">
            <text:p>53.5988540649</text:p>
          </table:table-cell>
          <table:table-cell office:value-type="float" office:value="93.8468933105469">
            <text:p>93.8468933105</text:p>
          </table:table-cell>
          <table:table-cell office:value-type="float" office:value="84.0632781982422">
            <text:p>84.0632781982</text:p>
          </table:table-cell>
          <table:table-cell office:value-type="float" office:value="56.8471527099609">
            <text:p>56.84715271</text:p>
          </table:table-cell>
          <table:table-cell office:value-type="float" office:value="51.9091835021973">
            <text:p>51.9091835022</text:p>
          </table:table-cell>
          <table:table-cell office:value-type="float" office:value="18.6000003814697">
            <text:p>18.6000003815</text:p>
          </table:table-cell>
          <table:table-cell office:value-type="float" office:value="36.2599983215332">
            <text:p>36.2599983215</text:p>
          </table:table-cell>
          <table:table-cell office:value-type="float" office:value="99.1742477416992">
            <text:p>99.1742477417</text:p>
          </table:table-cell>
        </table:table-row>
        <table:table-row table:style-name="ro2">
          <table:table-cell office:value-type="string">
            <text:p>2021-06-01</text:p>
          </table:table-cell>
          <table:table-cell office:value-type="float" office:value="171.473037719727">
            <text:p>171.4730377197</text:p>
          </table:table-cell>
          <table:table-cell office:value-type="float" office:value="139.329650878906">
            <text:p>139.3296508789</text:p>
          </table:table-cell>
          <table:table-cell office:value-type="float" office:value="64.261474609375">
            <text:p>64.2614746094</text:p>
          </table:table-cell>
          <table:table-cell office:value-type="float" office:value="54.7229537963867">
            <text:p>54.7229537964</text:p>
          </table:table-cell>
          <table:table-cell office:value-type="float" office:value="93.9017868041992">
            <text:p>93.9017868042</text:p>
          </table:table-cell>
          <table:table-cell office:value-type="float" office:value="84.0433120727539">
            <text:p>84.0433120728</text:p>
          </table:table-cell>
          <table:table-cell office:value-type="float" office:value="56.8381614685059">
            <text:p>56.8381614685</text:p>
          </table:table-cell>
          <table:table-cell office:value-type="float" office:value="51.9587249755859">
            <text:p>51.9587249756</text:p>
          </table:table-cell>
          <table:table-cell office:value-type="float" office:value="18.9300003051758">
            <text:p>18.9300003052</text:p>
          </table:table-cell>
          <table:table-cell office:value-type="float" office:value="36.2000007629395">
            <text:p>36.2000007629</text:p>
          </table:table-cell>
          <table:table-cell office:value-type="float" office:value="100.961524963379">
            <text:p>100.9615249634</text:p>
          </table:table-cell>
        </table:table-row>
        <table:table-row table:style-name="ro2">
          <table:table-cell office:value-type="string">
            <text:p>2021-06-02</text:p>
          </table:table-cell>
          <table:table-cell office:value-type="float" office:value="171.013366699219">
            <text:p>171.0133666992</text:p>
          </table:table-cell>
          <table:table-cell office:value-type="float" office:value="139.677764892578">
            <text:p>139.6777648926</text:p>
          </table:table-cell>
          <table:table-cell office:value-type="float" office:value="64.4301071166992">
            <text:p>64.4301071167</text:p>
          </table:table-cell>
          <table:table-cell office:value-type="float" office:value="54.8522758483887">
            <text:p>54.8522758484</text:p>
          </table:table-cell>
          <table:table-cell office:value-type="float" office:value="94.0515213012695">
            <text:p>94.0515213013</text:p>
          </table:table-cell>
          <table:table-cell office:value-type="float" office:value="84.233024597168">
            <text:p>84.2330245972</text:p>
          </table:table-cell>
          <table:table-cell office:value-type="float" office:value="56.8981132507324">
            <text:p>56.8981132507</text:p>
          </table:table-cell>
          <table:table-cell office:value-type="float" office:value="51.9587249755859">
            <text:p>51.9587249756</text:p>
          </table:table-cell>
          <table:table-cell office:value-type="float" office:value="19.0300006866455">
            <text:p>19.0300006866</text:p>
          </table:table-cell>
          <table:table-cell office:value-type="float" office:value="36.3699989318848">
            <text:p>36.3699989319</text:p>
          </table:table-cell>
          <table:table-cell office:value-type="float" office:value="102.143119812012">
            <text:p>102.143119812</text:p>
          </table:table-cell>
        </table:table-row>
        <table:table-row table:style-name="ro2">
          <table:table-cell office:value-type="string">
            <text:p>2021-06-03</text:p>
          </table:table-cell>
          <table:table-cell office:value-type="float" office:value="169.904190063477">
            <text:p>169.9041900635</text:p>
          </table:table-cell>
          <table:table-cell office:value-type="float" office:value="139.956237792969">
            <text:p>139.956237793</text:p>
          </table:table-cell>
          <table:table-cell office:value-type="float" office:value="63.9539566040039">
            <text:p>63.953956604</text:p>
          </table:table-cell>
          <table:table-cell office:value-type="float" office:value="54.2355117797852">
            <text:p>54.2355117798</text:p>
          </table:table-cell>
          <table:table-cell office:value-type="float" office:value="93.7320938110352">
            <text:p>93.732093811</text:p>
          </table:table-cell>
          <table:table-cell office:value-type="float" office:value="83.933479309082">
            <text:p>83.9334793091</text:p>
          </table:table-cell>
          <table:table-cell office:value-type="float" office:value="56.8081817626953">
            <text:p>56.8081817627</text:p>
          </table:table-cell>
          <table:table-cell office:value-type="float" office:value="51.8794593811035">
            <text:p>51.8794593811</text:p>
          </table:table-cell>
          <table:table-cell office:value-type="float" office:value="18.8700008392334">
            <text:p>18.8700008392</text:p>
          </table:table-cell>
          <table:table-cell office:value-type="float" office:value="35.6399993896484">
            <text:p>35.6399993896</text:p>
          </table:table-cell>
          <table:table-cell office:value-type="float" office:value="101.765800476074">
            <text:p>101.7658004761</text:p>
          </table:table-cell>
        </table:table-row>
        <table:table-row table:style-name="ro2">
          <table:table-cell office:value-type="string">
            <text:p>2021-06-04</text:p>
          </table:table-cell>
          <table:table-cell office:value-type="float" office:value="171.59294128418">
            <text:p>171.5929412842</text:p>
          </table:table-cell>
          <table:table-cell office:value-type="float" office:value="140.403793334961">
            <text:p>140.403793335</text:p>
          </table:table-cell>
          <table:table-cell office:value-type="float" office:value="64.5789108276367">
            <text:p>64.5789108276</text:p>
          </table:table-cell>
          <table:table-cell office:value-type="float" office:value="54.7229537963867">
            <text:p>54.7229537964</text:p>
          </table:table-cell>
          <table:table-cell office:value-type="float" office:value="94.1513442993164">
            <text:p>94.1513442993</text:p>
          </table:table-cell>
          <table:table-cell office:value-type="float" office:value="85.021842956543">
            <text:p>85.0218429565</text:p>
          </table:table-cell>
          <table:table-cell office:value-type="float" office:value="56.9480819702148">
            <text:p>56.9480819702</text:p>
          </table:table-cell>
          <table:table-cell office:value-type="float" office:value="51.9488182067871">
            <text:p>51.9488182068</text:p>
          </table:table-cell>
          <table:table-cell office:value-type="float" office:value="19.0799999237061">
            <text:p>19.0799999237</text:p>
          </table:table-cell>
          <table:table-cell office:value-type="float" office:value="36.0400009155273">
            <text:p>36.0400009155</text:p>
          </table:table-cell>
          <table:table-cell office:value-type="float" office:value="101.815452575684">
            <text:p>101.8154525757</text:p>
          </table:table-cell>
        </table:table-row>
        <table:table-row table:style-name="ro2">
          <table:table-cell office:value-type="string">
            <text:p>2021-06-07</text:p>
          </table:table-cell>
          <table:table-cell office:value-type="float" office:value="171.662887573242">
            <text:p>171.6628875732</text:p>
          </table:table-cell>
          <table:table-cell office:value-type="float" office:value="140.204879760742">
            <text:p>140.2048797607</text:p>
          </table:table-cell>
          <table:table-cell office:value-type="float" office:value="64.6483459472656">
            <text:p>64.6483459473</text:p>
          </table:table-cell>
          <table:table-cell office:value-type="float" office:value="54.5041046142578">
            <text:p>54.5041046143</text:p>
          </table:table-cell>
          <table:table-cell office:value-type="float" office:value="94.1213989257813">
            <text:p>94.1213989258</text:p>
          </table:table-cell>
          <table:table-cell office:value-type="float" office:value="84.772216796875">
            <text:p>84.7722167969</text:p>
          </table:table-cell>
          <table:table-cell office:value-type="float" office:value="56.8981132507324">
            <text:p>56.8981132507</text:p>
          </table:table-cell>
          <table:table-cell office:value-type="float" office:value="51.9091835021973">
            <text:p>51.9091835022</text:p>
          </table:table-cell>
          <table:table-cell office:value-type="float" office:value="19.1100006103516">
            <text:p>19.1100006104</text:p>
          </table:table-cell>
          <table:table-cell office:value-type="float" office:value="36.189998626709">
            <text:p>36.1899986267</text:p>
          </table:table-cell>
          <table:table-cell office:value-type="float" office:value="103.016899108887">
            <text:p>103.0168991089</text:p>
          </table:table-cell>
        </table:table-row>
        <table:table-row table:style-name="ro2">
          <table:table-cell office:value-type="string">
            <text:p>2021-06-08</text:p>
          </table:table-cell>
          <table:table-cell office:value-type="float" office:value="171.562957763672">
            <text:p>171.5629577637</text:p>
          </table:table-cell>
          <table:table-cell office:value-type="float" office:value="140.015914916992">
            <text:p>140.015914917</text:p>
          </table:table-cell>
          <table:table-cell office:value-type="float" office:value="64.489631652832">
            <text:p>64.4896316528</text:p>
          </table:table-cell>
          <table:table-cell office:value-type="float" office:value="54.2753067016602">
            <text:p>54.2753067017</text:p>
          </table:table-cell>
          <table:table-cell office:value-type="float" office:value="94.3410034179687">
            <text:p>94.341003418</text:p>
          </table:table-cell>
          <table:table-cell office:value-type="float" office:value="85.3114013671875">
            <text:p>85.3114013672</text:p>
          </table:table-cell>
          <table:table-cell office:value-type="float" office:value="56.9780578613281">
            <text:p>56.9780578613</text:p>
          </table:table-cell>
          <table:table-cell office:value-type="float" office:value="51.8794593811035">
            <text:p>51.8794593811</text:p>
          </table:table-cell>
          <table:table-cell office:value-type="float" office:value="19.2999992370605">
            <text:p>19.2999992371</text:p>
          </table:table-cell>
          <table:table-cell office:value-type="float" office:value="36.0699996948242">
            <text:p>36.0699996948</text:p>
          </table:table-cell>
          <table:table-cell office:value-type="float" office:value="103.870826721191">
            <text:p>103.8708267212</text:p>
          </table:table-cell>
        </table:table-row>
        <table:table-row table:style-name="ro2">
          <table:table-cell office:value-type="string">
            <text:p>2021-06-09</text:p>
          </table:table-cell>
          <table:table-cell office:value-type="float" office:value="170.154006958008">
            <text:p>170.154006958</text:p>
          </table:table-cell>
          <table:table-cell office:value-type="float" office:value="139.558410644531">
            <text:p>139.5584106445</text:p>
          </table:table-cell>
          <table:table-cell office:value-type="float" office:value="64.301155090332">
            <text:p>64.3011550903</text:p>
          </table:table-cell>
          <table:table-cell office:value-type="float" office:value="54.2355117797852">
            <text:p>54.2355117798</text:p>
          </table:table-cell>
          <table:table-cell office:value-type="float" office:value="94.5506286621094">
            <text:p>94.5506286621</text:p>
          </table:table-cell>
          <table:table-cell office:value-type="float" office:value="86.0203323364258">
            <text:p>86.0203323364</text:p>
          </table:table-cell>
          <table:table-cell office:value-type="float" office:value="57.0879783630371">
            <text:p>57.087978363</text:p>
          </table:table-cell>
          <table:table-cell office:value-type="float" office:value="51.8001937866211">
            <text:p>51.8001937866</text:p>
          </table:table-cell>
          <table:table-cell office:value-type="float" office:value="19.2099990844727">
            <text:p>19.2099990845</text:p>
          </table:table-cell>
          <table:table-cell office:value-type="float" office:value="36.0099983215332">
            <text:p>36.0099983215</text:p>
          </table:table-cell>
          <table:table-cell office:value-type="float" office:value="104.009834289551">
            <text:p>104.0098342896</text:p>
          </table:table-cell>
        </table:table-row>
        <table:table-row table:style-name="ro2">
          <table:table-cell office:value-type="string">
            <text:p>2021-06-10</text:p>
          </table:table-cell>
          <table:table-cell office:value-type="float" office:value="170">
            <text:p>170</text:p>
          </table:table-cell>
          <table:table-cell office:value-type="float" office:value="139.508682250977">
            <text:p>139.508682251</text:p>
          </table:table-cell>
          <table:table-cell office:value-type="float" office:value="64.5689849853516">
            <text:p>64.5689849854</text:p>
          </table:table-cell>
          <table:table-cell office:value-type="float" office:value="54.6135330200195">
            <text:p>54.61353302</text:p>
          </table:table-cell>
          <table:table-cell office:value-type="float" office:value="94.8700561523438">
            <text:p>94.8700561523</text:p>
          </table:table-cell>
          <table:table-cell office:value-type="float" office:value="86.4996109008789">
            <text:p>86.4996109009</text:p>
          </table:table-cell>
          <table:table-cell office:value-type="float" office:value="57.137939453125">
            <text:p>57.1379394531</text:p>
          </table:table-cell>
          <table:table-cell office:value-type="float" office:value="51.9190940856934">
            <text:p>51.9190940857</text:p>
          </table:table-cell>
          <table:table-cell office:value-type="float" office:value="19.2800006866455">
            <text:p>19.2800006866</text:p>
          </table:table-cell>
          <table:table-cell office:value-type="float" office:value="36.1599998474121">
            <text:p>36.1599998474</text:p>
          </table:table-cell>
          <table:table-cell office:value-type="float" office:value="104.754539489746">
            <text:p>104.7545394897</text:p>
          </table:table-cell>
        </table:table-row>
        <table:table-row table:style-name="ro2">
          <table:table-cell office:value-type="string">
            <text:p>2021-06-11</text:p>
          </table:table-cell>
          <table:table-cell office:value-type="float" office:value="170.839996337891">
            <text:p>170.8399963379</text:p>
          </table:table-cell>
          <table:table-cell office:value-type="float" office:value="139.608139038086">
            <text:p>139.6081390381</text:p>
          </table:table-cell>
          <table:table-cell office:value-type="float" office:value="64.6086654663086">
            <text:p>64.6086654663</text:p>
          </table:table-cell>
          <table:table-cell office:value-type="float" office:value="54.3747825622559">
            <text:p>54.3747825623</text:p>
          </table:table-cell>
          <table:table-cell office:value-type="float" office:value="94.8600692749023">
            <text:p>94.8600692749</text:p>
          </table:table-cell>
          <table:table-cell office:value-type="float" office:value="86.4097442626953">
            <text:p>86.4097442627</text:p>
          </table:table-cell>
          <table:table-cell office:value-type="float" office:value="57.247859954834">
            <text:p>57.2478599548</text:p>
          </table:table-cell>
          <table:table-cell office:value-type="float" office:value="51.8398246765137">
            <text:p>51.8398246765</text:p>
          </table:table-cell>
          <table:table-cell office:value-type="float" office:value="19.2199993133545">
            <text:p>19.2199993134</text:p>
          </table:table-cell>
          <table:table-cell office:value-type="float" office:value="35.7599983215332">
            <text:p>35.7599983215</text:p>
          </table:table-cell>
          <table:table-cell office:value-type="float" office:value="104.337501525879">
            <text:p>104.3375015259</text:p>
          </table:table-cell>
        </table:table-row>
        <table:table-row table:style-name="ro2">
          <table:table-cell office:value-type="string">
            <text:p>2021-06-14</text:p>
          </table:table-cell>
          <table:table-cell office:value-type="float" office:value="170.149993896484">
            <text:p>170.1499938965</text:p>
          </table:table-cell>
          <table:table-cell office:value-type="float" office:value="138.921875">
            <text:p>138.921875</text:p>
          </table:table-cell>
          <table:table-cell office:value-type="float" office:value="64.7574691772461">
            <text:p>64.7574691772</text:p>
          </table:table-cell>
          <table:table-cell office:value-type="float" office:value="54.593635559082">
            <text:p>54.5936355591</text:p>
          </table:table-cell>
          <table:table-cell office:value-type="float" office:value="94.6504516601562">
            <text:p>94.6504516602</text:p>
          </table:table-cell>
          <table:table-cell office:value-type="float" office:value="85.7906799316406">
            <text:p>85.7906799316</text:p>
          </table:table-cell>
          <table:table-cell office:value-type="float" office:value="57.1179542541504">
            <text:p>57.1179542542</text:p>
          </table:table-cell>
          <table:table-cell office:value-type="float" office:value="51.820011138916">
            <text:p>51.8200111389</text:p>
          </table:table-cell>
          <table:table-cell office:value-type="float" office:value="19.1100006103516">
            <text:p>19.1100006104</text:p>
          </table:table-cell>
          <table:table-cell office:value-type="float" office:value="35.5499992370605">
            <text:p>35.5499992371</text:p>
          </table:table-cell>
          <table:table-cell office:value-type="float" office:value="104.744606018066">
            <text:p>104.7446060181</text:p>
          </table:table-cell>
        </table:table-row>
        <table:table-row table:style-name="ro2">
          <table:table-cell office:value-type="string">
            <text:p>2021-06-15</text:p>
          </table:table-cell>
          <table:table-cell office:value-type="float" office:value="169.289993286133">
            <text:p>169.2899932861</text:p>
          </table:table-cell>
          <table:table-cell office:value-type="float" office:value="139.090957641602">
            <text:p>139.0909576416</text:p>
          </table:table-cell>
          <table:table-cell office:value-type="float" office:value="64.678108215332">
            <text:p>64.6781082153</text:p>
          </table:table-cell>
          <table:table-cell office:value-type="float" office:value="54.2255630493164">
            <text:p>54.2255630493</text:p>
          </table:table-cell>
          <table:table-cell office:value-type="float" office:value="94.7502670288086">
            <text:p>94.7502670288</text:p>
          </table:table-cell>
          <table:table-cell office:value-type="float" office:value="85.700813293457">
            <text:p>85.7008132935</text:p>
          </table:table-cell>
          <table:table-cell office:value-type="float" office:value="57.0480041503906">
            <text:p>57.0480041504</text:p>
          </table:table-cell>
          <table:table-cell office:value-type="float" office:value="51.8893661499024">
            <text:p>51.8893661499</text:p>
          </table:table-cell>
          <table:table-cell office:value-type="float" office:value="19.0300006866455">
            <text:p>19.0300006866</text:p>
          </table:table-cell>
          <table:table-cell office:value-type="float" office:value="35.4099998474121">
            <text:p>35.4099998474</text:p>
          </table:table-cell>
          <table:table-cell office:value-type="float" office:value="103.622589111328">
            <text:p>103.6225891113</text:p>
          </table:table-cell>
        </table:table-row>
        <table:table-row table:style-name="ro2">
          <table:table-cell office:value-type="string">
            <text:p>2021-06-16</text:p>
          </table:table-cell>
          <table:table-cell office:value-type="float" office:value="168.869995117188">
            <text:p>168.8699951172</text:p>
          </table:table-cell>
          <table:table-cell office:value-type="float" office:value="138.126220703125">
            <text:p>138.1262207031</text:p>
          </table:table-cell>
          <table:table-cell office:value-type="float" office:value="64.1225967407227">
            <text:p>64.1225967407</text:p>
          </table:table-cell>
          <table:table-cell office:value-type="float" office:value="53.4894256591797">
            <text:p>53.4894256592</text:p>
          </table:table-cell>
          <table:table-cell office:value-type="float" office:value="94.2711334228516">
            <text:p>94.2711334229</text:p>
          </table:table-cell>
          <table:table-cell office:value-type="float" office:value="85.5909805297852">
            <text:p>85.5909805298</text:p>
          </table:table-cell>
          <table:table-cell office:value-type="float" office:value="56.9580726623535">
            <text:p>56.9580726624</text:p>
          </table:table-cell>
          <table:table-cell office:value-type="float" office:value="51.6317558288574">
            <text:p>51.6317558289</text:p>
          </table:table-cell>
          <table:table-cell office:value-type="float" office:value="18.9200000762939">
            <text:p>18.9200000763</text:p>
          </table:table-cell>
          <table:table-cell office:value-type="float" office:value="34.8199996948242">
            <text:p>34.8199996948</text:p>
          </table:table-cell>
          <table:table-cell office:value-type="float" office:value="102.947395324707">
            <text:p>102.9473953247</text:p>
          </table:table-cell>
        </table:table-row>
        <table:table-row table:style-name="ro2">
          <table:table-cell office:value-type="string">
            <text:p>2021-06-17</text:p>
          </table:table-cell>
          <table:table-cell office:value-type="float" office:value="167.259994506836">
            <text:p>167.2599945068</text:p>
          </table:table-cell>
          <table:table-cell office:value-type="float" office:value="136.425506591797">
            <text:p>136.4255065918</text:p>
          </table:table-cell>
          <table:table-cell office:value-type="float" office:value="63.8845176696777">
            <text:p>63.8845176697</text:p>
          </table:table-cell>
          <table:table-cell office:value-type="float" office:value="53.7978096008301">
            <text:p>53.7978096008</text:p>
          </table:table-cell>
          <table:table-cell office:value-type="float" office:value="94.4807510375977">
            <text:p>94.4807510376</text:p>
          </table:table-cell>
          <table:table-cell office:value-type="float" office:value="86.7392501831055">
            <text:p>86.7392501831</text:p>
          </table:table-cell>
          <table:table-cell office:value-type="float" office:value="57.0180282592773">
            <text:p>57.0180282593</text:p>
          </table:table-cell>
          <table:table-cell office:value-type="float" office:value="51.7209281921387">
            <text:p>51.7209281921</text:p>
          </table:table-cell>
          <table:table-cell office:value-type="float" office:value="18.4300003051758">
            <text:p>18.4300003052</text:p>
          </table:table-cell>
          <table:table-cell office:value-type="float" office:value="33.75">
            <text:p>33.75</text:p>
          </table:table-cell>
          <table:table-cell office:value-type="float" office:value="102.818321228027">
            <text:p>102.818321228</text:p>
          </table:table-cell>
        </table:table-row>
        <table:table-row table:style-name="ro2">
          <table:table-cell office:value-type="string">
            <text:p>2021-06-18</text:p>
          </table:table-cell>
          <table:table-cell office:value-type="float" office:value="164.949996948242">
            <text:p>164.9499969482</text:p>
          </table:table-cell>
          <table:table-cell office:value-type="float" office:value="133.789886474609">
            <text:p>133.7898864746</text:p>
          </table:table-cell>
          <table:table-cell office:value-type="float" office:value="62.8330001831055">
            <text:p>62.8330001831</text:p>
          </table:table-cell>
          <table:table-cell office:value-type="float" office:value="53.3800010681152">
            <text:p>53.3800010681</text:p>
          </table:table-cell>
          <table:table-cell office:value-type="float" office:value="94.7303085327149">
            <text:p>94.7303085327</text:p>
          </table:table-cell>
          <table:table-cell office:value-type="float" office:value="88.2968978881836">
            <text:p>88.2968978882</text:p>
          </table:table-cell>
          <table:table-cell office:value-type="float" office:value="57.038013458252">
            <text:p>57.0380134583</text:p>
          </table:table-cell>
          <table:table-cell office:value-type="float" office:value="51.6515731811523">
            <text:p>51.6515731812</text:p>
          </table:table-cell>
          <table:table-cell office:value-type="float" office:value="18.6200008392334">
            <text:p>18.6200008392</text:p>
          </table:table-cell>
          <table:table-cell office:value-type="float" office:value="33.560001373291">
            <text:p>33.5600013733</text:p>
          </table:table-cell>
          <table:table-cell office:value-type="float" office:value="101.070755004883">
            <text:p>101.0707550049</text:p>
          </table:table-cell>
        </table:table-row>
        <table:table-row table:style-name="ro2">
          <table:table-cell office:value-type="string">
            <text:p>2021-06-21</text:p>
          </table:table-cell>
          <table:table-cell office:value-type="float" office:value="167.619995117188">
            <text:p>167.6199951172</text:p>
          </table:table-cell>
          <table:table-cell office:value-type="float" office:value="136.335998535156">
            <text:p>136.3359985352</text:p>
          </table:table-cell>
          <table:table-cell office:value-type="float" office:value="63.5400009155273">
            <text:p>63.5400009155</text:p>
          </table:table-cell>
          <table:table-cell office:value-type="float" office:value="53.6399993896484">
            <text:p>53.6399993896</text:p>
          </table:table-cell>
          <table:table-cell office:value-type="float" office:value="94.5606155395508">
            <text:p>94.5606155396</text:p>
          </table:table-cell>
          <table:table-cell office:value-type="float" office:value="86.9489364624024">
            <text:p>86.9489364624</text:p>
          </table:table-cell>
          <table:table-cell office:value-type="float" office:value="56.9980430603027">
            <text:p>56.9980430603</text:p>
          </table:table-cell>
          <table:table-cell office:value-type="float" office:value="51.6912002563477">
            <text:p>51.6912002563</text:p>
          </table:table-cell>
          <table:table-cell office:value-type="float" office:value="18.8500003814697">
            <text:p>18.8500003815</text:p>
          </table:table-cell>
          <table:table-cell office:value-type="float" office:value="33.9700012207031">
            <text:p>33.9700012207</text:p>
          </table:table-cell>
          <table:table-cell office:value-type="float" office:value="103.155914306641">
            <text:p>103.1559143066</text:p>
          </table:table-cell>
        </table:table-row>
        <table:table-row table:style-name="ro2">
          <table:table-cell office:value-type="string">
            <text:p>2021-06-22</text:p>
          </table:table-cell>
          <table:table-cell office:value-type="float" office:value="168.789993286133">
            <text:p>168.7899932861</text:p>
          </table:table-cell>
          <table:table-cell office:value-type="float" office:value="136.425506591797">
            <text:p>136.4255065918</text:p>
          </table:table-cell>
          <table:table-cell office:value-type="float" office:value="63.4799995422363">
            <text:p>63.4799995422</text:p>
          </table:table-cell>
          <table:table-cell office:value-type="float" office:value="53.4099998474121">
            <text:p>53.4099998474</text:p>
          </table:table-cell>
          <table:table-cell office:value-type="float" office:value="94.7003631591797">
            <text:p>94.7003631592</text:p>
          </table:table-cell>
          <table:table-cell office:value-type="float" office:value="87.1186752319336">
            <text:p>87.1186752319</text:p>
          </table:table-cell>
          <table:table-cell office:value-type="float" office:value="57.0080337524414">
            <text:p>57.0080337524</text:p>
          </table:table-cell>
          <table:table-cell office:value-type="float" office:value="51.8299179077148">
            <text:p>51.8299179077</text:p>
          </table:table-cell>
          <table:table-cell office:value-type="float" office:value="18.8799991607666">
            <text:p>18.8799991608</text:p>
          </table:table-cell>
          <table:table-cell office:value-type="float" office:value="33.8300018310547">
            <text:p>33.8300018311</text:p>
          </table:table-cell>
          <table:table-cell office:value-type="float" office:value="102.619728088379">
            <text:p>102.6197280884</text:p>
          </table:table-cell>
        </table:table-row>
        <table:table-row table:style-name="ro2">
          <table:table-cell office:value-type="string">
            <text:p>2021-06-23</text:p>
          </table:table-cell>
          <table:table-cell office:value-type="float" office:value="170.050003051758">
            <text:p>170.0500030518</text:p>
          </table:table-cell>
          <table:table-cell office:value-type="float" office:value="135.968002319336">
            <text:p>135.9680023193</text:p>
          </table:table-cell>
          <table:table-cell office:value-type="float" office:value="63.2999992370606">
            <text:p>63.2999992371</text:p>
          </table:table-cell>
          <table:table-cell office:value-type="float" office:value="53.7200012207031">
            <text:p>53.7200012207</text:p>
          </table:table-cell>
          <table:table-cell office:value-type="float" office:value="94.5306625366211">
            <text:p>94.5306625366</text:p>
          </table:table-cell>
          <table:table-cell office:value-type="float" office:value="86.9189834594727">
            <text:p>86.9189834595</text:p>
          </table:table-cell>
          <table:table-cell office:value-type="float" office:value="56.9680633544922">
            <text:p>56.9680633545</text:p>
          </table:table-cell>
          <table:table-cell office:value-type="float" office:value="51.8398246765137">
            <text:p>51.8398246765</text:p>
          </table:table-cell>
          <table:table-cell office:value-type="float" office:value="19">
            <text:p>19</text:p>
          </table:table-cell>
          <table:table-cell office:value-type="float" office:value="33.7999992370605">
            <text:p>33.7999992371</text:p>
          </table:table-cell>
          <table:table-cell office:value-type="float" office:value="102.440994262695">
            <text:p>102.4409942627</text:p>
          </table:table-cell>
        </table:table-row>
        <table:table-row table:style-name="ro2">
          <table:table-cell office:value-type="string">
            <text:p>2021-06-24</text:p>
          </table:table-cell>
          <table:table-cell office:value-type="float" office:value="172.179992675781">
            <text:p>172.1799926758</text:p>
          </table:table-cell>
          <table:table-cell office:value-type="float" office:value="136.990005493164">
            <text:p>136.9900054932</text:p>
          </table:table-cell>
          <table:table-cell office:value-type="float" office:value="63.9000015258789">
            <text:p>63.9000015259</text:p>
          </table:table-cell>
          <table:table-cell office:value-type="float" office:value="54.1199989318848">
            <text:p>54.1199989319</text:p>
          </table:table-cell>
          <table:table-cell office:value-type="float" office:value="94.6404647827148">
            <text:p>94.6404647827</text:p>
          </table:table-cell>
          <table:table-cell office:value-type="float" office:value="87.0587692260742">
            <text:p>87.0587692261</text:p>
          </table:table-cell>
          <table:table-cell office:value-type="float" office:value="56.9980430603027">
            <text:p>56.9980430603</text:p>
          </table:table-cell>
          <table:table-cell office:value-type="float" office:value="51.8101043701172">
            <text:p>51.8101043701</text:p>
          </table:table-cell>
          <table:table-cell office:value-type="float" office:value="19.0699996948242">
            <text:p>19.0699996948</text:p>
          </table:table-cell>
          <table:table-cell office:value-type="float" office:value="33.7700004577637">
            <text:p>33.7700004578</text:p>
          </table:table-cell>
          <table:table-cell office:value-type="float" office:value="102.220001220703">
            <text:p>102.2200012207</text:p>
          </table:table-cell>
        </table:table-row>
        <table:table-row table:style-name="ro2">
          <table:table-cell office:value-type="string">
            <text:p>2021-06-25</text:p>
          </table:table-cell>
          <table:table-cell office:value-type="float" office:value="172.559997558594">
            <text:p>172.5599975586</text:p>
          </table:table-cell>
          <table:table-cell office:value-type="float" office:value="137.860000610352">
            <text:p>137.8600006104</text:p>
          </table:table-cell>
          <table:table-cell office:value-type="float" office:value="64.1399993896484">
            <text:p>64.1399993896</text:p>
          </table:table-cell>
          <table:table-cell office:value-type="float" office:value="54.560001373291">
            <text:p>54.5600013733</text:p>
          </table:table-cell>
          <table:table-cell office:value-type="float" office:value="94.5206832885742">
            <text:p>94.5206832886</text:p>
          </table:table-cell>
          <table:table-cell office:value-type="float" office:value="86.2100448608399">
            <text:p>86.2100448608</text:p>
          </table:table-cell>
          <table:table-cell office:value-type="float" office:value="56.9081077575684">
            <text:p>56.9081077576</text:p>
          </table:table-cell>
          <table:table-cell office:value-type="float" office:value="51.8398246765137">
            <text:p>51.8398246765</text:p>
          </table:table-cell>
          <table:table-cell office:value-type="float" office:value="18.9899997711182">
            <text:p>18.9899997711</text:p>
          </table:table-cell>
          <table:table-cell office:value-type="float" office:value="33.8800010681152">
            <text:p>33.8800010681</text:p>
          </table:table-cell>
          <table:table-cell office:value-type="float" office:value="102.910003662109">
            <text:p>102.9100036621</text:p>
          </table:table-cell>
        </table:table-row>
        <table:table-row table:style-name="ro2">
          <table:table-cell office:value-type="string">
            <text:p>2021-06-28</text:p>
          </table:table-cell>
          <table:table-cell office:value-type="float" office:value="172.839996337891">
            <text:p>172.8399963379</text:p>
          </table:table-cell>
          <table:table-cell office:value-type="float" office:value="137.25">
            <text:p>137.25</text:p>
          </table:table-cell>
          <table:table-cell office:value-type="float" office:value="63.9000015258789">
            <text:p>63.9000015259</text:p>
          </table:table-cell>
          <table:table-cell office:value-type="float" office:value="54.689998626709">
            <text:p>54.6899986267</text:p>
          </table:table-cell>
          <table:table-cell office:value-type="float" office:value="94.7303085327149">
            <text:p>94.7303085327</text:p>
          </table:table-cell>
          <table:table-cell office:value-type="float" office:value="87.0387954711914">
            <text:p>87.0387954712</text:p>
          </table:table-cell>
          <table:table-cell office:value-type="float" office:value="57.028018951416">
            <text:p>57.0280189514</text:p>
          </table:table-cell>
          <table:table-cell office:value-type="float" office:value="51.8497352600098">
            <text:p>51.84973526</text:p>
          </table:table-cell>
          <table:table-cell office:value-type="float" office:value="18.9799995422363">
            <text:p>18.9799995422</text:p>
          </table:table-cell>
          <table:table-cell office:value-type="float" office:value="33.8800010681152">
            <text:p>33.8800010681</text:p>
          </table:table-cell>
          <table:table-cell office:value-type="float" office:value="102.610000610352">
            <text:p>102.6100006104</text:p>
          </table:table-cell>
        </table:table-row>
        <table:table-row table:style-name="ro2">
          <table:table-cell office:value-type="string">
            <text:p>2021-06-29</text:p>
          </table:table-cell>
          <table:table-cell office:value-type="float" office:value="173.059997558594">
            <text:p>173.0599975586</text:p>
          </table:table-cell>
          <table:table-cell office:value-type="float" office:value="136.919998168945">
            <text:p>136.9199981689</text:p>
          </table:table-cell>
          <table:table-cell office:value-type="float" office:value="63.8699989318848">
            <text:p>63.8699989319</text:p>
          </table:table-cell>
          <table:table-cell office:value-type="float" office:value="54.6500015258789">
            <text:p>54.6500015259</text:p>
          </table:table-cell>
          <table:table-cell office:value-type="float" office:value="94.8500900268555">
            <text:p>94.8500900269</text:p>
          </table:table-cell>
          <table:table-cell office:value-type="float" office:value="87.1586151123047">
            <text:p>87.1586151123</text:p>
          </table:table-cell>
          <table:table-cell office:value-type="float" office:value="56.9780578613281">
            <text:p>56.9780578613</text:p>
          </table:table-cell>
          <table:table-cell office:value-type="float" office:value="51.8893661499024">
            <text:p>51.8893661499</text:p>
          </table:table-cell>
          <table:table-cell office:value-type="float" office:value="19.0699996948242">
            <text:p>19.0699996948</text:p>
          </table:table-cell>
          <table:table-cell office:value-type="float" office:value="33.5299987792969">
            <text:p>33.5299987793</text:p>
          </table:table-cell>
          <table:table-cell office:value-type="float" office:value="102.330001831055">
            <text:p>102.3300018311</text:p>
          </table:table-cell>
        </table:table-row>
        <table:table-row table:style-name="ro2">
          <table:table-cell office:value-type="string">
            <text:p>2021-06-30</text:p>
          </table:table-cell>
          <table:table-cell office:value-type="float" office:value="173.429992675781">
            <text:p>173.4299926758</text:p>
          </table:table-cell>
          <table:table-cell office:value-type="float" office:value="137.460006713867">
            <text:p>137.4600067139</text:p>
          </table:table-cell>
          <table:table-cell office:value-type="float" office:value="63.3899993896484">
            <text:p>63.3899993896</text:p>
          </table:table-cell>
          <table:table-cell office:value-type="float" office:value="54.310001373291">
            <text:p>54.3100013733</text:p>
          </table:table-cell>
          <table:table-cell office:value-type="float" office:value="94.9000015258789">
            <text:p>94.9000015259</text:p>
          </table:table-cell>
          <table:table-cell office:value-type="float" office:value="87.5679931640625">
            <text:p>87.5679931641</text:p>
          </table:table-cell>
          <table:table-cell office:value-type="float" office:value="57.0579986572266">
            <text:p>57.0579986572</text:p>
          </table:table-cell>
          <table:table-cell office:value-type="float" office:value="51.9290008544922">
            <text:p>51.9290008545</text:p>
          </table:table-cell>
          <table:table-cell office:value-type="float" office:value="19.25">
            <text:p>19.25</text:p>
          </table:table-cell>
          <table:table-cell office:value-type="float" office:value="33.7099990844727">
            <text:p>33.7099990845</text:p>
          </table:table-cell>
          <table:table-cell office:value-type="float" office:value="101.790000915527">
            <text:p>101.7900009155</text:p>
          </table:table-cell>
        </table:table-row>
        <table:table-row table:style-name="ro2">
          <table:table-cell office:value-type="string">
            <text:p>2021-07-01</text:p>
          </table:table-cell>
          <table:table-cell office:value-type="float" office:value="173.729995727539">
            <text:p>173.7299957275</text:p>
          </table:table-cell>
          <table:table-cell office:value-type="float" office:value="138.389999389648">
            <text:p>138.3899993896</text:p>
          </table:table-cell>
          <table:table-cell office:value-type="float" office:value="63.439998626709">
            <text:p>63.4399986267</text:p>
          </table:table-cell>
          <table:table-cell office:value-type="float" office:value="54.0200004577637">
            <text:p>54.0200004578</text:p>
          </table:table-cell>
          <table:table-cell office:value-type="float" office:value="94.8300018310547">
            <text:p>94.8300018311</text:p>
          </table:table-cell>
          <table:table-cell office:value-type="float" office:value="87.5800018310547">
            <text:p>87.5800018311</text:p>
          </table:table-cell>
          <table:table-cell office:value-type="float" office:value="57.0999984741211">
            <text:p>57.0999984741</text:p>
          </table:table-cell>
          <table:table-cell office:value-type="float" office:value="51.9199981689453">
            <text:p>51.9199981689</text:p>
          </table:table-cell>
          <table:table-cell office:value-type="float" office:value="19.3199996948242">
            <text:p>19.3199996948</text:p>
          </table:table-cell>
          <table:table-cell office:value-type="float" office:value="33.810001373291">
            <text:p>33.8100013733</text:p>
          </table:table-cell>
          <table:table-cell office:value-type="float" office:value="102.230003356934">
            <text:p>102.2300033569</text:p>
          </table:table-cell>
        </table:table-row>
        <table:table-row table:style-name="ro2">
          <table:table-cell office:value-type="string">
            <text:p>2021-07-02</text:p>
          </table:table-cell>
          <table:table-cell office:value-type="float" office:value="173.919998168945">
            <text:p>173.9199981689</text:p>
          </table:table-cell>
          <table:table-cell office:value-type="float" office:value="138.820007324219">
            <text:p>138.8200073242</text:p>
          </table:table-cell>
          <table:table-cell office:value-type="float" office:value="63.5699996948242">
            <text:p>63.5699996948</text:p>
          </table:table-cell>
          <table:table-cell office:value-type="float" office:value="53.9599990844727">
            <text:p>53.9599990845</text:p>
          </table:table-cell>
          <table:table-cell office:value-type="float" office:value="95.0599975585937">
            <text:p>95.0599975586</text:p>
          </table:table-cell>
          <table:table-cell office:value-type="float" office:value="88.0599975585938">
            <text:p>88.0599975586</text:p>
          </table:table-cell>
          <table:table-cell office:value-type="float" office:value="57.2099990844727">
            <text:p>57.2099990845</text:p>
          </table:table-cell>
          <table:table-cell office:value-type="float" office:value="52.0499992370606">
            <text:p>52.0499992371</text:p>
          </table:table-cell>
          <table:table-cell office:value-type="float" office:value="19.5">
            <text:p>19.5</text:p>
          </table:table-cell>
          <table:table-cell office:value-type="float" office:value="34.0400009155273">
            <text:p>34.0400009155</text:p>
          </table:table-cell>
          <table:table-cell office:value-type="float" office:value="102.540000915527">
            <text:p>102.5400009155</text:p>
          </table:table-cell>
        </table:table-row>
        <table:table-row table:style-name="ro2">
          <table:table-cell office:value-type="string">
            <text:p>2021-07-06</text:p>
          </table:table-cell>
          <table:table-cell office:value-type="float" office:value="172.059997558594">
            <text:p>172.0599975586</text:p>
          </table:table-cell>
          <table:table-cell office:value-type="float" office:value="137.380004882813">
            <text:p>137.3800048828</text:p>
          </table:table-cell>
          <table:table-cell office:value-type="float" office:value="62.9300003051758">
            <text:p>62.9300003052</text:p>
          </table:table-cell>
          <table:table-cell office:value-type="float" office:value="52.9900016784668">
            <text:p>52.9900016785</text:p>
          </table:table-cell>
          <table:table-cell office:value-type="float" office:value="95.370002746582">
            <text:p>95.3700027466</text:p>
          </table:table-cell>
          <table:table-cell office:value-type="float" office:value="88.9899978637695">
            <text:p>88.9899978638</text:p>
          </table:table-cell>
          <table:table-cell office:value-type="float" office:value="57.3300018310547">
            <text:p>57.3300018311</text:p>
          </table:table-cell>
          <table:table-cell office:value-type="float" office:value="52.0200004577637">
            <text:p>52.0200004578</text:p>
          </table:table-cell>
          <table:table-cell office:value-type="float" office:value="18.9699993133545">
            <text:p>18.9699993134</text:p>
          </table:table-cell>
          <table:table-cell office:value-type="float" office:value="34.2200012207031">
            <text:p>34.2200012207</text:p>
          </table:table-cell>
          <table:table-cell office:value-type="float" office:value="103.290000915527">
            <text:p>103.2900009155</text:p>
          </table:table-cell>
        </table:table-row>
        <table:table-row table:style-name="ro2">
          <table:table-cell office:value-type="string">
            <text:p>2021-07-07</text:p>
          </table:table-cell>
          <table:table-cell office:value-type="float" office:value="171.380004882813">
            <text:p>171.3800048828</text:p>
          </table:table-cell>
          <table:table-cell office:value-type="float" office:value="137.910003662109">
            <text:p>137.9100036621</text:p>
          </table:table-cell>
          <table:table-cell office:value-type="float" office:value="63.1599998474121">
            <text:p>63.1599998474</text:p>
          </table:table-cell>
          <table:table-cell office:value-type="float" office:value="53.0400009155273">
            <text:p>53.0400009155</text:p>
          </table:table-cell>
          <table:table-cell office:value-type="float" office:value="95.5699996948242">
            <text:p>95.5699996948</text:p>
          </table:table-cell>
          <table:table-cell office:value-type="float" office:value="89.8300018310547">
            <text:p>89.8300018311</text:p>
          </table:table-cell>
          <table:table-cell office:value-type="float" office:value="57.439998626709">
            <text:p>57.4399986267</text:p>
          </table:table-cell>
          <table:table-cell office:value-type="float" office:value="52">
            <text:p>52</text:p>
          </table:table-cell>
          <table:table-cell office:value-type="float" office:value="18.7399997711182">
            <text:p>18.7399997711</text:p>
          </table:table-cell>
          <table:table-cell office:value-type="float" office:value="34.3400001525879">
            <text:p>34.3400001526</text:p>
          </table:table-cell>
          <table:table-cell office:value-type="float" office:value="103.650001525879">
            <text:p>103.6500015259</text:p>
          </table:table-cell>
        </table:table-row>
        <table:table-row table:style-name="ro2">
          <table:table-cell office:value-type="string">
            <text:p>2021-07-08</text:p>
          </table:table-cell>
          <table:table-cell office:value-type="float" office:value="169.369995117188">
            <text:p>169.3699951172</text:p>
          </table:table-cell>
          <table:table-cell office:value-type="float" office:value="136.529998779297">
            <text:p>136.5299987793</text:p>
          </table:table-cell>
          <table:table-cell office:value-type="float" office:value="62.1399993896484">
            <text:p>62.1399993896</text:p>
          </table:table-cell>
          <table:table-cell office:value-type="float" office:value="52.0299987792969">
            <text:p>52.0299987793</text:p>
          </table:table-cell>
          <table:table-cell office:value-type="float" office:value="95.629997253418">
            <text:p>95.6299972534</text:p>
          </table:table-cell>
          <table:table-cell office:value-type="float" office:value="90.1399993896484">
            <text:p>90.1399993896</text:p>
          </table:table-cell>
          <table:table-cell office:value-type="float" office:value="57.4300003051758">
            <text:p>57.4300003052</text:p>
          </table:table-cell>
          <table:table-cell office:value-type="float" office:value="52.0099983215332">
            <text:p>52.0099983215</text:p>
          </table:table-cell>
          <table:table-cell office:value-type="float" office:value="18.8999996185303">
            <text:p>18.8999996185</text:p>
          </table:table-cell>
          <table:table-cell office:value-type="float" office:value="34.3300018310547">
            <text:p>34.3300018311</text:p>
          </table:table-cell>
          <table:table-cell office:value-type="float" office:value="103.360000610352">
            <text:p>103.3600006104</text:p>
          </table:table-cell>
        </table:table-row>
        <table:table-row table:style-name="ro2">
          <table:table-cell office:value-type="string">
            <text:p>2021-07-09</text:p>
          </table:table-cell>
          <table:table-cell office:value-type="float" office:value="172.850006103516">
            <text:p>172.8500061035</text:p>
          </table:table-cell>
          <table:table-cell office:value-type="float" office:value="138.509994506836">
            <text:p>138.5099945068</text:p>
          </table:table-cell>
          <table:table-cell office:value-type="float" office:value="63.2799987792969">
            <text:p>63.2799987793</text:p>
          </table:table-cell>
          <table:table-cell office:value-type="float" office:value="52.9799995422363">
            <text:p>52.9799995422</text:p>
          </table:table-cell>
          <table:table-cell office:value-type="float" office:value="95.3600006103516">
            <text:p>95.3600006104</text:p>
          </table:table-cell>
          <table:table-cell office:value-type="float" office:value="89">
            <text:p>89</text:p>
          </table:table-cell>
          <table:table-cell office:value-type="float" office:value="57.3199996948242">
            <text:p>57.3199996948</text:p>
          </table:table-cell>
          <table:table-cell office:value-type="float" office:value="52.0499992370606">
            <text:p>52.0499992371</text:p>
          </table:table-cell>
          <table:table-cell office:value-type="float" office:value="19.1200008392334">
            <text:p>19.1200008392</text:p>
          </table:table-cell>
          <table:table-cell office:value-type="float" office:value="34.4300003051758">
            <text:p>34.4300003052</text:p>
          </table:table-cell>
          <table:table-cell office:value-type="float" office:value="105.059997558594">
            <text:p>105.0599975586</text:p>
          </table:table-cell>
        </table:table-row>
        <table:table-row table:style-name="ro2">
          <table:table-cell office:value-type="string">
            <text:p>2021-07-12</text:p>
          </table:table-cell>
          <table:table-cell office:value-type="float" office:value="174.720001220703">
            <text:p>174.7200012207</text:p>
          </table:table-cell>
          <table:table-cell office:value-type="float" office:value="139.100006103516">
            <text:p>139.1000061035</text:p>
          </table:table-cell>
          <table:table-cell office:value-type="float" office:value="63.4199981689453">
            <text:p>63.4199981689</text:p>
          </table:table-cell>
          <table:table-cell office:value-type="float" office:value="53.0099983215332">
            <text:p>53.0099983215</text:p>
          </table:table-cell>
          <table:table-cell office:value-type="float" office:value="95.3199996948242">
            <text:p>95.3199996948</text:p>
          </table:table-cell>
          <table:table-cell office:value-type="float" office:value="88.8600006103516">
            <text:p>88.8600006104</text:p>
          </table:table-cell>
          <table:table-cell office:value-type="float" office:value="57.4000015258789">
            <text:p>57.4000015259</text:p>
          </table:table-cell>
          <table:table-cell office:value-type="float" office:value="52.0900001525879">
            <text:p>52.0900001526</text:p>
          </table:table-cell>
          <table:table-cell office:value-type="float" office:value="19.1499996185303">
            <text:p>19.1499996185</text:p>
          </table:table-cell>
          <table:table-cell office:value-type="float" office:value="34.4000015258789">
            <text:p>34.4000015259</text:p>
          </table:table-cell>
          <table:table-cell office:value-type="float" office:value="105.959999084473">
            <text:p>105.9599990845</text:p>
          </table:table-cell>
        </table:table-row>
        <table:table-row table:style-name="ro2">
          <table:table-cell office:value-type="string">
            <text:p>2021-07-13</text:p>
          </table:table-cell>
          <table:table-cell office:value-type="float" office:value="172.919998168945">
            <text:p>172.9199981689</text:p>
          </table:table-cell>
          <table:table-cell office:value-type="float" office:value="138.089996337891">
            <text:p>138.0899963379</text:p>
          </table:table-cell>
          <table:table-cell office:value-type="float" office:value="63.2200012207031">
            <text:p>63.2200012207</text:p>
          </table:table-cell>
          <table:table-cell office:value-type="float" office:value="53.0400009155273">
            <text:p>53.0400009155</text:p>
          </table:table-cell>
          <table:table-cell office:value-type="float" office:value="95.0800018310547">
            <text:p>95.0800018311</text:p>
          </table:table-cell>
          <table:table-cell office:value-type="float" office:value="88.1999969482422">
            <text:p>88.1999969482</text:p>
          </table:table-cell>
          <table:table-cell office:value-type="float" office:value="57.3499984741211">
            <text:p>57.3499984741</text:p>
          </table:table-cell>
          <table:table-cell office:value-type="float" office:value="52.2099990844727">
            <text:p>52.2099990845</text:p>
          </table:table-cell>
          <table:table-cell office:value-type="float" office:value="19.3099994659424">
            <text:p>19.3099994659</text:p>
          </table:table-cell>
          <table:table-cell office:value-type="float" office:value="34.4500007629395">
            <text:p>34.4500007629</text:p>
          </table:table-cell>
          <table:table-cell office:value-type="float" office:value="104.480003356934">
            <text:p>104.4800033569</text:p>
          </table:table-cell>
        </table:table-row>
        <table:table-row table:style-name="ro2">
          <table:table-cell office:value-type="string">
            <text:p>2021-07-14</text:p>
          </table:table-cell>
          <table:table-cell office:value-type="float" office:value="171.660003662109">
            <text:p>171.6600036621</text:p>
          </table:table-cell>
          <table:table-cell office:value-type="float" office:value="138.020004272461">
            <text:p>138.0200042725</text:p>
          </table:table-cell>
          <table:table-cell office:value-type="float" office:value="63.3899993896484">
            <text:p>63.3899993896</text:p>
          </table:table-cell>
          <table:table-cell office:value-type="float" office:value="53.2999992370606">
            <text:p>53.2999992371</text:p>
          </table:table-cell>
          <table:table-cell office:value-type="float" office:value="95.4000015258789">
            <text:p>95.4000015259</text:p>
          </table:table-cell>
          <table:table-cell office:value-type="float" office:value="89.1800003051758">
            <text:p>89.1800003052</text:p>
          </table:table-cell>
          <table:table-cell office:value-type="float" office:value="57.4500007629395">
            <text:p>57.4500007629</text:p>
          </table:table-cell>
          <table:table-cell office:value-type="float" office:value="52.2299995422363">
            <text:p>52.2299995422</text:p>
          </table:table-cell>
          <table:table-cell office:value-type="float" office:value="19.1200008392334">
            <text:p>19.1200008392</text:p>
          </table:table-cell>
          <table:table-cell office:value-type="float" office:value="34.7999992370605">
            <text:p>34.7999992371</text:p>
          </table:table-cell>
          <table:table-cell office:value-type="float" office:value="105.209999084473">
            <text:p>105.2099990845</text:p>
          </table:table-cell>
        </table:table-row>
        <table:table-row table:style-name="ro2">
          <table:table-cell office:value-type="string">
            <text:p>2021-07-15</text:p>
          </table:table-cell>
          <table:table-cell office:value-type="float" office:value="171.259994506836">
            <text:p>171.2599945068</text:p>
          </table:table-cell>
          <table:table-cell office:value-type="float" office:value="138.039993286133">
            <text:p>138.0399932861</text:p>
          </table:table-cell>
          <table:table-cell office:value-type="float" office:value="63.0099983215332">
            <text:p>63.0099983215</text:p>
          </table:table-cell>
          <table:table-cell office:value-type="float" office:value="53.3499984741211">
            <text:p>53.3499984741</text:p>
          </table:table-cell>
          <table:table-cell office:value-type="float" office:value="95.5500030517578">
            <text:p>95.5500030518</text:p>
          </table:table-cell>
          <table:table-cell office:value-type="float" office:value="90.0599975585937">
            <text:p>90.0599975586</text:p>
          </table:table-cell>
          <table:table-cell office:value-type="float" office:value="57.5499992370605">
            <text:p>57.5499992371</text:p>
          </table:table-cell>
          <table:table-cell office:value-type="float" office:value="52.2700004577637">
            <text:p>52.2700004578</text:p>
          </table:table-cell>
          <table:table-cell office:value-type="float" office:value="19.0200004577637">
            <text:p>19.0200004578</text:p>
          </table:table-cell>
          <table:table-cell office:value-type="float" office:value="34.810001373291">
            <text:p>34.8100013733</text:p>
          </table:table-cell>
          <table:table-cell office:value-type="float" office:value="105.379997253418">
            <text:p>105.3799972534</text:p>
          </table:table-cell>
        </table:table-row>
        <table:table-row table:style-name="ro2">
          <table:table-cell office:value-type="string">
            <text:p>2021-07-16</text:p>
          </table:table-cell>
          <table:table-cell office:value-type="float" office:value="169.350006103516">
            <text:p>169.3500061035</text:p>
          </table:table-cell>
          <table:table-cell office:value-type="float" office:value="136.990005493164">
            <text:p>136.9900054932</text:p>
          </table:table-cell>
          <table:table-cell office:value-type="float" office:value="62.5099983215332">
            <text:p>62.5099983215</text:p>
          </table:table-cell>
          <table:table-cell office:value-type="float" office:value="52.9900016784668">
            <text:p>52.9900016785</text:p>
          </table:table-cell>
          <table:table-cell office:value-type="float" office:value="95.4899978637695">
            <text:p>95.4899978638</text:p>
          </table:table-cell>
          <table:table-cell office:value-type="float" office:value="89.9700012207031">
            <text:p>89.9700012207</text:p>
          </table:table-cell>
          <table:table-cell office:value-type="float" office:value="57.6199989318848">
            <text:p>57.6199989319</text:p>
          </table:table-cell>
          <table:table-cell office:value-type="float" office:value="52.2799987792969">
            <text:p>52.2799987793</text:p>
          </table:table-cell>
          <table:table-cell office:value-type="float" office:value="19.0200004577637">
            <text:p>19.0200004578</text:p>
          </table:table-cell>
          <table:table-cell office:value-type="float" office:value="34.4799995422363">
            <text:p>34.4799995422</text:p>
          </table:table-cell>
          <table:table-cell office:value-type="float" office:value="105.309997558594">
            <text:p>105.3099975586</text:p>
          </table:table-cell>
        </table:table-row>
        <table:table-row table:style-name="ro2">
          <table:table-cell office:value-type="string">
            <text:p>2021-07-19</text:p>
          </table:table-cell>
          <table:table-cell office:value-type="float" office:value="167.020004272461">
            <text:p>167.0200042725</text:p>
          </table:table-cell>
          <table:table-cell office:value-type="float" office:value="134.5">
            <text:p>134.5</text:p>
          </table:table-cell>
          <table:table-cell office:value-type="float" office:value="61.4300003051758">
            <text:p>61.4300003052</text:p>
          </table:table-cell>
          <table:table-cell office:value-type="float" office:value="52.2099990844727">
            <text:p>52.2099990845</text:p>
          </table:table-cell>
          <table:table-cell office:value-type="float" office:value="95.9700012207031">
            <text:p>95.9700012207</text:p>
          </table:table-cell>
          <table:table-cell office:value-type="float" office:value="91.8399963378906">
            <text:p>91.8399963379</text:p>
          </table:table-cell>
          <table:table-cell office:value-type="float" office:value="57.7599983215332">
            <text:p>57.7599983215</text:p>
          </table:table-cell>
          <table:table-cell office:value-type="float" office:value="52.1699981689453">
            <text:p>52.1699981689</text:p>
          </table:table-cell>
          <table:table-cell office:value-type="float" office:value="18.2600002288818">
            <text:p>18.2600002289</text:p>
          </table:table-cell>
          <table:table-cell office:value-type="float" office:value="34.5">
            <text:p>34.5</text:p>
          </table:table-cell>
          <table:table-cell office:value-type="float" office:value="103.389999389648">
            <text:p>103.3899993896</text:p>
          </table:table-cell>
        </table:table-row>
        <table:table-row table:style-name="ro2">
          <table:table-cell office:value-type="string">
            <text:p>2021-07-20</text:p>
          </table:table-cell>
          <table:table-cell office:value-type="float" office:value="170.880004882813">
            <text:p>170.8800048828</text:p>
          </table:table-cell>
          <table:table-cell office:value-type="float" office:value="136.669998168945">
            <text:p>136.6699981689</text:p>
          </table:table-cell>
          <table:table-cell office:value-type="float" office:value="61.7999992370605">
            <text:p>61.7999992371</text:p>
          </table:table-cell>
          <table:table-cell office:value-type="float" office:value="52.25">
            <text:p>52.25</text:p>
          </table:table-cell>
          <table:table-cell office:value-type="float" office:value="95.9499969482422">
            <text:p>95.9499969482</text:p>
          </table:table-cell>
          <table:table-cell office:value-type="float" office:value="91.0400009155273">
            <text:p>91.0400009155</text:p>
          </table:table-cell>
          <table:table-cell office:value-type="float" office:value="57.7599983215332">
            <text:p>57.7599983215</text:p>
          </table:table-cell>
          <table:table-cell office:value-type="float" office:value="52.2099990844727">
            <text:p>52.2099990845</text:p>
          </table:table-cell>
          <table:table-cell office:value-type="float" office:value="18.5300006866455">
            <text:p>18.5300006866</text:p>
          </table:table-cell>
          <table:table-cell office:value-type="float" office:value="34.4700012207031">
            <text:p>34.4700012207</text:p>
          </table:table-cell>
          <table:table-cell office:value-type="float" office:value="105.830001831055">
            <text:p>105.8300018311</text:p>
          </table:table-cell>
        </table:table-row>
        <table:table-row table:style-name="ro2">
          <table:table-cell office:value-type="string">
            <text:p>2021-07-21</text:p>
          </table:table-cell>
          <table:table-cell office:value-type="float" office:value="173.809997558594">
            <text:p>173.8099975586</text:p>
          </table:table-cell>
          <table:table-cell office:value-type="float" office:value="137.979995727539">
            <text:p>137.9799957275</text:p>
          </table:table-cell>
          <table:table-cell office:value-type="float" office:value="62.5900001525879">
            <text:p>62.5900001526</text:p>
          </table:table-cell>
          <table:table-cell office:value-type="float" office:value="52.7000007629395">
            <text:p>52.7000007629</text:p>
          </table:table-cell>
          <table:table-cell office:value-type="float" office:value="95.6399993896484">
            <text:p>95.6399993896</text:p>
          </table:table-cell>
          <table:table-cell office:value-type="float" office:value="89.9499969482422">
            <text:p>89.9499969482</text:p>
          </table:table-cell>
          <table:table-cell office:value-type="float" office:value="57.7099990844727">
            <text:p>57.7099990845</text:p>
          </table:table-cell>
          <table:table-cell office:value-type="float" office:value="52.2400016784668">
            <text:p>52.2400016785</text:p>
          </table:table-cell>
          <table:table-cell office:value-type="float" office:value="18.8999996185303">
            <text:p>18.8999996185</text:p>
          </table:table-cell>
          <table:table-cell office:value-type="float" office:value="34.3400001525879">
            <text:p>34.3400001526</text:p>
          </table:table-cell>
          <table:table-cell office:value-type="float" office:value="105.819999694824">
            <text:p>105.8199996948</text:p>
          </table:table-cell>
        </table:table-row>
        <table:table-row table:style-name="ro2">
          <table:table-cell office:value-type="string">
            <text:p>2021-07-22</text:p>
          </table:table-cell>
          <table:table-cell office:value-type="float" office:value="173.229995727539">
            <text:p>173.2299957275</text:p>
          </table:table-cell>
          <table:table-cell office:value-type="float" office:value="137.529998779297">
            <text:p>137.5299987793</text:p>
          </table:table-cell>
          <table:table-cell office:value-type="float" office:value="62.6699981689453">
            <text:p>62.6699981689</text:p>
          </table:table-cell>
          <table:table-cell office:value-type="float" office:value="52.7799987792969">
            <text:p>52.7799987793</text:p>
          </table:table-cell>
          <table:table-cell office:value-type="float" office:value="95.870002746582">
            <text:p>95.8700027466</text:p>
          </table:table-cell>
          <table:table-cell office:value-type="float" office:value="90.6699981689453">
            <text:p>90.6699981689</text:p>
          </table:table-cell>
          <table:table-cell office:value-type="float" office:value="57.7700004577637">
            <text:p>57.7700004578</text:p>
          </table:table-cell>
          <table:table-cell office:value-type="float" office:value="52.2900009155273">
            <text:p>52.2900009155</text:p>
          </table:table-cell>
          <table:table-cell office:value-type="float" office:value="19.0499992370605">
            <text:p>19.0499992371</text:p>
          </table:table-cell>
          <table:table-cell office:value-type="float" office:value="34.4099998474121">
            <text:p>34.4099998474</text:p>
          </table:table-cell>
          <table:table-cell office:value-type="float" office:value="104.980003356934">
            <text:p>104.9800033569</text:p>
          </table:table-cell>
        </table:table-row>
        <table:table-row table:style-name="ro2">
          <table:table-cell office:value-type="string">
            <text:p>2021-07-23</text:p>
          </table:table-cell>
          <table:table-cell office:value-type="float" office:value="174.860000610352">
            <text:p>174.8600006104</text:p>
          </table:table-cell>
          <table:table-cell office:value-type="float" office:value="138.190002441406">
            <text:p>138.1900024414</text:p>
          </table:table-cell>
          <table:table-cell office:value-type="float" office:value="62.7099990844727">
            <text:p>62.7099990845</text:p>
          </table:table-cell>
          <table:table-cell office:value-type="float" office:value="51.9599990844727">
            <text:p>51.9599990845</text:p>
          </table:table-cell>
          <table:table-cell office:value-type="float" office:value="95.8300018310547">
            <text:p>95.8300018311</text:p>
          </table:table-cell>
          <table:table-cell office:value-type="float" office:value="90.1100006103516">
            <text:p>90.1100006104</text:p>
          </table:table-cell>
          <table:table-cell office:value-type="float" office:value="57.810001373291">
            <text:p>57.8100013733</text:p>
          </table:table-cell>
          <table:table-cell office:value-type="float" office:value="52.4199981689453">
            <text:p>52.4199981689</text:p>
          </table:table-cell>
          <table:table-cell office:value-type="float" office:value="19.1499996185303">
            <text:p>19.1499996185</text:p>
          </table:table-cell>
          <table:table-cell office:value-type="float" office:value="34.2900009155273">
            <text:p>34.2900009155</text:p>
          </table:table-cell>
          <table:table-cell office:value-type="float" office:value="105.849998474121">
            <text:p>105.8499984741</text:p>
          </table:table-cell>
        </table:table-row>
        <table:table-row table:style-name="ro2">
          <table:table-cell office:value-type="string">
            <text:p>2021-07-26</text:p>
          </table:table-cell>
          <table:table-cell office:value-type="float" office:value="175.550003051758">
            <text:p>175.5500030518</text:p>
          </table:table-cell>
          <table:table-cell office:value-type="float" office:value="138.619995117188">
            <text:p>138.6199951172</text:p>
          </table:table-cell>
          <table:table-cell office:value-type="float" office:value="62.4199981689453">
            <text:p>62.4199981689</text:p>
          </table:table-cell>
          <table:table-cell office:value-type="float" office:value="50.9700012207031">
            <text:p>50.9700012207</text:p>
          </table:table-cell>
          <table:table-cell office:value-type="float" office:value="95.7300033569336">
            <text:p>95.7300033569</text:p>
          </table:table-cell>
          <table:table-cell office:value-type="float" office:value="89.8499984741211">
            <text:p>89.8499984741</text:p>
          </table:table-cell>
          <table:table-cell office:value-type="float" office:value="57.7599983215332">
            <text:p>57.7599983215</text:p>
          </table:table-cell>
          <table:table-cell office:value-type="float" office:value="52.5299987792969">
            <text:p>52.5299987793</text:p>
          </table:table-cell>
          <table:table-cell office:value-type="float" office:value="19.2900009155273">
            <text:p>19.2900009155</text:p>
          </table:table-cell>
          <table:table-cell office:value-type="float" office:value="34.2299995422363">
            <text:p>34.2299995422</text:p>
          </table:table-cell>
          <table:table-cell office:value-type="float" office:value="105.900001525879">
            <text:p>105.9000015259</text:p>
          </table:table-cell>
        </table:table-row>
        <table:table-row table:style-name="ro2">
          <table:table-cell office:value-type="string">
            <text:p>2021-07-27</text:p>
          </table:table-cell>
          <table:table-cell office:value-type="float" office:value="173.770004272461">
            <text:p>173.7700042725</text:p>
          </table:table-cell>
          <table:table-cell office:value-type="float" office:value="138.729995727539">
            <text:p>138.7299957275</text:p>
          </table:table-cell>
          <table:table-cell office:value-type="float" office:value="61.8800010681152">
            <text:p>61.8800010681</text:p>
          </table:table-cell>
          <table:table-cell office:value-type="float" office:value="49.8699989318848">
            <text:p>49.8699989319</text:p>
          </table:table-cell>
          <table:table-cell office:value-type="float" office:value="95.9800033569336">
            <text:p>95.9800033569</text:p>
          </table:table-cell>
          <table:table-cell office:value-type="float" office:value="90.7900009155273">
            <text:p>90.7900009155</text:p>
          </table:table-cell>
          <table:table-cell office:value-type="float" office:value="57.8400001525879">
            <text:p>57.8400001526</text:p>
          </table:table-cell>
          <table:table-cell office:value-type="float" office:value="52.5099983215332">
            <text:p>52.5099983215</text:p>
          </table:table-cell>
          <table:table-cell office:value-type="float" office:value="19.1800003051758">
            <text:p>19.1800003052</text:p>
          </table:table-cell>
          <table:table-cell office:value-type="float" office:value="34.2900009155273">
            <text:p>34.2900009155</text:p>
          </table:table-cell>
          <table:table-cell office:value-type="float" office:value="106.5">
            <text:p>106.5</text:p>
          </table:table-cell>
        </table:table-row>
        <table:table-row table:style-name="ro2">
          <table:table-cell office:value-type="string">
            <text:p>2021-07-28</text:p>
          </table:table-cell>
          <table:table-cell office:value-type="float" office:value="174.970001220703">
            <text:p>174.9700012207</text:p>
          </table:table-cell>
          <table:table-cell office:value-type="float" office:value="138.399993896484">
            <text:p>138.3999938965</text:p>
          </table:table-cell>
          <table:table-cell office:value-type="float" office:value="62.5499992370605">
            <text:p>62.5499992371</text:p>
          </table:table-cell>
          <table:table-cell office:value-type="float" office:value="51.2799987792969">
            <text:p>51.2799987793</text:p>
          </table:table-cell>
          <table:table-cell office:value-type="float" office:value="96.120002746582">
            <text:p>96.1200027466</text:p>
          </table:table-cell>
          <table:table-cell office:value-type="float" office:value="90.8199996948242">
            <text:p>90.8199996948</text:p>
          </table:table-cell>
          <table:table-cell office:value-type="float" office:value="57.8600006103516">
            <text:p>57.8600006104</text:p>
          </table:table-cell>
          <table:table-cell office:value-type="float" office:value="52.5999984741211">
            <text:p>52.5999984741</text:p>
          </table:table-cell>
          <table:table-cell office:value-type="float" office:value="19.2700004577637">
            <text:p>19.2700004578</text:p>
          </table:table-cell>
          <table:table-cell office:value-type="float" office:value="34.439998626709">
            <text:p>34.4399986267</text:p>
          </table:table-cell>
          <table:table-cell office:value-type="float" office:value="106.129997253418">
            <text:p>106.1299972534</text:p>
          </table:table-cell>
        </table:table-row>
        <table:table-row table:style-name="ro2">
          <table:table-cell office:value-type="string">
            <text:p>2021-07-29</text:p>
          </table:table-cell>
          <table:table-cell office:value-type="float" office:value="176.070007324219">
            <text:p>176.0700073242</text:p>
          </table:table-cell>
          <table:table-cell office:value-type="float" office:value="139.490005493164">
            <text:p>139.4900054932</text:p>
          </table:table-cell>
          <table:table-cell office:value-type="float" office:value="62.9199981689453">
            <text:p>62.9199981689</text:p>
          </table:table-cell>
          <table:table-cell office:value-type="float" office:value="51.4599990844727">
            <text:p>51.4599990845</text:p>
          </table:table-cell>
          <table:table-cell office:value-type="float" office:value="95.9700012207031">
            <text:p>95.9700012207</text:p>
          </table:table-cell>
          <table:table-cell office:value-type="float" office:value="90.3099975585937">
            <text:p>90.3099975586</text:p>
          </table:table-cell>
          <table:table-cell office:value-type="float" office:value="57.8499984741211">
            <text:p>57.8499984741</text:p>
          </table:table-cell>
          <table:table-cell office:value-type="float" office:value="52.5699996948242">
            <text:p>52.5699996948</text:p>
          </table:table-cell>
          <table:table-cell office:value-type="float" office:value="19.6100006103516">
            <text:p>19.6100006104</text:p>
          </table:table-cell>
          <table:table-cell office:value-type="float" office:value="34.8300018310547">
            <text:p>34.8300018311</text:p>
          </table:table-cell>
          <table:table-cell office:value-type="float" office:value="106.150001525879">
            <text:p>106.1500015259</text:p>
          </table:table-cell>
        </table:table-row>
        <table:table-row table:style-name="ro2">
          <table:table-cell office:value-type="string">
            <text:p>2021-07-30</text:p>
          </table:table-cell>
          <table:table-cell office:value-type="float" office:value="175.029998779297">
            <text:p>175.0299987793</text:p>
          </table:table-cell>
          <table:table-cell office:value-type="float" office:value="138.850006103516">
            <text:p>138.8500061035</text:p>
          </table:table-cell>
          <table:table-cell office:value-type="float" office:value="62.4900016784668">
            <text:p>62.4900016785</text:p>
          </table:table-cell>
          <table:table-cell office:value-type="float" office:value="51.1100006103516">
            <text:p>51.1100006104</text:p>
          </table:table-cell>
          <table:table-cell office:value-type="float" office:value="96.0899963378906">
            <text:p>96.0899963379</text:p>
          </table:table-cell>
          <table:table-cell office:value-type="float" office:value="90.7699966430664">
            <text:p>90.7699966431</text:p>
          </table:table-cell>
          <table:table-cell office:value-type="float" office:value="57.9099998474121">
            <text:p>57.9099998474</text:p>
          </table:table-cell>
          <table:table-cell office:value-type="float" office:value="52.6100006103516">
            <text:p>52.6100006104</text:p>
          </table:table-cell>
          <table:table-cell office:value-type="float" office:value="19.5">
            <text:p>19.5</text:p>
          </table:table-cell>
          <table:table-cell office:value-type="float" office:value="34.560001373291">
            <text:p>34.5600013733</text:p>
          </table:table-cell>
          <table:table-cell office:value-type="float" office:value="106.290000915527">
            <text:p>106.2900009155</text:p>
          </table:table-cell>
        </table:table-row>
        <table:table-row table:style-name="ro2">
          <table:table-cell office:value-type="string">
            <text:p>2021-08-02</text:p>
          </table:table-cell>
          <table:table-cell office:value-type="float" office:value="174.889999389648">
            <text:p>174.8899993896</text:p>
          </table:table-cell>
          <table:table-cell office:value-type="float" office:value="138.699996948242">
            <text:p>138.6999969482</text:p>
          </table:table-cell>
          <table:table-cell office:value-type="float" office:value="62.8400001525879">
            <text:p>62.8400001526</text:p>
          </table:table-cell>
          <table:table-cell office:value-type="float" office:value="51.5200004577637">
            <text:p>51.5200004578</text:p>
          </table:table-cell>
          <table:table-cell office:value-type="float" office:value="96.129997253418">
            <text:p>96.1299972534</text:p>
          </table:table-cell>
          <table:table-cell office:value-type="float" office:value="91.3499984741211">
            <text:p>91.3499984741</text:p>
          </table:table-cell>
          <table:table-cell office:value-type="float" office:value="57.939998626709">
            <text:p>57.9399986267</text:p>
          </table:table-cell>
          <table:table-cell office:value-type="float" office:value="52.560001373291">
            <text:p>52.5600013733</text:p>
          </table:table-cell>
          <table:table-cell office:value-type="float" office:value="19.2900009155273">
            <text:p>19.2900009155</text:p>
          </table:table-cell>
          <table:table-cell office:value-type="float" office:value="34.5299987792969">
            <text:p>34.5299987793</text:p>
          </table:table-cell>
          <table:table-cell office:value-type="float" office:value="106.059997558594">
            <text:p>106.0599975586</text:p>
          </table:table-cell>
        </table:table-row>
        <table:table-row table:style-name="ro2">
          <table:table-cell office:value-type="string">
            <text:p>2021-08-03</text:p>
          </table:table-cell>
          <table:table-cell office:value-type="float" office:value="176.910003662109">
            <text:p>176.9100036621</text:p>
          </table:table-cell>
          <table:table-cell office:value-type="float" office:value="140.160003662109">
            <text:p>140.1600036621</text:p>
          </table:table-cell>
          <table:table-cell office:value-type="float" office:value="63.25">
            <text:p>63.25</text:p>
          </table:table-cell>
          <table:table-cell office:value-type="float" office:value="51.6500015258789">
            <text:p>51.6500015259</text:p>
          </table:table-cell>
          <table:table-cell office:value-type="float" office:value="96.129997253418">
            <text:p>96.1299972534</text:p>
          </table:table-cell>
          <table:table-cell office:value-type="float" office:value="91.4100036621094">
            <text:p>91.4100036621</text:p>
          </table:table-cell>
          <table:table-cell office:value-type="float" office:value="58">
            <text:p>58</text:p>
          </table:table-cell>
          <table:table-cell office:value-type="float" office:value="52.5900001525879">
            <text:p>52.5900001526</text:p>
          </table:table-cell>
          <table:table-cell office:value-type="float" office:value="19.2000007629395">
            <text:p>19.2000007629</text:p>
          </table:table-cell>
          <table:table-cell office:value-type="float" office:value="34.4900016784668">
            <text:p>34.4900016785</text:p>
          </table:table-cell>
          <table:table-cell office:value-type="float" office:value="106.190002441406">
            <text:p>106.1900024414</text:p>
          </table:table-cell>
        </table:table-row>
        <table:table-row table:style-name="ro2">
          <table:table-cell office:value-type="string">
            <text:p>2021-08-04</text:p>
          </table:table-cell>
          <table:table-cell office:value-type="float" office:value="176.570007324219">
            <text:p>176.5700073242</text:p>
          </table:table-cell>
          <table:table-cell office:value-type="float" office:value="138.660003662109">
            <text:p>138.6600036621</text:p>
          </table:table-cell>
          <table:table-cell office:value-type="float" office:value="63.1599998474121">
            <text:p>63.1599998474</text:p>
          </table:table-cell>
          <table:table-cell office:value-type="float" office:value="51.7799987792969">
            <text:p>51.7799987793</text:p>
          </table:table-cell>
          <table:table-cell office:value-type="float" office:value="96.0699996948242">
            <text:p>96.0699996948</text:p>
          </table:table-cell>
          <table:table-cell office:value-type="float" office:value="91.6100006103516">
            <text:p>91.6100006104</text:p>
          </table:table-cell>
          <table:table-cell office:value-type="float" office:value="58.0299987792969">
            <text:p>58.0299987793</text:p>
          </table:table-cell>
          <table:table-cell office:value-type="float" office:value="52.5">
            <text:p>52.5</text:p>
          </table:table-cell>
          <table:table-cell office:value-type="float" office:value="18.8899993896484">
            <text:p>18.8899993896</text:p>
          </table:table-cell>
          <table:table-cell office:value-type="float" office:value="34.5099983215332">
            <text:p>34.5099983215</text:p>
          </table:table-cell>
          <table:table-cell office:value-type="float" office:value="105.860000610352">
            <text:p>105.8600006104</text:p>
          </table:table-cell>
        </table:table-row>
        <table:table-row table:style-name="ro2">
          <table:table-cell office:value-type="string">
            <text:p>2021-08-05</text:p>
          </table:table-cell>
          <table:table-cell office:value-type="float" office:value="178.720001220703">
            <text:p>178.7200012207</text:p>
          </table:table-cell>
          <table:table-cell office:value-type="float" office:value="139.309997558594">
            <text:p>139.3099975586</text:p>
          </table:table-cell>
          <table:table-cell office:value-type="float" office:value="63.3899993896484">
            <text:p>63.3899993896</text:p>
          </table:table-cell>
          <table:table-cell office:value-type="float" office:value="51.6199989318848">
            <text:p>51.6199989319</text:p>
          </table:table-cell>
          <table:table-cell office:value-type="float" office:value="95.8300018310547">
            <text:p>95.8300018311</text:p>
          </table:table-cell>
          <table:table-cell office:value-type="float" office:value="91.1800003051758">
            <text:p>91.1800003052</text:p>
          </table:table-cell>
          <table:table-cell office:value-type="float" office:value="58.060001373291">
            <text:p>58.0600013733</text:p>
          </table:table-cell>
          <table:table-cell office:value-type="float" office:value="52.4099998474121">
            <text:p>52.4099998474</text:p>
          </table:table-cell>
          <table:table-cell office:value-type="float" office:value="19.1700000762939">
            <text:p>19.1700000763</text:p>
          </table:table-cell>
          <table:table-cell office:value-type="float" office:value="34.3499984741211">
            <text:p>34.3499984741</text:p>
          </table:table-cell>
          <table:table-cell office:value-type="float" office:value="107.099998474121">
            <text:p>107.0999984741</text:p>
          </table:table-cell>
        </table:table-row>
        <table:table-row table:style-name="ro2">
          <table:table-cell office:value-type="string">
            <text:p>2021-08-06</text:p>
          </table:table-cell>
          <table:table-cell office:value-type="float" office:value="179.699996948242">
            <text:p>179.6999969482</text:p>
          </table:table-cell>
          <table:table-cell office:value-type="float" office:value="140.179992675781">
            <text:p>140.1799926758</text:p>
          </table:table-cell>
          <table:table-cell office:value-type="float" office:value="63.0699996948242">
            <text:p>63.0699996948</text:p>
          </table:table-cell>
          <table:table-cell office:value-type="float" office:value="51.2700004577637">
            <text:p>51.2700004578</text:p>
          </table:table-cell>
          <table:table-cell office:value-type="float" office:value="95.4300003051758">
            <text:p>95.4300003052</text:p>
          </table:table-cell>
          <table:table-cell office:value-type="float" office:value="89.7699966430664">
            <text:p>89.7699966431</text:p>
          </table:table-cell>
          <table:table-cell office:value-type="float" office:value="57.8600006103516">
            <text:p>57.8600006104</text:p>
          </table:table-cell>
          <table:table-cell office:value-type="float" office:value="52.3899993896484">
            <text:p>52.3899993896</text:p>
          </table:table-cell>
          <table:table-cell office:value-type="float" office:value="19.0100002288818">
            <text:p>19.0100002289</text:p>
          </table:table-cell>
          <table:table-cell office:value-type="float" office:value="33.5200004577637">
            <text:p>33.5200004578</text:p>
          </table:table-cell>
          <table:table-cell office:value-type="float" office:value="106.910003662109">
            <text:p>106.9100036621</text:p>
          </table:table-cell>
        </table:table-row>
        <table:table-row table:style-name="ro2">
          <table:table-cell office:value-type="string">
            <text:p>2021-08-09</text:p>
          </table:table-cell>
          <table:table-cell office:value-type="float" office:value="181.240005493164">
            <text:p>181.2400054932</text:p>
          </table:table-cell>
          <table:table-cell office:value-type="float" office:value="140.089996337891">
            <text:p>140.0899963379</text:p>
          </table:table-cell>
          <table:table-cell office:value-type="float" office:value="63.1100006103516">
            <text:p>63.1100006104</text:p>
          </table:table-cell>
          <table:table-cell office:value-type="float" office:value="51.4500007629395">
            <text:p>51.4500007629</text:p>
          </table:table-cell>
          <table:table-cell office:value-type="float" office:value="95.1399993896484">
            <text:p>95.1399993896</text:p>
          </table:table-cell>
          <table:table-cell office:value-type="float" office:value="89.4499969482422">
            <text:p>89.4499969482</text:p>
          </table:table-cell>
          <table:table-cell office:value-type="float" office:value="57.8800010681152">
            <text:p>57.8800010681</text:p>
          </table:table-cell>
          <table:table-cell office:value-type="float" office:value="52.3499984741211">
            <text:p>52.3499984741</text:p>
          </table:table-cell>
          <table:table-cell office:value-type="float" office:value="18.7399997711182">
            <text:p>18.7399997711</text:p>
          </table:table-cell>
          <table:table-cell office:value-type="float" office:value="32.9099998474121">
            <text:p>32.9099998474</text:p>
          </table:table-cell>
          <table:table-cell office:value-type="float" office:value="106.339996337891">
            <text:p>106.3399963379</text:p>
          </table:table-cell>
        </table:table-row>
        <table:table-row table:style-name="ro2">
          <table:table-cell office:value-type="string">
            <text:p>2021-08-10</text:p>
          </table:table-cell>
          <table:table-cell office:value-type="float" office:value="181.839996337891">
            <text:p>181.8399963379</text:p>
          </table:table-cell>
          <table:table-cell office:value-type="float" office:value="141.190002441406">
            <text:p>141.1900024414</text:p>
          </table:table-cell>
          <table:table-cell office:value-type="float" office:value="63.25">
            <text:p>63.25</text:p>
          </table:table-cell>
          <table:table-cell office:value-type="float" office:value="51.6399993896484">
            <text:p>51.6399993896</text:p>
          </table:table-cell>
          <table:table-cell office:value-type="float" office:value="94.9899978637695">
            <text:p>94.9899978638</text:p>
          </table:table-cell>
          <table:table-cell office:value-type="float" office:value="89.0699996948242">
            <text:p>89.0699996948</text:p>
          </table:table-cell>
          <table:table-cell office:value-type="float" office:value="57.8899993896484">
            <text:p>57.8899993896</text:p>
          </table:table-cell>
          <table:table-cell office:value-type="float" office:value="52.3800010681152">
            <text:p>52.3800010681</text:p>
          </table:table-cell>
          <table:table-cell office:value-type="float" office:value="19.0799999237061">
            <text:p>19.0799999237</text:p>
          </table:table-cell>
          <table:table-cell office:value-type="float" office:value="32.9300003051758">
            <text:p>32.9300003052</text:p>
          </table:table-cell>
          <table:table-cell office:value-type="float" office:value="105.330001831055">
            <text:p>105.3300018311</text:p>
          </table:table-cell>
        </table:table-row>
        <table:table-row table:style-name="ro2">
          <table:table-cell office:value-type="string">
            <text:p>2021-08-11</text:p>
          </table:table-cell>
          <table:table-cell office:value-type="float" office:value="181.710006713867">
            <text:p>181.7100067139</text:p>
          </table:table-cell>
          <table:table-cell office:value-type="float" office:value="142.070007324219">
            <text:p>142.0700073242</text:p>
          </table:table-cell>
          <table:table-cell office:value-type="float" office:value="63.5900001525879">
            <text:p>63.5900001526</text:p>
          </table:table-cell>
          <table:table-cell office:value-type="float" office:value="51.8300018310547">
            <text:p>51.8300018311</text:p>
          </table:table-cell>
          <table:table-cell office:value-type="float" office:value="95.1500015258789">
            <text:p>95.1500015259</text:p>
          </table:table-cell>
          <table:table-cell office:value-type="float" office:value="88.9899978637695">
            <text:p>88.9899978638</text:p>
          </table:table-cell>
          <table:table-cell office:value-type="float" office:value="57.9000015258789">
            <text:p>57.9000015259</text:p>
          </table:table-cell>
          <table:table-cell office:value-type="float" office:value="52.4500007629395">
            <text:p>52.4500007629</text:p>
          </table:table-cell>
          <table:table-cell office:value-type="float" office:value="19.25">
            <text:p>19.25</text:p>
          </table:table-cell>
          <table:table-cell office:value-type="float" office:value="33.3800010681152">
            <text:p>33.3800010681</text:p>
          </table:table-cell>
          <table:table-cell office:value-type="float" office:value="105.949996948242">
            <text:p>105.9499969482</text:p>
          </table:table-cell>
        </table:table-row>
        <table:table-row table:style-name="ro2">
          <table:table-cell office:value-type="string">
            <text:p>2021-08-12</text:p>
          </table:table-cell>
          <table:table-cell office:value-type="float" office:value="182.009994506836">
            <text:p>182.0099945068</text:p>
          </table:table-cell>
          <table:table-cell office:value-type="float" office:value="142.210006713867">
            <text:p>142.2100067139</text:p>
          </table:table-cell>
          <table:table-cell office:value-type="float" office:value="63.3899993896484">
            <text:p>63.3899993896</text:p>
          </table:table-cell>
          <table:table-cell office:value-type="float" office:value="51.4900016784668">
            <text:p>51.4900016785</text:p>
          </table:table-cell>
          <table:table-cell office:value-type="float" office:value="95.1699981689453">
            <text:p>95.1699981689</text:p>
          </table:table-cell>
          <table:table-cell office:value-type="float" office:value="88.8499984741211">
            <text:p>88.8499984741</text:p>
          </table:table-cell>
          <table:table-cell office:value-type="float" office:value="57.9099998474121">
            <text:p>57.9099998474</text:p>
          </table:table-cell>
          <table:table-cell office:value-type="float" office:value="52.4300003051758">
            <text:p>52.4300003052</text:p>
          </table:table-cell>
          <table:table-cell office:value-type="float" office:value="19.1800003051758">
            <text:p>19.1800003052</text:p>
          </table:table-cell>
          <table:table-cell office:value-type="float" office:value="33.3899993896484">
            <text:p>33.3899993896</text:p>
          </table:table-cell>
          <table:table-cell office:value-type="float" office:value="106.180000305176">
            <text:p>106.1800003052</text:p>
          </table:table-cell>
        </table:table-row>
        <table:table-row table:style-name="ro2">
          <table:table-cell office:value-type="string">
            <text:p>2021-08-13</text:p>
          </table:table-cell>
          <table:table-cell office:value-type="float" office:value="181.139999389648">
            <text:p>181.1399993896</text:p>
          </table:table-cell>
          <table:table-cell office:value-type="float" office:value="142.179992675781">
            <text:p>142.1799926758</text:p>
          </table:table-cell>
          <table:table-cell office:value-type="float" office:value="63.6199989318848">
            <text:p>63.6199989319</text:p>
          </table:table-cell>
          <table:table-cell office:value-type="float" office:value="51.3899993896484">
            <text:p>51.3899993896</text:p>
          </table:table-cell>
          <table:table-cell office:value-type="float" office:value="95.5199966430664">
            <text:p>95.5199966431</text:p>
          </table:table-cell>
          <table:table-cell office:value-type="float" office:value="90.1399993896484">
            <text:p>90.1399993896</text:p>
          </table:table-cell>
          <table:table-cell office:value-type="float" office:value="57.939998626709">
            <text:p>57.9399986267</text:p>
          </table:table-cell>
          <table:table-cell office:value-type="float" office:value="52.4500007629395">
            <text:p>52.4500007629</text:p>
          </table:table-cell>
          <table:table-cell office:value-type="float" office:value="19.0699996948242">
            <text:p>19.0699996948</text:p>
          </table:table-cell>
          <table:table-cell office:value-type="float" office:value="33.8699989318848">
            <text:p>33.8699989319</text:p>
          </table:table-cell>
          <table:table-cell office:value-type="float" office:value="106.76000213623">
            <text:p>106.7600021362</text:p>
          </table:table-cell>
        </table:table-row>
        <table:table-row table:style-name="ro2">
          <table:table-cell office:value-type="string">
            <text:p>2021-08-16</text:p>
          </table:table-cell>
          <table:table-cell office:value-type="float" office:value="179.679992675781">
            <text:p>179.6799926758</text:p>
          </table:table-cell>
          <table:table-cell office:value-type="float" office:value="142.479995727539">
            <text:p>142.4799957275</text:p>
          </table:table-cell>
          <table:table-cell office:value-type="float" office:value="63.2200012207031">
            <text:p>63.2200012207</text:p>
          </table:table-cell>
          <table:table-cell office:value-type="float" office:value="50.9799995422363">
            <text:p>50.9799995422</text:p>
          </table:table-cell>
          <table:table-cell office:value-type="float" office:value="95.6399993896484">
            <text:p>95.6399993896</text:p>
          </table:table-cell>
          <table:table-cell office:value-type="float" office:value="90.3600006103516">
            <text:p>90.3600006104</text:p>
          </table:table-cell>
          <table:table-cell office:value-type="float" office:value="57.939998626709">
            <text:p>57.9399986267</text:p>
          </table:table-cell>
          <table:table-cell office:value-type="float" office:value="52.4900016784668">
            <text:p>52.4900016785</text:p>
          </table:table-cell>
          <table:table-cell office:value-type="float" office:value="19.0200004577637">
            <text:p>19.0200004578</text:p>
          </table:table-cell>
          <table:table-cell office:value-type="float" office:value="34.0299987792969">
            <text:p>34.0299987793</text:p>
          </table:table-cell>
          <table:table-cell office:value-type="float" office:value="106.629997253418">
            <text:p>106.6299972534</text:p>
          </table:table-cell>
        </table:table-row>
        <table:table-row table:style-name="ro2">
          <table:table-cell office:value-type="string">
            <text:p>2021-08-17</text:p>
          </table:table-cell>
          <table:table-cell office:value-type="float" office:value="177.470001220703">
            <text:p>177.4700012207</text:p>
          </table:table-cell>
          <table:table-cell office:value-type="float" office:value="141.949996948242">
            <text:p>141.9499969482</text:p>
          </table:table-cell>
          <table:table-cell office:value-type="float" office:value="62.4599990844727">
            <text:p>62.4599990845</text:p>
          </table:table-cell>
          <table:table-cell office:value-type="float" office:value="50.060001373291">
            <text:p>50.0600013733</text:p>
          </table:table-cell>
          <table:table-cell office:value-type="float" office:value="95.5400009155273">
            <text:p>95.5400009155</text:p>
          </table:table-cell>
          <table:table-cell office:value-type="float" office:value="90.3600006103516">
            <text:p>90.3600006104</text:p>
          </table:table-cell>
          <table:table-cell office:value-type="float" office:value="57.9599990844727">
            <text:p>57.9599990845</text:p>
          </table:table-cell>
          <table:table-cell office:value-type="float" office:value="52.4500007629395">
            <text:p>52.4500007629</text:p>
          </table:table-cell>
          <table:table-cell office:value-type="float" office:value="18.8099994659424">
            <text:p>18.8099994659</text:p>
          </table:table-cell>
          <table:table-cell office:value-type="float" office:value="33.9799995422363">
            <text:p>33.9799995422</text:p>
          </table:table-cell>
          <table:table-cell office:value-type="float" office:value="106.519996643066">
            <text:p>106.5199966431</text:p>
          </table:table-cell>
        </table:table-row>
        <table:table-row table:style-name="ro2">
          <table:table-cell office:value-type="string">
            <text:p>2021-08-18</text:p>
          </table:table-cell>
          <table:table-cell office:value-type="float" office:value="176.139999389648">
            <text:p>176.1399993896</text:p>
          </table:table-cell>
          <table:table-cell office:value-type="float" office:value="140.210006713867">
            <text:p>140.2100067139</text:p>
          </table:table-cell>
          <table:table-cell office:value-type="float" office:value="62.3199996948242">
            <text:p>62.3199996948</text:p>
          </table:table-cell>
          <table:table-cell office:value-type="float" office:value="50.1199989318848">
            <text:p>50.1199989319</text:p>
          </table:table-cell>
          <table:table-cell office:value-type="float" office:value="95.370002746582">
            <text:p>95.3700027466</text:p>
          </table:table-cell>
          <table:table-cell office:value-type="float" office:value="90.620002746582">
            <text:p>90.6200027466</text:p>
          </table:table-cell>
          <table:table-cell office:value-type="float" office:value="57.9500007629395">
            <text:p>57.9500007629</text:p>
          </table:table-cell>
          <table:table-cell office:value-type="float" office:value="52.3899993896484">
            <text:p>52.3899993896</text:p>
          </table:table-cell>
          <table:table-cell office:value-type="float" office:value="18.5900001525879">
            <text:p>18.5900001526</text:p>
          </table:table-cell>
          <table:table-cell office:value-type="float" office:value="34.0200004577637">
            <text:p>34.0200004578</text:p>
          </table:table-cell>
          <table:table-cell office:value-type="float" office:value="105.550003051758">
            <text:p>105.5500030518</text:p>
          </table:table-cell>
        </table:table-row>
        <table:table-row table:style-name="ro2">
          <table:table-cell office:value-type="string">
            <text:p>2021-08-19</text:p>
          </table:table-cell>
          <table:table-cell office:value-type="float" office:value="174.410003662109">
            <text:p>174.4100036621</text:p>
          </table:table-cell>
          <table:table-cell office:value-type="float" office:value="139.779998779297">
            <text:p>139.7799987793</text:p>
          </table:table-cell>
          <table:table-cell office:value-type="float" office:value="61.5800018310547">
            <text:p>61.5800018311</text:p>
          </table:table-cell>
          <table:table-cell office:value-type="float" office:value="49.3499984741211">
            <text:p>49.3499984741</text:p>
          </table:table-cell>
          <table:table-cell office:value-type="float" office:value="95.5400009155273">
            <text:p>95.5400009155</text:p>
          </table:table-cell>
          <table:table-cell office:value-type="float" office:value="91.25">
            <text:p>91.25</text:p>
          </table:table-cell>
          <table:table-cell office:value-type="float" office:value="58.0200004577637">
            <text:p>58.0200004578</text:p>
          </table:table-cell>
          <table:table-cell office:value-type="float" office:value="52.3600006103516">
            <text:p>52.3600006104</text:p>
          </table:table-cell>
          <table:table-cell office:value-type="float" office:value="18.3299999237061">
            <text:p>18.3299999237</text:p>
          </table:table-cell>
          <table:table-cell office:value-type="float" office:value="33.9099998474121">
            <text:p>33.9099998474</text:p>
          </table:table-cell>
          <table:table-cell office:value-type="float" office:value="106.059997558594">
            <text:p>106.0599975586</text:p>
          </table:table-cell>
        </table:table-row>
        <table:table-row table:style-name="ro2">
          <table:table-cell office:value-type="string">
            <text:p>2021-08-20</text:p>
          </table:table-cell>
          <table:table-cell office:value-type="float" office:value="175.679992675781">
            <text:p>175.6799926758</text:p>
          </table:table-cell>
          <table:table-cell office:value-type="float" office:value="140.449996948242">
            <text:p>140.4499969482</text:p>
          </table:table-cell>
          <table:table-cell office:value-type="float" office:value="61.7099990844727">
            <text:p>61.7099990845</text:p>
          </table:table-cell>
          <table:table-cell office:value-type="float" office:value="49.3499984741211">
            <text:p>49.3499984741</text:p>
          </table:table-cell>
          <table:table-cell office:value-type="float" office:value="95.5199966430664">
            <text:p>95.5199966431</text:p>
          </table:table-cell>
          <table:table-cell office:value-type="float" office:value="91.3099975585937">
            <text:p>91.3099975586</text:p>
          </table:table-cell>
          <table:table-cell office:value-type="float" office:value="58">
            <text:p>58</text:p>
          </table:table-cell>
          <table:table-cell office:value-type="float" office:value="52.2700004577637">
            <text:p>52.2700004578</text:p>
          </table:table-cell>
          <table:table-cell office:value-type="float" office:value="17.8999996185303">
            <text:p>17.8999996185</text:p>
          </table:table-cell>
          <table:table-cell office:value-type="float" office:value="33.9199981689453">
            <text:p>33.9199981689</text:p>
          </table:table-cell>
          <table:table-cell office:value-type="float" office:value="106.589996337891">
            <text:p>106.5899963379</text:p>
          </table:table-cell>
        </table:table-row>
        <table:table-row table:style-name="ro2">
          <table:table-cell office:value-type="string">
            <text:p>2021-08-23</text:p>
          </table:table-cell>
          <table:table-cell office:value-type="float" office:value="179.070007324219">
            <text:p>179.0700073242</text:p>
          </table:table-cell>
          <table:table-cell office:value-type="float" office:value="141.160003662109">
            <text:p>141.1600036621</text:p>
          </table:table-cell>
          <table:table-cell office:value-type="float" office:value="62.4000015258789">
            <text:p>62.4000015259</text:p>
          </table:table-cell>
          <table:table-cell office:value-type="float" office:value="50.060001373291">
            <text:p>50.0600013733</text:p>
          </table:table-cell>
          <table:table-cell office:value-type="float" office:value="95.5599975585938">
            <text:p>95.5599975586</text:p>
          </table:table-cell>
          <table:table-cell office:value-type="float" office:value="91.2399978637695">
            <text:p>91.2399978638</text:p>
          </table:table-cell>
          <table:table-cell office:value-type="float" office:value="57.939998626709">
            <text:p>57.9399986267</text:p>
          </table:table-cell>
          <table:table-cell office:value-type="float" office:value="52.3699989318848">
            <text:p>52.3699989319</text:p>
          </table:table-cell>
          <table:table-cell office:value-type="float" office:value="18.5499992370605">
            <text:p>18.5499992371</text:p>
          </table:table-cell>
          <table:table-cell office:value-type="float" office:value="34.3300018310547">
            <text:p>34.3300018311</text:p>
          </table:table-cell>
          <table:table-cell office:value-type="float" office:value="106.389999389648">
            <text:p>106.3899993896</text:p>
          </table:table-cell>
        </table:table-row>
        <table:table-row table:style-name="ro2">
          <table:table-cell office:value-type="string">
            <text:p>2021-08-24</text:p>
          </table:table-cell>
          <table:table-cell office:value-type="float" office:value="180.479995727539">
            <text:p>180.4799957275</text:p>
          </table:table-cell>
          <table:table-cell office:value-type="float" office:value="141.470001220703">
            <text:p>141.4700012207</text:p>
          </table:table-cell>
          <table:table-cell office:value-type="float" office:value="62.9599990844727">
            <text:p>62.9599990845</text:p>
          </table:table-cell>
          <table:table-cell office:value-type="float" office:value="51.1800003051758">
            <text:p>51.1800003052</text:p>
          </table:table-cell>
          <table:table-cell office:value-type="float" office:value="95.4100036621094">
            <text:p>95.4100036621</text:p>
          </table:table-cell>
          <table:table-cell office:value-type="float" office:value="90.6100006103516">
            <text:p>90.6100006104</text:p>
          </table:table-cell>
          <table:table-cell office:value-type="float" office:value="57.9500007629395">
            <text:p>57.9500007629</text:p>
          </table:table-cell>
          <table:table-cell office:value-type="float" office:value="52.4199981689453">
            <text:p>52.4199981689</text:p>
          </table:table-cell>
          <table:table-cell office:value-type="float" office:value="18.9400005340576">
            <text:p>18.9400005341</text:p>
          </table:table-cell>
          <table:table-cell office:value-type="float" office:value="34.3199996948242">
            <text:p>34.3199996948</text:p>
          </table:table-cell>
          <table:table-cell office:value-type="float" office:value="105.919998168945">
            <text:p>105.9199981689</text:p>
          </table:table-cell>
        </table:table-row>
        <table:table-row table:style-name="ro2">
          <table:table-cell office:value-type="string">
            <text:p>2021-08-25</text:p>
          </table:table-cell>
          <table:table-cell office:value-type="float" office:value="181.960006713867">
            <text:p>181.9600067139</text:p>
          </table:table-cell>
          <table:table-cell office:value-type="float" office:value="142.070007324219">
            <text:p>142.0700073242</text:p>
          </table:table-cell>
          <table:table-cell office:value-type="float" office:value="62.9799995422363">
            <text:p>62.9799995422</text:p>
          </table:table-cell>
          <table:table-cell office:value-type="float" office:value="51.2299995422363">
            <text:p>51.2299995422</text:p>
          </table:table-cell>
          <table:table-cell office:value-type="float" office:value="95.25">
            <text:p>95.25</text:p>
          </table:table-cell>
          <table:table-cell office:value-type="float" office:value="89.8600006103516">
            <text:p>89.8600006104</text:p>
          </table:table-cell>
          <table:table-cell office:value-type="float" office:value="57.7200012207031">
            <text:p>57.7200012207</text:p>
          </table:table-cell>
          <table:table-cell office:value-type="float" office:value="52.4900016784668">
            <text:p>52.4900016785</text:p>
          </table:table-cell>
          <table:table-cell office:value-type="float" office:value="19.1100006103516">
            <text:p>19.1100006104</text:p>
          </table:table-cell>
          <table:table-cell office:value-type="float" office:value="34.0900001525879">
            <text:p>34.0900001526</text:p>
          </table:table-cell>
          <table:table-cell office:value-type="float" office:value="105.849998474121">
            <text:p>105.8499984741</text:p>
          </table:table-cell>
        </table:table-row>
        <table:table-row table:style-name="ro2">
          <table:table-cell office:value-type="string">
            <text:p>2021-08-26</text:p>
          </table:table-cell>
          <table:table-cell office:value-type="float" office:value="180.850006103516">
            <text:p>180.8500061035</text:p>
          </table:table-cell>
          <table:table-cell office:value-type="float" office:value="141.229995727539">
            <text:p>141.2299957275</text:p>
          </table:table-cell>
          <table:table-cell office:value-type="float" office:value="62.5699996948242">
            <text:p>62.5699996948</text:p>
          </table:table-cell>
          <table:table-cell office:value-type="float" office:value="50.810001373291">
            <text:p>50.8100013733</text:p>
          </table:table-cell>
          <table:table-cell office:value-type="float" office:value="95.1999969482422">
            <text:p>95.1999969482</text:p>
          </table:table-cell>
          <table:table-cell office:value-type="float" office:value="90.1500015258789">
            <text:p>90.1500015259</text:p>
          </table:table-cell>
          <table:table-cell office:value-type="float" office:value="57.7400016784668">
            <text:p>57.7400016785</text:p>
          </table:table-cell>
          <table:table-cell office:value-type="float" office:value="52.4799995422363">
            <text:p>52.4799995422</text:p>
          </table:table-cell>
          <table:table-cell office:value-type="float" office:value="18.9599990844727">
            <text:p>18.9599990845</text:p>
          </table:table-cell>
          <table:table-cell office:value-type="float" office:value="34.1300010681152">
            <text:p>34.1300010681</text:p>
          </table:table-cell>
          <table:table-cell office:value-type="float" office:value="105.889999389648">
            <text:p>105.8899993896</text:p>
          </table:table-cell>
        </table:table-row>
        <table:table-row table:style-name="ro2">
          <table:table-cell office:value-type="string">
            <text:p>2021-08-27</text:p>
          </table:table-cell>
          <table:table-cell office:value-type="float" office:value="183.350006103516">
            <text:p>183.3500061035</text:p>
          </table:table-cell>
          <table:table-cell office:value-type="float" office:value="142.240005493164">
            <text:p>142.2400054932</text:p>
          </table:table-cell>
          <table:table-cell office:value-type="float" office:value="63.2400016784668">
            <text:p>63.2400016785</text:p>
          </table:table-cell>
          <table:table-cell office:value-type="float" office:value="51.4500007629395">
            <text:p>51.4500007629</text:p>
          </table:table-cell>
          <table:table-cell office:value-type="float" office:value="95.5199966430664">
            <text:p>95.5199966431</text:p>
          </table:table-cell>
          <table:table-cell office:value-type="float" office:value="90.629997253418">
            <text:p>90.6299972534</text:p>
          </table:table-cell>
          <table:table-cell office:value-type="float" office:value="57.8199996948242">
            <text:p>57.8199996948</text:p>
          </table:table-cell>
          <table:table-cell office:value-type="float" office:value="52.6399993896484">
            <text:p>52.6399993896</text:p>
          </table:table-cell>
          <table:table-cell office:value-type="float" office:value="19.2000007629395">
            <text:p>19.2000007629</text:p>
          </table:table-cell>
          <table:table-cell office:value-type="float" office:value="34.6199989318848">
            <text:p>34.6199989319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2021-08-30</text:p>
          </table:table-cell>
          <table:table-cell office:value-type="float" office:value="182.809997558594">
            <text:p>182.8099975586</text:p>
          </table:table-cell>
          <table:table-cell office:value-type="float" office:value="141.880004882813">
            <text:p>141.8800048828</text:p>
          </table:table-cell>
          <table:table-cell office:value-type="float" office:value="63.25">
            <text:p>63.25</text:p>
          </table:table-cell>
          <table:table-cell office:value-type="float" office:value="51.5999984741211">
            <text:p>51.5999984741</text:p>
          </table:table-cell>
          <table:table-cell office:value-type="float" office:value="95.7099990844727">
            <text:p>95.7099990845</text:p>
          </table:table-cell>
          <table:table-cell office:value-type="float" office:value="90.9000015258789">
            <text:p>90.9000015259</text:p>
          </table:table-cell>
          <table:table-cell office:value-type="float" office:value="57.8800010681152">
            <text:p>57.8800010681</text:p>
          </table:table-cell>
          <table:table-cell office:value-type="float" office:value="52.6599998474121">
            <text:p>52.6599998474</text:p>
          </table:table-cell>
          <table:table-cell office:value-type="float" office:value="19.2700004577637">
            <text:p>19.2700004578</text:p>
          </table:table-cell>
          <table:table-cell office:value-type="float" office:value="34.4599990844727">
            <text:p>34.4599990845</text:p>
          </table:table-cell>
          <table:table-cell office:value-type="float" office:value="108.069999694824">
            <text:p>108.0699996948</text:p>
          </table:table-cell>
        </table:table-row>
        <table:table-row table:style-name="ro2">
          <table:table-cell office:value-type="string">
            <text:p>2021-08-31</text:p>
          </table:table-cell>
          <table:table-cell office:value-type="float" office:value="182.240005493164">
            <text:p>182.2400054932</text:p>
          </table:table-cell>
          <table:table-cell office:value-type="float" office:value="141.75">
            <text:p>141.75</text:p>
          </table:table-cell>
          <table:table-cell office:value-type="float" office:value="63.439998626709">
            <text:p>63.4399986267</text:p>
          </table:table-cell>
          <table:table-cell office:value-type="float" office:value="52.2299995422363">
            <text:p>52.2299995422</text:p>
          </table:table-cell>
          <table:table-cell office:value-type="float" office:value="95.5800018310547">
            <text:p>95.5800018311</text:p>
          </table:table-cell>
          <table:table-cell office:value-type="float" office:value="90.379997253418">
            <text:p>90.3799972534</text:p>
          </table:table-cell>
          <table:table-cell office:value-type="float" office:value="57.6199989318848">
            <text:p>57.6199989319</text:p>
          </table:table-cell>
          <table:table-cell office:value-type="float" office:value="52.6100006103516">
            <text:p>52.6100006104</text:p>
          </table:table-cell>
          <table:table-cell office:value-type="float" office:value="19.1800003051758">
            <text:p>19.1800003052</text:p>
          </table:table-cell>
          <table:table-cell office:value-type="float" office:value="34.5299987792969">
            <text:p>34.5299987793</text:p>
          </table:table-cell>
          <table:table-cell office:value-type="float" office:value="108.580001831055">
            <text:p>108.5800018311</text:p>
          </table:table-cell>
        </table:table-row>
        <table:table-row table:style-name="ro2">
          <table:table-cell office:value-type="string">
            <text:p>2021-09-01</text:p>
          </table:table-cell>
          <table:table-cell office:value-type="float" office:value="182.039993286133">
            <text:p>182.0399932861</text:p>
          </table:table-cell>
          <table:table-cell office:value-type="float" office:value="141.419998168945">
            <text:p>141.4199981689</text:p>
          </table:table-cell>
          <table:table-cell office:value-type="float" office:value="64.0400009155273">
            <text:p>64.0400009155</text:p>
          </table:table-cell>
          <table:table-cell office:value-type="float" office:value="52.8600006103516">
            <text:p>52.8600006104</text:p>
          </table:table-cell>
          <table:table-cell office:value-type="float" office:value="95.4899978637695">
            <text:p>95.4899978638</text:p>
          </table:table-cell>
          <table:table-cell office:value-type="float" office:value="90.3099975585937">
            <text:p>90.3099975586</text:p>
          </table:table-cell>
          <table:table-cell office:value-type="float" office:value="57.5999984741211">
            <text:p>57.5999984741</text:p>
          </table:table-cell>
          <table:table-cell office:value-type="float" office:value="52.6199989318848">
            <text:p>52.6199989319</text:p>
          </table:table-cell>
          <table:table-cell office:value-type="float" office:value="19.0900001525879">
            <text:p>19.0900001526</text:p>
          </table:table-cell>
          <table:table-cell office:value-type="float" office:value="34.5499992370605">
            <text:p>34.5499992371</text:p>
          </table:table-cell>
          <table:table-cell office:value-type="float" office:value="110.319999694824">
            <text:p>110.3199996948</text:p>
          </table:table-cell>
        </table:table-row>
        <table:table-row table:style-name="ro2">
          <table:table-cell office:value-type="string">
            <text:p>2021-09-02</text:p>
          </table:table-cell>
          <table:table-cell office:value-type="float" office:value="182.869995117188">
            <text:p>182.8699951172</text:p>
          </table:table-cell>
          <table:table-cell office:value-type="float" office:value="142.440002441406">
            <text:p>142.4400024414</text:p>
          </table:table-cell>
          <table:table-cell office:value-type="float" office:value="64.2200012207031">
            <text:p>64.2200012207</text:p>
          </table:table-cell>
          <table:table-cell office:value-type="float" office:value="52.6500015258789">
            <text:p>52.6500015259</text:p>
          </table:table-cell>
          <table:table-cell office:value-type="float" office:value="95.6600036621094">
            <text:p>95.6600036621</text:p>
          </table:table-cell>
          <table:table-cell office:value-type="float" office:value="90.6800003051758">
            <text:p>90.6800003052</text:p>
          </table:table-cell>
          <table:table-cell office:value-type="float" office:value="57.7200012207031">
            <text:p>57.7200012207</text:p>
          </table:table-cell>
          <table:table-cell office:value-type="float" office:value="52.6599998474121">
            <text:p>52.6599998474</text:p>
          </table:table-cell>
          <table:table-cell office:value-type="float" office:value="19.3099994659424">
            <text:p>19.3099994659</text:p>
          </table:table-cell>
          <table:table-cell office:value-type="float" office:value="34.4500007629395">
            <text:p>34.4500007629</text:p>
          </table:table-cell>
          <table:table-cell office:value-type="float" office:value="110.900001525879">
            <text:p>110.9000015259</text:p>
          </table:table-cell>
        </table:table-row>
        <table:table-row table:style-name="ro2">
          <table:table-cell office:value-type="string">
            <text:p>2021-09-03</text:p>
          </table:table-cell>
          <table:table-cell office:value-type="float" office:value="183.100006103516">
            <text:p>183.1000061035</text:p>
          </table:table-cell>
          <table:table-cell office:value-type="float" office:value="141.880004882813">
            <text:p>141.8800048828</text:p>
          </table:table-cell>
          <table:table-cell office:value-type="float" office:value="64.5599975585938">
            <text:p>64.5599975586</text:p>
          </table:table-cell>
          <table:table-cell office:value-type="float" office:value="52.8899993896484">
            <text:p>52.8899993896</text:p>
          </table:table-cell>
          <table:table-cell office:value-type="float" office:value="95.4599990844727">
            <text:p>95.4599990845</text:p>
          </table:table-cell>
          <table:table-cell office:value-type="float" office:value="89.9700012207031">
            <text:p>89.9700012207</text:p>
          </table:table-cell>
          <table:table-cell office:value-type="float" office:value="57.6100006103516">
            <text:p>57.6100006104</text:p>
          </table:table-cell>
          <table:table-cell office:value-type="float" office:value="52.6800003051758">
            <text:p>52.6800003052</text:p>
          </table:table-cell>
          <table:table-cell office:value-type="float" office:value="19.3299999237061">
            <text:p>19.3299999237</text:p>
          </table:table-cell>
          <table:table-cell office:value-type="float" office:value="34.8199996948242">
            <text:p>34.8199996948</text:p>
          </table:table-cell>
          <table:table-cell office:value-type="float" office:value="110.919998168945">
            <text:p>110.9199981689</text:p>
          </table:table-cell>
        </table:table-row>
        <table:table-row table:style-name="ro2">
          <table:table-cell office:value-type="string">
            <text:p>2021-09-07</text:p>
          </table:table-cell>
          <table:table-cell office:value-type="float" office:value="183.130004882813">
            <text:p>183.1300048828</text:p>
          </table:table-cell>
          <table:table-cell office:value-type="float" office:value="140.479995727539">
            <text:p>140.4799957275</text:p>
          </table:table-cell>
          <table:table-cell office:value-type="float" office:value="64.5999984741211">
            <text:p>64.5999984741</text:p>
          </table:table-cell>
          <table:table-cell office:value-type="float" office:value="53.3300018310547">
            <text:p>53.3300018311</text:p>
          </table:table-cell>
          <table:table-cell office:value-type="float" office:value="95.120002746582">
            <text:p>95.1200027466</text:p>
          </table:table-cell>
          <table:table-cell office:value-type="float" office:value="89.2600021362305">
            <text:p>89.2600021362</text:p>
          </table:table-cell>
          <table:table-cell office:value-type="float" office:value="57.4300003051758">
            <text:p>57.4300003052</text:p>
          </table:table-cell>
          <table:table-cell office:value-type="float" office:value="52.6599998474121">
            <text:p>52.6599998474</text:p>
          </table:table-cell>
          <table:table-cell office:value-type="float" office:value="19.1100006103516">
            <text:p>19.1100006104</text:p>
          </table:table-cell>
          <table:table-cell office:value-type="float" office:value="34.1300010681152">
            <text:p>34.1300010681</text:p>
          </table:table-cell>
          <table:table-cell office:value-type="float" office:value="109.669998168945">
            <text:p>109.6699981689</text:p>
          </table:table-cell>
        </table:table-row>
        <table:table-row table:style-name="ro2">
          <table:table-cell office:value-type="string">
            <text:p>2021-09-08</text:p>
          </table:table-cell>
          <table:table-cell office:value-type="float" office:value="181.5">
            <text:p>181.5</text:p>
          </table:table-cell>
          <table:table-cell office:value-type="float" office:value="140.389999389648">
            <text:p>140.3899993896</text:p>
          </table:table-cell>
          <table:table-cell office:value-type="float" office:value="63.9799995422363">
            <text:p>63.9799995422</text:p>
          </table:table-cell>
          <table:table-cell office:value-type="float" office:value="52.5400009155274">
            <text:p>52.5400009155</text:p>
          </table:table-cell>
          <table:table-cell office:value-type="float" office:value="95.2799987792969">
            <text:p>95.2799987793</text:p>
          </table:table-cell>
          <table:table-cell office:value-type="float" office:value="89.75">
            <text:p>89.75</text:p>
          </table:table-cell>
          <table:table-cell office:value-type="float" office:value="57.4900016784668">
            <text:p>57.4900016785</text:p>
          </table:table-cell>
          <table:table-cell office:value-type="float" office:value="52.7400016784668">
            <text:p>52.7400016785</text:p>
          </table:table-cell>
          <table:table-cell office:value-type="float" office:value="19.25">
            <text:p>19.25</text:p>
          </table:table-cell>
          <table:table-cell office:value-type="float" office:value="34.0400009155273">
            <text:p>34.0400009155</text:p>
          </table:table-cell>
          <table:table-cell office:value-type="float" office:value="110.220001220703">
            <text:p>110.2200012207</text:p>
          </table:table-cell>
        </table:table-row>
        <table:table-row table:style-name="ro2">
          <table:table-cell office:value-type="string">
            <text:p>2021-09-09</text:p>
          </table:table-cell>
          <table:table-cell office:value-type="float" office:value="182.199996948242">
            <text:p>182.1999969482</text:p>
          </table:table-cell>
          <table:table-cell office:value-type="float" office:value="139.699996948242">
            <text:p>139.6999969482</text:p>
          </table:table-cell>
          <table:table-cell office:value-type="float" office:value="63.9000015258789">
            <text:p>63.9000015259</text:p>
          </table:table-cell>
          <table:table-cell office:value-type="float" office:value="52.6100006103516">
            <text:p>52.6100006104</text:p>
          </table:table-cell>
          <table:table-cell office:value-type="float" office:value="95.5899963378906">
            <text:p>95.5899963379</text:p>
          </table:table-cell>
          <table:table-cell office:value-type="float" office:value="90.7699966430664">
            <text:p>90.7699966431</text:p>
          </table:table-cell>
          <table:table-cell office:value-type="float" office:value="57.6599998474121">
            <text:p>57.6599998474</text:p>
          </table:table-cell>
          <table:table-cell office:value-type="float" office:value="52.7999992370606">
            <text:p>52.7999992371</text:p>
          </table:table-cell>
          <table:table-cell office:value-type="float" office:value="19.1100006103516">
            <text:p>19.1100006104</text:p>
          </table:table-cell>
          <table:table-cell office:value-type="float" office:value="34.1800003051758">
            <text:p>34.1800003052</text:p>
          </table:table-cell>
          <table:table-cell office:value-type="float" office:value="107.980003356934">
            <text:p>107.9800033569</text:p>
          </table:table-cell>
        </table:table-row>
        <table:table-row table:style-name="ro2">
          <table:table-cell office:value-type="string">
            <text:p>2021-09-10</text:p>
          </table:table-cell>
          <table:table-cell office:value-type="float" office:value="180.990005493164">
            <text:p>180.9900054932</text:p>
          </table:table-cell>
          <table:table-cell office:value-type="float" office:value="138.800003051758">
            <text:p>138.8000030518</text:p>
          </table:table-cell>
          <table:table-cell office:value-type="float" office:value="63.75">
            <text:p>63.75</text:p>
          </table:table-cell>
          <table:table-cell office:value-type="float" office:value="52.5299987792969">
            <text:p>52.5299987793</text:p>
          </table:table-cell>
          <table:table-cell office:value-type="float" office:value="95.4599990844727">
            <text:p>95.4599990845</text:p>
          </table:table-cell>
          <table:table-cell office:value-type="float" office:value="90.0800018310547">
            <text:p>90.0800018311</text:p>
          </table:table-cell>
          <table:table-cell office:value-type="float" office:value="57.5200004577637">
            <text:p>57.5200004578</text:p>
          </table:table-cell>
          <table:table-cell office:value-type="float" office:value="52.7599983215332">
            <text:p>52.7599983215</text:p>
          </table:table-cell>
          <table:table-cell office:value-type="float" office:value="19.3600006103516">
            <text:p>19.3600006104</text:p>
          </table:table-cell>
          <table:table-cell office:value-type="float" office:value="34.0400009155273">
            <text:p>34.0400009155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1-09-13</text:p>
          </table:table-cell>
          <table:table-cell office:value-type="float" office:value="181.399993896484">
            <text:p>181.3999938965</text:p>
          </table:table-cell>
          <table:table-cell office:value-type="float" office:value="139.720001220703">
            <text:p>139.7200012207</text:p>
          </table:table-cell>
          <table:table-cell office:value-type="float" office:value="64.1500015258789">
            <text:p>64.1500015259</text:p>
          </table:table-cell>
          <table:table-cell office:value-type="float" office:value="52.7000007629395">
            <text:p>52.7000007629</text:p>
          </table:table-cell>
          <table:table-cell office:value-type="float" office:value="95.5199966430664">
            <text:p>95.5199966431</text:p>
          </table:table-cell>
          <table:table-cell office:value-type="float" office:value="90.6100006103516">
            <text:p>90.6100006104</text:p>
          </table:table-cell>
          <table:table-cell office:value-type="float" office:value="57.5400009155274">
            <text:p>57.5400009155</text:p>
          </table:table-cell>
          <table:table-cell office:value-type="float" office:value="52.75">
            <text:p>52.75</text:p>
          </table:table-cell>
          <table:table-cell office:value-type="float" office:value="19.5100002288818">
            <text:p>19.5100002289</text:p>
          </table:table-cell>
          <table:table-cell office:value-type="float" office:value="34.1399993896484">
            <text:p>34.1399993896</text:p>
          </table:table-cell>
          <table:table-cell office:value-type="float" office:value="107.120002746582">
            <text:p>107.1200027466</text:p>
          </table:table-cell>
        </table:table-row>
        <table:table-row table:style-name="ro2">
          <table:table-cell office:value-type="string">
            <text:p>2021-09-14</text:p>
          </table:table-cell>
          <table:table-cell office:value-type="float" office:value="180.020004272461">
            <text:p>180.0200042725</text:p>
          </table:table-cell>
          <table:table-cell office:value-type="float" office:value="138.160003662109">
            <text:p>138.1600036621</text:p>
          </table:table-cell>
          <table:table-cell office:value-type="float" office:value="63.7900009155274">
            <text:p>63.7900009155</text:p>
          </table:table-cell>
          <table:table-cell office:value-type="float" office:value="52.2099990844727">
            <text:p>52.2099990845</text:p>
          </table:table-cell>
          <table:table-cell office:value-type="float" office:value="95.7099990844727">
            <text:p>95.7099990845</text:p>
          </table:table-cell>
          <table:table-cell office:value-type="float" office:value="91.5699996948242">
            <text:p>91.5699996948</text:p>
          </table:table-cell>
          <table:table-cell office:value-type="float" office:value="57.6100006103516">
            <text:p>57.6100006104</text:p>
          </table:table-cell>
          <table:table-cell office:value-type="float" office:value="52.7200012207031">
            <text:p>52.7200012207</text:p>
          </table:table-cell>
          <table:table-cell office:value-type="float" office:value="19.5">
            <text:p>19.5</text:p>
          </table:table-cell>
          <table:table-cell office:value-type="float" office:value="34.3699989318848">
            <text:p>34.3699989319</text:p>
          </table:table-cell>
          <table:table-cell office:value-type="float" office:value="106.930000305176">
            <text:p>106.9300003052</text:p>
          </table:table-cell>
        </table:table-row>
        <table:table-row table:style-name="ro2">
          <table:table-cell office:value-type="string">
            <text:p>2021-09-15</text:p>
          </table:table-cell>
          <table:table-cell office:value-type="float" office:value="182.429992675781">
            <text:p>182.4299926758</text:p>
          </table:table-cell>
          <table:table-cell office:value-type="float" office:value="139.559997558594">
            <text:p>139.5599975586</text:p>
          </table:table-cell>
          <table:table-cell office:value-type="float" office:value="64.0199966430664">
            <text:p>64.0199966431</text:p>
          </table:table-cell>
          <table:table-cell office:value-type="float" office:value="52.189998626709">
            <text:p>52.1899986267</text:p>
          </table:table-cell>
          <table:table-cell office:value-type="float" office:value="95.6399993896484">
            <text:p>95.6399993896</text:p>
          </table:table-cell>
          <table:table-cell office:value-type="float" office:value="91.2300033569336">
            <text:p>91.2300033569</text:p>
          </table:table-cell>
          <table:table-cell office:value-type="float" office:value="57.4900016784668">
            <text:p>57.4900016785</text:p>
          </table:table-cell>
          <table:table-cell office:value-type="float" office:value="52.75">
            <text:p>52.75</text:p>
          </table:table-cell>
          <table:table-cell office:value-type="float" office:value="19.8199996948242">
            <text:p>19.8199996948</text:p>
          </table:table-cell>
          <table:table-cell office:value-type="float" office:value="34.1599998474121">
            <text:p>34.1599998474</text:p>
          </table:table-cell>
          <table:table-cell office:value-type="float" office:value="107.269996643066">
            <text:p>107.2699966431</text:p>
          </table:table-cell>
        </table:table-row>
        <table:table-row table:style-name="ro2">
          <table:table-cell office:value-type="string">
            <text:p>2021-09-16</text:p>
          </table:table-cell>
          <table:table-cell office:value-type="float" office:value="182.449996948242">
            <text:p>182.4499969482</text:p>
          </table:table-cell>
          <table:table-cell office:value-type="float" office:value="138.970001220703">
            <text:p>138.9700012207</text:p>
          </table:table-cell>
          <table:table-cell office:value-type="float" office:value="63.6800003051758">
            <text:p>63.6800003052</text:p>
          </table:table-cell>
          <table:table-cell office:value-type="float" office:value="51.6500015258789">
            <text:p>51.6500015259</text:p>
          </table:table-cell>
          <table:table-cell office:value-type="float" office:value="95.4800033569336">
            <text:p>95.4800033569</text:p>
          </table:table-cell>
          <table:table-cell office:value-type="float" office:value="90.870002746582">
            <text:p>90.8700027466</text:p>
          </table:table-cell>
          <table:table-cell office:value-type="float" office:value="57.4000015258789">
            <text:p>57.4000015259</text:p>
          </table:table-cell>
          <table:table-cell office:value-type="float" office:value="52.7299995422363">
            <text:p>52.7299995422</text:p>
          </table:table-cell>
          <table:table-cell office:value-type="float" office:value="19.6800003051758">
            <text:p>19.6800003052</text:p>
          </table:table-cell>
          <table:table-cell office:value-type="float" office:value="33.3899993896484">
            <text:p>33.3899993896</text:p>
          </table:table-cell>
          <table:table-cell office:value-type="float" office:value="107.360000610352">
            <text:p>107.3600006104</text:p>
          </table:table-cell>
        </table:table-row>
        <table:table-row table:style-name="ro2">
          <table:table-cell office:value-type="string">
            <text:p>2021-09-17</text:p>
          </table:table-cell>
          <table:table-cell office:value-type="float" office:value="181.029998779297">
            <text:p>181.0299987793</text:p>
          </table:table-cell>
          <table:table-cell office:value-type="float" office:value="138.029998779297">
            <text:p>138.0299987793</text:p>
          </table:table-cell>
          <table:table-cell office:value-type="float" office:value="63">
            <text:p>63</text:p>
          </table:table-cell>
          <table:table-cell office:value-type="float" office:value="51.4500007629395">
            <text:p>51.4500007629</text:p>
          </table:table-cell>
          <table:table-cell office:value-type="float" office:value="95.2799987792969">
            <text:p>95.2799987793</text:p>
          </table:table-cell>
          <table:table-cell office:value-type="float" office:value="90.4400024414062">
            <text:p>90.4400024414</text:p>
          </table:table-cell>
          <table:table-cell office:value-type="float" office:value="57.3400001525879">
            <text:p>57.3400001526</text:p>
          </table:table-cell>
          <table:table-cell office:value-type="float" office:value="52.6599998474121">
            <text:p>52.6599998474</text:p>
          </table:table-cell>
          <table:table-cell office:value-type="float" office:value="19.5200004577637">
            <text:p>19.5200004578</text:p>
          </table:table-cell>
          <table:table-cell office:value-type="float" office:value="33.3400001525879">
            <text:p>33.3400001526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1-09-20</text:p>
          </table:table-cell>
          <table:table-cell office:value-type="float" office:value="176.210006713867">
            <text:p>176.2100067139</text:p>
          </table:table-cell>
          <table:table-cell office:value-type="float" office:value="135.970001220703">
            <text:p>135.9700012207</text:p>
          </table:table-cell>
          <table:table-cell office:value-type="float" office:value="61.2799987792969">
            <text:p>61.2799987793</text:p>
          </table:table-cell>
          <table:table-cell office:value-type="float" office:value="49.5900001525879">
            <text:p>49.5900001526</text:p>
          </table:table-cell>
          <table:table-cell office:value-type="float" office:value="95.5299987792969">
            <text:p>95.5299987793</text:p>
          </table:table-cell>
          <table:table-cell office:value-type="float" office:value="91.5100021362305">
            <text:p>91.5100021362</text:p>
          </table:table-cell>
          <table:table-cell office:value-type="float" office:value="57.5">
            <text:p>57.5</text:p>
          </table:table-cell>
          <table:table-cell office:value-type="float" office:value="52.6300010681152">
            <text:p>52.6300010681</text:p>
          </table:table-cell>
          <table:table-cell office:value-type="float" office:value="19.2900009155273">
            <text:p>19.2900009155</text:p>
          </table:table-cell>
          <table:table-cell office:value-type="float" office:value="33.5800018310547">
            <text:p>33.5800018311</text:p>
          </table:table-cell>
          <table:table-cell office:value-type="float" office:value="105.75">
            <text:p>105.75</text:p>
          </table:table-cell>
        </table:table-row>
        <table:table-row table:style-name="ro2">
          <table:table-cell office:value-type="string">
            <text:p>2021-09-21</text:p>
          </table:table-cell>
          <table:table-cell office:value-type="float" office:value="176.220001220703">
            <text:p>176.2200012207</text:p>
          </table:table-cell>
          <table:table-cell office:value-type="float" office:value="135.619995117188">
            <text:p>135.6199951172</text:p>
          </table:table-cell>
          <table:table-cell office:value-type="float" office:value="61.8699989318848">
            <text:p>61.8699989319</text:p>
          </table:table-cell>
          <table:table-cell office:value-type="float" office:value="49.9900016784668">
            <text:p>49.9900016785</text:p>
          </table:table-cell>
          <table:table-cell office:value-type="float" office:value="95.5199966430664">
            <text:p>95.5199966431</text:p>
          </table:table-cell>
          <table:table-cell office:value-type="float" office:value="91.4100036621094">
            <text:p>91.4100036621</text:p>
          </table:table-cell>
          <table:table-cell office:value-type="float" office:value="57.4700012207031">
            <text:p>57.4700012207</text:p>
          </table:table-cell>
          <table:table-cell office:value-type="float" office:value="52.6199989318848">
            <text:p>52.6199989319</text:p>
          </table:table-cell>
          <table:table-cell office:value-type="float" office:value="19.3099994659424">
            <text:p>19.3099994659</text:p>
          </table:table-cell>
          <table:table-cell office:value-type="float" office:value="33.7900009155273">
            <text:p>33.7900009155</text:p>
          </table:table-cell>
          <table:table-cell office:value-type="float" office:value="105.800003051758">
            <text:p>105.8000030518</text:p>
          </table:table-cell>
        </table:table-row>
        <table:table-row table:style-name="ro2">
          <table:table-cell office:value-type="string">
            <text:p>2021-09-22</text:p>
          </table:table-cell>
          <table:table-cell office:value-type="float" office:value="179.190002441406">
            <text:p>179.1900024414</text:p>
          </table:table-cell>
          <table:table-cell office:value-type="float" office:value="136.759994506836">
            <text:p>136.7599945068</text:p>
          </table:table-cell>
          <table:table-cell office:value-type="float" office:value="62.3300018310547">
            <text:p>62.3300018311</text:p>
          </table:table-cell>
          <table:table-cell office:value-type="float" office:value="50.7099990844727">
            <text:p>50.7099990845</text:p>
          </table:table-cell>
          <table:table-cell office:value-type="float" office:value="95.5899963378906">
            <text:p>95.5899963379</text:p>
          </table:table-cell>
          <table:table-cell office:value-type="float" office:value="91.879997253418">
            <text:p>91.8799972534</text:p>
          </table:table-cell>
          <table:table-cell office:value-type="float" office:value="57.5099983215332">
            <text:p>57.5099983215</text:p>
          </table:table-cell>
          <table:table-cell office:value-type="float" office:value="52.5200004577637">
            <text:p>52.5200004578</text:p>
          </table:table-cell>
          <table:table-cell office:value-type="float" office:value="19.5300006866455">
            <text:p>19.5300006866</text:p>
          </table:table-cell>
          <table:table-cell office:value-type="float" office:value="33.6500015258789">
            <text:p>33.6500015259</text:p>
          </table:table-cell>
          <table:table-cell office:value-type="float" office:value="106.830001831055">
            <text:p>106.8300018311</text:p>
          </table:table-cell>
        </table:table-row>
        <table:table-row table:style-name="ro2">
          <table:table-cell office:value-type="string">
            <text:p>2021-09-23</text:p>
          </table:table-cell>
          <table:table-cell office:value-type="float" office:value="182.880004882813">
            <text:p>182.8800048828</text:p>
          </table:table-cell>
          <table:table-cell office:value-type="float" office:value="138.619995117188">
            <text:p>138.6199951172</text:p>
          </table:table-cell>
          <table:table-cell office:value-type="float" office:value="62.939998626709">
            <text:p>62.9399986267</text:p>
          </table:table-cell>
          <table:table-cell office:value-type="float" office:value="50.9500007629395">
            <text:p>50.9500007629</text:p>
          </table:table-cell>
          <table:table-cell office:value-type="float" office:value="95.1600036621094">
            <text:p>95.1600036621</text:p>
          </table:table-cell>
          <table:table-cell office:value-type="float" office:value="89.9499969482422">
            <text:p>89.9499969482</text:p>
          </table:table-cell>
          <table:table-cell office:value-type="float" office:value="57.2799987792969">
            <text:p>57.2799987793</text:p>
          </table:table-cell>
          <table:table-cell office:value-type="float" office:value="52.5299987792969">
            <text:p>52.5299987793</text:p>
          </table:table-cell>
          <table:table-cell office:value-type="float" office:value="19.8299999237061">
            <text:p>19.8299999237</text:p>
          </table:table-cell>
          <table:table-cell office:value-type="float" office:value="33.2700004577637">
            <text:p>33.2700004578</text:p>
          </table:table-cell>
          <table:table-cell office:value-type="float" office:value="106.620002746582">
            <text:p>106.6200027466</text:p>
          </table:table-cell>
        </table:table-row>
        <table:table-row table:style-name="ro2">
          <table:table-cell office:value-type="string">
            <text:p>2021-09-24</text:p>
          </table:table-cell>
          <table:table-cell office:value-type="float" office:value="182.910003662109">
            <text:p>182.9100036621</text:p>
          </table:table-cell>
          <table:table-cell office:value-type="float" office:value="137.990005493164">
            <text:p>137.9900054932</text:p>
          </table:table-cell>
          <table:table-cell office:value-type="float" office:value="62.3400001525879">
            <text:p>62.3400001526</text:p>
          </table:table-cell>
          <table:table-cell office:value-type="float" office:value="50.3899993896484">
            <text:p>50.3899993896</text:p>
          </table:table-cell>
          <table:table-cell office:value-type="float" office:value="95.0500030517578">
            <text:p>95.0500030518</text:p>
          </table:table-cell>
          <table:table-cell office:value-type="float" office:value="89.1500015258789">
            <text:p>89.1500015259</text:p>
          </table:table-cell>
          <table:table-cell office:value-type="float" office:value="57.1399993896484">
            <text:p>57.1399993896</text:p>
          </table:table-cell>
          <table:table-cell office:value-type="float" office:value="52.5200004577637">
            <text:p>52.5200004578</text:p>
          </table:table-cell>
          <table:table-cell office:value-type="float" office:value="19.9200000762939">
            <text:p>19.9200000763</text:p>
          </table:table-cell>
          <table:table-cell office:value-type="float" office:value="33.25">
            <text:p>33.25</text:p>
          </table:table-cell>
          <table:table-cell office:value-type="float" office:value="104.830001831055">
            <text:p>104.8300018311</text:p>
          </table:table-cell>
        </table:table-row>
        <table:table-row table:style-name="ro2">
          <table:table-cell office:value-type="string">
            <text:p>2021-09-27</text:p>
          </table:table-cell>
          <table:table-cell office:value-type="float" office:value="183.380004882813">
            <text:p>183.3800048828</text:p>
          </table:table-cell>
          <table:table-cell office:value-type="float" office:value="138.580001831055">
            <text:p>138.5800018311</text:p>
          </table:table-cell>
          <table:table-cell office:value-type="float" office:value="62.4900016784668">
            <text:p>62.4900016785</text:p>
          </table:table-cell>
          <table:table-cell office:value-type="float" office:value="50.6599998474121">
            <text:p>50.6599998474</text:p>
          </table:table-cell>
          <table:table-cell office:value-type="float" office:value="94.9000015258789">
            <text:p>94.9000015259</text:p>
          </table:table-cell>
          <table:table-cell office:value-type="float" office:value="88.8099975585937">
            <text:p>88.8099975586</text:p>
          </table:table-cell>
          <table:table-cell office:value-type="float" office:value="57.1100006103516">
            <text:p>57.1100006104</text:p>
          </table:table-cell>
          <table:table-cell office:value-type="float" office:value="52.560001373291">
            <text:p>52.5600013733</text:p>
          </table:table-cell>
          <table:table-cell office:value-type="float" office:value="20.1900005340576">
            <text:p>20.1900005341</text:p>
          </table:table-cell>
          <table:table-cell office:value-type="float" office:value="33.3199996948242">
            <text:p>33.3199996948</text:p>
          </table:table-cell>
          <table:table-cell office:value-type="float" office:value="103.419998168945">
            <text:p>103.4199981689</text:p>
          </table:table-cell>
        </table:table-row>
        <table:table-row table:style-name="ro2">
          <table:table-cell office:value-type="string">
            <text:p>2021-09-28</text:p>
          </table:table-cell>
          <table:table-cell office:value-type="float" office:value="178.880004882813">
            <text:p>178.8800048828</text:p>
          </table:table-cell>
          <table:table-cell office:value-type="float" office:value="137.059997558594">
            <text:p>137.0599975586</text:p>
          </table:table-cell>
          <table:table-cell office:value-type="float" office:value="61.2400016784668">
            <text:p>61.2400016785</text:p>
          </table:table-cell>
          <table:table-cell office:value-type="float" office:value="50.0699996948242">
            <text:p>50.0699996948</text:p>
          </table:table-cell>
          <table:table-cell office:value-type="float" office:value="94.4400024414063">
            <text:p>94.4400024414</text:p>
          </table:table-cell>
          <table:table-cell office:value-type="float" office:value="87.5199966430664">
            <text:p>87.5199966431</text:p>
          </table:table-cell>
          <table:table-cell office:value-type="float" office:value="56.9900016784668">
            <text:p>56.9900016785</text:p>
          </table:table-cell>
          <table:table-cell office:value-type="float" office:value="52.5699996948242">
            <text:p>52.5699996948</text:p>
          </table:table-cell>
          <table:table-cell office:value-type="float" office:value="20.0300006866455">
            <text:p>20.0300006866</text:p>
          </table:table-cell>
          <table:table-cell office:value-type="float" office:value="32.9799995422363">
            <text:p>32.9799995422</text:p>
          </table:table-cell>
          <table:table-cell office:value-type="float" office:value="102.720001220703">
            <text:p>102.7200012207</text:p>
          </table:table-cell>
        </table:table-row>
        <table:table-row table:style-name="ro2">
          <table:table-cell office:value-type="string">
            <text:p>2021-09-29</text:p>
          </table:table-cell>
          <table:table-cell office:value-type="float" office:value="177.529998779297">
            <text:p>177.5299987793</text:p>
          </table:table-cell>
          <table:table-cell office:value-type="float" office:value="137.619995117188">
            <text:p>137.6199951172</text:p>
          </table:table-cell>
          <table:table-cell office:value-type="float" office:value="61.0299987792969">
            <text:p>61.0299987793</text:p>
          </table:table-cell>
          <table:table-cell office:value-type="float" office:value="49.6699981689453">
            <text:p>49.6699981689</text:p>
          </table:table-cell>
          <table:table-cell office:value-type="float" office:value="94.5">
            <text:p>94.5</text:p>
          </table:table-cell>
          <table:table-cell office:value-type="float" office:value="87.7099990844727">
            <text:p>87.7099990845</text:p>
          </table:table-cell>
          <table:table-cell office:value-type="float" office:value="57.0299987792969">
            <text:p>57.0299987793</text:p>
          </table:table-cell>
          <table:table-cell office:value-type="float" office:value="52.5900001525879">
            <text:p>52.5900001526</text:p>
          </table:table-cell>
          <table:table-cell office:value-type="float" office:value="20.0499992370605">
            <text:p>20.0499992371</text:p>
          </table:table-cell>
          <table:table-cell office:value-type="float" office:value="32.8499984741211">
            <text:p>32.8499984741</text:p>
          </table:table-cell>
          <table:table-cell office:value-type="float" office:value="103.48999786377">
            <text:p>103.4899978638</text:p>
          </table:table-cell>
        </table:table-row>
        <table:table-row table:style-name="ro2">
          <table:table-cell office:value-type="string">
            <text:p>2021-09-30</text:p>
          </table:table-cell>
          <table:table-cell office:value-type="float" office:value="175.600006103516">
            <text:p>175.6000061035</text:p>
          </table:table-cell>
          <table:table-cell office:value-type="float" office:value="135.369995117188">
            <text:p>135.3699951172</text:p>
          </table:table-cell>
          <table:table-cell office:value-type="float" office:value="60.9599990844727">
            <text:p>60.9599990845</text:p>
          </table:table-cell>
          <table:table-cell office:value-type="float" office:value="50.0099983215332">
            <text:p>50.0099983215</text:p>
          </table:table-cell>
          <table:table-cell office:value-type="float" office:value="94.4100036621094">
            <text:p>94.4100036621</text:p>
          </table:table-cell>
          <table:table-cell office:value-type="float" office:value="87.7099990844727">
            <text:p>87.7099990845</text:p>
          </table:table-cell>
          <table:table-cell office:value-type="float" office:value="56.9599990844727">
            <text:p>56.9599990845</text:p>
          </table:table-cell>
          <table:table-cell office:value-type="float" office:value="52.5800018310547">
            <text:p>52.5800018311</text:p>
          </table:table-cell>
          <table:table-cell office:value-type="float" office:value="20.1800003051758">
            <text:p>20.1800003052</text:p>
          </table:table-cell>
          <table:table-cell office:value-type="float" office:value="33.4099998474121">
            <text:p>33.4099998474</text:p>
          </table:table-cell>
          <table:table-cell office:value-type="float" office:value="101.779998779297">
            <text:p>101.7799987793</text:p>
          </table:table-cell>
        </table:table-row>
        <table:table-row table:style-name="ro2">
          <table:table-cell office:value-type="string">
            <text:p>2021-10-01</text:p>
          </table:table-cell>
          <table:table-cell office:value-type="float" office:value="177.380004882813">
            <text:p>177.3800048828</text:p>
          </table:table-cell>
          <table:table-cell office:value-type="float" office:value="136.960006713867">
            <text:p>136.9600067139</text:p>
          </table:table-cell>
          <table:table-cell office:value-type="float" office:value="61.1199989318848">
            <text:p>61.1199989319</text:p>
          </table:table-cell>
          <table:table-cell office:value-type="float" office:value="50.0400009155274">
            <text:p>50.0400009155</text:p>
          </table:table-cell>
          <table:table-cell office:value-type="float" office:value="94.6699981689453">
            <text:p>94.6699981689</text:p>
          </table:table-cell>
          <table:table-cell office:value-type="float" office:value="88.1800003051758">
            <text:p>88.1800003052</text:p>
          </table:table-cell>
          <table:table-cell office:value-type="float" office:value="57.0200004577637">
            <text:p>57.0200004578</text:p>
          </table:table-cell>
          <table:table-cell office:value-type="float" office:value="51.7999992370605">
            <text:p>51.7999992371</text:p>
          </table:table-cell>
          <table:table-cell office:value-type="float" office:value="20.4500007629395">
            <text:p>20.4500007629</text:p>
          </table:table-cell>
          <table:table-cell office:value-type="float" office:value="33.4900016784668">
            <text:p>33.4900016785</text:p>
          </table:table-cell>
          <table:table-cell office:value-type="float" office:value="103.220001220703">
            <text:p>103.2200012207</text:p>
          </table:table-cell>
        </table:table-row>
        <table:table-row table:style-name="ro2">
          <table:table-cell office:value-type="string">
            <text:p>2021-10-04</text:p>
          </table:table-cell>
          <table:table-cell office:value-type="float" office:value="174.960006713867">
            <text:p>174.9600067139</text:p>
          </table:table-cell>
          <table:table-cell office:value-type="float" office:value="136.429992675781">
            <text:p>136.4299926758</text:p>
          </table:table-cell>
          <table:table-cell office:value-type="float" office:value="60.4700012207031">
            <text:p>60.4700012207</text:p>
          </table:table-cell>
          <table:table-cell office:value-type="float" office:value="49.3499984741211">
            <text:p>49.3499984741</text:p>
          </table:table-cell>
          <table:table-cell office:value-type="float" office:value="94.5800018310547">
            <text:p>94.5800018311</text:p>
          </table:table-cell>
          <table:table-cell office:value-type="float" office:value="88">
            <text:p>88</text:p>
          </table:table-cell>
          <table:table-cell office:value-type="float" office:value="56.9500007629395">
            <text:p>56.9500007629</text:p>
          </table:table-cell>
          <table:table-cell office:value-type="float" office:value="51.8199996948242">
            <text:p>51.8199996948</text:p>
          </table:table-cell>
          <table:table-cell office:value-type="float" office:value="20.7800006866455">
            <text:p>20.7800006866</text:p>
          </table:table-cell>
          <table:table-cell office:value-type="float" office:value="33.6500015258789">
            <text:p>33.6500015259</text:p>
          </table:table-cell>
          <table:table-cell office:value-type="float" office:value="103.23999786377">
            <text:p>103.2399978638</text:p>
          </table:table-cell>
        </table:table-row>
        <table:table-row table:style-name="ro2">
          <table:table-cell office:value-type="string">
            <text:p>2021-10-05</text:p>
          </table:table-cell>
          <table:table-cell office:value-type="float" office:value="177.410003662109">
            <text:p>177.4100036621</text:p>
          </table:table-cell>
          <table:table-cell office:value-type="float" office:value="137.539993286133">
            <text:p>137.5399932861</text:p>
          </table:table-cell>
          <table:table-cell office:value-type="float" office:value="60.8800010681152">
            <text:p>60.8800010681</text:p>
          </table:table-cell>
          <table:table-cell office:value-type="float" office:value="49.8199996948242">
            <text:p>49.8199996948</text:p>
          </table:table-cell>
          <table:table-cell office:value-type="float" office:value="94.370002746582">
            <text:p>94.3700027466</text:p>
          </table:table-cell>
          <table:table-cell office:value-type="float" office:value="87.2600021362305">
            <text:p>87.2600021362</text:p>
          </table:table-cell>
          <table:table-cell office:value-type="float" office:value="56.7700004577637">
            <text:p>56.7700004578</text:p>
          </table:table-cell>
          <table:table-cell office:value-type="float" office:value="51.9000015258789">
            <text:p>51.9000015259</text:p>
          </table:table-cell>
          <table:table-cell office:value-type="float" office:value="21.0400009155273">
            <text:p>21.0400009155</text:p>
          </table:table-cell>
          <table:table-cell office:value-type="float" office:value="33.5">
            <text:p>33.5</text:p>
          </table:table-cell>
          <table:table-cell office:value-type="float" office:value="102.529998779297">
            <text:p>102.5299987793</text:p>
          </table:table-cell>
        </table:table-row>
        <table:table-row table:style-name="ro2">
          <table:table-cell office:value-type="string">
            <text:p>2021-10-06</text:p>
          </table:table-cell>
          <table:table-cell office:value-type="float" office:value="177.279998779297">
            <text:p>177.2799987793</text:p>
          </table:table-cell>
          <table:table-cell office:value-type="float" office:value="137.789993286133">
            <text:p>137.7899932861</text:p>
          </table:table-cell>
          <table:table-cell office:value-type="float" office:value="60.5">
            <text:p>60.5</text:p>
          </table:table-cell>
          <table:table-cell office:value-type="float" office:value="49.6300010681152">
            <text:p>49.6300010681</text:p>
          </table:table-cell>
          <table:table-cell office:value-type="float" office:value="94.3099975585938">
            <text:p>94.3099975586</text:p>
          </table:table-cell>
          <table:table-cell office:value-type="float" office:value="87.6699981689453">
            <text:p>87.6699981689</text:p>
          </table:table-cell>
          <table:table-cell office:value-type="float" office:value="56.8499984741211">
            <text:p>56.8499984741</text:p>
          </table:table-cell>
          <table:table-cell office:value-type="float" office:value="51.8499984741211">
            <text:p>51.8499984741</text:p>
          </table:table-cell>
          <table:table-cell office:value-type="float" office:value="20.6900005340576">
            <text:p>20.6900005341</text:p>
          </table:table-cell>
          <table:table-cell office:value-type="float" office:value="33.5900001525879">
            <text:p>33.5900001526</text:p>
          </table:table-cell>
          <table:table-cell office:value-type="float" office:value="103.51000213623">
            <text:p>103.5100021362</text:p>
          </table:table-cell>
        </table:table-row>
        <table:table-row table:style-name="ro2">
          <table:table-cell office:value-type="string">
            <text:p>2021-10-07</text:p>
          </table:table-cell>
          <table:table-cell office:value-type="float" office:value="179.320007324219">
            <text:p>179.3200073242</text:p>
          </table:table-cell>
          <table:table-cell office:value-type="float" office:value="138.899993896484">
            <text:p>138.8999938965</text:p>
          </table:table-cell>
          <table:table-cell office:value-type="float" office:value="61.2200012207031">
            <text:p>61.2200012207</text:p>
          </table:table-cell>
          <table:table-cell office:value-type="float" office:value="50.5999984741211">
            <text:p>50.5999984741</text:p>
          </table:table-cell>
          <table:table-cell office:value-type="float" office:value="94.0400009155274">
            <text:p>94.0400009155</text:p>
          </table:table-cell>
          <table:table-cell office:value-type="float" office:value="86.7699966430664">
            <text:p>86.7699966431</text:p>
          </table:table-cell>
          <table:table-cell office:value-type="float" office:value="56.75">
            <text:p>56.75</text:p>
          </table:table-cell>
          <table:table-cell office:value-type="float" office:value="51.8800010681152">
            <text:p>51.8800010681</text:p>
          </table:table-cell>
          <table:table-cell office:value-type="float" office:value="20.9500007629395">
            <text:p>20.9500007629</text:p>
          </table:table-cell>
          <table:table-cell office:value-type="float" office:value="33.4000015258789">
            <text:p>33.4000015259</text:p>
          </table:table-cell>
          <table:table-cell office:value-type="float" office:value="103.790000915527">
            <text:p>103.7900009155</text:p>
          </table:table-cell>
        </table:table-row>
        <table:table-row table:style-name="ro2">
          <table:table-cell office:value-type="string">
            <text:p>2021-10-08</text:p>
          </table:table-cell>
          <table:table-cell office:value-type="float" office:value="179.009994506836">
            <text:p>179.0099945068</text:p>
          </table:table-cell>
          <table:table-cell office:value-type="float" office:value="139.039993286133">
            <text:p>139.0399932861</text:p>
          </table:table-cell>
          <table:table-cell office:value-type="float" office:value="61.2700004577637">
            <text:p>61.2700004578</text:p>
          </table:table-cell>
          <table:table-cell office:value-type="float" office:value="50.7900009155273">
            <text:p>50.7900009155</text:p>
          </table:table-cell>
          <table:table-cell office:value-type="float" office:value="93.7900009155274">
            <text:p>93.7900009155</text:p>
          </table:table-cell>
          <table:table-cell office:value-type="float" office:value="86.25">
            <text:p>86.25</text:p>
          </table:table-cell>
          <table:table-cell office:value-type="float" office:value="56.6599998474121">
            <text:p>56.6599998474</text:p>
          </table:table-cell>
          <table:table-cell office:value-type="float" office:value="51.8800010681152">
            <text:p>51.8800010681</text:p>
          </table:table-cell>
          <table:table-cell office:value-type="float" office:value="21.0200004577637">
            <text:p>21.0200004578</text:p>
          </table:table-cell>
          <table:table-cell office:value-type="float" office:value="33.4199981689453">
            <text:p>33.4199981689</text:p>
          </table:table-cell>
          <table:table-cell office:value-type="float" office:value="102.809997558594">
            <text:p>102.8099975586</text:p>
          </table:table-cell>
        </table:table-row>
        <table:table-row table:style-name="ro2">
          <table:table-cell office:value-type="string">
            <text:p>2021-10-11</text:p>
          </table:table-cell>
          <table:table-cell office:value-type="float" office:value="177.550003051758">
            <text:p>177.5500030518</text:p>
          </table:table-cell>
          <table:table-cell office:value-type="float" office:value="137.990005493164">
            <text:p>137.9900054932</text:p>
          </table:table-cell>
          <table:table-cell office:value-type="float" office:value="61.0800018310547">
            <text:p>61.0800018311</text:p>
          </table:table-cell>
          <table:table-cell office:value-type="float" office:value="50.6500015258789">
            <text:p>50.6500015259</text:p>
          </table:table-cell>
          <table:table-cell office:value-type="float" office:value="93.5999984741211">
            <text:p>93.5999984741</text:p>
          </table:table-cell>
          <table:table-cell office:value-type="float" office:value="85.9899978637695">
            <text:p>85.9899978638</text:p>
          </table:table-cell>
          <table:table-cell office:value-type="float" office:value="56.5900001525879">
            <text:p>56.5900001526</text:p>
          </table:table-cell>
          <table:table-cell office:value-type="float" office:value="51.8800010681152">
            <text:p>51.8800010681</text:p>
          </table:table-cell>
          <table:table-cell office:value-type="float" office:value="21.1599998474121">
            <text:p>21.1599998474</text:p>
          </table:table-cell>
          <table:table-cell office:value-type="float" office:value="33.3600006103516">
            <text:p>33.3600006104</text:p>
          </table:table-cell>
          <table:table-cell office:value-type="float" office:value="103.069999694824">
            <text:p>103.0699996948</text:p>
          </table:table-cell>
        </table:table-row>
        <table:table-row table:style-name="ro2">
          <table:table-cell office:value-type="string">
            <text:p>2021-10-12</text:p>
          </table:table-cell>
          <table:table-cell office:value-type="float" office:value="177.720001220703">
            <text:p>177.7200012207</text:p>
          </table:table-cell>
          <table:table-cell office:value-type="float" office:value="137.580001831055">
            <text:p>137.5800018311</text:p>
          </table:table-cell>
          <table:table-cell office:value-type="float" office:value="61.0099983215332">
            <text:p>61.0099983215</text:p>
          </table:table-cell>
          <table:table-cell office:value-type="float" office:value="50.5099983215332">
            <text:p>50.5099983215</text:p>
          </table:table-cell>
          <table:table-cell office:value-type="float" office:value="93.8600006103516">
            <text:p>93.8600006104</text:p>
          </table:table-cell>
          <table:table-cell office:value-type="float" office:value="87.370002746582">
            <text:p>87.3700027466</text:p>
          </table:table-cell>
          <table:table-cell office:value-type="float" office:value="56.5699996948242">
            <text:p>56.5699996948</text:p>
          </table:table-cell>
          <table:table-cell office:value-type="float" office:value="51.8400001525879">
            <text:p>51.8400001526</text:p>
          </table:table-cell>
          <table:table-cell office:value-type="float" office:value="21.1599998474121">
            <text:p>21.1599998474</text:p>
          </table:table-cell>
          <table:table-cell office:value-type="float" office:value="33.5200004577637">
            <text:p>33.5200004578</text:p>
          </table:table-cell>
          <table:table-cell office:value-type="float" office:value="104.419998168945">
            <text:p>104.4199981689</text:p>
          </table:table-cell>
        </table:table-row>
        <table:table-row table:style-name="ro2">
          <table:table-cell office:value-type="string">
            <text:p>2021-10-13</text:p>
          </table:table-cell>
          <table:table-cell office:value-type="float" office:value="178.490005493164">
            <text:p>178.4900054932</text:p>
          </table:table-cell>
          <table:table-cell office:value-type="float" office:value="137.729995727539">
            <text:p>137.7299957275</text:p>
          </table:table-cell>
          <table:table-cell office:value-type="float" office:value="61.7000007629395">
            <text:p>61.7000007629</text:p>
          </table:table-cell>
          <table:table-cell office:value-type="float" office:value="51.1699981689453">
            <text:p>51.1699981689</text:p>
          </table:table-cell>
          <table:table-cell office:value-type="float" office:value="94.0999984741211">
            <text:p>94.0999984741</text:p>
          </table:table-cell>
          <table:table-cell office:value-type="float" office:value="88.1600036621094">
            <text:p>88.1600036621</text:p>
          </table:table-cell>
          <table:table-cell office:value-type="float" office:value="56.7799987792969">
            <text:p>56.7799987793</text:p>
          </table:table-cell>
          <table:table-cell office:value-type="float" office:value="51.9000015258789">
            <text:p>51.9000015259</text:p>
          </table:table-cell>
          <table:table-cell office:value-type="float" office:value="21.2800006866455">
            <text:p>21.2800006866</text:p>
          </table:table-cell>
          <table:table-cell office:value-type="float" office:value="34.1100006103516">
            <text:p>34.1100006104</text:p>
          </table:table-cell>
          <table:table-cell office:value-type="float" office:value="105.180000305176">
            <text:p>105.1800003052</text:p>
          </table:table-cell>
        </table:table-row>
        <table:table-row table:style-name="ro2">
          <table:table-cell office:value-type="string">
            <text:p>2021-10-14</text:p>
          </table:table-cell>
          <table:table-cell office:value-type="float" office:value="181.869995117188">
            <text:p>181.8699951172</text:p>
          </table:table-cell>
          <table:table-cell office:value-type="float" office:value="139.919998168945">
            <text:p>139.9199981689</text:p>
          </table:table-cell>
          <table:table-cell office:value-type="float" office:value="62.2099990844727">
            <text:p>62.2099990845</text:p>
          </table:table-cell>
          <table:table-cell office:value-type="float" office:value="51.25">
            <text:p>51.25</text:p>
          </table:table-cell>
          <table:table-cell office:value-type="float" office:value="94.3499984741211">
            <text:p>94.3499984741</text:p>
          </table:table-cell>
          <table:table-cell office:value-type="float" office:value="88.4499969482422">
            <text:p>88.4499969482</text:p>
          </table:table-cell>
          <table:table-cell office:value-type="float" office:value="56.9599990844727">
            <text:p>56.9599990845</text:p>
          </table:table-cell>
          <table:table-cell office:value-type="float" office:value="51.939998626709">
            <text:p>51.9399986267</text:p>
          </table:table-cell>
          <table:table-cell office:value-type="float" office:value="21.5">
            <text:p>21.5</text:p>
          </table:table-cell>
          <table:table-cell office:value-type="float" office:value="34.2000007629395">
            <text:p>34.2000007629</text:p>
          </table:table-cell>
          <table:table-cell office:value-type="float" office:value="106.459999084473">
            <text:p>106.4599990845</text:p>
          </table:table-cell>
        </table:table-row>
        <table:table-row table:style-name="ro2">
          <table:table-cell office:value-type="string">
            <text:p>2021-10-15</text:p>
          </table:table-cell>
          <table:table-cell office:value-type="float" office:value="183.940002441406">
            <text:p>183.9400024414</text:p>
          </table:table-cell>
          <table:table-cell office:value-type="float" office:value="140.880004882813">
            <text:p>140.8800048828</text:p>
          </table:table-cell>
          <table:table-cell office:value-type="float" office:value="62.7400016784668">
            <text:p>62.7400016785</text:p>
          </table:table-cell>
          <table:table-cell office:value-type="float" office:value="51.7999992370605">
            <text:p>51.7999992371</text:p>
          </table:table-cell>
          <table:table-cell office:value-type="float" office:value="94.0400009155274">
            <text:p>94.0400009155</text:p>
          </table:table-cell>
          <table:table-cell office:value-type="float" office:value="87.9599990844727">
            <text:p>87.9599990845</text:p>
          </table:table-cell>
          <table:table-cell office:value-type="float" office:value="56.8400001525879">
            <text:p>56.8400001526</text:p>
          </table:table-cell>
          <table:table-cell office:value-type="float" office:value="51.9199981689453">
            <text:p>51.9199981689</text:p>
          </table:table-cell>
          <table:table-cell office:value-type="float" office:value="21.6800003051758">
            <text:p>21.6800003052</text:p>
          </table:table-cell>
          <table:table-cell office:value-type="float" office:value="33.6599998474121">
            <text:p>33.6599998474</text:p>
          </table:table-cell>
          <table:table-cell office:value-type="float" office:value="106.379997253418">
            <text:p>106.3799972534</text:p>
          </table:table-cell>
        </table:table-row>
        <table:table-row table:style-name="ro2">
          <table:table-cell office:value-type="string">
            <text:p>2021-10-18</text:p>
          </table:table-cell>
          <table:table-cell office:value-type="float" office:value="185.330001831055">
            <text:p>185.3300018311</text:p>
          </table:table-cell>
          <table:table-cell office:value-type="float" office:value="140.380004882813">
            <text:p>140.3800048828</text:p>
          </table:table-cell>
          <table:table-cell office:value-type="float" office:value="62.5499992370605">
            <text:p>62.5499992371</text:p>
          </table:table-cell>
          <table:table-cell office:value-type="float" office:value="51.7299995422363">
            <text:p>51.7299995422</text:p>
          </table:table-cell>
          <table:table-cell office:value-type="float" office:value="93.8099975585937">
            <text:p>93.8099975586</text:p>
          </table:table-cell>
          <table:table-cell office:value-type="float" office:value="88.25">
            <text:p>88.25</text:p>
          </table:table-cell>
          <table:table-cell office:value-type="float" office:value="56.689998626709">
            <text:p>56.6899986267</text:p>
          </table:table-cell>
          <table:table-cell office:value-type="float" office:value="51.8400001525879">
            <text:p>51.8400001526</text:p>
          </table:table-cell>
          <table:table-cell office:value-type="float" office:value="21.5499992370605">
            <text:p>21.5499992371</text:p>
          </table:table-cell>
          <table:table-cell office:value-type="float" office:value="33.5699996948242">
            <text:p>33.5699996948</text:p>
          </table:table-cell>
          <table:table-cell office:value-type="float" office:value="106.650001525879">
            <text:p>106.6500015259</text:p>
          </table:table-cell>
        </table:table-row>
        <table:table-row table:style-name="ro2">
          <table:table-cell office:value-type="string">
            <text:p>2021-10-19</text:p>
          </table:table-cell>
          <table:table-cell office:value-type="float" office:value="186.229995727539">
            <text:p>186.2299957275</text:p>
          </table:table-cell>
          <table:table-cell office:value-type="float" office:value="141.630004882813">
            <text:p>141.6300048828</text:p>
          </table:table-cell>
          <table:table-cell office:value-type="float" office:value="63.0299987792969">
            <text:p>63.0299987793</text:p>
          </table:table-cell>
          <table:table-cell office:value-type="float" office:value="52.3199996948242">
            <text:p>52.3199996948</text:p>
          </table:table-cell>
          <table:table-cell office:value-type="float" office:value="93.5800018310547">
            <text:p>93.5800018311</text:p>
          </table:table-cell>
          <table:table-cell office:value-type="float" office:value="87.1399993896484">
            <text:p>87.1399993896</text:p>
          </table:table-cell>
          <table:table-cell office:value-type="float" office:value="56.6399993896484">
            <text:p>56.6399993896</text:p>
          </table:table-cell>
          <table:table-cell office:value-type="float" office:value="51.8800010681152">
            <text:p>51.8800010681</text:p>
          </table:table-cell>
          <table:table-cell office:value-type="float" office:value="21.6000003814697">
            <text:p>21.6000003815</text:p>
          </table:table-cell>
          <table:table-cell office:value-type="float" office:value="33.6800003051758">
            <text:p>33.6800003052</text:p>
          </table:table-cell>
          <table:table-cell office:value-type="float" office:value="106.699996948242">
            <text:p>106.6999969482</text:p>
          </table:table-cell>
        </table:table-row>
        <table:table-row table:style-name="ro2">
          <table:table-cell office:value-type="string">
            <text:p>2021-10-20</text:p>
          </table:table-cell>
          <table:table-cell office:value-type="float" office:value="186.460006713867">
            <text:p>186.4600067139</text:p>
          </table:table-cell>
          <table:table-cell office:value-type="float" office:value="143.059997558594">
            <text:p>143.0599975586</text:p>
          </table:table-cell>
          <table:table-cell office:value-type="float" office:value="63.2299995422363">
            <text:p>63.2299995422</text:p>
          </table:table-cell>
          <table:table-cell office:value-type="float" office:value="52.3300018310547">
            <text:p>52.3300018311</text:p>
          </table:table-cell>
          <table:table-cell office:value-type="float" office:value="93.5199966430664">
            <text:p>93.5199966431</text:p>
          </table:table-cell>
          <table:table-cell office:value-type="float" office:value="86.5899963378906">
            <text:p>86.5899963379</text:p>
          </table:table-cell>
          <table:table-cell office:value-type="float" office:value="56.6300010681152">
            <text:p>56.6300010681</text:p>
          </table:table-cell>
          <table:table-cell office:value-type="float" office:value="51.9799995422363">
            <text:p>51.9799995422</text:p>
          </table:table-cell>
          <table:table-cell office:value-type="float" office:value="21.8400001525879">
            <text:p>21.8400001526</text:p>
          </table:table-cell>
          <table:table-cell office:value-type="float" office:value="33.9799995422363">
            <text:p>33.9799995422</text:p>
          </table:table-cell>
          <table:table-cell office:value-type="float" office:value="108.379997253418">
            <text:p>108.3799972534</text:p>
          </table:table-cell>
        </table:table-row>
        <table:table-row table:style-name="ro2">
          <table:table-cell office:value-type="string">
            <text:p>2021-10-21</text:p>
          </table:table-cell>
          <table:table-cell office:value-type="float" office:value="186.880004882813">
            <text:p>186.8800048828</text:p>
          </table:table-cell>
          <table:table-cell office:value-type="float" office:value="142.740005493164">
            <text:p>142.7400054932</text:p>
          </table:table-cell>
          <table:table-cell office:value-type="float" office:value="62.8300018310547">
            <text:p>62.8300018311</text:p>
          </table:table-cell>
          <table:table-cell office:value-type="float" office:value="51.9099998474121">
            <text:p>51.9099998474</text:p>
          </table:table-cell>
          <table:table-cell office:value-type="float" office:value="93.2699966430664">
            <text:p>93.2699966431</text:p>
          </table:table-cell>
          <table:table-cell office:value-type="float" office:value="86.4800033569336">
            <text:p>86.4800033569</text:p>
          </table:table-cell>
          <table:table-cell office:value-type="float" office:value="56.5400009155273">
            <text:p>56.5400009155</text:p>
          </table:table-cell>
          <table:table-cell office:value-type="float" office:value="52.0400009155273">
            <text:p>52.0400009155</text:p>
          </table:table-cell>
          <table:table-cell office:value-type="float" office:value="21.5100002288818">
            <text:p>21.5100002289</text:p>
          </table:table-cell>
          <table:table-cell office:value-type="float" office:value="33.9500007629395">
            <text:p>33.9500007629</text:p>
          </table:table-cell>
          <table:table-cell office:value-type="float" office:value="108.529998779297">
            <text:p>108.5299987793</text:p>
          </table:table-cell>
        </table:table-row>
        <table:table-row table:style-name="ro2">
          <table:table-cell office:value-type="string">
            <text:p>2021-10-22</text:p>
          </table:table-cell>
          <table:table-cell office:value-type="float" office:value="186.800003051758">
            <text:p>186.8000030518</text:p>
          </table:table-cell>
          <table:table-cell office:value-type="float" office:value="143.279998779297">
            <text:p>143.2799987793</text:p>
          </table:table-cell>
          <table:table-cell office:value-type="float" office:value="63.0400009155273">
            <text:p>63.0400009155</text:p>
          </table:table-cell>
          <table:table-cell office:value-type="float" office:value="51.7799987792969">
            <text:p>51.7799987793</text:p>
          </table:table-cell>
          <table:table-cell office:value-type="float" office:value="93.4400024414063">
            <text:p>93.4400024414</text:p>
          </table:table-cell>
          <table:table-cell office:value-type="float" office:value="87.370002746582">
            <text:p>87.3700027466</text:p>
          </table:table-cell>
          <table:table-cell office:value-type="float" office:value="56.6599998474121">
            <text:p>56.6599998474</text:p>
          </table:table-cell>
          <table:table-cell office:value-type="float" office:value="52.060001373291">
            <text:p>52.0600013733</text:p>
          </table:table-cell>
          <table:table-cell office:value-type="float" office:value="21.6100006103516">
            <text:p>21.6100006104</text:p>
          </table:table-cell>
          <table:table-cell office:value-type="float" office:value="34.1500015258789">
            <text:p>34.1500015259</text:p>
          </table:table-cell>
          <table:table-cell office:value-type="float" office:value="109.040000915527">
            <text:p>109.0400009155</text:p>
          </table:table-cell>
        </table:table-row>
        <table:table-row table:style-name="ro2">
          <table:table-cell office:value-type="string">
            <text:p>2021-10-25</text:p>
          </table:table-cell>
          <table:table-cell office:value-type="float" office:value="189.899993896484">
            <text:p>189.8999938965</text:p>
          </table:table-cell>
          <table:table-cell office:value-type="float" office:value="143.509994506836">
            <text:p>143.5099945068</text:p>
          </table:table-cell>
          <table:table-cell office:value-type="float" office:value="63.0800018310547">
            <text:p>63.0800018311</text:p>
          </table:table-cell>
          <table:table-cell office:value-type="float" office:value="51.9700012207031">
            <text:p>51.9700012207</text:p>
          </table:table-cell>
          <table:table-cell office:value-type="float" office:value="93.5899963378906">
            <text:p>93.5899963379</text:p>
          </table:table-cell>
          <table:table-cell office:value-type="float" office:value="87.2699966430664">
            <text:p>87.2699966431</text:p>
          </table:table-cell>
          <table:table-cell office:value-type="float" office:value="56.689998626709">
            <text:p>56.6899986267</text:p>
          </table:table-cell>
          <table:table-cell office:value-type="float" office:value="52.1699981689453">
            <text:p>52.1699981689</text:p>
          </table:table-cell>
          <table:table-cell office:value-type="float" office:value="21.7199993133545">
            <text:p>21.7199993134</text:p>
          </table:table-cell>
          <table:table-cell office:value-type="float" office:value="34.3899993896484">
            <text:p>34.3899993896</text:p>
          </table:table-cell>
          <table:table-cell office:value-type="float" office:value="109.389999389648">
            <text:p>109.3899993896</text:p>
          </table:table-cell>
        </table:table-row>
        <table:table-row table:style-name="ro2">
          <table:table-cell office:value-type="string">
            <text:p>2021-10-26</text:p>
          </table:table-cell>
          <table:table-cell office:value-type="float" office:value="189.610000610352">
            <text:p>189.6100006104</text:p>
          </table:table-cell>
          <table:table-cell office:value-type="float" office:value="143.559997558594">
            <text:p>143.5599975586</text:p>
          </table:table-cell>
          <table:table-cell office:value-type="float" office:value="63.060001373291">
            <text:p>63.0600013733</text:p>
          </table:table-cell>
          <table:table-cell office:value-type="float" office:value="51.6199989318848">
            <text:p>51.6199989319</text:p>
          </table:table-cell>
          <table:table-cell office:value-type="float" office:value="93.7099990844727">
            <text:p>93.7099990845</text:p>
          </table:table-cell>
          <table:table-cell office:value-type="float" office:value="87.9100036621094">
            <text:p>87.9100036621</text:p>
          </table:table-cell>
          <table:table-cell office:value-type="float" office:value="56.7200012207031">
            <text:p>56.7200012207</text:p>
          </table:table-cell>
          <table:table-cell office:value-type="float" office:value="52.189998626709">
            <text:p>52.1899986267</text:p>
          </table:table-cell>
          <table:table-cell office:value-type="float" office:value="21.75">
            <text:p>21.75</text:p>
          </table:table-cell>
          <table:table-cell office:value-type="float" office:value="34.1300010681152">
            <text:p>34.1300010681</text:p>
          </table:table-cell>
          <table:table-cell office:value-type="float" office:value="109.690002441406">
            <text:p>109.6900024414</text:p>
          </table:table-cell>
        </table:table-row>
        <table:table-row table:style-name="ro2">
          <table:table-cell office:value-type="string">
            <text:p>2021-10-27</text:p>
          </table:table-cell>
          <table:table-cell office:value-type="float" office:value="187.289993286133">
            <text:p>187.2899932861</text:p>
          </table:table-cell>
          <table:table-cell office:value-type="float" office:value="141.660003662109">
            <text:p>141.6600036621</text:p>
          </table:table-cell>
          <table:table-cell office:value-type="float" office:value="62.7200012207031">
            <text:p>62.7200012207</text:p>
          </table:table-cell>
          <table:table-cell office:value-type="float" office:value="51.3499984741211">
            <text:p>51.3499984741</text:p>
          </table:table-cell>
          <table:table-cell office:value-type="float" office:value="94.0199966430664">
            <text:p>94.0199966431</text:p>
          </table:table-cell>
          <table:table-cell office:value-type="float" office:value="89.370002746582">
            <text:p>89.3700027466</text:p>
          </table:table-cell>
          <table:table-cell office:value-type="float" office:value="56.9799995422363">
            <text:p>56.9799995422</text:p>
          </table:table-cell>
          <table:table-cell office:value-type="float" office:value="52.2099990844727">
            <text:p>52.2099990845</text:p>
          </table:table-cell>
          <table:table-cell office:value-type="float" office:value="21.3500003814697">
            <text:p>21.3500003815</text:p>
          </table:table-cell>
          <table:table-cell office:value-type="float" office:value="34.2200012207031">
            <text:p>34.2200012207</text:p>
          </table:table-cell>
          <table:table-cell office:value-type="float" office:value="108.76000213623">
            <text:p>108.7600021362</text:p>
          </table:table-cell>
        </table:table-row>
        <table:table-row table:style-name="ro2">
          <table:table-cell office:value-type="string">
            <text:p>2021-10-28</text:p>
          </table:table-cell>
          <table:table-cell office:value-type="float" office:value="190.339996337891">
            <text:p>190.3399963379</text:p>
          </table:table-cell>
          <table:table-cell office:value-type="float" office:value="142.960006713867">
            <text:p>142.9600067139</text:p>
          </table:table-cell>
          <table:table-cell office:value-type="float" office:value="63.1800003051758">
            <text:p>63.1800003052</text:p>
          </table:table-cell>
          <table:table-cell office:value-type="float" office:value="51.2999992370605">
            <text:p>51.2999992371</text:p>
          </table:table-cell>
          <table:table-cell office:value-type="float" office:value="93.879997253418">
            <text:p>93.8799972534</text:p>
          </table:table-cell>
          <table:table-cell office:value-type="float" office:value="88.9800033569336">
            <text:p>88.9800033569</text:p>
          </table:table-cell>
          <table:table-cell office:value-type="float" office:value="56.8499984741211">
            <text:p>56.8499984741</text:p>
          </table:table-cell>
          <table:table-cell office:value-type="float" office:value="52.060001373291">
            <text:p>52.0600013733</text:p>
          </table:table-cell>
          <table:table-cell office:value-type="float" office:value="21.4599990844727">
            <text:p>21.4599990845</text:p>
          </table:table-cell>
          <table:table-cell office:value-type="float" office:value="34.2200012207031">
            <text:p>34.2200012207</text:p>
          </table:table-cell>
          <table:table-cell office:value-type="float" office:value="110.279998779297">
            <text:p>110.2799987793</text:p>
          </table:table-cell>
        </table:table-row>
        <table:table-row table:style-name="ro2">
          <table:table-cell office:value-type="string">
            <text:p>2021-10-29</text:p>
          </table:table-cell>
          <table:table-cell office:value-type="float" office:value="190.679992675781">
            <text:p>190.6799926758</text:p>
          </table:table-cell>
          <table:table-cell office:value-type="float" office:value="142.740005493164">
            <text:p>142.7400054932</text:p>
          </table:table-cell>
          <table:table-cell office:value-type="float" office:value="62.6300010681152">
            <text:p>62.6300010681</text:p>
          </table:table-cell>
          <table:table-cell office:value-type="float" office:value="50.6599998474121">
            <text:p>50.6599998474</text:p>
          </table:table-cell>
          <table:table-cell office:value-type="float" office:value="93.8899993896484">
            <text:p>93.8899993896</text:p>
          </table:table-cell>
          <table:table-cell office:value-type="float" office:value="89.2300033569336">
            <text:p>89.2300033569</text:p>
          </table:table-cell>
          <table:table-cell office:value-type="float" office:value="56.6699981689453">
            <text:p>56.6699981689</text:p>
          </table:table-cell>
          <table:table-cell office:value-type="float" office:value="52.0699996948242">
            <text:p>52.0699996948</text:p>
          </table:table-cell>
          <table:table-cell office:value-type="float" office:value="21.3500003814697">
            <text:p>21.3500003815</text:p>
          </table:table-cell>
          <table:table-cell office:value-type="float" office:value="33.9300003051758">
            <text:p>33.9300003052</text:p>
          </table:table-cell>
          <table:table-cell office:value-type="float" office:value="109.040000915527">
            <text:p>109.0400009155</text:p>
          </table:table-cell>
        </table:table-row>
        <table:table-row table:style-name="ro2">
          <table:table-cell office:value-type="string">
            <text:p>2021-11-01</text:p>
          </table:table-cell>
          <table:table-cell office:value-type="float" office:value="192.639999389648">
            <text:p>192.6399993896</text:p>
          </table:table-cell>
          <table:table-cell office:value-type="float" office:value="143.259994506836">
            <text:p>143.2599945068</text:p>
          </table:table-cell>
          <table:table-cell office:value-type="float" office:value="63.2400016784668">
            <text:p>63.2400016785</text:p>
          </table:table-cell>
          <table:table-cell office:value-type="float" office:value="51.1500015258789">
            <text:p>51.1500015259</text:p>
          </table:table-cell>
          <table:table-cell office:value-type="float" office:value="93.629997253418">
            <text:p>93.6299972534</text:p>
          </table:table-cell>
          <table:table-cell office:value-type="float" office:value="88.5">
            <text:p>88.5</text:p>
          </table:table-cell>
          <table:table-cell office:value-type="float" office:value="56.6199989318848">
            <text:p>56.6199989319</text:p>
          </table:table-cell>
          <table:table-cell office:value-type="float" office:value="52">
            <text:p>52</text:p>
          </table:table-cell>
          <table:table-cell office:value-type="float" office:value="21.5100002288818">
            <text:p>21.5100002289</text:p>
          </table:table-cell>
          <table:table-cell office:value-type="float" office:value="34.0999984741211">
            <text:p>34.0999984741</text:p>
          </table:table-cell>
          <table:table-cell office:value-type="float" office:value="109.580001831055">
            <text:p>109.5800018311</text:p>
          </table:table-cell>
        </table:table-row>
        <table:table-row table:style-name="ro2">
          <table:table-cell office:value-type="string">
            <text:p>2021-11-02</text:p>
          </table:table-cell>
          <table:table-cell office:value-type="float" office:value="192.610000610352">
            <text:p>192.6100006104</text:p>
          </table:table-cell>
          <table:table-cell office:value-type="float" office:value="143.940002441406">
            <text:p>143.9400024414</text:p>
          </table:table-cell>
          <table:table-cell office:value-type="float" office:value="62.9199981689453">
            <text:p>62.9199981689</text:p>
          </table:table-cell>
          <table:table-cell office:value-type="float" office:value="50.6100006103516">
            <text:p>50.6100006104</text:p>
          </table:table-cell>
          <table:table-cell office:value-type="float" office:value="93.8499984741211">
            <text:p>93.8499984741</text:p>
          </table:table-cell>
          <table:table-cell office:value-type="float" office:value="88.9199981689453">
            <text:p>88.9199981689</text:p>
          </table:table-cell>
          <table:table-cell office:value-type="float" office:value="56.8300018310547">
            <text:p>56.8300018311</text:p>
          </table:table-cell>
          <table:table-cell office:value-type="float" office:value="52.0499992370606">
            <text:p>52.0499992371</text:p>
          </table:table-cell>
          <table:table-cell office:value-type="float" office:value="21.5699996948242">
            <text:p>21.5699996948</text:p>
          </table:table-cell>
          <table:table-cell office:value-type="float" office:value="34.0299987792969">
            <text:p>34.0299987793</text:p>
          </table:table-cell>
          <table:table-cell office:value-type="float" office:value="110.099998474121">
            <text:p>110.0999984741</text:p>
          </table:table-cell>
        </table:table-row>
        <table:table-row table:style-name="ro2">
          <table:table-cell office:value-type="string">
            <text:p>2021-11-03</text:p>
          </table:table-cell>
          <table:table-cell office:value-type="float" office:value="193.75">
            <text:p>193.75</text:p>
          </table:table-cell>
          <table:table-cell office:value-type="float" office:value="144.710006713867">
            <text:p>144.7100067139</text:p>
          </table:table-cell>
          <table:table-cell office:value-type="float" office:value="63.3400001525879">
            <text:p>63.3400001526</text:p>
          </table:table-cell>
          <table:table-cell office:value-type="float" office:value="50.9799995422363">
            <text:p>50.9799995422</text:p>
          </table:table-cell>
          <table:table-cell office:value-type="float" office:value="93.7399978637695">
            <text:p>93.7399978638</text:p>
          </table:table-cell>
          <table:table-cell office:value-type="float" office:value="88.0899963378906">
            <text:p>88.0899963379</text:p>
          </table:table-cell>
          <table:table-cell office:value-type="float" office:value="56.7700004577637">
            <text:p>56.7700004578</text:p>
          </table:table-cell>
          <table:table-cell office:value-type="float" office:value="52.060001373291">
            <text:p>52.0600013733</text:p>
          </table:table-cell>
          <table:table-cell office:value-type="float" office:value="21.0200004577637">
            <text:p>21.0200004578</text:p>
          </table:table-cell>
          <table:table-cell office:value-type="float" office:value="33.75">
            <text:p>33.75</text:p>
          </table:table-cell>
          <table:table-cell office:value-type="float" office:value="110.470001220703">
            <text:p>110.4700012207</text:p>
          </table:table-cell>
        </table:table-row>
        <table:table-row table:style-name="ro2">
          <table:table-cell office:value-type="string">
            <text:p>2021-11-04</text:p>
          </table:table-cell>
          <table:table-cell office:value-type="float" office:value="193.020004272461">
            <text:p>193.0200042725</text:p>
          </table:table-cell>
          <table:table-cell office:value-type="float" office:value="144.130004882813">
            <text:p>144.1300048828</text:p>
          </table:table-cell>
          <table:table-cell office:value-type="float" office:value="63.2799987792969">
            <text:p>63.2799987793</text:p>
          </table:table-cell>
          <table:table-cell office:value-type="float" office:value="50.8699989318848">
            <text:p>50.8699989319</text:p>
          </table:table-cell>
          <table:table-cell office:value-type="float" office:value="94.0699996948242">
            <text:p>94.0699996948</text:p>
          </table:table-cell>
          <table:table-cell office:value-type="float" office:value="88.9800033569336">
            <text:p>88.9800033569</text:p>
          </table:table-cell>
          <table:table-cell office:value-type="float" office:value="56.9900016784668">
            <text:p>56.9900016785</text:p>
          </table:table-cell>
          <table:table-cell office:value-type="float" office:value="52.1699981689453">
            <text:p>52.1699981689</text:p>
          </table:table-cell>
          <table:table-cell office:value-type="float" office:value="20.8899993896484">
            <text:p>20.8899993896</text:p>
          </table:table-cell>
          <table:table-cell office:value-type="float" office:value="34.0999984741211">
            <text:p>34.0999984741</text:p>
          </table:table-cell>
          <table:table-cell office:value-type="float" office:value="109.419998168945">
            <text:p>109.4199981689</text:p>
          </table:table-cell>
        </table:table-row>
        <table:table-row table:style-name="ro2">
          <table:table-cell office:value-type="string">
            <text:p>2021-11-05</text:p>
          </table:table-cell>
          <table:table-cell office:value-type="float" office:value="192.770004272461">
            <text:p>192.7700042725</text:p>
          </table:table-cell>
          <table:table-cell office:value-type="float" office:value="144.880004882813">
            <text:p>144.8800048828</text:p>
          </table:table-cell>
          <table:table-cell office:value-type="float" office:value="63.3899993896484">
            <text:p>63.3899993896</text:p>
          </table:table-cell>
          <table:table-cell office:value-type="float" office:value="50.8899993896484">
            <text:p>50.8899993896</text:p>
          </table:table-cell>
          <table:table-cell office:value-type="float" office:value="94.5199966430664">
            <text:p>94.5199966431</text:p>
          </table:table-cell>
          <table:table-cell office:value-type="float" office:value="90.1999969482422">
            <text:p>90.1999969482</text:p>
          </table:table-cell>
          <table:table-cell office:value-type="float" office:value="57.2200012207031">
            <text:p>57.2200012207</text:p>
          </table:table-cell>
          <table:table-cell office:value-type="float" office:value="52.189998626709">
            <text:p>52.1899986267</text:p>
          </table:table-cell>
          <table:table-cell office:value-type="float" office:value="21.1800003051758">
            <text:p>21.1800003052</text:p>
          </table:table-cell>
          <table:table-cell office:value-type="float" office:value="34.560001373291">
            <text:p>34.5600013733</text:p>
          </table:table-cell>
          <table:table-cell office:value-type="float" office:value="109.980003356934">
            <text:p>109.9800033569</text:p>
          </table:table-cell>
        </table:table-row>
        <table:table-row table:style-name="ro2">
          <table:table-cell office:value-type="string">
            <text:p>2021-11-08</text:p>
          </table:table-cell>
          <table:table-cell office:value-type="float" office:value="193.300003051758">
            <text:p>193.3000030518</text:p>
          </table:table-cell>
          <table:table-cell office:value-type="float" office:value="145.149993896484">
            <text:p>145.1499938965</text:p>
          </table:table-cell>
          <table:table-cell office:value-type="float" office:value="63.6199989318848">
            <text:p>63.6199989319</text:p>
          </table:table-cell>
          <table:table-cell office:value-type="float" office:value="51.4199981689453">
            <text:p>51.4199981689</text:p>
          </table:table-cell>
          <table:table-cell office:value-type="float" office:value="94.2300033569336">
            <text:p>94.2300033569</text:p>
          </table:table-cell>
          <table:table-cell office:value-type="float" office:value="90.0299987792969">
            <text:p>90.0299987793</text:p>
          </table:table-cell>
          <table:table-cell office:value-type="float" office:value="57.0400009155273">
            <text:p>57.0400009155</text:p>
          </table:table-cell>
          <table:table-cell office:value-type="float" office:value="52.2200012207031">
            <text:p>52.2200012207</text:p>
          </table:table-cell>
          <table:table-cell office:value-type="float" office:value="21.3099994659424">
            <text:p>21.3099994659</text:p>
          </table:table-cell>
          <table:table-cell office:value-type="float" office:value="34.7000007629395">
            <text:p>34.7000007629</text:p>
          </table:table-cell>
          <table:table-cell office:value-type="float" office:value="109.889999389648">
            <text:p>109.8899993896</text:p>
          </table:table-cell>
        </table:table-row>
        <table:table-row table:style-name="ro2">
          <table:table-cell office:value-type="string">
            <text:p>2021-11-09</text:p>
          </table:table-cell>
          <table:table-cell office:value-type="float" office:value="190.369995117188">
            <text:p>190.3699951172</text:p>
          </table:table-cell>
          <table:table-cell office:value-type="float" office:value="145.080001831055">
            <text:p>145.0800018311</text:p>
          </table:table-cell>
          <table:table-cell office:value-type="float" office:value="63.4500007629395">
            <text:p>63.4500007629</text:p>
          </table:table-cell>
          <table:table-cell office:value-type="float" office:value="51.2999992370605">
            <text:p>51.2999992371</text:p>
          </table:table-cell>
          <table:table-cell office:value-type="float" office:value="94.4199981689453">
            <text:p>94.4199981689</text:p>
          </table:table-cell>
          <table:table-cell office:value-type="float" office:value="91.0899963378906">
            <text:p>91.0899963379</text:p>
          </table:table-cell>
          <table:table-cell office:value-type="float" office:value="57.2999992370606">
            <text:p>57.2999992371</text:p>
          </table:table-cell>
          <table:table-cell office:value-type="float" office:value="52.3199996948242">
            <text:p>52.3199996948</text:p>
          </table:table-cell>
          <table:table-cell office:value-type="float" office:value="21.4799995422363">
            <text:p>21.4799995422</text:p>
          </table:table-cell>
          <table:table-cell office:value-type="float" office:value="34.8699989318848">
            <text:p>34.8699989319</text:p>
          </table:table-cell>
          <table:table-cell office:value-type="float" office:value="110.080001831055">
            <text:p>110.0800018311</text:p>
          </table:table-cell>
        </table:table-row>
        <table:table-row table:style-name="ro2">
          <table:table-cell office:value-type="string">
            <text:p>2021-11-10</text:p>
          </table:table-cell>
          <table:table-cell office:value-type="float" office:value="188.380004882813">
            <text:p>188.3800048828</text:p>
          </table:table-cell>
          <table:table-cell office:value-type="float" office:value="144.839996337891">
            <text:p>144.8399963379</text:p>
          </table:table-cell>
          <table:table-cell office:value-type="float" office:value="62.8199996948242">
            <text:p>62.8199996948</text:p>
          </table:table-cell>
          <table:table-cell office:value-type="float" office:value="51.1599998474121">
            <text:p>51.1599998474</text:p>
          </table:table-cell>
          <table:table-cell office:value-type="float" office:value="93.7699966430664">
            <text:p>93.7699966431</text:p>
          </table:table-cell>
          <table:table-cell office:value-type="float" office:value="89.5100021362305">
            <text:p>89.5100021362</text:p>
          </table:table-cell>
          <table:table-cell office:value-type="float" office:value="57">
            <text:p>57</text:p>
          </table:table-cell>
          <table:table-cell office:value-type="float" office:value="52.3400001525879">
            <text:p>52.3400001526</text:p>
          </table:table-cell>
          <table:table-cell office:value-type="float" office:value="21.2099990844727">
            <text:p>21.2099990845</text:p>
          </table:table-cell>
          <table:table-cell office:value-type="float" office:value="35.2599983215332">
            <text:p>35.2599983215</text:p>
          </table:table-cell>
          <table:table-cell office:value-type="float" office:value="109.569999694824">
            <text:p>109.5699996948</text:p>
          </table:table-cell>
        </table:table-row>
        <table:table-row table:style-name="ro2">
          <table:table-cell office:value-type="string">
            <text:p>2021-11-11</text:p>
          </table:table-cell>
          <table:table-cell office:value-type="float" office:value="188.910003662109">
            <text:p>188.9100036621</text:p>
          </table:table-cell>
          <table:table-cell office:value-type="float" office:value="144.940002441406">
            <text:p>144.9400024414</text:p>
          </table:table-cell>
          <table:table-cell office:value-type="float" office:value="63.2599983215332">
            <text:p>63.2599983215</text:p>
          </table:table-cell>
          <table:table-cell office:value-type="float" office:value="52.0400009155273">
            <text:p>52.0400009155</text:p>
          </table:table-cell>
          <table:table-cell office:value-type="float" office:value="93.4599990844727">
            <text:p>93.4599990845</text:p>
          </table:table-cell>
          <table:table-cell office:value-type="float" office:value="89.370002746582">
            <text:p>89.3700027466</text:p>
          </table:table-cell>
          <table:table-cell office:value-type="float" office:value="56.9199981689453">
            <text:p>56.9199981689</text:p>
          </table:table-cell>
          <table:table-cell office:value-type="float" office:value="52.3400001525879">
            <text:p>52.3400001526</text:p>
          </table:table-cell>
          <table:table-cell office:value-type="float" office:value="21.3600006103516">
            <text:p>21.3600006104</text:p>
          </table:table-cell>
          <table:table-cell office:value-type="float" office:value="35.4500007629395">
            <text:p>35.4500007629</text:p>
          </table:table-cell>
          <table:table-cell office:value-type="float" office:value="109.75">
            <text:p>109.75</text:p>
          </table:table-cell>
        </table:table-row>
        <table:table-row table:style-name="ro2">
          <table:table-cell office:value-type="string">
            <text:p>2021-11-12</text:p>
          </table:table-cell>
          <table:table-cell office:value-type="float" office:value="189.75">
            <text:p>189.75</text:p>
          </table:table-cell>
          <table:table-cell office:value-type="float" office:value="145.320007324219">
            <text:p>145.3200073242</text:p>
          </table:table-cell>
          <table:table-cell office:value-type="float" office:value="63.5999984741211">
            <text:p>63.5999984741</text:p>
          </table:table-cell>
          <table:table-cell office:value-type="float" office:value="52.0800018310547">
            <text:p>52.0800018311</text:p>
          </table:table-cell>
          <table:table-cell office:value-type="float" office:value="93.5800018310547">
            <text:p>93.5800018311</text:p>
          </table:table-cell>
          <table:table-cell office:value-type="float" office:value="89.0500030517578">
            <text:p>89.0500030518</text:p>
          </table:table-cell>
          <table:table-cell office:value-type="float" office:value="57.0099983215332">
            <text:p>57.0099983215</text:p>
          </table:table-cell>
          <table:table-cell office:value-type="float" office:value="52.4099998474121">
            <text:p>52.4099998474</text:p>
          </table:table-cell>
          <table:table-cell office:value-type="float" office:value="21.3299999237061">
            <text:p>21.3299999237</text:p>
          </table:table-cell>
          <table:table-cell office:value-type="float" office:value="35.5">
            <text:p>35.5</text:p>
          </table:table-cell>
          <table:table-cell office:value-type="float" office:value="109.669998168945">
            <text:p>109.6699981689</text:p>
          </table:table-cell>
        </table:table-row>
        <table:table-row table:style-name="ro2">
          <table:table-cell office:value-type="string">
            <text:p>2021-11-15</text:p>
          </table:table-cell>
          <table:table-cell office:value-type="float" office:value="189.169998168945">
            <text:p>189.1699981689</text:p>
          </table:table-cell>
          <table:table-cell office:value-type="float" office:value="145.399993896484">
            <text:p>145.3999938965</text:p>
          </table:table-cell>
          <table:table-cell office:value-type="float" office:value="63.4500007629395">
            <text:p>63.4500007629</text:p>
          </table:table-cell>
          <table:table-cell office:value-type="float" office:value="51.9799995422363">
            <text:p>51.9799995422</text:p>
          </table:table-cell>
          <table:table-cell office:value-type="float" office:value="93.1600036621094">
            <text:p>93.1600036621</text:p>
          </table:table-cell>
          <table:table-cell office:value-type="float" office:value="87.9800033569336">
            <text:p>87.9800033569</text:p>
          </table:table-cell>
          <table:table-cell office:value-type="float" office:value="56.939998626709">
            <text:p>56.9399986267</text:p>
          </table:table-cell>
          <table:table-cell office:value-type="float" office:value="52.5">
            <text:p>52.5</text:p>
          </table:table-cell>
          <table:table-cell office:value-type="float" office:value="21.3400001525879">
            <text:p>21.3400001526</text:p>
          </table:table-cell>
          <table:table-cell office:value-type="float" office:value="35.4500007629395">
            <text:p>35.4500007629</text:p>
          </table:table-cell>
          <table:table-cell office:value-type="float" office:value="110.440002441406">
            <text:p>110.4400024414</text:p>
          </table:table-cell>
        </table:table-row>
        <table:table-row table:style-name="ro2">
          <table:table-cell office:value-type="string">
            <text:p>2021-11-16</text:p>
          </table:table-cell>
          <table:table-cell office:value-type="float" office:value="190.149993896484">
            <text:p>190.1499938965</text:p>
          </table:table-cell>
          <table:table-cell office:value-type="float" office:value="145.160003662109">
            <text:p>145.1600036621</text:p>
          </table:table-cell>
          <table:table-cell office:value-type="float" office:value="63.3499984741211">
            <text:p>63.3499984741</text:p>
          </table:table-cell>
          <table:table-cell office:value-type="float" office:value="51.9599990844727">
            <text:p>51.9599990845</text:p>
          </table:table-cell>
          <table:table-cell office:value-type="float" office:value="93.0599975585938">
            <text:p>93.0599975586</text:p>
          </table:table-cell>
          <table:table-cell office:value-type="float" office:value="87.7399978637695">
            <text:p>87.7399978638</text:p>
          </table:table-cell>
          <table:table-cell office:value-type="float" office:value="56.8600006103516">
            <text:p>56.8600006104</text:p>
          </table:table-cell>
          <table:table-cell office:value-type="float" office:value="52.560001373291">
            <text:p>52.5600013733</text:p>
          </table:table-cell>
          <table:table-cell office:value-type="float" office:value="21.3099994659424">
            <text:p>21.3099994659</text:p>
          </table:table-cell>
          <table:table-cell office:value-type="float" office:value="35.2099990844727">
            <text:p>35.2099990845</text:p>
          </table:table-cell>
          <table:table-cell office:value-type="float" office:value="109.709999084473">
            <text:p>109.7099990845</text:p>
          </table:table-cell>
        </table:table-row>
        <table:table-row table:style-name="ro2">
          <table:table-cell office:value-type="string">
            <text:p>2021-11-17</text:p>
          </table:table-cell>
          <table:table-cell office:value-type="float" office:value="188.699996948242">
            <text:p>188.6999969482</text:p>
          </table:table-cell>
          <table:table-cell office:value-type="float" office:value="144.509994506836">
            <text:p>144.5099945068</text:p>
          </table:table-cell>
          <table:table-cell office:value-type="float" office:value="63.1699981689453">
            <text:p>63.1699981689</text:p>
          </table:table-cell>
          <table:table-cell office:value-type="float" office:value="51.7700004577637">
            <text:p>51.7700004578</text:p>
          </table:table-cell>
          <table:table-cell office:value-type="float" office:value="93.2900009155273">
            <text:p>93.2900009155</text:p>
          </table:table-cell>
          <table:table-cell office:value-type="float" office:value="88.4000015258789">
            <text:p>88.4000015259</text:p>
          </table:table-cell>
          <table:table-cell office:value-type="float" office:value="56.9500007629395">
            <text:p>56.9500007629</text:p>
          </table:table-cell>
          <table:table-cell office:value-type="float" office:value="52.6100006103516">
            <text:p>52.6100006104</text:p>
          </table:table-cell>
          <table:table-cell office:value-type="float" office:value="21.1200008392334">
            <text:p>21.1200008392</text:p>
          </table:table-cell>
          <table:table-cell office:value-type="float" office:value="35.5299987792969">
            <text:p>35.5299987793</text:p>
          </table:table-cell>
          <table:table-cell office:value-type="float" office:value="110.050003051758">
            <text:p>110.0500030518</text:p>
          </table:table-cell>
        </table:table-row>
        <table:table-row table:style-name="ro2">
          <table:table-cell office:value-type="string">
            <text:p>2021-11-18</text:p>
          </table:table-cell>
          <table:table-cell office:value-type="float" office:value="188.649993896484">
            <text:p>188.6499938965</text:p>
          </table:table-cell>
          <table:table-cell office:value-type="float" office:value="143.970001220703">
            <text:p>143.9700012207</text:p>
          </table:table-cell>
          <table:table-cell office:value-type="float" office:value="63.0299987792969">
            <text:p>63.0299987793</text:p>
          </table:table-cell>
          <table:table-cell office:value-type="float" office:value="51.1500015258789">
            <text:p>51.1500015259</text:p>
          </table:table-cell>
          <table:table-cell office:value-type="float" office:value="93.370002746582">
            <text:p>93.3700027466</text:p>
          </table:table-cell>
          <table:table-cell office:value-type="float" office:value="88.7200012207031">
            <text:p>88.7200012207</text:p>
          </table:table-cell>
          <table:table-cell office:value-type="float" office:value="57">
            <text:p>57</text:p>
          </table:table-cell>
          <table:table-cell office:value-type="float" office:value="52.5">
            <text:p>52.5</text:p>
          </table:table-cell>
          <table:table-cell office:value-type="float" office:value="21.1900005340576">
            <text:p>21.1900005341</text:p>
          </table:table-cell>
          <table:table-cell office:value-type="float" office:value="35.4099998474121">
            <text:p>35.4099998474</text:p>
          </table:table-cell>
          <table:table-cell office:value-type="float" office:value="110.069999694824">
            <text:p>110.0699996948</text:p>
          </table:table-cell>
        </table:table-row>
        <table:table-row table:style-name="ro2">
          <table:table-cell office:value-type="string">
            <text:p>2021-11-19</text:p>
          </table:table-cell>
          <table:table-cell office:value-type="float" office:value="187.410003662109">
            <text:p>187.4100036621</text:p>
          </table:table-cell>
          <table:table-cell office:value-type="float" office:value="142.589996337891">
            <text:p>142.5899963379</text:p>
          </table:table-cell>
          <table:table-cell office:value-type="float" office:value="62.6300010681152">
            <text:p>62.6300010681</text:p>
          </table:table-cell>
          <table:table-cell office:value-type="float" office:value="51.060001373291">
            <text:p>51.0600013733</text:p>
          </table:table-cell>
          <table:table-cell office:value-type="float" office:value="93.5199966430664">
            <text:p>93.5199966431</text:p>
          </table:table-cell>
          <table:table-cell office:value-type="float" office:value="89.5899963378906">
            <text:p>89.5899963379</text:p>
          </table:table-cell>
          <table:table-cell office:value-type="float" office:value="57.2200012207031">
            <text:p>57.2200012207</text:p>
          </table:table-cell>
          <table:table-cell office:value-type="float" office:value="52.3699989318848">
            <text:p>52.3699989319</text:p>
          </table:table-cell>
          <table:table-cell office:value-type="float" office:value="20.8500003814697">
            <text:p>20.8500003815</text:p>
          </table:table-cell>
          <table:table-cell office:value-type="float" office:value="35.1500015258789">
            <text:p>35.1500015259</text:p>
          </table:table-cell>
          <table:table-cell office:value-type="float" office:value="109.419998168945">
            <text:p>109.4199981689</text:p>
          </table:table-cell>
        </table:table-row>
        <table:table-row table:style-name="ro2">
          <table:table-cell office:value-type="string">
            <text:p>2021-11-22</text:p>
          </table:table-cell>
          <table:table-cell office:value-type="float" office:value="187.889999389648">
            <text:p>187.8899993896</text:p>
          </table:table-cell>
          <table:table-cell office:value-type="float" office:value="143.449996948242">
            <text:p>143.4499969482</text:p>
          </table:table-cell>
          <table:table-cell office:value-type="float" office:value="62.2400016784668">
            <text:p>62.2400016785</text:p>
          </table:table-cell>
          <table:table-cell office:value-type="float" office:value="50.5299987792969">
            <text:p>50.5299987793</text:p>
          </table:table-cell>
          <table:table-cell office:value-type="float" office:value="92.9000015258789">
            <text:p>92.9000015259</text:p>
          </table:table-cell>
          <table:table-cell office:value-type="float" office:value="88.5899963378906">
            <text:p>88.5899963379</text:p>
          </table:table-cell>
          <table:table-cell office:value-type="float" office:value="57.0400009155273">
            <text:p>57.0400009155</text:p>
          </table:table-cell>
          <table:table-cell office:value-type="float" office:value="52.2200012207031">
            <text:p>52.2200012207</text:p>
          </table:table-cell>
          <table:table-cell office:value-type="float" office:value="21">
            <text:p>21</text:p>
          </table:table-cell>
          <table:table-cell office:value-type="float" office:value="34.3400001525879">
            <text:p>34.3400001526</text:p>
          </table:table-cell>
          <table:table-cell office:value-type="float" office:value="108.879997253418">
            <text:p>108.8799972534</text:p>
          </table:table-cell>
        </table:table-row>
        <table:table-row table:style-name="ro2">
          <table:table-cell office:value-type="string">
            <text:p>2021-11-23</text:p>
          </table:table-cell>
          <table:table-cell office:value-type="float" office:value="187.929992675781">
            <text:p>187.9299926758</text:p>
          </table:table-cell>
          <table:table-cell office:value-type="float" office:value="144.679992675781">
            <text:p>144.6799926758</text:p>
          </table:table-cell>
          <table:table-cell office:value-type="float" office:value="62.2099990844727">
            <text:p>62.2099990845</text:p>
          </table:table-cell>
          <table:table-cell office:value-type="float" office:value="50.5800018310547">
            <text:p>50.5800018311</text:p>
          </table:table-cell>
          <table:table-cell office:value-type="float" office:value="92.5500030517578">
            <text:p>92.5500030518</text:p>
          </table:table-cell>
          <table:table-cell office:value-type="float" office:value="87.4100036621094">
            <text:p>87.4100036621</text:p>
          </table:table-cell>
          <table:table-cell office:value-type="float" office:value="56.7400016784668">
            <text:p>56.7400016785</text:p>
          </table:table-cell>
          <table:table-cell office:value-type="float" office:value="52.2599983215332">
            <text:p>52.2599983215</text:p>
          </table:table-cell>
          <table:table-cell office:value-type="float" office:value="21.3799991607666">
            <text:p>21.3799991608</text:p>
          </table:table-cell>
          <table:table-cell office:value-type="float" office:value="34.0699996948242">
            <text:p>34.0699996948</text:p>
          </table:table-cell>
          <table:table-cell office:value-type="float" office:value="109.76000213623">
            <text:p>109.7600021362</text:p>
          </table:table-cell>
        </table:table-row>
        <table:table-row table:style-name="ro2">
          <table:table-cell office:value-type="string">
            <text:p>2021-11-24</text:p>
          </table:table-cell>
          <table:table-cell office:value-type="float" office:value="188.789993286133">
            <text:p>188.7899932861</text:p>
          </table:table-cell>
          <table:table-cell office:value-type="float" office:value="144.610000610352">
            <text:p>144.6100006104</text:p>
          </table:table-cell>
          <table:table-cell office:value-type="float" office:value="61.9300003051758">
            <text:p>61.9300003052</text:p>
          </table:table-cell>
          <table:table-cell office:value-type="float" office:value="50.5200004577637">
            <text:p>50.5200004578</text:p>
          </table:table-cell>
          <table:table-cell office:value-type="float" office:value="92.6699981689453">
            <text:p>92.6699981689</text:p>
          </table:table-cell>
          <table:table-cell office:value-type="float" office:value="88.6600036621094">
            <text:p>88.6600036621</text:p>
          </table:table-cell>
          <table:table-cell office:value-type="float" office:value="56.810001373291">
            <text:p>56.8100013733</text:p>
          </table:table-cell>
          <table:table-cell office:value-type="float" office:value="52.3300018310547">
            <text:p>52.3300018311</text:p>
          </table:table-cell>
          <table:table-cell office:value-type="float" office:value="21.2999992370605">
            <text:p>21.2999992371</text:p>
          </table:table-cell>
          <table:table-cell office:value-type="float" office:value="34.0299987792969">
            <text:p>34.0299987793</text:p>
          </table:table-cell>
          <table:table-cell office:value-type="float" office:value="111.089996337891">
            <text:p>111.0899963379</text:p>
          </table:table-cell>
        </table:table-row>
        <table:table-row table:style-name="ro2">
          <table:table-cell office:value-type="string">
            <text:p>2021-11-26</text:p>
          </table:table-cell>
          <table:table-cell office:value-type="float" office:value="185.050003051758">
            <text:p>185.0500030518</text:p>
          </table:table-cell>
          <table:table-cell office:value-type="float" office:value="141.570007324219">
            <text:p>141.5700073242</text:p>
          </table:table-cell>
          <table:table-cell office:value-type="float" office:value="60.1500015258789">
            <text:p>60.1500015259</text:p>
          </table:table-cell>
          <table:table-cell office:value-type="float" office:value="49.0400009155273">
            <text:p>49.0400009155</text:p>
          </table:table-cell>
          <table:table-cell office:value-type="float" office:value="93.25">
            <text:p>93.25</text:p>
          </table:table-cell>
          <table:table-cell office:value-type="float" office:value="90.7300033569336">
            <text:p>90.7300033569</text:p>
          </table:table-cell>
          <table:table-cell office:value-type="float" office:value="57.1500015258789">
            <text:p>57.1500015259</text:p>
          </table:table-cell>
          <table:table-cell office:value-type="float" office:value="52.3199996948242">
            <text:p>52.3199996948</text:p>
          </table:table-cell>
          <table:table-cell office:value-type="float" office:value="20.0300006866455">
            <text:p>20.0300006866</text:p>
          </table:table-cell>
          <table:table-cell office:value-type="float" office:value="33.9599990844727">
            <text:p>33.9599990845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2021-11-29</text:p>
          </table:table-cell>
          <table:table-cell office:value-type="float" office:value="187.889999389648">
            <text:p>187.8899993896</text:p>
          </table:table-cell>
          <table:table-cell office:value-type="float" office:value="141.880004882813">
            <text:p>141.8800048828</text:p>
          </table:table-cell>
          <table:table-cell office:value-type="float" office:value="60.4199981689453">
            <text:p>60.4199981689</text:p>
          </table:table-cell>
          <table:table-cell office:value-type="float" office:value="49.1100006103516">
            <text:p>49.1100006104</text:p>
          </table:table-cell>
          <table:table-cell office:value-type="float" office:value="93.2600021362305">
            <text:p>93.2600021362</text:p>
          </table:table-cell>
          <table:table-cell office:value-type="float" office:value="90.0599975585937">
            <text:p>90.0599975586</text:p>
          </table:table-cell>
          <table:table-cell office:value-type="float" office:value="57.060001373291">
            <text:p>57.0600013733</text:p>
          </table:table-cell>
          <table:table-cell office:value-type="float" office:value="52.3199996948242">
            <text:p>52.3199996948</text:p>
          </table:table-cell>
          <table:table-cell office:value-type="float" office:value="20.0300006866455">
            <text:p>20.0300006866</text:p>
          </table:table-cell>
          <table:table-cell office:value-type="float" office:value="33.939998626709">
            <text:p>33.9399986267</text:p>
          </table:table-cell>
          <table:table-cell office:value-type="float" office:value="108.800003051758">
            <text:p>108.8000030518</text:p>
          </table:table-cell>
        </table:table-row>
        <table:table-row table:style-name="ro2">
          <table:table-cell office:value-type="string">
            <text:p>2021-11-30</text:p>
          </table:table-cell>
          <table:table-cell office:value-type="float" office:value="183.149993896484">
            <text:p>183.1499938965</text:p>
          </table:table-cell>
          <table:table-cell office:value-type="float" office:value="138.399993896484">
            <text:p>138.3999938965</text:p>
          </table:table-cell>
          <table:table-cell office:value-type="float" office:value="59.939998626709">
            <text:p>59.9399986267</text:p>
          </table:table-cell>
          <table:table-cell office:value-type="float" office:value="49.189998626709">
            <text:p>49.1899986267</text:p>
          </table:table-cell>
          <table:table-cell office:value-type="float" office:value="93.4000015258789">
            <text:p>93.4000015259</text:p>
          </table:table-cell>
          <table:table-cell office:value-type="float" office:value="91.4300003051758">
            <text:p>91.4300003052</text:p>
          </table:table-cell>
          <table:table-cell office:value-type="float" office:value="57.2299995422363">
            <text:p>57.2299995422</text:p>
          </table:table-cell>
          <table:table-cell office:value-type="float" office:value="52.1199989318848">
            <text:p>52.1199989319</text:p>
          </table:table-cell>
          <table:table-cell office:value-type="float" office:value="19.4799995422363">
            <text:p>19.4799995422</text:p>
          </table:table-cell>
          <table:table-cell office:value-type="float" office:value="33.6800003051758">
            <text:p>33.6800003052</text:p>
          </table:table-cell>
          <table:table-cell office:value-type="float" office:value="106.73999786377">
            <text:p>106.7399978638</text:p>
          </table:table-cell>
        </table:table-row>
        <table:table-row table:style-name="ro2">
          <table:table-cell office:value-type="string">
            <text:p>2021-12-01</text:p>
          </table:table-cell>
          <table:table-cell office:value-type="float" office:value="179.229995727539">
            <text:p>179.2299957275</text:p>
          </table:table-cell>
          <table:table-cell office:value-type="float" office:value="137.570007324219">
            <text:p>137.5700073242</text:p>
          </table:table-cell>
          <table:table-cell office:value-type="float" office:value="59.7599983215332">
            <text:p>59.7599983215</text:p>
          </table:table-cell>
          <table:table-cell office:value-type="float" office:value="49.1599998474121">
            <text:p>49.1599998474</text:p>
          </table:table-cell>
          <table:table-cell office:value-type="float" office:value="93.25">
            <text:p>93.25</text:p>
          </table:table-cell>
          <table:table-cell office:value-type="float" office:value="91.7200012207031">
            <text:p>91.7200012207</text:p>
          </table:table-cell>
          <table:table-cell office:value-type="float" office:value="57.25">
            <text:p>57.25</text:p>
          </table:table-cell>
          <table:table-cell office:value-type="float" office:value="52.0299987792969">
            <text:p>52.0299987793</text:p>
          </table:table-cell>
          <table:table-cell office:value-type="float" office:value="19.3099994659424">
            <text:p>19.3099994659</text:p>
          </table:table-cell>
          <table:table-cell office:value-type="float" office:value="33.8400001525879">
            <text:p>33.8400001526</text:p>
          </table:table-cell>
          <table:table-cell office:value-type="float" office:value="104.980003356934">
            <text:p>104.9800033569</text:p>
          </table:table-cell>
        </table:table-row>
        <table:table-row table:style-name="ro2">
          <table:table-cell office:value-type="string">
            <text:p>2021-12-02</text:p>
          </table:table-cell>
          <table:table-cell office:value-type="float" office:value="182.229995727539">
            <text:p>182.2299957275</text:p>
          </table:table-cell>
          <table:table-cell office:value-type="float" office:value="140.25">
            <text:p>140.25</text:p>
          </table:table-cell>
          <table:table-cell office:value-type="float" office:value="60.5699996948242">
            <text:p>60.5699996948</text:p>
          </table:table-cell>
          <table:table-cell office:value-type="float" office:value="49.7400016784668">
            <text:p>49.7400016785</text:p>
          </table:table-cell>
          <table:table-cell office:value-type="float" office:value="93.2799987792969">
            <text:p>93.2799987793</text:p>
          </table:table-cell>
          <table:table-cell office:value-type="float" office:value="91.7799987792969">
            <text:p>91.7799987793</text:p>
          </table:table-cell>
          <table:table-cell office:value-type="float" office:value="57.2799987792969">
            <text:p>57.2799987793</text:p>
          </table:table-cell>
          <table:table-cell office:value-type="float" office:value="52.060001373291">
            <text:p>52.0600013733</text:p>
          </table:table-cell>
          <table:table-cell office:value-type="float" office:value="19.4799995422363">
            <text:p>19.4799995422</text:p>
          </table:table-cell>
          <table:table-cell office:value-type="float" office:value="33.6399993896484">
            <text:p>33.6399993896</text:p>
          </table:table-cell>
          <table:table-cell office:value-type="float" office:value="108.129997253418">
            <text:p>108.1299972534</text:p>
          </table:table-cell>
        </table:table-row>
        <table:table-row table:style-name="ro2">
          <table:table-cell office:value-type="string">
            <text:p>2021-12-03</text:p>
          </table:table-cell>
          <table:table-cell office:value-type="float" office:value="178.279998779297">
            <text:p>178.2799987793</text:p>
          </table:table-cell>
          <table:table-cell office:value-type="float" office:value="140.179992675781">
            <text:p>140.1799926758</text:p>
          </table:table-cell>
          <table:table-cell office:value-type="float" office:value="60.1699981689453">
            <text:p>60.1699981689</text:p>
          </table:table-cell>
          <table:table-cell office:value-type="float" office:value="49.0499992370606">
            <text:p>49.0499992371</text:p>
          </table:table-cell>
          <table:table-cell office:value-type="float" office:value="93.7300033569336">
            <text:p>93.7300033569</text:p>
          </table:table-cell>
          <table:table-cell office:value-type="float" office:value="92.7699966430664">
            <text:p>92.7699966431</text:p>
          </table:table-cell>
          <table:table-cell office:value-type="float" office:value="57.3699989318848">
            <text:p>57.3699989319</text:p>
          </table:table-cell>
          <table:table-cell office:value-type="float" office:value="52.1300010681152">
            <text:p>52.1300010681</text:p>
          </table:table-cell>
          <table:table-cell office:value-type="float" office:value="19.5">
            <text:p>19.5</text:p>
          </table:table-cell>
          <table:table-cell office:value-type="float" office:value="33.9300003051758">
            <text:p>33.9300003052</text:p>
          </table:table-cell>
          <table:table-cell office:value-type="float" office:value="107.769996643066">
            <text:p>107.7699966431</text:p>
          </table:table-cell>
        </table:table-row>
        <table:table-row table:style-name="ro2">
          <table:table-cell office:value-type="string">
            <text:p>2021-12-06</text:p>
          </table:table-cell>
          <table:table-cell office:value-type="float" office:value="177.779998779297">
            <text:p>177.7799987793</text:p>
          </table:table-cell>
          <table:table-cell office:value-type="float" office:value="142.070007324219">
            <text:p>142.0700073242</text:p>
          </table:table-cell>
          <table:table-cell office:value-type="float" office:value="60.7000007629395">
            <text:p>60.7000007629</text:p>
          </table:table-cell>
          <table:table-cell office:value-type="float" office:value="49.3699989318848">
            <text:p>49.3699989319</text:p>
          </table:table-cell>
          <table:table-cell office:value-type="float" office:value="93.4599990844727">
            <text:p>93.4599990845</text:p>
          </table:table-cell>
          <table:table-cell office:value-type="float" office:value="91.5999984741211">
            <text:p>91.5999984741</text:p>
          </table:table-cell>
          <table:table-cell office:value-type="float" office:value="57.3400001525879">
            <text:p>57.3400001526</text:p>
          </table:table-cell>
          <table:table-cell office:value-type="float" office:value="52.1300010681152">
            <text:p>52.1300010681</text:p>
          </table:table-cell>
          <table:table-cell office:value-type="float" office:value="19.8400001525879">
            <text:p>19.8400001526</text:p>
          </table:table-cell>
          <table:table-cell office:value-type="float" office:value="33.8300018310547">
            <text:p>33.8300018311</text:p>
          </table:table-cell>
          <table:table-cell office:value-type="float" office:value="109.660003662109">
            <text:p>109.6600036621</text:p>
          </table:table-cell>
        </table:table-row>
        <table:table-row table:style-name="ro2">
          <table:table-cell office:value-type="string">
            <text:p>2021-12-07</text:p>
          </table:table-cell>
          <table:table-cell office:value-type="float" office:value="183.789993286133">
            <text:p>183.7899932861</text:p>
          </table:table-cell>
          <table:table-cell office:value-type="float" office:value="143.639999389648">
            <text:p>143.6399993896</text:p>
          </table:table-cell>
          <table:table-cell office:value-type="float" office:value="61.8899993896484">
            <text:p>61.8899993896</text:p>
          </table:table-cell>
          <table:table-cell office:value-type="float" office:value="50.0900001525879">
            <text:p>50.0900001526</text:p>
          </table:table-cell>
          <table:table-cell office:value-type="float" office:value="93.5100021362305">
            <text:p>93.5100021362</text:p>
          </table:table-cell>
          <table:table-cell office:value-type="float" office:value="90.9400024414063">
            <text:p>90.9400024414</text:p>
          </table:table-cell>
          <table:table-cell office:value-type="float" office:value="57.2099990844727">
            <text:p>57.2099990845</text:p>
          </table:table-cell>
          <table:table-cell office:value-type="float" office:value="52.2000007629395">
            <text:p>52.2000007629</text:p>
          </table:table-cell>
          <table:table-cell office:value-type="float" office:value="20.1399993896484">
            <text:p>20.1399993896</text:p>
          </table:table-cell>
          <table:table-cell office:value-type="float" office:value="33.9599990844727">
            <text:p>33.9599990845</text:p>
          </table:table-cell>
          <table:table-cell office:value-type="float" office:value="111.23999786377">
            <text:p>111.2399978638</text:p>
          </table:table-cell>
        </table:table-row>
        <table:table-row table:style-name="ro2">
          <table:table-cell office:value-type="string">
            <text:p>2021-12-08</text:p>
          </table:table-cell>
          <table:table-cell office:value-type="float" office:value="183.960006713867">
            <text:p>183.9600067139</text:p>
          </table:table-cell>
          <table:table-cell office:value-type="float" office:value="143.429992675781">
            <text:p>143.4299926758</text:p>
          </table:table-cell>
          <table:table-cell office:value-type="float" office:value="62.0099983215332">
            <text:p>62.0099983215</text:p>
          </table:table-cell>
          <table:table-cell office:value-type="float" office:value="50.3899993896484">
            <text:p>50.3899993896</text:p>
          </table:table-cell>
          <table:table-cell office:value-type="float" office:value="93.2600021362305">
            <text:p>93.2600021362</text:p>
          </table:table-cell>
          <table:table-cell office:value-type="float" office:value="89.5800018310547">
            <text:p>89.5800018311</text:p>
          </table:table-cell>
          <table:table-cell office:value-type="float" office:value="57.1500015258789">
            <text:p>57.1500015259</text:p>
          </table:table-cell>
          <table:table-cell office:value-type="float" office:value="52.25">
            <text:p>52.25</text:p>
          </table:table-cell>
          <table:table-cell office:value-type="float" office:value="20.4099998474121">
            <text:p>20.4099998474</text:p>
          </table:table-cell>
          <table:table-cell office:value-type="float" office:value="33.9700012207031">
            <text:p>33.9700012207</text:p>
          </table:table-cell>
          <table:table-cell office:value-type="float" office:value="112.040000915527">
            <text:p>112.0400009155</text:p>
          </table:table-cell>
        </table:table-row>
        <table:table-row table:style-name="ro2">
          <table:table-cell office:value-type="string">
            <text:p>2021-12-09</text:p>
          </table:table-cell>
          <table:table-cell office:value-type="float" office:value="180.929992675781">
            <text:p>180.9299926758</text:p>
          </table:table-cell>
          <table:table-cell office:value-type="float" office:value="143.179992675781">
            <text:p>143.1799926758</text:p>
          </table:table-cell>
          <table:table-cell office:value-type="float" office:value="61.5699996948242">
            <text:p>61.5699996948</text:p>
          </table:table-cell>
          <table:table-cell office:value-type="float" office:value="50.1399993896484">
            <text:p>50.1399993896</text:p>
          </table:table-cell>
          <table:table-cell office:value-type="float" office:value="93.2600021362305">
            <text:p>93.2600021362</text:p>
          </table:table-cell>
          <table:table-cell office:value-type="float" office:value="90.1100006103516">
            <text:p>90.1100006104</text:p>
          </table:table-cell>
          <table:table-cell office:value-type="float" office:value="57.310001373291">
            <text:p>57.3100013733</text:p>
          </table:table-cell>
          <table:table-cell office:value-type="float" office:value="52.1100006103516">
            <text:p>52.1100006104</text:p>
          </table:table-cell>
          <table:table-cell office:value-type="float" office:value="20.1000003814697">
            <text:p>20.1000003815</text:p>
          </table:table-cell>
          <table:table-cell office:value-type="float" office:value="33.7599983215332">
            <text:p>33.7599983215</text:p>
          </table:table-cell>
          <table:table-cell office:value-type="float" office:value="110.419998168945">
            <text:p>110.4199981689</text:p>
          </table:table-cell>
        </table:table-row>
        <table:table-row table:style-name="ro2">
          <table:table-cell office:value-type="string">
            <text:p>2021-12-10</text:p>
          </table:table-cell>
          <table:table-cell office:value-type="float" office:value="182.850006103516">
            <text:p>182.8500061035</text:p>
          </table:table-cell>
          <table:table-cell office:value-type="float" office:value="144.380004882813">
            <text:p>144.3800048828</text:p>
          </table:table-cell>
          <table:table-cell office:value-type="float" office:value="61.6599998474121">
            <text:p>61.6599998474</text:p>
          </table:table-cell>
          <table:table-cell office:value-type="float" office:value="50.2299995422363">
            <text:p>50.2299995422</text:p>
          </table:table-cell>
          <table:table-cell office:value-type="float" office:value="93.379997253418">
            <text:p>93.3799972534</text:p>
          </table:table-cell>
          <table:table-cell office:value-type="float" office:value="89.9199981689453">
            <text:p>89.9199981689</text:p>
          </table:table-cell>
          <table:table-cell office:value-type="float" office:value="57.310001373291">
            <text:p>57.3100013733</text:p>
          </table:table-cell>
          <table:table-cell office:value-type="float" office:value="52.1100006103516">
            <text:p>52.1100006104</text:p>
          </table:table-cell>
          <table:table-cell office:value-type="float" office:value="20.3299999237061">
            <text:p>20.3299999237</text:p>
          </table:table-cell>
          <table:table-cell office:value-type="float" office:value="33.9099998474121">
            <text:p>33.9099998474</text:p>
          </table:table-cell>
          <table:table-cell office:value-type="float" office:value="110.76000213623">
            <text:p>110.7600021362</text:p>
          </table:table-cell>
        </table:table-row>
        <table:table-row table:style-name="ro2">
          <table:table-cell office:value-type="string">
            <text:p>2021-12-13</text:p>
          </table:table-cell>
          <table:table-cell office:value-type="float" office:value="179.539993286133">
            <text:p>179.5399932861</text:p>
          </table:table-cell>
          <table:table-cell office:value-type="float" office:value="143.779998779297">
            <text:p>143.7799987793</text:p>
          </table:table-cell>
          <table:table-cell office:value-type="float" office:value="60.9500007629395">
            <text:p>60.9500007629</text:p>
          </table:table-cell>
          <table:table-cell office:value-type="float" office:value="49.4599990844727">
            <text:p>49.4599990845</text:p>
          </table:table-cell>
          <table:table-cell office:value-type="float" office:value="93.620002746582">
            <text:p>93.6200027466</text:p>
          </table:table-cell>
          <table:table-cell office:value-type="float" office:value="91.120002746582">
            <text:p>91.1200027466</text:p>
          </table:table-cell>
          <table:table-cell office:value-type="float" office:value="57.439998626709">
            <text:p>57.4399986267</text:p>
          </table:table-cell>
          <table:table-cell office:value-type="float" office:value="52.0800018310547">
            <text:p>52.0800018311</text:p>
          </table:table-cell>
          <table:table-cell office:value-type="float" office:value="20.2299995422363">
            <text:p>20.2299995422</text:p>
          </table:table-cell>
          <table:table-cell office:value-type="float" office:value="34">
            <text:p>34</text:p>
          </table:table-cell>
          <table:table-cell office:value-type="float" office:value="111.800003051758">
            <text:p>111.8000030518</text:p>
          </table:table-cell>
        </table:table-row>
        <table:table-row table:style-name="ro2">
          <table:table-cell office:value-type="string">
            <text:p>2021-12-14</text:p>
          </table:table-cell>
          <table:table-cell office:value-type="float" office:value="177.389999389648">
            <text:p>177.3899993896</text:p>
          </table:table-cell>
          <table:table-cell office:value-type="float" office:value="143.830001831055">
            <text:p>143.8300018311</text:p>
          </table:table-cell>
          <table:table-cell office:value-type="float" office:value="60.7099990844727">
            <text:p>60.7099990845</text:p>
          </table:table-cell>
          <table:table-cell office:value-type="float" office:value="49.3499984741211">
            <text:p>49.3499984741</text:p>
          </table:table-cell>
          <table:table-cell office:value-type="float" office:value="93.379997253418">
            <text:p>93.3799972534</text:p>
          </table:table-cell>
          <table:table-cell office:value-type="float" office:value="90.879997253418">
            <text:p>90.8799972534</text:p>
          </table:table-cell>
          <table:table-cell office:value-type="float" office:value="57.4199981689453">
            <text:p>57.4199981689</text:p>
          </table:table-cell>
          <table:table-cell office:value-type="float" office:value="51.9799995422363">
            <text:p>51.9799995422</text:p>
          </table:table-cell>
          <table:table-cell office:value-type="float" office:value="20.0499992370605">
            <text:p>20.0499992371</text:p>
          </table:table-cell>
          <table:table-cell office:value-type="float" office:value="33.7000007629395">
            <text:p>33.7000007629</text:p>
          </table:table-cell>
          <table:table-cell office:value-type="float" office:value="110.370002746582">
            <text:p>110.3700027466</text:p>
          </table:table-cell>
        </table:table-row>
        <table:table-row table:style-name="ro2">
          <table:table-cell office:value-type="string">
            <text:p>2021-12-15</text:p>
          </table:table-cell>
          <table:table-cell office:value-type="float" office:value="181.289993286133">
            <text:p>181.2899932861</text:p>
          </table:table-cell>
          <table:table-cell office:value-type="float" office:value="145.179992675781">
            <text:p>145.1799926758</text:p>
          </table:table-cell>
          <table:table-cell office:value-type="float" office:value="61.2099990844727">
            <text:p>61.2099990845</text:p>
          </table:table-cell>
          <table:table-cell office:value-type="float" office:value="49.1699981689453">
            <text:p>49.1699981689</text:p>
          </table:table-cell>
          <table:table-cell office:value-type="float" office:value="93.5400009155273">
            <text:p>93.5400009155</text:p>
          </table:table-cell>
          <table:table-cell office:value-type="float" office:value="90.0800018310547">
            <text:p>90.0800018311</text:p>
          </table:table-cell>
          <table:table-cell office:value-type="float" office:value="57.3300018310547">
            <text:p>57.3300018311</text:p>
          </table:table-cell>
          <table:table-cell office:value-type="float" office:value="52.060001373291">
            <text:p>52.0600013733</text:p>
          </table:table-cell>
          <table:table-cell office:value-type="float" office:value="20.1499996185303">
            <text:p>20.1499996185</text:p>
          </table:table-cell>
          <table:table-cell office:value-type="float" office:value="33.8199996948242">
            <text:p>33.8199996948</text:p>
          </table:table-cell>
          <table:table-cell office:value-type="float" office:value="111.919998168945">
            <text:p>111.9199981689</text:p>
          </table:table-cell>
        </table:table-row>
        <table:table-row table:style-name="ro2">
          <table:table-cell office:value-type="string">
            <text:p>2021-12-16</text:p>
          </table:table-cell>
          <table:table-cell office:value-type="float" office:value="178.419998168945">
            <text:p>178.4199981689</text:p>
          </table:table-cell>
          <table:table-cell office:value-type="float" office:value="146.190002441406">
            <text:p>146.1900024414</text:p>
          </table:table-cell>
          <table:table-cell office:value-type="float" office:value="61.2799987792969">
            <text:p>61.2799987793</text:p>
          </table:table-cell>
          <table:table-cell office:value-type="float" office:value="49.2999992370605">
            <text:p>49.2999992371</text:p>
          </table:table-cell>
          <table:table-cell office:value-type="float" office:value="93.7300033569336">
            <text:p>93.7300033569</text:p>
          </table:table-cell>
          <table:table-cell office:value-type="float" office:value="90.1500015258789">
            <text:p>90.1500015259</text:p>
          </table:table-cell>
          <table:table-cell office:value-type="float" office:value="57.2400016784668">
            <text:p>57.2400016785</text:p>
          </table:table-cell>
          <table:table-cell office:value-type="float" office:value="52.1399993896484">
            <text:p>52.1399993896</text:p>
          </table:table-cell>
          <table:table-cell office:value-type="float" office:value="20.2700004577637">
            <text:p>20.2700004578</text:p>
          </table:table-cell>
          <table:table-cell office:value-type="float" office:value="34.2200012207031">
            <text:p>34.2200012207</text:p>
          </table:table-cell>
          <table:table-cell office:value-type="float" office:value="111.879997253418">
            <text:p>111.8799972534</text:p>
          </table:table-cell>
        </table:table-row>
        <table:table-row table:style-name="ro2">
          <table:table-cell office:value-type="string">
            <text:p>2021-12-17</text:p>
          </table:table-cell>
          <table:table-cell office:value-type="float" office:value="176.460006713867">
            <text:p>176.4600067139</text:p>
          </table:table-cell>
          <table:table-cell office:value-type="float" office:value="144.029998779297">
            <text:p>144.0299987793</text:p>
          </table:table-cell>
          <table:table-cell office:value-type="float" office:value="60.6100006103516">
            <text:p>60.6100006104</text:p>
          </table:table-cell>
          <table:table-cell office:value-type="float" office:value="48.9599990844727">
            <text:p>48.9599990845</text:p>
          </table:table-cell>
          <table:table-cell office:value-type="float" office:value="93.7900009155274">
            <text:p>93.7900009155</text:p>
          </table:table-cell>
          <table:table-cell office:value-type="float" office:value="91.0699996948242">
            <text:p>91.0699996948</text:p>
          </table:table-cell>
          <table:table-cell office:value-type="float" office:value="57.4000015258789">
            <text:p>57.4000015259</text:p>
          </table:table-cell>
          <table:table-cell office:value-type="float" office:value="52.0800018310547">
            <text:p>52.0800018311</text:p>
          </table:table-cell>
          <table:table-cell office:value-type="float" office:value="20.0300006866455">
            <text:p>20.0300006866</text:p>
          </table:table-cell>
          <table:table-cell office:value-type="float" office:value="34.1599998474121">
            <text:p>34.1599998474</text:p>
          </table:table-cell>
          <table:table-cell office:value-type="float" office:value="111.73999786377">
            <text:p>111.7399978638</text:p>
          </table:table-cell>
        </table:table-row>
        <table:table-row table:style-name="ro2">
          <table:table-cell office:value-type="string">
            <text:p>2021-12-20</text:p>
          </table:table-cell>
          <table:table-cell office:value-type="float" office:value="173.559997558594">
            <text:p>173.5599975586</text:p>
          </table:table-cell>
          <table:table-cell office:value-type="float" office:value="142.619995117188">
            <text:p>142.6199951172</text:p>
          </table:table-cell>
          <table:table-cell office:value-type="float" office:value="59.3800010681152">
            <text:p>59.3800010681</text:p>
          </table:table-cell>
          <table:table-cell office:value-type="float" office:value="47.810001373291">
            <text:p>47.8100013733</text:p>
          </table:table-cell>
          <table:table-cell office:value-type="float" office:value="93.6500015258789">
            <text:p>93.6500015259</text:p>
          </table:table-cell>
          <table:table-cell office:value-type="float" office:value="90.4899978637695">
            <text:p>90.4899978638</text:p>
          </table:table-cell>
          <table:table-cell office:value-type="float" office:value="57.3499984741211">
            <text:p>57.3499984741</text:p>
          </table:table-cell>
          <table:table-cell office:value-type="float" office:value="52.0900001525879">
            <text:p>52.0900001526</text:p>
          </table:table-cell>
          <table:table-cell office:value-type="float" office:value="19.8899993896484">
            <text:p>19.8899993896</text:p>
          </table:table-cell>
          <table:table-cell office:value-type="float" office:value="34.0099983215332">
            <text:p>34.0099983215</text:p>
          </table:table-cell>
          <table:table-cell office:value-type="float" office:value="110.870002746582">
            <text:p>110.8700027466</text:p>
          </table:table-cell>
        </table:table-row>
        <table:table-row table:style-name="ro2">
          <table:table-cell office:value-type="string">
            <text:p>2021-12-21</text:p>
          </table:table-cell>
          <table:table-cell office:value-type="float" office:value="177.539993286133">
            <text:p>177.5399932861</text:p>
          </table:table-cell>
          <table:table-cell office:value-type="float" office:value="144.279998779297">
            <text:p>144.2799987793</text:p>
          </table:table-cell>
          <table:table-cell office:value-type="float" office:value="60.1699981689453">
            <text:p>60.1699981689</text:p>
          </table:table-cell>
          <table:table-cell office:value-type="float" office:value="48.6199989318848">
            <text:p>48.6199989319</text:p>
          </table:table-cell>
          <table:table-cell office:value-type="float" office:value="93.5899963378906">
            <text:p>93.5899963379</text:p>
          </table:table-cell>
          <table:table-cell office:value-type="float" office:value="90.1500015258789">
            <text:p>90.1500015259</text:p>
          </table:table-cell>
          <table:table-cell office:value-type="float" office:value="57.060001373291">
            <text:p>57.0600013733</text:p>
          </table:table-cell>
          <table:table-cell office:value-type="float" office:value="52.0800018310547">
            <text:p>52.0800018311</text:p>
          </table:table-cell>
          <table:table-cell office:value-type="float" office:value="20.3099994659424">
            <text:p>20.3099994659</text:p>
          </table:table-cell>
          <table:table-cell office:value-type="float" office:value="34.0099983215332">
            <text:p>34.0099983215</text:p>
          </table:table-cell>
          <table:table-cell office:value-type="float" office:value="112.120002746582">
            <text:p>112.1200027466</text:p>
          </table:table-cell>
        </table:table-row>
        <table:table-row table:style-name="ro2">
          <table:table-cell office:value-type="string">
            <text:p>2021-12-22</text:p>
          </table:table-cell>
          <table:table-cell office:value-type="float" office:value="179.649993896484">
            <text:p>179.6499938965</text:p>
          </table:table-cell>
          <table:table-cell office:value-type="float" office:value="145.110000610352">
            <text:p>145.1100006104</text:p>
          </table:table-cell>
          <table:table-cell office:value-type="float" office:value="60.6500015258789">
            <text:p>60.6500015259</text:p>
          </table:table-cell>
          <table:table-cell office:value-type="float" office:value="48.8899993896484">
            <text:p>48.8899993896</text:p>
          </table:table-cell>
          <table:table-cell office:value-type="float" office:value="93.6399993896484">
            <text:p>93.6399993896</text:p>
          </table:table-cell>
          <table:table-cell office:value-type="float" office:value="90.5400009155273">
            <text:p>90.5400009155</text:p>
          </table:table-cell>
          <table:table-cell office:value-type="float" office:value="57.0999984741211">
            <text:p>57.0999984741</text:p>
          </table:table-cell>
          <table:table-cell office:value-type="float" office:value="52.1599998474121">
            <text:p>52.1599998474</text:p>
          </table:table-cell>
          <table:table-cell office:value-type="float" office:value="20.5499992370605">
            <text:p>20.5499992371</text:p>
          </table:table-cell>
          <table:table-cell office:value-type="float" office:value="34.3300018310547">
            <text:p>34.3300018311</text:p>
          </table:table-cell>
          <table:table-cell office:value-type="float" office:value="113.269996643066">
            <text:p>113.2699966431</text:p>
          </table:table-cell>
        </table:table-row>
        <table:table-row table:style-name="ro2">
          <table:table-cell office:value-type="string">
            <text:p>2021-12-23</text:p>
          </table:table-cell>
          <table:table-cell office:value-type="float" office:value="181.199996948242">
            <text:p>181.1999969482</text:p>
          </table:table-cell>
          <table:table-cell office:value-type="float" office:value="145.970001220703">
            <text:p>145.9700012207</text:p>
          </table:table-cell>
          <table:table-cell office:value-type="float" office:value="61.0299987792969">
            <text:p>61.0299987793</text:p>
          </table:table-cell>
          <table:table-cell office:value-type="float" office:value="49.1800003051758">
            <text:p>49.1800003052</text:p>
          </table:table-cell>
          <table:table-cell office:value-type="float" office:value="92.8300018310547">
            <text:p>92.8300018311</text:p>
          </table:table-cell>
          <table:table-cell office:value-type="float" office:value="89.6999969482422">
            <text:p>89.6999969482</text:p>
          </table:table-cell>
          <table:table-cell office:value-type="float" office:value="55.3600006103516">
            <text:p>55.3600006104</text:p>
          </table:table-cell>
          <table:table-cell office:value-type="float" office:value="51.1800003051758">
            <text:p>51.1800003052</text:p>
          </table:table-cell>
          <table:table-cell office:value-type="float" office:value="20.6599998474121">
            <text:p>20.6599998474</text:p>
          </table:table-cell>
          <table:table-cell office:value-type="float" office:value="34.4099998474121">
            <text:p>34.4099998474</text:p>
          </table:table-cell>
          <table:table-cell office:value-type="float" office:value="113.150001525879">
            <text:p>113.1500015259</text:p>
          </table:table-cell>
        </table:table-row>
        <table:table-row table:style-name="ro2">
          <table:table-cell office:value-type="string">
            <text:p>2021-12-27</text:p>
          </table:table-cell>
          <table:table-cell office:value-type="float" office:value="184.449996948242">
            <text:p>184.4499969482</text:p>
          </table:table-cell>
          <table:table-cell office:value-type="float" office:value="146.570007324219">
            <text:p>146.5700073242</text:p>
          </table:table-cell>
          <table:table-cell office:value-type="float" office:value="61.4000015258789">
            <text:p>61.4000015259</text:p>
          </table:table-cell>
          <table:table-cell office:value-type="float" office:value="49.3400001525879">
            <text:p>49.3400001526</text:p>
          </table:table-cell>
          <table:table-cell office:value-type="float" office:value="92.9599990844727">
            <text:p>92.9599990845</text:p>
          </table:table-cell>
          <table:table-cell office:value-type="float" office:value="89.8600006103516">
            <text:p>89.8600006104</text:p>
          </table:table-cell>
          <table:table-cell office:value-type="float" office:value="55.3499984741211">
            <text:p>55.3499984741</text:p>
          </table:table-cell>
          <table:table-cell office:value-type="float" office:value="51.2299995422363">
            <text:p>51.2299995422</text:p>
          </table:table-cell>
          <table:table-cell office:value-type="float" office:value="20.9200000762939">
            <text:p>20.9200000763</text:p>
          </table:table-cell>
          <table:table-cell office:value-type="float" office:value="34.4799995422363">
            <text:p>34.4799995422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2021-12-28</text:p>
          </table:table-cell>
          <table:table-cell office:value-type="float" office:value="182.949996948242">
            <text:p>182.9499969482</text:p>
          </table:table-cell>
          <table:table-cell office:value-type="float" office:value="146.940002441406">
            <text:p>146.9400024414</text:p>
          </table:table-cell>
          <table:table-cell office:value-type="float" office:value="61.3800010681152">
            <text:p>61.3800010681</text:p>
          </table:table-cell>
          <table:table-cell office:value-type="float" office:value="49.1699981689453">
            <text:p>49.1699981689</text:p>
          </table:table-cell>
          <table:table-cell office:value-type="float" office:value="92.9700012207031">
            <text:p>92.9700012207</text:p>
          </table:table-cell>
          <table:table-cell office:value-type="float" office:value="89.5599975585938">
            <text:p>89.5599975586</text:p>
          </table:table-cell>
          <table:table-cell office:value-type="float" office:value="55.3300018310547">
            <text:p>55.3300018311</text:p>
          </table:table-cell>
          <table:table-cell office:value-type="float" office:value="51.2599983215332">
            <text:p>51.2599983215</text:p>
          </table:table-cell>
          <table:table-cell office:value-type="float" office:value="20.8799991607666">
            <text:p>20.8799991608</text:p>
          </table:table-cell>
          <table:table-cell office:value-type="float" office:value="34.3400001525879">
            <text:p>34.3400001526</text:p>
          </table:table-cell>
          <table:table-cell office:value-type="float" office:value="114.419998168945">
            <text:p>114.4199981689</text:p>
          </table:table-cell>
        </table:table-row>
        <table:table-row table:style-name="ro2">
          <table:table-cell office:value-type="string">
            <text:p>2021-12-29</text:p>
          </table:table-cell>
          <table:table-cell office:value-type="float" office:value="183.119995117188">
            <text:p>183.1199951172</text:p>
          </table:table-cell>
          <table:table-cell office:value-type="float" office:value="147.240005493164">
            <text:p>147.2400054932</text:p>
          </table:table-cell>
          <table:table-cell office:value-type="float" office:value="61.2799987792969">
            <text:p>61.2799987793</text:p>
          </table:table-cell>
          <table:table-cell office:value-type="float" office:value="48.9599990844727">
            <text:p>48.9599990845</text:p>
          </table:table-cell>
          <table:table-cell office:value-type="float" office:value="92.6600036621094">
            <text:p>92.6600036621</text:p>
          </table:table-cell>
          <table:table-cell office:value-type="float" office:value="88.5899963378906">
            <text:p>88.5899963379</text:p>
          </table:table-cell>
          <table:table-cell office:value-type="float" office:value="55.1100006103516">
            <text:p>55.1100006104</text:p>
          </table:table-cell>
          <table:table-cell office:value-type="float" office:value="51.3499984741211">
            <text:p>51.3499984741</text:p>
          </table:table-cell>
          <table:table-cell office:value-type="float" office:value="20.9799995422363">
            <text:p>20.9799995422</text:p>
          </table:table-cell>
          <table:table-cell office:value-type="float" office:value="34.3300018310547">
            <text:p>34.3300018311</text:p>
          </table:table-cell>
          <table:table-cell office:value-type="float" office:value="115.190002441406">
            <text:p>115.1900024414</text:p>
          </table:table-cell>
        </table:table-row>
        <table:table-row table:style-name="ro2">
          <table:table-cell office:value-type="string">
            <text:p>2021-12-30</text:p>
          </table:table-cell>
          <table:table-cell office:value-type="float" office:value="182.360000610352">
            <text:p>182.3600006104</text:p>
          </table:table-cell>
          <table:table-cell office:value-type="float" office:value="147.050003051758">
            <text:p>147.0500030518</text:p>
          </table:table-cell>
          <table:table-cell office:value-type="float" office:value="61.3899993896484">
            <text:p>61.3899993896</text:p>
          </table:table-cell>
          <table:table-cell office:value-type="float" office:value="49.5900001525879">
            <text:p>49.5900001526</text:p>
          </table:table-cell>
          <table:table-cell office:value-type="float" office:value="92.8899993896484">
            <text:p>92.8899993896</text:p>
          </table:table-cell>
          <table:table-cell office:value-type="float" office:value="89.3399963378906">
            <text:p>89.3399963379</text:p>
          </table:table-cell>
          <table:table-cell office:value-type="float" office:value="55.1599998474121">
            <text:p>55.1599998474</text:p>
          </table:table-cell>
          <table:table-cell office:value-type="float" office:value="51.4000015258789">
            <text:p>51.4000015259</text:p>
          </table:table-cell>
          <table:table-cell office:value-type="float" office:value="20.8799991607666">
            <text:p>20.8799991608</text:p>
          </table:table-cell>
          <table:table-cell office:value-type="float" office:value="34.5699996948242">
            <text:p>34.5699996948</text:p>
          </table:table-cell>
          <table:table-cell office:value-type="float" office:value="115.690002441406">
            <text:p>115.6900024414</text:p>
          </table:table-cell>
        </table:table-row>
        <table:table-row table:style-name="ro2">
          <table:table-cell office:value-type="string">
            <text:p>2021-12-31</text:p>
          </table:table-cell>
          <table:table-cell office:value-type="float" office:value="181.820007324219">
            <text:p>181.8200073242</text:p>
          </table:table-cell>
          <table:table-cell office:value-type="float" office:value="147.110000610352">
            <text:p>147.1100006104</text:p>
          </table:table-cell>
          <table:table-cell office:value-type="float" office:value="61.2799987792969">
            <text:p>61.2799987793</text:p>
          </table:table-cell>
          <table:table-cell office:value-type="float" office:value="49.4599990844727">
            <text:p>49.4599990845</text:p>
          </table:table-cell>
          <table:table-cell office:value-type="float" office:value="92.7600021362305">
            <text:p>92.7600021362</text:p>
          </table:table-cell>
          <table:table-cell office:value-type="float" office:value="89.4199981689453">
            <text:p>89.4199981689</text:p>
          </table:table-cell>
          <table:table-cell office:value-type="float" office:value="55.1599998474121">
            <text:p>55.1599998474</text:p>
          </table:table-cell>
          <table:table-cell office:value-type="float" office:value="51.4000015258789">
            <text:p>51.4000015259</text:p>
          </table:table-cell>
          <table:table-cell office:value-type="float" office:value="20.7800006866455">
            <text:p>20.7800006866</text:p>
          </table:table-cell>
          <table:table-cell office:value-type="float" office:value="34.810001373291">
            <text:p>34.8100013733</text:p>
          </table:table-cell>
          <table:table-cell office:value-type="float" office:value="116.01000213623">
            <text:p>116.0100021362</text:p>
          </table:table-cell>
        </table:table-row>
        <table:table-row table:style-name="ro2">
          <table:table-cell office:value-type="string">
            <text:p>2022-01-03</text:p>
          </table:table-cell>
          <table:table-cell office:value-type="float" office:value="182.210006713867">
            <text:p>182.2100067139</text:p>
          </table:table-cell>
          <table:table-cell office:value-type="float" office:value="147.720001220703">
            <text:p>147.7200012207</text:p>
          </table:table-cell>
          <table:table-cell office:value-type="float" office:value="61.6800003051758">
            <text:p>61.6800003052</text:p>
          </table:table-cell>
          <table:table-cell office:value-type="float" office:value="49.810001373291">
            <text:p>49.8100013733</text:p>
          </table:table-cell>
          <table:table-cell office:value-type="float" office:value="92.1699981689453">
            <text:p>92.1699981689</text:p>
          </table:table-cell>
          <table:table-cell office:value-type="float" office:value="87.3499984741211">
            <text:p>87.3499984741</text:p>
          </table:table-cell>
          <table:table-cell office:value-type="float" office:value="54.9900016784668">
            <text:p>54.9900016785</text:p>
          </table:table-cell>
          <table:table-cell office:value-type="float" office:value="51.3699989318848">
            <text:p>51.3699989319</text:p>
          </table:table-cell>
          <table:table-cell office:value-type="float" office:value="20.8600006103516">
            <text:p>20.8600006104</text:p>
          </table:table-cell>
          <table:table-cell office:value-type="float" office:value="34.2599983215332">
            <text:p>34.2599983215</text:p>
          </table:table-cell>
          <table:table-cell office:value-type="float" office:value="115.099998474121">
            <text:p>115.0999984741</text:p>
          </table:table-cell>
        </table:table-row>
        <table:table-row table:style-name="ro2">
          <table:table-cell office:value-type="string">
            <text:p>2022-01-04</text:p>
          </table:table-cell>
          <table:table-cell office:value-type="float" office:value="181.580001831055">
            <text:p>181.5800018311</text:p>
          </table:table-cell>
          <table:table-cell office:value-type="float" office:value="149.410003662109">
            <text:p>149.4100036621</text:p>
          </table:table-cell>
          <table:table-cell office:value-type="float" office:value="61.810001373291">
            <text:p>61.8100013733</text:p>
          </table:table-cell>
          <table:table-cell office:value-type="float" office:value="49.6100006103516">
            <text:p>49.6100006104</text:p>
          </table:table-cell>
          <table:table-cell office:value-type="float" office:value="92.2399978637695">
            <text:p>92.2399978638</text:p>
          </table:table-cell>
          <table:table-cell office:value-type="float" office:value="86.9700012207031">
            <text:p>86.9700012207</text:p>
          </table:table-cell>
          <table:table-cell office:value-type="float" office:value="55">
            <text:p>55</text:p>
          </table:table-cell>
          <table:table-cell office:value-type="float" office:value="51.3499984741211">
            <text:p>51.3499984741</text:p>
          </table:table-cell>
          <table:table-cell office:value-type="float" office:value="21.1100006103516">
            <text:p>21.1100006104</text:p>
          </table:table-cell>
          <table:table-cell office:value-type="float" office:value="34.5200004577637">
            <text:p>34.5200004578</text:p>
          </table:table-cell>
          <table:table-cell office:value-type="float" office:value="114.959999084473">
            <text:p>114.9599990845</text:p>
          </table:table-cell>
        </table:table-row>
        <table:table-row table:style-name="ro2">
          <table:table-cell office:value-type="string">
            <text:p>2022-01-05</text:p>
          </table:table-cell>
          <table:table-cell office:value-type="float" office:value="175.490005493164">
            <text:p>175.4900054932</text:p>
          </table:table-cell>
          <table:table-cell office:value-type="float" office:value="148.479995727539">
            <text:p>148.4799957275</text:p>
          </table:table-cell>
          <table:table-cell office:value-type="float" office:value="61.2099990844727">
            <text:p>61.2099990845</text:p>
          </table:table-cell>
          <table:table-cell office:value-type="float" office:value="48.8699989318848">
            <text:p>48.8699989319</text:p>
          </table:table-cell>
          <table:table-cell office:value-type="float" office:value="91.7600021362305">
            <text:p>91.7600021362</text:p>
          </table:table-cell>
          <table:table-cell office:value-type="float" office:value="86.5599975585937">
            <text:p>86.5599975586</text:p>
          </table:table-cell>
          <table:table-cell office:value-type="float" office:value="54.8899993896484">
            <text:p>54.8899993896</text:p>
          </table:table-cell>
          <table:table-cell office:value-type="float" office:value="51.2000007629395">
            <text:p>51.2000007629</text:p>
          </table:table-cell>
          <table:table-cell office:value-type="float" office:value="21.0200004577637">
            <text:p>21.0200004578</text:p>
          </table:table-cell>
          <table:table-cell office:value-type="float" office:value="34.4099998474121">
            <text:p>34.4099998474</text:p>
          </table:table-cell>
          <table:table-cell office:value-type="float" office:value="111.669998168945">
            <text:p>111.6699981689</text:p>
          </table:table-cell>
        </table:table-row>
        <table:table-row table:style-name="ro2">
          <table:table-cell office:value-type="string">
            <text:p>2022-01-06</text:p>
          </table:table-cell>
          <table:table-cell office:value-type="float" office:value="176.110000610352">
            <text:p>176.1100006104</text:p>
          </table:table-cell>
          <table:table-cell office:value-type="float" office:value="148.740005493164">
            <text:p>148.7400054932</text:p>
          </table:table-cell>
          <table:table-cell office:value-type="float" office:value="61.0699996948242">
            <text:p>61.0699996948</text:p>
          </table:table-cell>
          <table:table-cell office:value-type="float" office:value="49.1500015258789">
            <text:p>49.1500015259</text:p>
          </table:table-cell>
          <table:table-cell office:value-type="float" office:value="91.5899963378906">
            <text:p>91.5899963379</text:p>
          </table:table-cell>
          <table:table-cell office:value-type="float" office:value="86.7099990844727">
            <text:p>86.7099990845</text:p>
          </table:table-cell>
          <table:table-cell office:value-type="float" office:value="54.7700004577637">
            <text:p>54.7700004578</text:p>
          </table:table-cell>
          <table:table-cell office:value-type="float" office:value="51.0800018310547">
            <text:p>51.0800018311</text:p>
          </table:table-cell>
          <table:table-cell office:value-type="float" office:value="21.2000007629395">
            <text:p>21.2000007629</text:p>
          </table:table-cell>
          <table:table-cell office:value-type="float" office:value="34">
            <text:p>34</text:p>
          </table:table-cell>
          <table:table-cell office:value-type="float" office:value="111.769996643066">
            <text:p>111.7699966431</text:p>
          </table:table-cell>
        </table:table-row>
        <table:table-row table:style-name="ro2">
          <table:table-cell office:value-type="string">
            <text:p>2022-01-07</text:p>
          </table:table-cell>
          <table:table-cell office:value-type="float" office:value="174.490005493164">
            <text:p>174.4900054932</text:p>
          </table:table-cell>
          <table:table-cell office:value-type="float" office:value="149.419998168945">
            <text:p>149.4199981689</text:p>
          </table:table-cell>
          <table:table-cell office:value-type="float" office:value="61.3400001525879">
            <text:p>61.3400001526</text:p>
          </table:table-cell>
          <table:table-cell office:value-type="float" office:value="49.4000015258789">
            <text:p>49.4000015259</text:p>
          </table:table-cell>
          <table:table-cell office:value-type="float" office:value="91.3300018310547">
            <text:p>91.3300018311</text:p>
          </table:table-cell>
          <table:table-cell office:value-type="float" office:value="86.1100006103516">
            <text:p>86.1100006104</text:p>
          </table:table-cell>
          <table:table-cell office:value-type="float" office:value="54.7799987792969">
            <text:p>54.7799987793</text:p>
          </table:table-cell>
          <table:table-cell office:value-type="float" office:value="51.060001373291">
            <text:p>51.0600013733</text:p>
          </table:table-cell>
          <table:table-cell office:value-type="float" office:value="21.2399997711182">
            <text:p>21.2399997711</text:p>
          </table:table-cell>
          <table:table-cell office:value-type="float" office:value="34.1500015258789">
            <text:p>34.1500015259</text:p>
          </table:table-cell>
          <table:table-cell office:value-type="float" office:value="111.029998779297">
            <text:p>111.0299987793</text:p>
          </table:table-cell>
        </table:table-row>
        <table:table-row table:style-name="ro2">
          <table:table-cell office:value-type="string">
            <text:p>2022-01-10</text:p>
          </table:table-cell>
          <table:table-cell office:value-type="float" office:value="175.100006103516">
            <text:p>175.1000061035</text:p>
          </table:table-cell>
          <table:table-cell office:value-type="float" office:value="149.289993286133">
            <text:p>149.2899932861</text:p>
          </table:table-cell>
          <table:table-cell office:value-type="float" office:value="60.939998626709">
            <text:p>60.9399986267</text:p>
          </table:table-cell>
          <table:table-cell office:value-type="float" office:value="49.5">
            <text:p>49.5</text:p>
          </table:table-cell>
          <table:table-cell office:value-type="float" office:value="91.25">
            <text:p>91.25</text:p>
          </table:table-cell>
          <table:table-cell office:value-type="float" office:value="86.2900009155274">
            <text:p>86.2900009155</text:p>
          </table:table-cell>
          <table:table-cell office:value-type="float" office:value="54.7299995422363">
            <text:p>54.7299995422</text:p>
          </table:table-cell>
          <table:table-cell office:value-type="float" office:value="51.0699996948242">
            <text:p>51.0699996948</text:p>
          </table:table-cell>
          <table:table-cell office:value-type="float" office:value="21.1499996185303">
            <text:p>21.1499996185</text:p>
          </table:table-cell>
          <table:table-cell office:value-type="float" office:value="34.25">
            <text:p>34.25</text:p>
          </table:table-cell>
          <table:table-cell office:value-type="float" office:value="110.389999389648">
            <text:p>110.3899993896</text:p>
          </table:table-cell>
        </table:table-row>
        <table:table-row table:style-name="ro2">
          <table:table-cell office:value-type="string">
            <text:p>2022-01-11</text:p>
          </table:table-cell>
          <table:table-cell office:value-type="float" office:value="177.070007324219">
            <text:p>177.0700073242</text:p>
          </table:table-cell>
          <table:table-cell office:value-type="float" office:value="150.309997558594">
            <text:p>150.3099975586</text:p>
          </table:table-cell>
          <table:table-cell office:value-type="float" office:value="61.8800010681152">
            <text:p>61.8800010681</text:p>
          </table:table-cell>
          <table:table-cell office:value-type="float" office:value="50.4599990844727">
            <text:p>50.4599990845</text:p>
          </table:table-cell>
          <table:table-cell office:value-type="float" office:value="91.370002746582">
            <text:p>91.3700027466</text:p>
          </table:table-cell>
          <table:table-cell office:value-type="float" office:value="86.7399978637695">
            <text:p>86.7399978638</text:p>
          </table:table-cell>
          <table:table-cell office:value-type="float" office:value="54.75">
            <text:p>54.75</text:p>
          </table:table-cell>
          <table:table-cell office:value-type="float" office:value="51.25">
            <text:p>51.25</text:p>
          </table:table-cell>
          <table:table-cell office:value-type="float" office:value="21.5599994659424">
            <text:p>21.5599994659</text:p>
          </table:table-cell>
          <table:table-cell office:value-type="float" office:value="34.6800003051758">
            <text:p>34.6800003052</text:p>
          </table:table-cell>
          <table:table-cell office:value-type="float" office:value="110.559997558594">
            <text:p>110.5599975586</text:p>
          </table:table-cell>
        </table:table-row>
        <table:table-row table:style-name="ro2">
          <table:table-cell office:value-type="string">
            <text:p>2022-01-12</text:p>
          </table:table-cell>
          <table:table-cell office:value-type="float" office:value="177.789993286133">
            <text:p>177.7899932861</text:p>
          </table:table-cell>
          <table:table-cell office:value-type="float" office:value="150.330001831055">
            <text:p>150.3300018311</text:p>
          </table:table-cell>
          <table:table-cell office:value-type="float" office:value="62.560001373291">
            <text:p>62.5600013733</text:p>
          </table:table-cell>
          <table:table-cell office:value-type="float" office:value="51.2299995422363">
            <text:p>51.2299995422</text:p>
          </table:table-cell>
          <table:table-cell office:value-type="float" office:value="91.4300003051758">
            <text:p>91.4300003052</text:p>
          </table:table-cell>
          <table:table-cell office:value-type="float" office:value="86.4700012207031">
            <text:p>86.4700012207</text:p>
          </table:table-cell>
          <table:table-cell office:value-type="float" office:value="54.8199996948242">
            <text:p>54.8199996948</text:p>
          </table:table-cell>
          <table:table-cell office:value-type="float" office:value="51.1199989318848">
            <text:p>51.1199989319</text:p>
          </table:table-cell>
          <table:table-cell office:value-type="float" office:value="21.7299995422363">
            <text:p>21.7299995422</text:p>
          </table:table-cell>
          <table:table-cell office:value-type="float" office:value="34.75">
            <text:p>34.75</text:p>
          </table:table-cell>
          <table:table-cell office:value-type="float" office:value="110.690002441406">
            <text:p>110.6900024414</text:p>
          </table:table-cell>
        </table:table-row>
        <table:table-row table:style-name="ro2">
          <table:table-cell office:value-type="string">
            <text:p>2022-01-13</text:p>
          </table:table-cell>
          <table:table-cell office:value-type="float" office:value="172.830001831055">
            <text:p>172.8300018311</text:p>
          </table:table-cell>
          <table:table-cell office:value-type="float" office:value="150.020004272461">
            <text:p>150.0200042725</text:p>
          </table:table-cell>
          <table:table-cell office:value-type="float" office:value="62.0400009155273">
            <text:p>62.0400009155</text:p>
          </table:table-cell>
          <table:table-cell office:value-type="float" office:value="50.5900001525879">
            <text:p>50.5900001526</text:p>
          </table:table-cell>
          <table:table-cell office:value-type="float" office:value="91.5999984741211">
            <text:p>91.5999984741</text:p>
          </table:table-cell>
          <table:table-cell office:value-type="float" office:value="87.1800003051758">
            <text:p>87.1800003052</text:p>
          </table:table-cell>
          <table:table-cell office:value-type="float" office:value="54.9099998474121">
            <text:p>54.9099998474</text:p>
          </table:table-cell>
          <table:table-cell office:value-type="float" office:value="51.1300010681152">
            <text:p>51.1300010681</text:p>
          </table:table-cell>
          <table:table-cell office:value-type="float" office:value="21.5">
            <text:p>21.5</text:p>
          </table:table-cell>
          <table:table-cell office:value-type="float" office:value="34.6500015258789">
            <text:p>34.6500015259</text:p>
          </table:table-cell>
          <table:table-cell office:value-type="float" office:value="110.470001220703">
            <text:p>110.4700012207</text:p>
          </table:table-cell>
        </table:table-row>
        <table:table-row table:style-name="ro2">
          <table:table-cell office:value-type="string">
            <text:p>2022-01-14</text:p>
          </table:table-cell>
          <table:table-cell office:value-type="float" office:value="172.149993896484">
            <text:p>172.1499938965</text:p>
          </table:table-cell>
          <table:table-cell office:value-type="float" office:value="149.809997558594">
            <text:p>149.8099975586</text:p>
          </table:table-cell>
          <table:table-cell office:value-type="float" office:value="62.0099983215332">
            <text:p>62.0099983215</text:p>
          </table:table-cell>
          <table:table-cell office:value-type="float" office:value="50.689998626709">
            <text:p>50.6899986267</text:p>
          </table:table-cell>
          <table:table-cell office:value-type="float" office:value="91.0899963378906">
            <text:p>91.0899963379</text:p>
          </table:table-cell>
          <table:table-cell office:value-type="float" office:value="85.9300003051758">
            <text:p>85.9300003052</text:p>
          </table:table-cell>
          <table:table-cell office:value-type="float" office:value="54.7700004577637">
            <text:p>54.7700004578</text:p>
          </table:table-cell>
          <table:table-cell office:value-type="float" office:value="51.0699996948242">
            <text:p>51.0699996948</text:p>
          </table:table-cell>
          <table:table-cell office:value-type="float" office:value="21.7800006866455">
            <text:p>21.7800006866</text:p>
          </table:table-cell>
          <table:table-cell office:value-type="float" office:value="34.5400009155273">
            <text:p>34.5400009155</text:p>
          </table:table-cell>
          <table:table-cell office:value-type="float" office:value="109.470001220703">
            <text:p>109.4700012207</text:p>
          </table:table-cell>
        </table:table-row>
        <table:table-row table:style-name="ro2">
          <table:table-cell office:value-type="string">
            <text:p>2022-01-18</text:p>
          </table:table-cell>
          <table:table-cell office:value-type="float" office:value="167.679992675781">
            <text:p>167.6799926758</text:p>
          </table:table-cell>
          <table:table-cell office:value-type="float" office:value="147.779998779297">
            <text:p>147.7799987793</text:p>
          </table:table-cell>
          <table:table-cell office:value-type="float" office:value="61.0999984741211">
            <text:p>61.0999984741</text:p>
          </table:table-cell>
          <table:table-cell office:value-type="float" office:value="49.939998626709">
            <text:p>49.9399986267</text:p>
          </table:table-cell>
          <table:table-cell office:value-type="float" office:value="90.4000015258789">
            <text:p>90.4000015259</text:p>
          </table:table-cell>
          <table:table-cell office:value-type="float" office:value="84.7799987792969">
            <text:p>84.7799987793</text:p>
          </table:table-cell>
          <table:table-cell office:value-type="float" office:value="54.5">
            <text:p>54.5</text:p>
          </table:table-cell>
          <table:table-cell office:value-type="float" office:value="50.9599990844727">
            <text:p>50.9599990845</text:p>
          </table:table-cell>
          <table:table-cell office:value-type="float" office:value="21.9500007629395">
            <text:p>21.9500007629</text:p>
          </table:table-cell>
          <table:table-cell office:value-type="float" office:value="34.5">
            <text:p>34.5</text:p>
          </table:table-cell>
          <table:table-cell office:value-type="float" office:value="108.319999694824">
            <text:p>108.3199996948</text:p>
          </table:table-cell>
        </table:table-row>
        <table:table-row table:style-name="ro2">
          <table:table-cell office:value-type="string">
            <text:p>2022-01-19</text:p>
          </table:table-cell>
          <table:table-cell office:value-type="float" office:value="165.770004272461">
            <text:p>165.7700042725</text:p>
          </table:table-cell>
          <table:table-cell office:value-type="float" office:value="146.479995727539">
            <text:p>146.4799957275</text:p>
          </table:table-cell>
          <table:table-cell office:value-type="float" office:value="61.1500015258789">
            <text:p>61.1500015259</text:p>
          </table:table-cell>
          <table:table-cell office:value-type="float" office:value="50.1399993896484">
            <text:p>50.1399993896</text:p>
          </table:table-cell>
          <table:table-cell office:value-type="float" office:value="90.5100021362305">
            <text:p>90.5100021362</text:p>
          </table:table-cell>
          <table:table-cell office:value-type="float" office:value="85.3499984741211">
            <text:p>85.3499984741</text:p>
          </table:table-cell>
          <table:table-cell office:value-type="float" office:value="54.5">
            <text:p>54.5</text:p>
          </table:table-cell>
          <table:table-cell office:value-type="float" office:value="50.9300003051758">
            <text:p>50.9300003052</text:p>
          </table:table-cell>
          <table:table-cell office:value-type="float" office:value="22.0699996948242">
            <text:p>22.0699996948</text:p>
          </table:table-cell>
          <table:table-cell office:value-type="float" office:value="35.0499992370605">
            <text:p>35.0499992371</text:p>
          </table:table-cell>
          <table:table-cell office:value-type="float" office:value="106.860000610352">
            <text:p>106.8600006104</text:p>
          </table:table-cell>
        </table:table-row>
        <table:table-row table:style-name="ro2">
          <table:table-cell office:value-type="string">
            <text:p>2022-01-20</text:p>
          </table:table-cell>
          <table:table-cell office:value-type="float" office:value="163.940002441406">
            <text:p>163.9400024414</text:p>
          </table:table-cell>
          <table:table-cell office:value-type="float" office:value="145.199996948242">
            <text:p>145.1999969482</text:p>
          </table:table-cell>
          <table:table-cell office:value-type="float" office:value="60.9799995422363">
            <text:p>60.9799995422</text:p>
          </table:table-cell>
          <table:table-cell office:value-type="float" office:value="50.4500007629395">
            <text:p>50.4500007629</text:p>
          </table:table-cell>
          <table:table-cell office:value-type="float" office:value="90.5199966430664">
            <text:p>90.5199966431</text:p>
          </table:table-cell>
          <table:table-cell office:value-type="float" office:value="85.8300018310547">
            <text:p>85.8300018311</text:p>
          </table:table-cell>
          <table:table-cell office:value-type="float" office:value="54.6500015258789">
            <text:p>54.6500015259</text:p>
          </table:table-cell>
          <table:table-cell office:value-type="float" office:value="50.939998626709">
            <text:p>50.9399986267</text:p>
          </table:table-cell>
          <table:table-cell office:value-type="float" office:value="21.9899997711182">
            <text:p>21.9899997711</text:p>
          </table:table-cell>
          <table:table-cell office:value-type="float" office:value="34.9599990844727">
            <text:p>34.9599990845</text:p>
          </table:table-cell>
          <table:table-cell office:value-type="float" office:value="105.48999786377">
            <text:p>105.4899978638</text:p>
          </table:table-cell>
        </table:table-row>
        <table:table-row table:style-name="ro2">
          <table:table-cell office:value-type="string">
            <text:p>2022-01-21</text:p>
          </table:table-cell>
          <table:table-cell office:value-type="float" office:value="159.990005493164">
            <text:p>159.9900054932</text:p>
          </table:table-cell>
          <table:table-cell office:value-type="float" office:value="143.509994506836">
            <text:p>143.5099945068</text:p>
          </table:table-cell>
          <table:table-cell office:value-type="float" office:value="60.1100006103516">
            <text:p>60.1100006104</text:p>
          </table:table-cell>
          <table:table-cell office:value-type="float" office:value="49.6599998474121">
            <text:p>49.6599998474</text:p>
          </table:table-cell>
          <table:table-cell office:value-type="float" office:value="90.9000015258789">
            <text:p>90.9000015259</text:p>
          </table:table-cell>
          <table:table-cell office:value-type="float" office:value="86.7900009155273">
            <text:p>86.7900009155</text:p>
          </table:table-cell>
          <table:table-cell office:value-type="float" office:value="54.7599983215332">
            <text:p>54.7599983215</text:p>
          </table:table-cell>
          <table:table-cell office:value-type="float" office:value="51">
            <text:p>51</text:p>
          </table:table-cell>
          <table:table-cell office:value-type="float" office:value="22.0100002288818">
            <text:p>22.0100002289</text:p>
          </table:table-cell>
          <table:table-cell office:value-type="float" office:value="34.8400001525879">
            <text:p>34.8400001526</text:p>
          </table:table-cell>
          <table:table-cell office:value-type="float" office:value="105.230003356934">
            <text:p>105.2300033569</text:p>
          </table:table-cell>
        </table:table-row>
        <table:table-row table:style-name="ro2">
          <table:table-cell office:value-type="string">
            <text:p>2022-01-24</text:p>
          </table:table-cell>
          <table:table-cell office:value-type="float" office:value="160.839996337891">
            <text:p>160.8399963379</text:p>
          </table:table-cell>
          <table:table-cell office:value-type="float" office:value="143.630004882813">
            <text:p>143.6300048828</text:p>
          </table:table-cell>
          <table:table-cell office:value-type="float" office:value="59.439998626709">
            <text:p>59.4399986267</text:p>
          </table:table-cell>
          <table:table-cell office:value-type="float" office:value="49">
            <text:p>49</text:p>
          </table:table-cell>
          <table:table-cell office:value-type="float" office:value="90.8399963378906">
            <text:p>90.8399963379</text:p>
          </table:table-cell>
          <table:table-cell office:value-type="float" office:value="86.129997253418">
            <text:p>86.1299972534</text:p>
          </table:table-cell>
          <table:table-cell office:value-type="float" office:value="54.7700004577637">
            <text:p>54.7700004578</text:p>
          </table:table-cell>
          <table:table-cell office:value-type="float" office:value="51.0999984741211">
            <text:p>51.0999984741</text:p>
          </table:table-cell>
          <table:table-cell office:value-type="float" office:value="21.9599990844727">
            <text:p>21.9599990845</text:p>
          </table:table-cell>
          <table:table-cell office:value-type="float" office:value="35.0099983215332">
            <text:p>35.0099983215</text:p>
          </table:table-cell>
          <table:table-cell office:value-type="float" office:value="105.430000305176">
            <text:p>105.4300003052</text:p>
          </table:table-cell>
        </table:table-row>
        <table:table-row table:style-name="ro2">
          <table:table-cell office:value-type="string">
            <text:p>2022-01-25</text:p>
          </table:table-cell>
          <table:table-cell office:value-type="float" office:value="158.309997558594">
            <text:p>158.3099975586</text:p>
          </table:table-cell>
          <table:table-cell office:value-type="float" office:value="143.5">
            <text:p>143.5</text:p>
          </table:table-cell>
          <table:table-cell office:value-type="float" office:value="59.189998626709">
            <text:p>59.1899986267</text:p>
          </table:table-cell>
          <table:table-cell office:value-type="float" office:value="48.9900016784668">
            <text:p>48.9900016785</text:p>
          </table:table-cell>
          <table:table-cell office:value-type="float" office:value="90.6900024414063">
            <text:p>90.6900024414</text:p>
          </table:table-cell>
          <table:table-cell office:value-type="float" office:value="85.9800033569336">
            <text:p>85.9800033569</text:p>
          </table:table-cell>
          <table:table-cell office:value-type="float" office:value="54.6300010681152">
            <text:p>54.6300010681</text:p>
          </table:table-cell>
          <table:table-cell office:value-type="float" office:value="51.0800018310547">
            <text:p>51.0800018311</text:p>
          </table:table-cell>
          <table:table-cell office:value-type="float" office:value="22.1599998474121">
            <text:p>22.1599998474</text:p>
          </table:table-cell>
          <table:table-cell office:value-type="float" office:value="35.1300010681152">
            <text:p>35.1300010681</text:p>
          </table:table-cell>
          <table:table-cell office:value-type="float" office:value="105.01000213623">
            <text:p>105.0100021362</text:p>
          </table:table-cell>
        </table:table-row>
        <table:table-row table:style-name="ro2">
          <table:table-cell office:value-type="string">
            <text:p>2022-01-26</text:p>
          </table:table-cell>
          <table:table-cell office:value-type="float" office:value="158.479995727539">
            <text:p>158.4799957275</text:p>
          </table:table-cell>
          <table:table-cell office:value-type="float" office:value="142.779998779297">
            <text:p>142.7799987793</text:p>
          </table:table-cell>
          <table:table-cell office:value-type="float" office:value="58.810001373291">
            <text:p>58.8100013733</text:p>
          </table:table-cell>
          <table:table-cell office:value-type="float" office:value="48.4799995422363">
            <text:p>48.4799995422</text:p>
          </table:table-cell>
          <table:table-cell office:value-type="float" office:value="90.1699981689453">
            <text:p>90.1699981689</text:p>
          </table:table-cell>
          <table:table-cell office:value-type="float" office:value="85.0500030517578">
            <text:p>85.0500030518</text:p>
          </table:table-cell>
          <table:table-cell office:value-type="float" office:value="54.439998626709">
            <text:p>54.4399986267</text:p>
          </table:table-cell>
          <table:table-cell office:value-type="float" office:value="50.939998626709">
            <text:p>50.9399986267</text:p>
          </table:table-cell>
          <table:table-cell office:value-type="float" office:value="22.2099990844727">
            <text:p>22.2099990845</text:p>
          </table:table-cell>
          <table:table-cell office:value-type="float" office:value="34.560001373291">
            <text:p>34.5600013733</text:p>
          </table:table-cell>
          <table:table-cell office:value-type="float" office:value="103.370002746582">
            <text:p>103.3700027466</text:p>
          </table:table-cell>
        </table:table-row>
        <table:table-row table:style-name="ro2">
          <table:table-cell office:value-type="string">
            <text:p>2022-01-27</text:p>
          </table:table-cell>
          <table:table-cell office:value-type="float" office:value="156.509994506836">
            <text:p>156.5099945068</text:p>
          </table:table-cell>
          <table:table-cell office:value-type="float" office:value="142.539993286133">
            <text:p>142.5399932861</text:p>
          </table:table-cell>
          <table:table-cell office:value-type="float" office:value="58.4799995422363">
            <text:p>58.4799995422</text:p>
          </table:table-cell>
          <table:table-cell office:value-type="float" office:value="48.0499992370605">
            <text:p>48.0499992371</text:p>
          </table:table-cell>
          <table:table-cell office:value-type="float" office:value="90.2900009155274">
            <text:p>90.2900009155</text:p>
          </table:table-cell>
          <table:table-cell office:value-type="float" office:value="86.4499969482422">
            <text:p>86.4499969482</text:p>
          </table:table-cell>
          <table:table-cell office:value-type="float" office:value="54.560001373291">
            <text:p>54.5600013733</text:p>
          </table:table-cell>
          <table:table-cell office:value-type="float" office:value="50.9099998474121">
            <text:p>50.9099998474</text:p>
          </table:table-cell>
          <table:table-cell office:value-type="float" office:value="22.3199996948242">
            <text:p>22.3199996948</text:p>
          </table:table-cell>
          <table:table-cell office:value-type="float" office:value="34.1399993896484">
            <text:p>34.1399993896</text:p>
          </table:table-cell>
          <table:table-cell office:value-type="float" office:value="101.660003662109">
            <text:p>101.6600036621</text:p>
          </table:table-cell>
        </table:table-row>
        <table:table-row table:style-name="ro2">
          <table:table-cell office:value-type="string">
            <text:p>2022-01-28</text:p>
          </table:table-cell>
          <table:table-cell office:value-type="float" office:value="160.600006103516">
            <text:p>160.6000061035</text:p>
          </table:table-cell>
          <table:table-cell office:value-type="float" office:value="144.289993286133">
            <text:p>144.2899932861</text:p>
          </table:table-cell>
          <table:table-cell office:value-type="float" office:value="58.6300010681152">
            <text:p>58.6300010681</text:p>
          </table:table-cell>
          <table:table-cell office:value-type="float" office:value="48.1300010681152">
            <text:p>48.1300010681</text:p>
          </table:table-cell>
          <table:table-cell office:value-type="float" office:value="90.3899993896484">
            <text:p>90.3899993896</text:p>
          </table:table-cell>
          <table:table-cell office:value-type="float" office:value="86.4599990844727">
            <text:p>86.4599990845</text:p>
          </table:table-cell>
          <table:table-cell office:value-type="float" office:value="54.5999984741211">
            <text:p>54.5999984741</text:p>
          </table:table-cell>
          <table:table-cell office:value-type="float" office:value="51.0099983215332">
            <text:p>51.0099983215</text:p>
          </table:table-cell>
          <table:table-cell office:value-type="float" office:value="22.3400001525879">
            <text:p>22.3400001526</text:p>
          </table:table-cell>
          <table:table-cell office:value-type="float" office:value="34.0299987792969">
            <text:p>34.0299987793</text:p>
          </table:table-cell>
          <table:table-cell office:value-type="float" office:value="104.949996948242">
            <text:p>104.9499969482</text:p>
          </table:table-cell>
        </table:table-row>
        <table:table-row table:style-name="ro2">
          <table:table-cell office:value-type="string">
            <text:p>2022-01-31</text:p>
          </table:table-cell>
          <table:table-cell office:value-type="float" office:value="165.399993896484">
            <text:p>165.3999938965</text:p>
          </table:table-cell>
          <table:table-cell office:value-type="float" office:value="145.529998779297">
            <text:p>145.5299987793</text:p>
          </table:table-cell>
          <table:table-cell office:value-type="float" office:value="59.810001373291">
            <text:p>59.8100013733</text:p>
          </table:table-cell>
          <table:table-cell office:value-type="float" office:value="49.6699981689453">
            <text:p>49.6699981689</text:p>
          </table:table-cell>
          <table:table-cell office:value-type="float" office:value="90.4599990844727">
            <text:p>90.4599990845</text:p>
          </table:table-cell>
          <table:table-cell office:value-type="float" office:value="86.1100006103516">
            <text:p>86.1100006104</text:p>
          </table:table-cell>
          <table:table-cell office:value-type="float" office:value="54.4000015258789">
            <text:p>54.4000015259</text:p>
          </table:table-cell>
          <table:table-cell office:value-type="float" office:value="51.060001373291">
            <text:p>51.0600013733</text:p>
          </table:table-cell>
          <table:table-cell office:value-type="float" office:value="22.4200000762939">
            <text:p>22.4200000763</text:p>
          </table:table-cell>
          <table:table-cell office:value-type="float" office:value="34.2200012207031">
            <text:p>34.2200012207</text:p>
          </table:table-cell>
          <table:table-cell office:value-type="float" office:value="106.23999786377">
            <text:p>106.2399978638</text:p>
          </table:table-cell>
        </table:table-row>
        <table:table-row table:style-name="ro2">
          <table:table-cell office:value-type="string">
            <text:p>2022-02-01</text:p>
          </table:table-cell>
          <table:table-cell office:value-type="float" office:value="167.309997558594">
            <text:p>167.3099975586</text:p>
          </table:table-cell>
          <table:table-cell office:value-type="float" office:value="146.509994506836">
            <text:p>146.5099945068</text:p>
          </table:table-cell>
          <table:table-cell office:value-type="float" office:value="60.3600006103516">
            <text:p>60.3600006104</text:p>
          </table:table-cell>
          <table:table-cell office:value-type="float" office:value="49.9599990844727">
            <text:p>49.9599990845</text:p>
          </table:table-cell>
          <table:table-cell office:value-type="float" office:value="90.3499984741211">
            <text:p>90.3499984741</text:p>
          </table:table-cell>
          <table:table-cell office:value-type="float" office:value="85.75">
            <text:p>85.75</text:p>
          </table:table-cell>
          <table:table-cell office:value-type="float" office:value="54.310001373291">
            <text:p>54.3100013733</text:p>
          </table:table-cell>
          <table:table-cell office:value-type="float" office:value="50.939998626709">
            <text:p>50.9399986267</text:p>
          </table:table-cell>
          <table:table-cell office:value-type="float" office:value="22.5100002288818">
            <text:p>22.5100002289</text:p>
          </table:table-cell>
          <table:table-cell office:value-type="float" office:value="34.2700004577637">
            <text:p>34.2700004578</text:p>
          </table:table-cell>
          <table:table-cell office:value-type="float" office:value="105.860000610352">
            <text:p>105.8600006104</text:p>
          </table:table-cell>
        </table:table-row>
        <table:table-row table:style-name="ro2">
          <table:table-cell office:value-type="string">
            <text:p>2022-02-02</text:p>
          </table:table-cell>
          <table:table-cell office:value-type="float" office:value="168.619995117188">
            <text:p>168.6199951172</text:p>
          </table:table-cell>
          <table:table-cell office:value-type="float" office:value="147.820007324219">
            <text:p>147.8200073242</text:p>
          </table:table-cell>
          <table:table-cell office:value-type="float" office:value="60.6699981689453">
            <text:p>60.6699981689</text:p>
          </table:table-cell>
          <table:table-cell office:value-type="float" office:value="49.8699989318848">
            <text:p>49.8699989319</text:p>
          </table:table-cell>
          <table:table-cell office:value-type="float" office:value="90.4100036621094">
            <text:p>90.4100036621</text:p>
          </table:table-cell>
          <table:table-cell office:value-type="float" office:value="86.0400009155273">
            <text:p>86.0400009155</text:p>
          </table:table-cell>
          <table:table-cell office:value-type="float" office:value="54.3499984741211">
            <text:p>54.3499984741</text:p>
          </table:table-cell>
          <table:table-cell office:value-type="float" office:value="51">
            <text:p>51</text:p>
          </table:table-cell>
          <table:table-cell office:value-type="float" office:value="22.6000003814697">
            <text:p>22.6000003815</text:p>
          </table:table-cell>
          <table:table-cell office:value-type="float" office:value="34.3800010681152">
            <text:p>34.3800010681</text:p>
          </table:table-cell>
          <table:table-cell office:value-type="float" office:value="107.209999084473">
            <text:p>107.2099990845</text:p>
          </table:table-cell>
        </table:table-row>
        <table:table-row table:style-name="ro2">
          <table:table-cell office:value-type="string">
            <text:p>2022-02-03</text:p>
          </table:table-cell>
          <table:table-cell office:value-type="float" office:value="164.669998168945">
            <text:p>164.6699981689</text:p>
          </table:table-cell>
          <table:table-cell office:value-type="float" office:value="146.550003051758">
            <text:p>146.5500030518</text:p>
          </table:table-cell>
          <table:table-cell office:value-type="float" office:value="59.8300018310547">
            <text:p>59.8300018311</text:p>
          </table:table-cell>
          <table:table-cell office:value-type="float" office:value="49.4500007629395">
            <text:p>49.4500007629</text:p>
          </table:table-cell>
          <table:table-cell office:value-type="float" office:value="89.9000015258789">
            <text:p>89.9000015259</text:p>
          </table:table-cell>
          <table:table-cell office:value-type="float" office:value="85.4100036621094">
            <text:p>85.4100036621</text:p>
          </table:table-cell>
          <table:table-cell office:value-type="float" office:value="54">
            <text:p>54</text:p>
          </table:table-cell>
          <table:table-cell office:value-type="float" office:value="50.8699989318848">
            <text:p>50.8699989319</text:p>
          </table:table-cell>
          <table:table-cell office:value-type="float" office:value="22.6499996185303">
            <text:p>22.6499996185</text:p>
          </table:table-cell>
          <table:table-cell office:value-type="float" office:value="34.3600006103516">
            <text:p>34.3600006104</text:p>
          </table:table-cell>
          <table:table-cell office:value-type="float" office:value="106.069999694824">
            <text:p>106.0699996948</text:p>
          </table:table-cell>
        </table:table-row>
        <table:table-row table:style-name="ro2">
          <table:table-cell office:value-type="string">
            <text:p>2022-02-04</text:p>
          </table:table-cell>
          <table:table-cell office:value-type="float" office:value="166.809997558594">
            <text:p>166.8099975586</text:p>
          </table:table-cell>
          <table:table-cell office:value-type="float" office:value="146.369995117188">
            <text:p>146.3699951172</text:p>
          </table:table-cell>
          <table:table-cell office:value-type="float" office:value="59.939998626709">
            <text:p>59.9399986267</text:p>
          </table:table-cell>
          <table:table-cell office:value-type="float" office:value="49.4799995422363">
            <text:p>49.4799995422</text:p>
          </table:table-cell>
          <table:table-cell office:value-type="float" office:value="89.3199996948242">
            <text:p>89.3199996948</text:p>
          </table:table-cell>
          <table:table-cell office:value-type="float" office:value="84.1900024414062">
            <text:p>84.1900024414</text:p>
          </table:table-cell>
          <table:table-cell office:value-type="float" office:value="53.7999992370605">
            <text:p>53.7999992371</text:p>
          </table:table-cell>
          <table:table-cell office:value-type="float" office:value="50.7799987792969">
            <text:p>50.7799987793</text:p>
          </table:table-cell>
          <table:table-cell office:value-type="float" office:value="22.8299999237061">
            <text:p>22.8299999237</text:p>
          </table:table-cell>
          <table:table-cell office:value-type="float" office:value="34.3899993896484">
            <text:p>34.3899993896</text:p>
          </table:table-cell>
          <table:table-cell office:value-type="float" office:value="105.019996643066">
            <text:p>105.0199966431</text:p>
          </table:table-cell>
        </table:table-row>
        <table:table-row table:style-name="ro2">
          <table:table-cell office:value-type="string">
            <text:p>2022-02-07</text:p>
          </table:table-cell>
          <table:table-cell office:value-type="float" office:value="166.399993896484">
            <text:p>166.3999938965</text:p>
          </table:table-cell>
          <table:table-cell office:value-type="float" office:value="146.649993896484">
            <text:p>146.6499938965</text:p>
          </table:table-cell>
          <table:table-cell office:value-type="float" office:value="60.0200004577637">
            <text:p>60.0200004578</text:p>
          </table:table-cell>
          <table:table-cell office:value-type="float" office:value="49.4799995422363">
            <text:p>49.4799995422</text:p>
          </table:table-cell>
          <table:table-cell office:value-type="float" office:value="89.4000015258789">
            <text:p>89.4000015259</text:p>
          </table:table-cell>
          <table:table-cell office:value-type="float" office:value="84.2699966430664">
            <text:p>84.2699966431</text:p>
          </table:table-cell>
          <table:table-cell office:value-type="float" office:value="53.6599998474121">
            <text:p>53.6599998474</text:p>
          </table:table-cell>
          <table:table-cell office:value-type="float" office:value="50.75">
            <text:p>50.75</text:p>
          </table:table-cell>
          <table:table-cell office:value-type="float" office:value="22.8799991607666">
            <text:p>22.8799991608</text:p>
          </table:table-cell>
          <table:table-cell office:value-type="float" office:value="34.6599998474121">
            <text:p>34.6599998474</text:p>
          </table:table-cell>
          <table:table-cell office:value-type="float" office:value="104.870002746582">
            <text:p>104.8700027466</text:p>
          </table:table-cell>
        </table:table-row>
        <table:table-row table:style-name="ro2">
          <table:table-cell office:value-type="string">
            <text:p>2022-02-08</text:p>
          </table:table-cell>
          <table:table-cell office:value-type="float" office:value="167.529998779297">
            <text:p>167.5299987793</text:p>
          </table:table-cell>
          <table:table-cell office:value-type="float" office:value="147.619995117188">
            <text:p>147.6199951172</text:p>
          </table:table-cell>
          <table:table-cell office:value-type="float" office:value="60.4099998474121">
            <text:p>60.4099998474</text:p>
          </table:table-cell>
          <table:table-cell office:value-type="float" office:value="49.9300003051758">
            <text:p>49.9300003052</text:p>
          </table:table-cell>
          <table:table-cell office:value-type="float" office:value="89.1500015258789">
            <text:p>89.1500015259</text:p>
          </table:table-cell>
          <table:table-cell office:value-type="float" office:value="83.7099990844727">
            <text:p>83.7099990845</text:p>
          </table:table-cell>
          <table:table-cell office:value-type="float" office:value="53.5">
            <text:p>53.5</text:p>
          </table:table-cell>
          <table:table-cell office:value-type="float" office:value="50.689998626709">
            <text:p>50.6899986267</text:p>
          </table:table-cell>
          <table:table-cell office:value-type="float" office:value="22.6800003051758">
            <text:p>22.6800003052</text:p>
          </table:table-cell>
          <table:table-cell office:value-type="float" office:value="34.7299995422363">
            <text:p>34.7299995422</text:p>
          </table:table-cell>
          <table:table-cell office:value-type="float" office:value="104.379997253418">
            <text:p>104.3799972534</text:p>
          </table:table-cell>
        </table:table-row>
        <table:table-row table:style-name="ro2">
          <table:table-cell office:value-type="string">
            <text:p>2022-02-09</text:p>
          </table:table-cell>
          <table:table-cell office:value-type="float" office:value="171.610000610352">
            <text:p>171.6100006104</text:p>
          </table:table-cell>
          <table:table-cell office:value-type="float" office:value="149.050003051758">
            <text:p>149.0500030518</text:p>
          </table:table-cell>
          <table:table-cell office:value-type="float" office:value="61.3400001525879">
            <text:p>61.3400001526</text:p>
          </table:table-cell>
          <table:table-cell office:value-type="float" office:value="50.6699981689453">
            <text:p>50.6699981689</text:p>
          </table:table-cell>
          <table:table-cell office:value-type="float" office:value="89.3499984741211">
            <text:p>89.3499984741</text:p>
          </table:table-cell>
          <table:table-cell office:value-type="float" office:value="83.8399963378906">
            <text:p>83.8399963379</text:p>
          </table:table-cell>
          <table:table-cell office:value-type="float" office:value="53.6399993896484">
            <text:p>53.6399993896</text:p>
          </table:table-cell>
          <table:table-cell office:value-type="float" office:value="50.7200012207031">
            <text:p>50.7200012207</text:p>
          </table:table-cell>
          <table:table-cell office:value-type="float" office:value="22.9099998474121">
            <text:p>22.9099998474</text:p>
          </table:table-cell>
          <table:table-cell office:value-type="float" office:value="34.8699989318848">
            <text:p>34.8699989319</text:p>
          </table:table-cell>
          <table:table-cell office:value-type="float" office:value="106.73999786377">
            <text:p>106.7399978638</text:p>
          </table:table-cell>
        </table:table-row>
        <table:table-row table:style-name="ro2">
          <table:table-cell office:value-type="string">
            <text:p>2022-02-10</text:p>
          </table:table-cell>
          <table:table-cell office:value-type="float" office:value="168.399993896484">
            <text:p>168.3999938965</text:p>
          </table:table-cell>
          <table:table-cell office:value-type="float" office:value="146.929992675781">
            <text:p>146.9299926758</text:p>
          </table:table-cell>
          <table:table-cell office:value-type="float" office:value="60.6500015258789">
            <text:p>60.6500015259</text:p>
          </table:table-cell>
          <table:table-cell office:value-type="float" office:value="50.3899993896484">
            <text:p>50.3899993896</text:p>
          </table:table-cell>
          <table:table-cell office:value-type="float" office:value="88.4199981689453">
            <text:p>88.4199981689</text:p>
          </table:table-cell>
          <table:table-cell office:value-type="float" office:value="82.6100006103516">
            <text:p>82.6100006104</text:p>
          </table:table-cell>
          <table:table-cell office:value-type="float" office:value="53.2599983215332">
            <text:p>53.2599983215</text:p>
          </table:table-cell>
          <table:table-cell office:value-type="float" office:value="50.5999984741211">
            <text:p>50.5999984741</text:p>
          </table:table-cell>
          <table:table-cell office:value-type="float" office:value="22.7900009155273">
            <text:p>22.7900009155</text:p>
          </table:table-cell>
          <table:table-cell office:value-type="float" office:value="34.7299995422363">
            <text:p>34.7299995422</text:p>
          </table:table-cell>
          <table:table-cell office:value-type="float" office:value="104.220001220703">
            <text:p>104.2200012207</text:p>
          </table:table-cell>
        </table:table-row>
        <table:table-row table:style-name="ro2">
          <table:table-cell office:value-type="string">
            <text:p>2022-02-11</text:p>
          </table:table-cell>
          <table:table-cell office:value-type="float" office:value="163.529998779297">
            <text:p>163.5299987793</text:p>
          </table:table-cell>
          <table:table-cell office:value-type="float" office:value="145.479995727539">
            <text:p>145.4799957275</text:p>
          </table:table-cell>
          <table:table-cell office:value-type="float" office:value="59.8499984741211">
            <text:p>59.8499984741</text:p>
          </table:table-cell>
          <table:table-cell office:value-type="float" office:value="49.6100006103516">
            <text:p>49.6100006104</text:p>
          </table:table-cell>
          <table:table-cell office:value-type="float" office:value="89.0100021362305">
            <text:p>89.0100021362</text:p>
          </table:table-cell>
          <table:table-cell office:value-type="float" office:value="83.879997253418">
            <text:p>83.8799972534</text:p>
          </table:table-cell>
          <table:table-cell office:value-type="float" office:value="53.5">
            <text:p>53.5</text:p>
          </table:table-cell>
          <table:table-cell office:value-type="float" office:value="50.8800010681152">
            <text:p>50.8800010681</text:p>
          </table:table-cell>
          <table:table-cell office:value-type="float" office:value="23.1299991607666">
            <text:p>23.1299991608</text:p>
          </table:table-cell>
          <table:table-cell office:value-type="float" office:value="35.4099998474121">
            <text:p>35.4099998474</text:p>
          </table:table-cell>
          <table:table-cell office:value-type="float" office:value="103.269996643066">
            <text:p>103.2699966431</text:p>
          </table:table-cell>
        </table:table-row>
        <table:table-row table:style-name="ro2">
          <table:table-cell office:value-type="string">
            <text:p>2022-02-14</text:p>
          </table:table-cell>
          <table:table-cell office:value-type="float" office:value="162.279998779297">
            <text:p>162.2799987793</text:p>
          </table:table-cell>
          <table:table-cell office:value-type="float" office:value="144.279998779297">
            <text:p>144.2799987793</text:p>
          </table:table-cell>
          <table:table-cell office:value-type="float" office:value="59.4599990844727">
            <text:p>59.4599990845</text:p>
          </table:table-cell>
          <table:table-cell office:value-type="float" office:value="49.2400016784668">
            <text:p>49.2400016785</text:p>
          </table:table-cell>
          <table:table-cell office:value-type="float" office:value="88.4899978637695">
            <text:p>88.4899978638</text:p>
          </table:table-cell>
          <table:table-cell office:value-type="float" office:value="82.8099975585937">
            <text:p>82.8099975586</text:p>
          </table:table-cell>
          <table:table-cell office:value-type="float" office:value="53.2299995422363">
            <text:p>53.2299995422</text:p>
          </table:table-cell>
          <table:table-cell office:value-type="float" office:value="50.9199981689453">
            <text:p>50.9199981689</text:p>
          </table:table-cell>
          <table:table-cell office:value-type="float" office:value="23.25">
            <text:p>23.25</text:p>
          </table:table-cell>
          <table:table-cell office:value-type="float" office:value="35.5800018310547">
            <text:p>35.5800018311</text:p>
          </table:table-cell>
          <table:table-cell office:value-type="float" office:value="102.330001831055">
            <text:p>102.3300018311</text:p>
          </table:table-cell>
        </table:table-row>
        <table:table-row table:style-name="ro2">
          <table:table-cell office:value-type="string">
            <text:p>2022-02-15</text:p>
          </table:table-cell>
          <table:table-cell office:value-type="float" office:value="166.080001831055">
            <text:p>166.0800018311</text:p>
          </table:table-cell>
          <table:table-cell office:value-type="float" office:value="145.740005493164">
            <text:p>145.7400054932</text:p>
          </table:table-cell>
          <table:table-cell office:value-type="float" office:value="60.5699996948242">
            <text:p>60.5699996948</text:p>
          </table:table-cell>
          <table:table-cell office:value-type="float" office:value="50.3600006103516">
            <text:p>50.3600006104</text:p>
          </table:table-cell>
          <table:table-cell office:value-type="float" office:value="88.2900009155273">
            <text:p>88.2900009155</text:p>
          </table:table-cell>
          <table:table-cell office:value-type="float" office:value="81.9599990844727">
            <text:p>81.9599990845</text:p>
          </table:table-cell>
          <table:table-cell office:value-type="float" office:value="53.2200012207031">
            <text:p>53.2200012207</text:p>
          </table:table-cell>
          <table:table-cell office:value-type="float" office:value="50.8199996948242">
            <text:p>50.8199996948</text:p>
          </table:table-cell>
          <table:table-cell office:value-type="float" office:value="22.8700008392334">
            <text:p>22.8700008392</text:p>
          </table:table-cell>
          <table:table-cell office:value-type="float" office:value="35.2299995422363">
            <text:p>35.2299995422</text:p>
          </table:table-cell>
          <table:table-cell office:value-type="float" office:value="103.25">
            <text:p>103.25</text:p>
          </table:table-cell>
        </table:table-row>
        <table:table-row table:style-name="ro2">
          <table:table-cell office:value-type="string">
            <text:p>2022-02-16</text:p>
          </table:table-cell>
          <table:table-cell office:value-type="float" office:value="166.210006713867">
            <text:p>166.2100067139</text:p>
          </table:table-cell>
          <table:table-cell office:value-type="float" office:value="146.089996337891">
            <text:p>146.0899963379</text:p>
          </table:table-cell>
          <table:table-cell office:value-type="float" office:value="60.810001373291">
            <text:p>60.8100013733</text:p>
          </table:table-cell>
          <table:table-cell office:value-type="float" office:value="50.7400016784668">
            <text:p>50.7400016785</text:p>
          </table:table-cell>
          <table:table-cell office:value-type="float" office:value="88.3499984741211">
            <text:p>88.3499984741</text:p>
          </table:table-cell>
          <table:table-cell office:value-type="float" office:value="82.4000015258789">
            <text:p>82.4000015259</text:p>
          </table:table-cell>
          <table:table-cell office:value-type="float" office:value="53.3300018310547">
            <text:p>53.3300018311</text:p>
          </table:table-cell>
          <table:table-cell office:value-type="float" office:value="50.8699989318848">
            <text:p>50.8699989319</text:p>
          </table:table-cell>
          <table:table-cell office:value-type="float" office:value="22.8999996185303">
            <text:p>22.8999996185</text:p>
          </table:table-cell>
          <table:table-cell office:value-type="float" office:value="35.6100006103516">
            <text:p>35.6100006104</text:p>
          </table:table-cell>
          <table:table-cell office:value-type="float" office:value="103.730003356934">
            <text:p>103.7300033569</text:p>
          </table:table-cell>
        </table:table-row>
        <table:table-row table:style-name="ro2">
          <table:table-cell office:value-type="string">
            <text:p>2022-02-17</text:p>
          </table:table-cell>
          <table:table-cell office:value-type="float" office:value="160.570007324219">
            <text:p>160.5700073242</text:p>
          </table:table-cell>
          <table:table-cell office:value-type="float" office:value="144.100006103516">
            <text:p>144.1000061035</text:p>
          </table:table-cell>
          <table:table-cell office:value-type="float" office:value="59.9799995422363">
            <text:p>59.9799995422</text:p>
          </table:table-cell>
          <table:table-cell office:value-type="float" office:value="50.0800018310547">
            <text:p>50.0800018311</text:p>
          </table:table-cell>
          <table:table-cell office:value-type="float" office:value="88.5299987792969">
            <text:p>88.5299987793</text:p>
          </table:table-cell>
          <table:table-cell office:value-type="float" office:value="82.9899978637695">
            <text:p>82.9899978638</text:p>
          </table:table-cell>
          <table:table-cell office:value-type="float" office:value="53.4199981689453">
            <text:p>53.4199981689</text:p>
          </table:table-cell>
          <table:table-cell office:value-type="float" office:value="50.9799995422363">
            <text:p>50.9799995422</text:p>
          </table:table-cell>
          <table:table-cell office:value-type="float" office:value="23.0900001525879">
            <text:p>23.0900001526</text:p>
          </table:table-cell>
          <table:table-cell office:value-type="float" office:value="36.0999984741211">
            <text:p>36.0999984741</text:p>
          </table:table-cell>
          <table:table-cell office:value-type="float" office:value="102.629997253418">
            <text:p>102.6299972534</text:p>
          </table:table-cell>
        </table:table-row>
        <table:table-row table:style-name="ro2">
          <table:table-cell office:value-type="string">
            <text:p>2022-02-18</text:p>
          </table:table-cell>
          <table:table-cell office:value-type="float" office:value="158.710006713867">
            <text:p>158.7100067139</text:p>
          </table:table-cell>
          <table:table-cell office:value-type="float" office:value="143.550003051758">
            <text:p>143.5500030518</text:p>
          </table:table-cell>
          <table:table-cell office:value-type="float" office:value="59.6100006103516">
            <text:p>59.6100006104</text:p>
          </table:table-cell>
          <table:table-cell office:value-type="float" office:value="49.689998626709">
            <text:p>49.6899986267</text:p>
          </table:table-cell>
          <table:table-cell office:value-type="float" office:value="88.5400009155273">
            <text:p>88.5400009155</text:p>
          </table:table-cell>
          <table:table-cell office:value-type="float" office:value="83.8000030517578">
            <text:p>83.8000030518</text:p>
          </table:table-cell>
          <table:table-cell office:value-type="float" office:value="53.5900001525879">
            <text:p>53.5900001526</text:p>
          </table:table-cell>
          <table:table-cell office:value-type="float" office:value="51.0099983215332">
            <text:p>51.0099983215</text:p>
          </table:table-cell>
          <table:table-cell office:value-type="float" office:value="23.1800003051758">
            <text:p>23.1800003052</text:p>
          </table:table-cell>
          <table:table-cell office:value-type="float" office:value="36.060001373291">
            <text:p>36.0600013733</text:p>
          </table:table-cell>
          <table:table-cell office:value-type="float" office:value="102.01000213623">
            <text:p>102.0100021362</text:p>
          </table:table-cell>
        </table:table-row>
        <table:table-row table:style-name="ro2">
          <table:table-cell office:value-type="string">
            <text:p>2022-02-22</text:p>
          </table:table-cell>
          <table:table-cell office:value-type="float" office:value="156.800003051758">
            <text:p>156.8000030518</text:p>
          </table:table-cell>
          <table:table-cell office:value-type="float" office:value="142.490005493164">
            <text:p>142.4900054932</text:p>
          </table:table-cell>
          <table:table-cell office:value-type="float" office:value="58.8699989318848">
            <text:p>58.8699989319</text:p>
          </table:table-cell>
          <table:table-cell office:value-type="float" office:value="48.9199981689453">
            <text:p>48.9199981689</text:p>
          </table:table-cell>
          <table:table-cell office:value-type="float" office:value="88.4100036621094">
            <text:p>88.4100036621</text:p>
          </table:table-cell>
          <table:table-cell office:value-type="float" office:value="83.9899978637695">
            <text:p>83.9899978638</text:p>
          </table:table-cell>
          <table:table-cell office:value-type="float" office:value="53.3600006103516">
            <text:p>53.3600006104</text:p>
          </table:table-cell>
          <table:table-cell office:value-type="float" office:value="51.0800018310547">
            <text:p>51.0800018311</text:p>
          </table:table-cell>
          <table:table-cell office:value-type="float" office:value="23.5100002288818">
            <text:p>23.5100002289</text:p>
          </table:table-cell>
          <table:table-cell office:value-type="float" office:value="36.1500015258789">
            <text:p>36.1500015259</text:p>
          </table:table-cell>
          <table:table-cell office:value-type="float" office:value="101.639999389648">
            <text:p>101.6399993896</text:p>
          </table:table-cell>
        </table:table-row>
        <table:table-row table:style-name="ro2">
          <table:table-cell office:value-type="string">
            <text:p>2022-02-23</text:p>
          </table:table-cell>
          <table:table-cell office:value-type="float" office:value="153.369995117188">
            <text:p>153.3699951172</text:p>
          </table:table-cell>
          <table:table-cell office:value-type="float" office:value="140.880004882813">
            <text:p>140.8800048828</text:p>
          </table:table-cell>
          <table:table-cell office:value-type="float" office:value="58.3600006103516">
            <text:p>58.3600006104</text:p>
          </table:table-cell>
          <table:table-cell office:value-type="float" office:value="48.4700012207031">
            <text:p>48.4700012207</text:p>
          </table:table-cell>
          <table:table-cell office:value-type="float" office:value="87.9499969482422">
            <text:p>87.9499969482</text:p>
          </table:table-cell>
          <table:table-cell office:value-type="float" office:value="82.870002746582">
            <text:p>82.8700027466</text:p>
          </table:table-cell>
          <table:table-cell office:value-type="float" office:value="53.3400001525879">
            <text:p>53.3400001526</text:p>
          </table:table-cell>
          <table:table-cell office:value-type="float" office:value="51.2000007629395">
            <text:p>51.2000007629</text:p>
          </table:table-cell>
          <table:table-cell office:value-type="float" office:value="23.7299995422363">
            <text:p>23.7299995422</text:p>
          </table:table-cell>
          <table:table-cell office:value-type="float" office:value="36.310001373291">
            <text:p>36.3100013733</text:p>
          </table:table-cell>
          <table:table-cell office:value-type="float" office:value="99.9599990844727">
            <text:p>99.9599990845</text:p>
          </table:table-cell>
        </table:table-row>
        <table:table-row table:style-name="ro2">
          <table:table-cell office:value-type="string">
            <text:p>2022-02-24</text:p>
          </table:table-cell>
          <table:table-cell office:value-type="float" office:value="157.710006713867">
            <text:p>157.7100067139</text:p>
          </table:table-cell>
          <table:table-cell office:value-type="float" office:value="140.460006713867">
            <text:p>140.4600067139</text:p>
          </table:table-cell>
          <table:table-cell office:value-type="float" office:value="57.4799995422363">
            <text:p>57.4799995422</text:p>
          </table:table-cell>
          <table:table-cell office:value-type="float" office:value="47.4900016784668">
            <text:p>47.4900016785</text:p>
          </table:table-cell>
          <table:table-cell office:value-type="float" office:value="88.0800018310547">
            <text:p>88.0800018311</text:p>
          </table:table-cell>
          <table:table-cell office:value-type="float" office:value="82.9800033569336">
            <text:p>82.9800033569</text:p>
          </table:table-cell>
          <table:table-cell office:value-type="float" office:value="53.3800010681152">
            <text:p>53.3800010681</text:p>
          </table:table-cell>
          <table:table-cell office:value-type="float" office:value="51.3600006103516">
            <text:p>51.3600006104</text:p>
          </table:table-cell>
          <table:table-cell office:value-type="float" office:value="23.8299999237061">
            <text:p>23.8299999237</text:p>
          </table:table-cell>
          <table:table-cell office:value-type="float" office:value="36.0800018310547">
            <text:p>36.0800018311</text:p>
          </table:table-cell>
          <table:table-cell office:value-type="float" office:value="101.639999389648">
            <text:p>101.6399993896</text:p>
          </table:table-cell>
        </table:table-row>
        <table:table-row table:style-name="ro2">
          <table:table-cell office:value-type="string">
            <text:p>2022-02-25</text:p>
          </table:table-cell>
          <table:table-cell office:value-type="float" office:value="160.800003051758">
            <text:p>160.8000030518</text:p>
          </table:table-cell>
          <table:table-cell office:value-type="float" office:value="144.649993896484">
            <text:p>144.6499938965</text:p>
          </table:table-cell>
          <table:table-cell office:value-type="float" office:value="58.7999992370605">
            <text:p>58.7999992371</text:p>
          </table:table-cell>
          <table:table-cell office:value-type="float" office:value="48.3699989318848">
            <text:p>48.3699989319</text:p>
          </table:table-cell>
          <table:table-cell office:value-type="float" office:value="88.2600021362305">
            <text:p>88.2600021362</text:p>
          </table:table-cell>
          <table:table-cell office:value-type="float" office:value="82.9899978637695">
            <text:p>82.9899978638</text:p>
          </table:table-cell>
          <table:table-cell office:value-type="float" office:value="53.310001373291">
            <text:p>53.3100013733</text:p>
          </table:table-cell>
          <table:table-cell office:value-type="float" office:value="51.2799987792969">
            <text:p>51.2799987793</text:p>
          </table:table-cell>
          <table:table-cell office:value-type="float" office:value="23.4699993133545">
            <text:p>23.4699993134</text:p>
          </table:table-cell>
          <table:table-cell office:value-type="float" office:value="35.9599990844727">
            <text:p>35.9599990845</text:p>
          </table:table-cell>
          <table:table-cell office:value-type="float" office:value="104.089996337891">
            <text:p>104.0899963379</text:p>
          </table:table-cell>
        </table:table-row>
        <table:table-row table:style-name="ro2">
          <table:table-cell office:value-type="string">
            <text:p>2022-02-28</text:p>
          </table:table-cell>
          <table:table-cell office:value-type="float" office:value="160.970001220703">
            <text:p>160.9700012207</text:p>
          </table:table-cell>
          <table:table-cell office:value-type="float" office:value="143.850006103516">
            <text:p>143.8500061035</text:p>
          </table:table-cell>
          <table:table-cell office:value-type="float" office:value="57.9799995422363">
            <text:p>57.9799995422</text:p>
          </table:table-cell>
          <table:table-cell office:value-type="float" office:value="47.8199996948242">
            <text:p>47.8199996948</text:p>
          </table:table-cell>
          <table:table-cell office:value-type="float" office:value="88.9700012207031">
            <text:p>88.9700012207</text:p>
          </table:table-cell>
          <table:table-cell office:value-type="float" office:value="84.5400009155273">
            <text:p>84.5400009155</text:p>
          </table:table-cell>
          <table:table-cell office:value-type="float" office:value="53.6699981689453">
            <text:p>53.6699981689</text:p>
          </table:table-cell>
          <table:table-cell office:value-type="float" office:value="51.5999984741211">
            <text:p>51.5999984741</text:p>
          </table:table-cell>
          <table:table-cell office:value-type="float" office:value="23.8700008392334">
            <text:p>23.8700008392</text:p>
          </table:table-cell>
          <table:table-cell office:value-type="float" office:value="36.310001373291">
            <text:p>36.3100013733</text:p>
          </table:table-cell>
          <table:table-cell office:value-type="float" office:value="102.540000915527">
            <text:p>102.5400009155</text:p>
          </table:table-cell>
        </table:table-row>
        <table:table-row table:style-name="ro2">
          <table:table-cell office:value-type="string">
            <text:p>2022-03-01</text:p>
          </table:table-cell>
          <table:table-cell office:value-type="float" office:value="158.449996948242">
            <text:p>158.4499969482</text:p>
          </table:table-cell>
          <table:table-cell office:value-type="float" office:value="141.690002441406">
            <text:p>141.6900024414</text:p>
          </table:table-cell>
          <table:table-cell office:value-type="float" office:value="56.9300003051758">
            <text:p>56.9300003052</text:p>
          </table:table-cell>
          <table:table-cell office:value-type="float" office:value="47.1699981689453">
            <text:p>47.1699981689</text:p>
          </table:table-cell>
          <table:table-cell office:value-type="float" office:value="89.1900024414062">
            <text:p>89.1900024414</text:p>
          </table:table-cell>
          <table:table-cell office:value-type="float" office:value="85.5100021362305">
            <text:p>85.5100021362</text:p>
          </table:table-cell>
          <table:table-cell office:value-type="float" office:value="54.2299995422363">
            <text:p>54.2299995422</text:p>
          </table:table-cell>
          <table:table-cell office:value-type="float" office:value="51.8899993896484">
            <text:p>51.8899993896</text:p>
          </table:table-cell>
          <table:table-cell office:value-type="float" office:value="24.8299999237061">
            <text:p>24.8299999237</text:p>
          </table:table-cell>
          <table:table-cell office:value-type="float" office:value="36.9900016784668">
            <text:p>36.990001678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2022-03-02</text:p>
          </table:table-cell>
          <table:table-cell office:value-type="float" office:value="161.960006713867">
            <text:p>161.9600067139</text:p>
          </table:table-cell>
          <table:table-cell office:value-type="float" office:value="144.600006103516">
            <text:p>144.6000061035</text:p>
          </table:table-cell>
          <table:table-cell office:value-type="float" office:value="57.439998626709">
            <text:p>57.4399986267</text:p>
          </table:table-cell>
          <table:table-cell office:value-type="float" office:value="47.3199996948242">
            <text:p>47.3199996948</text:p>
          </table:table-cell>
          <table:table-cell office:value-type="float" office:value="88.25">
            <text:p>88.25</text:p>
          </table:table-cell>
          <table:table-cell office:value-type="float" office:value="82.9199981689453">
            <text:p>82.9199981689</text:p>
          </table:table-cell>
          <table:table-cell office:value-type="float" office:value="53.7900009155274">
            <text:p>53.7900009155</text:p>
          </table:table-cell>
          <table:table-cell office:value-type="float" office:value="51.7700004577637">
            <text:p>51.7700004578</text:p>
          </table:table-cell>
          <table:table-cell office:value-type="float" office:value="25.6399993896484">
            <text:p>25.6399993896</text:p>
          </table:table-cell>
          <table:table-cell office:value-type="float" office:value="36.6100006103516">
            <text:p>36.6100006104</text:p>
          </table:table-cell>
          <table:table-cell office:value-type="float" office:value="103.910003662109">
            <text:p>103.9100036621</text:p>
          </table:table-cell>
        </table:table-row>
        <table:table-row table:style-name="ro2">
          <table:table-cell office:value-type="string">
            <text:p>2022-03-03</text:p>
          </table:table-cell>
          <table:table-cell office:value-type="float" office:value="159.610000610352">
            <text:p>159.6100006104</text:p>
          </table:table-cell>
          <table:table-cell office:value-type="float" office:value="144.970001220703">
            <text:p>144.9700012207</text:p>
          </table:table-cell>
          <table:table-cell office:value-type="float" office:value="56.5099983215332">
            <text:p>56.5099983215</text:p>
          </table:table-cell>
          <table:table-cell office:value-type="float" office:value="46.6599998474121">
            <text:p>46.6599998474</text:p>
          </table:table-cell>
          <table:table-cell office:value-type="float" office:value="88.4599990844727">
            <text:p>88.4599990845</text:p>
          </table:table-cell>
          <table:table-cell office:value-type="float" office:value="83.5899963378906">
            <text:p>83.5899963379</text:p>
          </table:table-cell>
          <table:table-cell office:value-type="float" office:value="53.6300010681152">
            <text:p>53.6300010681</text:p>
          </table:table-cell>
          <table:table-cell office:value-type="float" office:value="51.6399993896484">
            <text:p>51.6399993896</text:p>
          </table:table-cell>
          <table:table-cell office:value-type="float" office:value="25.9200000762939">
            <text:p>25.9200000763</text:p>
          </table:table-cell>
          <table:table-cell office:value-type="float" office:value="36.8199996948242">
            <text:p>36.8199996948</text:p>
          </table:table-cell>
          <table:table-cell office:value-type="float" office:value="104.76000213623">
            <text:p>104.7600021362</text:p>
          </table:table-cell>
        </table:table-row>
        <table:table-row table:style-name="ro2">
          <table:table-cell office:value-type="string">
            <text:p>2022-03-04</text:p>
          </table:table-cell>
          <table:table-cell office:value-type="float" office:value="157.070007324219">
            <text:p>157.0700073242</text:p>
          </table:table-cell>
          <table:table-cell office:value-type="float" office:value="144.929992675781">
            <text:p>144.9299926758</text:p>
          </table:table-cell>
          <table:table-cell office:value-type="float" office:value="55.2599983215332">
            <text:p>55.2599983215</text:p>
          </table:table-cell>
          <table:table-cell office:value-type="float" office:value="45.7799987792969">
            <text:p>45.7799987793</text:p>
          </table:table-cell>
          <table:table-cell office:value-type="float" office:value="88.6600036621094">
            <text:p>88.6600036621</text:p>
          </table:table-cell>
          <table:table-cell office:value-type="float" office:value="84.9899978637695">
            <text:p>84.9899978638</text:p>
          </table:table-cell>
          <table:table-cell office:value-type="float" office:value="54.060001373291">
            <text:p>54.0600013733</text:p>
          </table:table-cell>
          <table:table-cell office:value-type="float" office:value="51.8300018310547">
            <text:p>51.8300018311</text:p>
          </table:table-cell>
          <table:table-cell office:value-type="float" office:value="27.0100002288818">
            <text:p>27.0100002289</text:p>
          </table:table-cell>
          <table:table-cell office:value-type="float" office:value="37.4000015258789">
            <text:p>37.4000015259</text:p>
          </table:table-cell>
          <table:table-cell office:value-type="float" office:value="105.23999786377">
            <text:p>105.2399978638</text:p>
          </table:table-cell>
        </table:table-row>
        <table:table-row table:style-name="ro2">
          <table:table-cell office:value-type="string">
            <text:p>2022-03-07</text:p>
          </table:table-cell>
          <table:table-cell office:value-type="float" office:value="150.839996337891">
            <text:p>150.8399963379</text:p>
          </table:table-cell>
          <table:table-cell office:value-type="float" office:value="142.050003051758">
            <text:p>142.0500030518</text:p>
          </table:table-cell>
          <table:table-cell office:value-type="float" office:value="53.4500007629395">
            <text:p>53.4500007629</text:p>
          </table:table-cell>
          <table:table-cell office:value-type="float" office:value="44.1599998474121">
            <text:p>44.1599998474</text:p>
          </table:table-cell>
          <table:table-cell office:value-type="float" office:value="87.9300003051758">
            <text:p>87.9300003052</text:p>
          </table:table-cell>
          <table:table-cell office:value-type="float" office:value="84.379997253418">
            <text:p>84.3799972534</text:p>
          </table:table-cell>
          <table:table-cell office:value-type="float" office:value="53.8800010681152">
            <text:p>53.8800010681</text:p>
          </table:table-cell>
          <table:table-cell office:value-type="float" office:value="51.9700012207031">
            <text:p>51.9700012207</text:p>
          </table:table-cell>
          <table:table-cell office:value-type="float" office:value="27.6000003814697">
            <text:p>27.6000003815</text:p>
          </table:table-cell>
          <table:table-cell office:value-type="float" office:value="37.9500007629395">
            <text:p>37.9500007629</text:p>
          </table:table-cell>
          <table:table-cell office:value-type="float" office:value="103.160003662109">
            <text:p>103.1600036621</text:p>
          </table:table-cell>
        </table:table-row>
        <table:table-row table:style-name="ro2">
          <table:table-cell office:value-type="string">
            <text:p>2022-03-08</text:p>
          </table:table-cell>
          <table:table-cell office:value-type="float" office:value="150.070007324219">
            <text:p>150.0700073242</text:p>
          </table:table-cell>
          <table:table-cell office:value-type="float" office:value="140.649993896484">
            <text:p>140.6499938965</text:p>
          </table:table-cell>
          <table:table-cell office:value-type="float" office:value="53.7099990844727">
            <text:p>53.7099990845</text:p>
          </table:table-cell>
          <table:table-cell office:value-type="float" office:value="44.3499984741211">
            <text:p>44.3499984741</text:p>
          </table:table-cell>
          <table:table-cell office:value-type="float" office:value="87.3300018310547">
            <text:p>87.3300018311</text:p>
          </table:table-cell>
          <table:table-cell office:value-type="float" office:value="83.5299987792969">
            <text:p>83.5299987793</text:p>
          </table:table-cell>
          <table:table-cell office:value-type="float" office:value="53.3499984741211">
            <text:p>53.3499984741</text:p>
          </table:table-cell>
          <table:table-cell office:value-type="float" office:value="52.0699996948242">
            <text:p>52.0699996948</text:p>
          </table:table-cell>
          <table:table-cell office:value-type="float" office:value="28.0699996948242">
            <text:p>28.0699996948</text:p>
          </table:table-cell>
          <table:table-cell office:value-type="float" office:value="38.9799995422363">
            <text:p>38.9799995422</text:p>
          </table:table-cell>
          <table:table-cell office:value-type="float" office:value="102.660003662109">
            <text:p>102.6600036621</text:p>
          </table:table-cell>
        </table:table-row>
        <table:table-row table:style-name="ro2">
          <table:table-cell office:value-type="string">
            <text:p>2022-03-09</text:p>
          </table:table-cell>
          <table:table-cell office:value-type="float" office:value="156.089996337891">
            <text:p>156.0899963379</text:p>
          </table:table-cell>
          <table:table-cell office:value-type="float" office:value="142.75">
            <text:p>142.75</text:p>
          </table:table-cell>
          <table:table-cell office:value-type="float" office:value="55.6100006103516">
            <text:p>55.6100006104</text:p>
          </table:table-cell>
          <table:table-cell office:value-type="float" office:value="45.4700012207031">
            <text:p>45.4700012207</text:p>
          </table:table-cell>
          <table:table-cell office:value-type="float" office:value="87.2699966430664">
            <text:p>87.2699966431</text:p>
          </table:table-cell>
          <table:table-cell office:value-type="float" office:value="82.7300033569336">
            <text:p>82.7300033569</text:p>
          </table:table-cell>
          <table:table-cell office:value-type="float" office:value="53.1599998474121">
            <text:p>53.1599998474</text:p>
          </table:table-cell>
          <table:table-cell office:value-type="float" office:value="51.8300018310547">
            <text:p>51.8300018311</text:p>
          </table:table-cell>
          <table:table-cell office:value-type="float" office:value="25.8400001525879">
            <text:p>25.8400001526</text:p>
          </table:table-cell>
          <table:table-cell office:value-type="float" office:value="37.8400001525879">
            <text:p>37.8400001526</text:p>
          </table:table-cell>
          <table:table-cell office:value-type="float" office:value="104.23999786377">
            <text:p>104.2399978638</text:p>
          </table:table-cell>
        </table:table-row>
        <table:table-row table:style-name="ro2">
          <table:table-cell office:value-type="string">
            <text:p>2022-03-10</text:p>
          </table:table-cell>
          <table:table-cell office:value-type="float" office:value="155.330001831055">
            <text:p>155.3300018311</text:p>
          </table:table-cell>
          <table:table-cell office:value-type="float" office:value="142.729995727539">
            <text:p>142.7299957275</text:p>
          </table:table-cell>
          <table:table-cell office:value-type="float" office:value="54.9099998474121">
            <text:p>54.9099998474</text:p>
          </table:table-cell>
          <table:table-cell office:value-type="float" office:value="44.7700004577637">
            <text:p>44.7700004578</text:p>
          </table:table-cell>
          <table:table-cell office:value-type="float" office:value="86.7099990844727">
            <text:p>86.7099990845</text:p>
          </table:table-cell>
          <table:table-cell office:value-type="float" office:value="81.6999969482422">
            <text:p>81.6999969482</text:p>
          </table:table-cell>
          <table:table-cell office:value-type="float" office:value="52.9300003051758">
            <text:p>52.9300003052</text:p>
          </table:table-cell>
          <table:table-cell office:value-type="float" office:value="51.939998626709">
            <text:p>51.9399986267</text:p>
          </table:table-cell>
          <table:table-cell office:value-type="float" office:value="25.5300006866455">
            <text:p>25.5300006866</text:p>
          </table:table-cell>
          <table:table-cell office:value-type="float" office:value="37.9700012207031">
            <text:p>37.9700012207</text:p>
          </table:table-cell>
          <table:table-cell office:value-type="float" office:value="104.5">
            <text:p>104.5</text:p>
          </table:table-cell>
        </table:table-row>
        <table:table-row table:style-name="ro2">
          <table:table-cell office:value-type="string">
            <text:p>2022-03-11</text:p>
          </table:table-cell>
          <table:table-cell office:value-type="float" office:value="152.330001831055">
            <text:p>152.3300018311</text:p>
          </table:table-cell>
          <table:table-cell office:value-type="float" office:value="141.710006713867">
            <text:p>141.7100067139</text:p>
          </table:table-cell>
          <table:table-cell office:value-type="float" office:value="54.2200012207031">
            <text:p>54.2200012207</text:p>
          </table:table-cell>
          <table:table-cell office:value-type="float" office:value="43.8600006103516">
            <text:p>43.8600006104</text:p>
          </table:table-cell>
          <table:table-cell office:value-type="float" office:value="86.5599975585937">
            <text:p>86.5599975586</text:p>
          </table:table-cell>
          <table:table-cell office:value-type="float" office:value="81.9400024414063">
            <text:p>81.9400024414</text:p>
          </table:table-cell>
          <table:table-cell office:value-type="float" office:value="53.0200004577637">
            <text:p>53.0200004578</text:p>
          </table:table-cell>
          <table:table-cell office:value-type="float" office:value="52.1100006103516">
            <text:p>52.1100006104</text:p>
          </table:table-cell>
          <table:table-cell office:value-type="float" office:value="25.9699993133545">
            <text:p>25.9699993134</text:p>
          </table:table-cell>
          <table:table-cell office:value-type="float" office:value="37.6800003051758">
            <text:p>37.6800003052</text:p>
          </table:table-cell>
          <table:table-cell office:value-type="float" office:value="103.669998168945">
            <text:p>103.6699981689</text:p>
          </table:table-cell>
        </table:table-row>
        <table:table-row table:style-name="ro2">
          <table:table-cell office:value-type="string">
            <text:p>2022-03-14</text:p>
          </table:table-cell>
          <table:table-cell office:value-type="float" office:value="150.580001831055">
            <text:p>150.5800018311</text:p>
          </table:table-cell>
          <table:table-cell office:value-type="float" office:value="141.910003662109">
            <text:p>141.9100036621</text:p>
          </table:table-cell>
          <table:table-cell office:value-type="float" office:value="54.1800003051758">
            <text:p>54.1800003052</text:p>
          </table:table-cell>
          <table:table-cell office:value-type="float" office:value="42.810001373291">
            <text:p>42.8100013733</text:p>
          </table:table-cell>
          <table:table-cell office:value-type="float" office:value="85.5899963378906">
            <text:p>85.5899963379</text:p>
          </table:table-cell>
          <table:table-cell office:value-type="float" office:value="80.1999969482422">
            <text:p>80.1999969482</text:p>
          </table:table-cell>
          <table:table-cell office:value-type="float" office:value="52.6199989318848">
            <text:p>52.6199989319</text:p>
          </table:table-cell>
          <table:table-cell office:value-type="float" office:value="51.8699989318848">
            <text:p>51.8699989319</text:p>
          </table:table-cell>
          <table:table-cell office:value-type="float" office:value="25.2099990844727">
            <text:p>25.2099990845</text:p>
          </table:table-cell>
          <table:table-cell office:value-type="float" office:value="37.1100006103516">
            <text:p>37.1100006104</text:p>
          </table:table-cell>
          <table:table-cell office:value-type="float" office:value="102.860000610352">
            <text:p>102.8600006104</text:p>
          </table:table-cell>
        </table:table-row>
        <table:table-row table:style-name="ro2">
          <table:table-cell office:value-type="string">
            <text:p>2022-03-15</text:p>
          </table:table-cell>
          <table:table-cell office:value-type="float" office:value="154.429992675781">
            <text:p>154.4299926758</text:p>
          </table:table-cell>
          <table:table-cell office:value-type="float" office:value="143.570007324219">
            <text:p>143.5700073242</text:p>
          </table:table-cell>
          <table:table-cell office:value-type="float" office:value="54.5299987792969">
            <text:p>54.5299987793</text:p>
          </table:table-cell>
          <table:table-cell office:value-type="float" office:value="42.7900009155273">
            <text:p>42.7900009155</text:p>
          </table:table-cell>
          <table:table-cell office:value-type="float" office:value="85.8300018310547">
            <text:p>85.8300018311</text:p>
          </table:table-cell>
          <table:table-cell office:value-type="float" office:value="80">
            <text:p>80</text:p>
          </table:table-cell>
          <table:table-cell office:value-type="float" office:value="52.6599998474121">
            <text:p>52.6599998474</text:p>
          </table:table-cell>
          <table:table-cell office:value-type="float" office:value="51.75">
            <text:p>51.75</text:p>
          </table:table-cell>
          <table:table-cell office:value-type="float" office:value="24.5900001525879">
            <text:p>24.5900001526</text:p>
          </table:table-cell>
          <table:table-cell office:value-type="float" office:value="36.4500007629395">
            <text:p>36.4500007629</text:p>
          </table:table-cell>
          <table:table-cell office:value-type="float" office:value="103.550003051758">
            <text:p>103.5500030518</text:p>
          </table:table-cell>
        </table:table-row>
        <table:table-row table:style-name="ro2">
          <table:table-cell office:value-type="string">
            <text:p>2022-03-16</text:p>
          </table:table-cell>
          <table:table-cell office:value-type="float" office:value="159.809997558594">
            <text:p>159.8099975586</text:p>
          </table:table-cell>
          <table:table-cell office:value-type="float" office:value="145.220001220703">
            <text:p>145.2200012207</text:p>
          </table:table-cell>
          <table:table-cell office:value-type="float" office:value="56.939998626709">
            <text:p>56.9399986267</text:p>
          </table:table-cell>
          <table:table-cell office:value-type="float" office:value="46.1199989318848">
            <text:p>46.1199989319</text:p>
          </table:table-cell>
          <table:table-cell office:value-type="float" office:value="86.0899963378906">
            <text:p>86.0899963379</text:p>
          </table:table-cell>
          <table:table-cell office:value-type="float" office:value="80.6699981689453">
            <text:p>80.6699981689</text:p>
          </table:table-cell>
          <table:table-cell office:value-type="float" office:value="52.6699981689453">
            <text:p>52.6699981689</text:p>
          </table:table-cell>
          <table:table-cell office:value-type="float" office:value="51.5200004577637">
            <text:p>51.5200004578</text:p>
          </table:table-cell>
          <table:table-cell office:value-type="float" office:value="24.3799991607666">
            <text:p>24.3799991608</text:p>
          </table:table-cell>
          <table:table-cell office:value-type="float" office:value="36.6500015258789">
            <text:p>36.6500015259</text:p>
          </table:table-cell>
          <table:table-cell office:value-type="float" office:value="104.779998779297">
            <text:p>104.7799987793</text:p>
          </table:table-cell>
        </table:table-row>
        <table:table-row table:style-name="ro2">
          <table:table-cell office:value-type="string">
            <text:p>2022-03-17</text:p>
          </table:table-cell>
          <table:table-cell office:value-type="float" office:value="162.649993896484">
            <text:p>162.6499938965</text:p>
          </table:table-cell>
          <table:table-cell office:value-type="float" office:value="147.059997558594">
            <text:p>147.0599975586</text:p>
          </table:table-cell>
          <table:table-cell office:value-type="float" office:value="57.2200012207031">
            <text:p>57.2200012207</text:p>
          </table:table-cell>
          <table:table-cell office:value-type="float" office:value="45.7799987792969">
            <text:p>45.7799987793</text:p>
          </table:table-cell>
          <table:table-cell office:value-type="float" office:value="86.6100006103516">
            <text:p>86.6100006104</text:p>
          </table:table-cell>
          <table:table-cell office:value-type="float" office:value="80.0599975585937">
            <text:p>80.0599975586</text:p>
          </table:table-cell>
          <table:table-cell office:value-type="float" office:value="52.75">
            <text:p>52.75</text:p>
          </table:table-cell>
          <table:table-cell office:value-type="float" office:value="51.9199981689453">
            <text:p>51.9199981689</text:p>
          </table:table-cell>
          <table:table-cell office:value-type="float" office:value="25.5499992370605">
            <text:p>25.5499992371</text:p>
          </table:table-cell>
          <table:table-cell office:value-type="float" office:value="36.8499984741211">
            <text:p>36.8499984741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2-03-18</text:p>
          </table:table-cell>
          <table:table-cell office:value-type="float" office:value="165.820007324219">
            <text:p>165.8200073242</text:p>
          </table:table-cell>
          <table:table-cell office:value-type="float" office:value="147.320007324219">
            <text:p>147.3200073242</text:p>
          </table:table-cell>
          <table:table-cell office:value-type="float" office:value="57.8600006103516">
            <text:p>57.8600006104</text:p>
          </table:table-cell>
          <table:table-cell office:value-type="float" office:value="46.5">
            <text:p>46.5</text:p>
          </table:table-cell>
          <table:table-cell office:value-type="float" office:value="86.8000030517578">
            <text:p>86.8000030518</text:p>
          </table:table-cell>
          <table:table-cell office:value-type="float" office:value="80.9300003051758">
            <text:p>80.9300003052</text:p>
          </table:table-cell>
          <table:table-cell office:value-type="float" office:value="52.8300018310547">
            <text:p>52.8300018311</text:p>
          </table:table-cell>
          <table:table-cell office:value-type="float" office:value="51.8199996948242">
            <text:p>51.8199996948</text:p>
          </table:table-cell>
          <table:table-cell office:value-type="float" office:value="25.6700000762939">
            <text:p>25.6700000763</text:p>
          </table:table-cell>
          <table:table-cell office:value-type="float" office:value="36.5">
            <text:p>36.5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2-03-21</text:p>
          </table:table-cell>
          <table:table-cell office:value-type="float" office:value="165.610000610352">
            <text:p>165.6100006104</text:p>
          </table:table-cell>
          <table:table-cell office:value-type="float" office:value="147.880004882813">
            <text:p>147.8800048828</text:p>
          </table:table-cell>
          <table:table-cell office:value-type="float" office:value="57.310001373291">
            <text:p>57.3100013733</text:p>
          </table:table-cell>
          <table:table-cell office:value-type="float" office:value="45.7799987792969">
            <text:p>45.7799987793</text:p>
          </table:table-cell>
          <table:table-cell office:value-type="float" office:value="85.9100036621094">
            <text:p>85.9100036621</text:p>
          </table:table-cell>
          <table:table-cell office:value-type="float" office:value="79.120002746582">
            <text:p>79.1200027466</text:p>
          </table:table-cell>
          <table:table-cell office:value-type="float" office:value="52.5999984741211">
            <text:p>52.5999984741</text:p>
          </table:table-cell>
          <table:table-cell office:value-type="float" office:value="51.689998626709">
            <text:p>51.6899986267</text:p>
          </table:table-cell>
          <table:table-cell office:value-type="float" office:value="26.6299991607666">
            <text:p>26.6299991608</text:p>
          </table:table-cell>
          <table:table-cell office:value-type="float" office:value="36.7799987792969">
            <text:p>36.7799987793</text:p>
          </table:table-cell>
          <table:table-cell office:value-type="float" office:value="105.75">
            <text:p>105.75</text:p>
          </table:table-cell>
        </table:table-row>
        <table:table-row table:style-name="ro2">
          <table:table-cell office:value-type="string">
            <text:p>2022-03-22</text:p>
          </table:table-cell>
          <table:table-cell office:value-type="float" office:value="168.619995117188">
            <text:p>168.6199951172</text:p>
          </table:table-cell>
          <table:table-cell office:value-type="float" office:value="148.690002441406">
            <text:p>148.6900024414</text:p>
          </table:table-cell>
          <table:table-cell office:value-type="float" office:value="57.9599990844727">
            <text:p>57.9599990845</text:p>
          </table:table-cell>
          <table:table-cell office:value-type="float" office:value="46.4900016784668">
            <text:p>46.4900016785</text:p>
          </table:table-cell>
          <table:table-cell office:value-type="float" office:value="85.6699981689453">
            <text:p>85.6699981689</text:p>
          </table:table-cell>
          <table:table-cell office:value-type="float" office:value="78.2799987792969">
            <text:p>78.2799987793</text:p>
          </table:table-cell>
          <table:table-cell office:value-type="float" office:value="52.4199981689453">
            <text:p>52.4199981689</text:p>
          </table:table-cell>
          <table:table-cell office:value-type="float" office:value="51.5900001525879">
            <text:p>51.5900001526</text:p>
          </table:table-cell>
          <table:table-cell office:value-type="float" office:value="26.5699996948242">
            <text:p>26.5699996948</text:p>
          </table:table-cell>
          <table:table-cell office:value-type="float" office:value="36.5400009155273">
            <text:p>36.5400009155</text:p>
          </table:table-cell>
          <table:table-cell office:value-type="float" office:value="106.019996643066">
            <text:p>106.0199966431</text:p>
          </table:table-cell>
        </table:table-row>
        <table:table-row table:style-name="ro2">
          <table:table-cell office:value-type="string">
            <text:p>2022-03-23</text:p>
          </table:table-cell>
          <table:table-cell office:value-type="float" office:value="165.809997558594">
            <text:p>165.8099975586</text:p>
          </table:table-cell>
          <table:table-cell office:value-type="float" office:value="146.509994506836">
            <text:p>146.5099945068</text:p>
          </table:table-cell>
          <table:table-cell office:value-type="float" office:value="57.3300018310547">
            <text:p>57.3300018311</text:p>
          </table:table-cell>
          <table:table-cell office:value-type="float" office:value="46.1699981689453">
            <text:p>46.1699981689</text:p>
          </table:table-cell>
          <table:table-cell office:value-type="float" office:value="85.8499984741211">
            <text:p>85.8499984741</text:p>
          </table:table-cell>
          <table:table-cell office:value-type="float" office:value="79.8099975585938">
            <text:p>79.8099975586</text:p>
          </table:table-cell>
          <table:table-cell office:value-type="float" office:value="52.5099983215332">
            <text:p>52.5099983215</text:p>
          </table:table-cell>
          <table:table-cell office:value-type="float" office:value="51.8699989318848">
            <text:p>51.8699989319</text:p>
          </table:table-cell>
          <table:table-cell office:value-type="float" office:value="27.2299995422363">
            <text:p>27.2299995422</text:p>
          </table:table-cell>
          <table:table-cell office:value-type="float" office:value="36.9900016784668">
            <text:p>36.9900016785</text:p>
          </table:table-cell>
          <table:table-cell office:value-type="float" office:value="104.26000213623">
            <text:p>104.2600021362</text:p>
          </table:table-cell>
        </table:table-row>
        <table:table-row table:style-name="ro2">
          <table:table-cell office:value-type="string">
            <text:p>2022-03-24</text:p>
          </table:table-cell>
          <table:table-cell office:value-type="float" office:value="168.25">
            <text:p>168.25</text:p>
          </table:table-cell>
          <table:table-cell office:value-type="float" office:value="147.910003662109">
            <text:p>147.9100036621</text:p>
          </table:table-cell>
          <table:table-cell office:value-type="float" office:value="57.7099990844727">
            <text:p>57.7099990845</text:p>
          </table:table-cell>
          <table:table-cell office:value-type="float" office:value="46.4500007629395">
            <text:p>46.4500007629</text:p>
          </table:table-cell>
          <table:table-cell office:value-type="float" office:value="85.6699981689453">
            <text:p>85.6699981689</text:p>
          </table:table-cell>
          <table:table-cell office:value-type="float" office:value="79.2099990844727">
            <text:p>79.2099990845</text:p>
          </table:table-cell>
          <table:table-cell office:value-type="float" office:value="52.4300003051758">
            <text:p>52.4300003052</text:p>
          </table:table-cell>
          <table:table-cell office:value-type="float" office:value="51.7700004577637">
            <text:p>51.7700004578</text:p>
          </table:table-cell>
          <table:table-cell office:value-type="float" office:value="26.9599990844727">
            <text:p>26.9599990845</text:p>
          </table:table-cell>
          <table:table-cell office:value-type="float" office:value="37.2900009155273">
            <text:p>37.2900009155</text:p>
          </table:table-cell>
          <table:table-cell office:value-type="float" office:value="104.919998168945">
            <text:p>104.9199981689</text:p>
          </table:table-cell>
        </table:table-row>
        <table:table-row table:style-name="ro2">
          <table:table-cell office:value-type="string">
            <text:p>2022-03-25</text:p>
          </table:table-cell>
          <table:table-cell office:value-type="float" office:value="168.190002441406">
            <text:p>168.1900024414</text:p>
          </table:table-cell>
          <table:table-cell office:value-type="float" office:value="149.449996948242">
            <text:p>149.4499969482</text:p>
          </table:table-cell>
          <table:table-cell office:value-type="float" office:value="57.7000007629395">
            <text:p>57.7000007629</text:p>
          </table:table-cell>
          <table:table-cell office:value-type="float" office:value="46.0900001525879">
            <text:p>46.0900001526</text:p>
          </table:table-cell>
          <table:table-cell office:value-type="float" office:value="85.0500030517578">
            <text:p>85.0500030518</text:p>
          </table:table-cell>
          <table:table-cell office:value-type="float" office:value="78.0999984741211">
            <text:p>78.0999984741</text:p>
          </table:table-cell>
          <table:table-cell office:value-type="float" office:value="52.2299995422363">
            <text:p>52.2299995422</text:p>
          </table:table-cell>
          <table:table-cell office:value-type="float" office:value="51.5900001525879">
            <text:p>51.5900001526</text:p>
          </table:table-cell>
          <table:table-cell office:value-type="float" office:value="27.1599998474121">
            <text:p>27.1599998474</text:p>
          </table:table-cell>
          <table:table-cell office:value-type="float" office:value="37.1599998474121">
            <text:p>37.1599998474</text:p>
          </table:table-cell>
          <table:table-cell office:value-type="float" office:value="106.230003356934">
            <text:p>106.2300033569</text:p>
          </table:table-cell>
        </table:table-row>
        <table:table-row table:style-name="ro2">
          <table:table-cell office:value-type="string">
            <text:p>2022-03-28</text:p>
          </table:table-cell>
          <table:table-cell office:value-type="float" office:value="170.320007324219">
            <text:p>170.3200073242</text:p>
          </table:table-cell>
          <table:table-cell office:value-type="float" office:value="149.259994506836">
            <text:p>149.2599945068</text:p>
          </table:table-cell>
          <table:table-cell office:value-type="float" office:value="57.5999984741211">
            <text:p>57.5999984741</text:p>
          </table:table-cell>
          <table:table-cell office:value-type="float" office:value="46.2400016784668">
            <text:p>46.2400016785</text:p>
          </table:table-cell>
          <table:table-cell office:value-type="float" office:value="85.2600021362305">
            <text:p>85.2600021362</text:p>
          </table:table-cell>
          <table:table-cell office:value-type="float" office:value="78.6900024414063">
            <text:p>78.6900024414</text:p>
          </table:table-cell>
          <table:table-cell office:value-type="float" office:value="52.2000007629395">
            <text:p>52.2000007629</text:p>
          </table:table-cell>
          <table:table-cell office:value-type="float" office:value="51.4500007629395">
            <text:p>51.4500007629</text:p>
          </table:table-cell>
          <table:table-cell office:value-type="float" office:value="25.9799995422363">
            <text:p>25.9799995422</text:p>
          </table:table-cell>
          <table:table-cell office:value-type="float" office:value="36.4799995422363">
            <text:p>36.4799995422</text:p>
          </table:table-cell>
          <table:table-cell office:value-type="float" office:value="107.360000610352">
            <text:p>107.3600006104</text:p>
          </table:table-cell>
        </table:table-row>
        <table:table-row table:style-name="ro2">
          <table:table-cell office:value-type="string">
            <text:p>2022-03-29</text:p>
          </table:table-cell>
          <table:table-cell office:value-type="float" office:value="172.740005493164">
            <text:p>172.7400054932</text:p>
          </table:table-cell>
          <table:table-cell office:value-type="float" office:value="150.199996948242">
            <text:p>150.1999969482</text:p>
          </table:table-cell>
          <table:table-cell office:value-type="float" office:value="58.689998626709">
            <text:p>58.6899986267</text:p>
          </table:table-cell>
          <table:table-cell office:value-type="float" office:value="46.9500007629395">
            <text:p>46.9500007629</text:p>
          </table:table-cell>
          <table:table-cell office:value-type="float" office:value="85.8099975585938">
            <text:p>85.8099975586</text:p>
          </table:table-cell>
          <table:table-cell office:value-type="float" office:value="79.379997253418">
            <text:p>79.3799972534</text:p>
          </table:table-cell>
          <table:table-cell office:value-type="float" office:value="52.1199989318848">
            <text:p>52.1199989319</text:p>
          </table:table-cell>
          <table:table-cell office:value-type="float" office:value="51.2799987792969">
            <text:p>51.2799987793</text:p>
          </table:table-cell>
          <table:table-cell office:value-type="float" office:value="26.0799999237061">
            <text:p>26.0799999237</text:p>
          </table:table-cell>
          <table:table-cell office:value-type="float" office:value="36.5">
            <text:p>36.5</text:p>
          </table:table-cell>
          <table:table-cell office:value-type="float" office:value="110.51000213623">
            <text:p>110.5100021362</text:p>
          </table:table-cell>
        </table:table-row>
        <table:table-row table:style-name="ro2">
          <table:table-cell office:value-type="string">
            <text:p>2022-03-30</text:p>
          </table:table-cell>
          <table:table-cell office:value-type="float" office:value="170.720001220703">
            <text:p>170.7200012207</text:p>
          </table:table-cell>
          <table:table-cell office:value-type="float" office:value="149.970001220703">
            <text:p>149.9700012207</text:p>
          </table:table-cell>
          <table:table-cell office:value-type="float" office:value="58.5">
            <text:p>58.5</text:p>
          </table:table-cell>
          <table:table-cell office:value-type="float" office:value="46.8899993896484">
            <text:p>46.8899993896</text:p>
          </table:table-cell>
          <table:table-cell office:value-type="float" office:value="86.0199966430664">
            <text:p>86.0199966431</text:p>
          </table:table-cell>
          <table:table-cell office:value-type="float" office:value="79.8899993896484">
            <text:p>79.8899993896</text:p>
          </table:table-cell>
          <table:table-cell office:value-type="float" office:value="52.0999984741211">
            <text:p>52.0999984741</text:p>
          </table:table-cell>
          <table:table-cell office:value-type="float" office:value="51.3899993896484">
            <text:p>51.3899993896</text:p>
          </table:table-cell>
          <table:table-cell office:value-type="float" office:value="26.5499992370605">
            <text:p>26.5499992371</text:p>
          </table:table-cell>
          <table:table-cell office:value-type="float" office:value="36.7599983215332">
            <text:p>36.7599983215</text:p>
          </table:table-cell>
          <table:table-cell office:value-type="float" office:value="109.709999084473">
            <text:p>109.7099990845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168.270004272461">
            <text:p>168.2700042725</text:p>
          </table:table-cell>
          <table:table-cell office:value-type="float" office:value="147.779998779297">
            <text:p>147.7799987793</text:p>
          </table:table-cell>
          <table:table-cell office:value-type="float" office:value="57.5900001525879">
            <text:p>57.5900001526</text:p>
          </table:table-cell>
          <table:table-cell office:value-type="float" office:value="46.1300010681152">
            <text:p>46.1300010681</text:p>
          </table:table-cell>
          <table:table-cell office:value-type="float" office:value="86.0400009155273">
            <text:p>86.0400009155</text:p>
          </table:table-cell>
          <table:table-cell office:value-type="float" office:value="80.4000015258789">
            <text:p>80.4000015259</text:p>
          </table:table-cell>
          <table:table-cell office:value-type="float" office:value="52.439998626709">
            <text:p>52.4399986267</text:p>
          </table:table-cell>
          <table:table-cell office:value-type="float" office:value="51.2099990844727">
            <text:p>51.2099990845</text:p>
          </table:table-cell>
          <table:table-cell office:value-type="float" office:value="26.0599994659424">
            <text:p>26.0599994659</text:p>
          </table:table-cell>
          <table:table-cell office:value-type="float" office:value="36.8300018310547">
            <text:p>36.8300018311</text:p>
          </table:table-cell>
          <table:table-cell office:value-type="float" office:value="108.370002746582">
            <text:p>108.3700027466</text:p>
          </table:table-cell>
        </table:table-row>
        <table:table-row table:style-name="ro2">
          <table:table-cell office:value-type="string">
            <text:p>2022-04-01</text:p>
          </table:table-cell>
          <table:table-cell office:value-type="float" office:value="168.539993286133">
            <text:p>168.5399932861</text:p>
          </table:table-cell>
          <table:table-cell office:value-type="float" office:value="148.360000610352">
            <text:p>148.3600006104</text:p>
          </table:table-cell>
          <table:table-cell office:value-type="float" office:value="58.189998626709">
            <text:p>58.1899986267</text:p>
          </table:table-cell>
          <table:table-cell office:value-type="float" office:value="47.0099983215332">
            <text:p>47.0099983215</text:p>
          </table:table-cell>
          <table:table-cell office:value-type="float" office:value="85.7099990844727">
            <text:p>85.7099990845</text:p>
          </table:table-cell>
          <table:table-cell office:value-type="float" office:value="80.2200012207031">
            <text:p>80.2200012207</text:p>
          </table:table-cell>
          <table:table-cell office:value-type="float" office:value="52.3199996948242">
            <text:p>52.3199996948</text:p>
          </table:table-cell>
          <table:table-cell office:value-type="float" office:value="50.5400009155273">
            <text:p>50.5400009155</text:p>
          </table:table-cell>
          <table:table-cell office:value-type="float" office:value="26.2299995422363">
            <text:p>26.2299995422</text:p>
          </table:table-cell>
          <table:table-cell office:value-type="float" office:value="36.5400009155273">
            <text:p>36.5400009155</text:p>
          </table:table-cell>
          <table:table-cell office:value-type="float" office:value="110.480003356934">
            <text:p>110.4800033569</text:p>
          </table:table-cell>
        </table:table-row>
        <table:table-row table:style-name="ro2">
          <table:table-cell office:value-type="string">
            <text:p>2022-04-04</text:p>
          </table:table-cell>
          <table:table-cell office:value-type="float" office:value="170.399993896484">
            <text:p>170.3999938965</text:p>
          </table:table-cell>
          <table:table-cell office:value-type="float" office:value="147.970001220703">
            <text:p>147.9700012207</text:p>
          </table:table-cell>
          <table:table-cell office:value-type="float" office:value="58.6500015258789">
            <text:p>58.6500015259</text:p>
          </table:table-cell>
          <table:table-cell office:value-type="float" office:value="47.8300018310547">
            <text:p>47.8300018311</text:p>
          </table:table-cell>
          <table:table-cell office:value-type="float" office:value="85.9300003051758">
            <text:p>85.9300003052</text:p>
          </table:table-cell>
          <table:table-cell office:value-type="float" office:value="79.6699981689453">
            <text:p>79.6699981689</text:p>
          </table:table-cell>
          <table:table-cell office:value-type="float" office:value="52.439998626709">
            <text:p>52.4399986267</text:p>
          </table:table-cell>
          <table:table-cell office:value-type="float" office:value="50.5499992370605">
            <text:p>50.5499992371</text:p>
          </table:table-cell>
          <table:table-cell office:value-type="float" office:value="26.7299995422363">
            <text:p>26.7299995422</text:p>
          </table:table-cell>
          <table:table-cell office:value-type="float" office:value="36.7299995422363">
            <text:p>36.7299995422</text:p>
          </table:table-cell>
          <table:table-cell office:value-type="float" office:value="109.940002441406">
            <text:p>109.9400024414</text:p>
          </table:table-cell>
        </table:table-row>
        <table:table-row table:style-name="ro2">
          <table:table-cell office:value-type="string">
            <text:p>2022-04-05</text:p>
          </table:table-cell>
          <table:table-cell office:value-type="float" office:value="166.690002441406">
            <text:p>166.6900024414</text:p>
          </table:table-cell>
          <table:table-cell office:value-type="float" office:value="147.210006713867">
            <text:p>147.2100067139</text:p>
          </table:table-cell>
          <table:table-cell office:value-type="float" office:value="57.8199996948242">
            <text:p>57.8199996948</text:p>
          </table:table-cell>
          <table:table-cell office:value-type="float" office:value="46.9900016784668">
            <text:p>46.9900016785</text:p>
          </table:table-cell>
          <table:table-cell office:value-type="float" office:value="84.8600006103516">
            <text:p>84.8600006104</text:p>
          </table:table-cell>
          <table:table-cell office:value-type="float" office:value="77.9899978637695">
            <text:p>77.9899978638</text:p>
          </table:table-cell>
          <table:table-cell office:value-type="float" office:value="51.9900016784668">
            <text:p>51.9900016785</text:p>
          </table:table-cell>
          <table:table-cell office:value-type="float" office:value="50.4500007629395">
            <text:p>50.4500007629</text:p>
          </table:table-cell>
          <table:table-cell office:value-type="float" office:value="26.5100002288818">
            <text:p>26.5100002289</text:p>
          </table:table-cell>
          <table:table-cell office:value-type="float" office:value="36.4900016784668">
            <text:p>36.4900016785</text:p>
          </table:table-cell>
          <table:table-cell office:value-type="float" office:value="109.400001525879">
            <text:p>109.4000015259</text:p>
          </table:table-cell>
        </table:table-row>
        <table:table-row table:style-name="ro2">
          <table:table-cell office:value-type="string">
            <text:p>2022-04-06</text:p>
          </table:table-cell>
          <table:table-cell office:value-type="float" office:value="163.809997558594">
            <text:p>163.8099975586</text:p>
          </table:table-cell>
          <table:table-cell office:value-type="float" office:value="147.729995727539">
            <text:p>147.7299957275</text:p>
          </table:table-cell>
          <table:table-cell office:value-type="float" office:value="57.1399993896484">
            <text:p>57.1399993896</text:p>
          </table:table-cell>
          <table:table-cell office:value-type="float" office:value="46.4700012207031">
            <text:p>46.4700012207</text:p>
          </table:table-cell>
          <table:table-cell office:value-type="float" office:value="84.4400024414063">
            <text:p>84.4400024414</text:p>
          </table:table-cell>
          <table:table-cell office:value-type="float" office:value="77.3499984741211">
            <text:p>77.3499984741</text:p>
          </table:table-cell>
          <table:table-cell office:value-type="float" office:value="51.8699989318848">
            <text:p>51.8699989319</text:p>
          </table:table-cell>
          <table:table-cell office:value-type="float" office:value="50.3899993896484">
            <text:p>50.3899993896</text:p>
          </table:table-cell>
          <table:table-cell office:value-type="float" office:value="26.2999992370605">
            <text:p>26.2999992371</text:p>
          </table:table-cell>
          <table:table-cell office:value-type="float" office:value="36.5800018310547">
            <text:p>36.5800018311</text:p>
          </table:table-cell>
          <table:table-cell office:value-type="float" office:value="110.699996948242">
            <text:p>110.6999969482</text:p>
          </table:table-cell>
        </table:table-row>
        <table:table-row table:style-name="ro2">
          <table:table-cell office:value-type="string">
            <text:p>2022-04-07</text:p>
          </table:table-cell>
          <table:table-cell office:value-type="float" office:value="165.100006103516">
            <text:p>165.1000061035</text:p>
          </table:table-cell>
          <table:table-cell office:value-type="float" office:value="148.520004272461">
            <text:p>148.5200042725</text:p>
          </table:table-cell>
          <table:table-cell office:value-type="float" office:value="57.0999984741211">
            <text:p>57.0999984741</text:p>
          </table:table-cell>
          <table:table-cell office:value-type="float" office:value="46.1300010681152">
            <text:p>46.1300010681</text:p>
          </table:table-cell>
          <table:table-cell office:value-type="float" office:value="84.25">
            <text:p>84.25</text:p>
          </table:table-cell>
          <table:table-cell office:value-type="float" office:value="76.7600021362305">
            <text:p>76.7600021362</text:p>
          </table:table-cell>
          <table:table-cell office:value-type="float" office:value="51.7900009155273">
            <text:p>51.7900009155</text:p>
          </table:table-cell>
          <table:table-cell office:value-type="float" office:value="50.4500007629395">
            <text:p>50.4500007629</text:p>
          </table:table-cell>
          <table:table-cell office:value-type="float" office:value="26.3899993896484">
            <text:p>26.3899993896</text:p>
          </table:table-cell>
          <table:table-cell office:value-type="float" office:value="36.7000007629395">
            <text:p>36.7000007629</text:p>
          </table:table-cell>
          <table:table-cell office:value-type="float" office:value="109.599998474121">
            <text:p>109.5999984741</text:p>
          </table:table-cell>
        </table:table-row>
        <table:table-row table:style-name="ro2">
          <table:table-cell office:value-type="string">
            <text:p>2022-04-08</text:p>
          </table:table-cell>
          <table:table-cell office:value-type="float" office:value="164.279998779297">
            <text:p>164.2799987793</text:p>
          </table:table-cell>
          <table:table-cell office:value-type="float" office:value="149.570007324219">
            <text:p>149.5700073242</text:p>
          </table:table-cell>
          <table:table-cell office:value-type="float" office:value="57.1399993896484">
            <text:p>57.1399993896</text:p>
          </table:table-cell>
          <table:table-cell office:value-type="float" office:value="46.2200012207031">
            <text:p>46.2200012207</text:p>
          </table:table-cell>
          <table:table-cell office:value-type="float" office:value="83.9100036621094">
            <text:p>83.9100036621</text:p>
          </table:table-cell>
          <table:table-cell office:value-type="float" office:value="76.0100021362305">
            <text:p>76.0100021362</text:p>
          </table:table-cell>
          <table:table-cell office:value-type="float" office:value="51.689998626709">
            <text:p>51.6899986267</text:p>
          </table:table-cell>
          <table:table-cell office:value-type="float" office:value="50.5299987792969">
            <text:p>50.5299987793</text:p>
          </table:table-cell>
          <table:table-cell office:value-type="float" office:value="26.7199993133545">
            <text:p>26.7199993134</text:p>
          </table:table-cell>
          <table:table-cell office:value-type="float" office:value="36.9700012207031">
            <text:p>36.9700012207</text:p>
          </table:table-cell>
          <table:table-cell office:value-type="float" office:value="109.779998779297">
            <text:p>109.7799987793</text:p>
          </table:table-cell>
        </table:table-row>
        <table:table-row table:style-name="ro2">
          <table:table-cell office:value-type="string">
            <text:p>2022-04-11</text:p>
          </table:table-cell>
          <table:table-cell office:value-type="float" office:value="160.789993286133">
            <text:p>160.7899932861</text:p>
          </table:table-cell>
          <table:table-cell office:value-type="float" office:value="148.210006713867">
            <text:p>148.2100067139</text:p>
          </table:table-cell>
          <table:table-cell office:value-type="float" office:value="56.5099983215332">
            <text:p>56.5099983215</text:p>
          </table:table-cell>
          <table:table-cell office:value-type="float" office:value="45.6399993896484">
            <text:p>45.6399993896</text:p>
          </table:table-cell>
          <table:table-cell office:value-type="float" office:value="83.3499984741211">
            <text:p>83.3499984741</text:p>
          </table:table-cell>
          <table:table-cell office:value-type="float" office:value="74.9300003051758">
            <text:p>74.9300003052</text:p>
          </table:table-cell>
          <table:table-cell office:value-type="float" office:value="51.3699989318848">
            <text:p>51.3699989319</text:p>
          </table:table-cell>
          <table:table-cell office:value-type="float" office:value="50.5699996948242">
            <text:p>50.5699996948</text:p>
          </table:table-cell>
          <table:table-cell office:value-type="float" office:value="26.5">
            <text:p>26.5</text:p>
          </table:table-cell>
          <table:table-cell office:value-type="float" office:value="37.1399993896484">
            <text:p>37.1399993896</text:p>
          </table:table-cell>
          <table:table-cell office:value-type="float" office:value="108.599998474121">
            <text:p>108.5999984741</text:p>
          </table:table-cell>
        </table:table-row>
        <table:table-row table:style-name="ro2">
          <table:table-cell office:value-type="string">
            <text:p>2022-04-12</text:p>
          </table:table-cell>
          <table:table-cell office:value-type="float" office:value="159.940002441406">
            <text:p>159.9400024414</text:p>
          </table:table-cell>
          <table:table-cell office:value-type="float" office:value="147.850006103516">
            <text:p>147.8500061035</text:p>
          </table:table-cell>
          <table:table-cell office:value-type="float" office:value="56.1699981689453">
            <text:p>56.1699981689</text:p>
          </table:table-cell>
          <table:table-cell office:value-type="float" office:value="45.4599990844727">
            <text:p>45.4599990845</text:p>
          </table:table-cell>
          <table:table-cell office:value-type="float" office:value="83.5800018310547">
            <text:p>83.5800018311</text:p>
          </table:table-cell>
          <table:table-cell office:value-type="float" office:value="74.8000030517578">
            <text:p>74.8000030518</text:p>
          </table:table-cell>
          <table:table-cell office:value-type="float" office:value="51.5">
            <text:p>51.5</text:p>
          </table:table-cell>
          <table:table-cell office:value-type="float" office:value="50.6399993896484">
            <text:p>50.6399993896</text:p>
          </table:table-cell>
          <table:table-cell office:value-type="float" office:value="27.2900009155273">
            <text:p>27.2900009155</text:p>
          </table:table-cell>
          <table:table-cell office:value-type="float" office:value="37.4199981689453">
            <text:p>37.4199981689</text:p>
          </table:table-cell>
          <table:table-cell office:value-type="float" office:value="108.440002441406">
            <text:p>108.4400024414</text:p>
          </table:table-cell>
        </table:table-row>
        <table:table-row table:style-name="ro2">
          <table:table-cell office:value-type="string">
            <text:p>2022-04-13</text:p>
          </table:table-cell>
          <table:table-cell office:value-type="float" office:value="162.160003662109">
            <text:p>162.1600036621</text:p>
          </table:table-cell>
          <table:table-cell office:value-type="float" office:value="148.589996337891">
            <text:p>148.5899963379</text:p>
          </table:table-cell>
          <table:table-cell office:value-type="float" office:value="56.7900009155273">
            <text:p>56.7900009155</text:p>
          </table:table-cell>
          <table:table-cell office:value-type="float" office:value="45.9500007629395">
            <text:p>45.9500007629</text:p>
          </table:table-cell>
          <table:table-cell office:value-type="float" office:value="83.879997253418">
            <text:p>83.8799972534</text:p>
          </table:table-cell>
          <table:table-cell office:value-type="float" office:value="74.9599990844727">
            <text:p>74.9599990845</text:p>
          </table:table-cell>
          <table:table-cell office:value-type="float" office:value="51.5099983215332">
            <text:p>51.5099983215</text:p>
          </table:table-cell>
          <table:table-cell office:value-type="float" office:value="50.6300010681152">
            <text:p>50.6300010681</text:p>
          </table:table-cell>
          <table:table-cell office:value-type="float" office:value="27.8899993896484">
            <text:p>27.8899993896</text:p>
          </table:table-cell>
          <table:table-cell office:value-type="float" office:value="37.6199989318848">
            <text:p>37.6199989319</text:p>
          </table:table-cell>
          <table:table-cell office:value-type="float" office:value="109.209999084473">
            <text:p>109.2099990845</text:p>
          </table:table-cell>
        </table:table-row>
        <table:table-row table:style-name="ro2">
          <table:table-cell office:value-type="string">
            <text:p>2022-04-14</text:p>
          </table:table-cell>
          <table:table-cell office:value-type="float" office:value="159.139999389648">
            <text:p>159.1399993896</text:p>
          </table:table-cell>
          <table:table-cell office:value-type="float" office:value="148.050003051758">
            <text:p>148.0500030518</text:p>
          </table:table-cell>
          <table:table-cell office:value-type="float" office:value="56.4300003051758">
            <text:p>56.4300003052</text:p>
          </table:table-cell>
          <table:table-cell office:value-type="float" office:value="45.4500007629395">
            <text:p>45.4500007629</text:p>
          </table:table-cell>
          <table:table-cell office:value-type="float" office:value="83.1800003051758">
            <text:p>83.1800003052</text:p>
          </table:table-cell>
          <table:table-cell office:value-type="float" office:value="73.5400009155273">
            <text:p>73.5400009155</text:p>
          </table:table-cell>
          <table:table-cell office:value-type="float" office:value="51.3499984741211">
            <text:p>51.3499984741</text:p>
          </table:table-cell>
          <table:table-cell office:value-type="float" office:value="50.6599998474121">
            <text:p>50.6599998474</text:p>
          </table:table-cell>
          <table:table-cell office:value-type="float" office:value="28.1000003814697">
            <text:p>28.1000003815</text:p>
          </table:table-cell>
          <table:table-cell office:value-type="float" office:value="37.4700012207031">
            <text:p>37.4700012207</text:p>
          </table:table-cell>
          <table:table-cell office:value-type="float" office:value="108.73999786377">
            <text:p>108.7399978638</text:p>
          </table:table-cell>
        </table:table-row>
        <table:table-row table:style-name="ro2">
          <table:table-cell office:value-type="string">
            <text:p>2022-04-18</text:p>
          </table:table-cell>
          <table:table-cell office:value-type="float" office:value="159.270004272461">
            <text:p>159.2700042725</text:p>
          </table:table-cell>
          <table:table-cell office:value-type="float" office:value="147.990005493164">
            <text:p>147.9900054932</text:p>
          </table:table-cell>
          <table:table-cell office:value-type="float" office:value="56.1399993896484">
            <text:p>56.1399993896</text:p>
          </table:table-cell>
          <table:table-cell office:value-type="float" office:value="45.2599983215332">
            <text:p>45.2599983215</text:p>
          </table:table-cell>
          <table:table-cell office:value-type="float" office:value="82.7600021362305">
            <text:p>82.7600021362</text:p>
          </table:table-cell>
          <table:table-cell office:value-type="float" office:value="73.2600021362305">
            <text:p>73.2600021362</text:p>
          </table:table-cell>
          <table:table-cell office:value-type="float" office:value="51.3300018310547">
            <text:p>51.3300018311</text:p>
          </table:table-cell>
          <table:table-cell office:value-type="float" office:value="50.6500015258789">
            <text:p>50.6500015259</text:p>
          </table:table-cell>
          <table:table-cell office:value-type="float" office:value="28.4200000762939">
            <text:p>28.4200000763</text:p>
          </table:table-cell>
          <table:table-cell office:value-type="float" office:value="37.5900001525879">
            <text:p>37.5900001526</text:p>
          </table:table-cell>
          <table:table-cell office:value-type="float" office:value="108.300003051758">
            <text:p>108.3000030518</text:p>
          </table:table-cell>
        </table:table-row>
        <table:table-row table:style-name="ro2">
          <table:table-cell office:value-type="string">
            <text:p>2022-04-19</text:p>
          </table:table-cell>
          <table:table-cell office:value-type="float" office:value="162.289993286133">
            <text:p>162.2899932861</text:p>
          </table:table-cell>
          <table:table-cell office:value-type="float" office:value="149.559997558594">
            <text:p>149.5599975586</text:p>
          </table:table-cell>
          <table:table-cell office:value-type="float" office:value="56.2999992370605">
            <text:p>56.2999992371</text:p>
          </table:table-cell>
          <table:table-cell office:value-type="float" office:value="45.0299987792969">
            <text:p>45.0299987793</text:p>
          </table:table-cell>
          <table:table-cell office:value-type="float" office:value="82.2699966430664">
            <text:p>82.2699966431</text:p>
          </table:table-cell>
          <table:table-cell office:value-type="float" office:value="72.6500015258789">
            <text:p>72.6500015259</text:p>
          </table:table-cell>
          <table:table-cell office:value-type="float" office:value="51.2299995422363">
            <text:p>51.2299995422</text:p>
          </table:table-cell>
          <table:table-cell office:value-type="float" office:value="50.5400009155273">
            <text:p>50.5400009155</text:p>
          </table:table-cell>
          <table:table-cell office:value-type="float" office:value="27.6900005340576">
            <text:p>27.6900005341</text:p>
          </table:table-cell>
          <table:table-cell office:value-type="float" office:value="37.0099983215332">
            <text:p>37.0099983215</text:p>
          </table:table-cell>
          <table:table-cell office:value-type="float" office:value="110.660003662109">
            <text:p>110.6600036621</text:p>
          </table:table-cell>
        </table:table-row>
        <table:table-row table:style-name="ro2">
          <table:table-cell office:value-type="string">
            <text:p>2022-04-20</text:p>
          </table:table-cell>
          <table:table-cell office:value-type="float" office:value="161.899993896484">
            <text:p>161.8999938965</text:p>
          </table:table-cell>
          <table:table-cell office:value-type="float" office:value="150.800003051758">
            <text:p>150.8000030518</text:p>
          </table:table-cell>
          <table:table-cell office:value-type="float" office:value="56.5">
            <text:p>56.5</text:p>
          </table:table-cell>
          <table:table-cell office:value-type="float" office:value="44.7400016784668">
            <text:p>44.7400016785</text:p>
          </table:table-cell>
          <table:table-cell office:value-type="float" office:value="82.6900024414062">
            <text:p>82.6900024414</text:p>
          </table:table-cell>
          <table:table-cell office:value-type="float" office:value="74.0899963378906">
            <text:p>74.0899963379</text:p>
          </table:table-cell>
          <table:table-cell office:value-type="float" office:value="51.310001373291">
            <text:p>51.3100013733</text:p>
          </table:table-cell>
          <table:table-cell office:value-type="float" office:value="50.6399993896484">
            <text:p>50.6399993896</text:p>
          </table:table-cell>
          <table:table-cell office:value-type="float" office:value="27.7199993133545">
            <text:p>27.7199993134</text:p>
          </table:table-cell>
          <table:table-cell office:value-type="float" office:value="37.2200012207031">
            <text:p>37.2200012207</text:p>
          </table:table-cell>
          <table:table-cell office:value-type="float" office:value="112.5">
            <text:p>112.5</text:p>
          </table:table-cell>
        </table:table-row>
        <table:table-row table:style-name="ro2">
          <table:table-cell office:value-type="string">
            <text:p>2022-04-21</text:p>
          </table:table-cell>
          <table:table-cell office:value-type="float" office:value="158.169998168945">
            <text:p>158.1699981689</text:p>
          </table:table-cell>
          <table:table-cell office:value-type="float" office:value="149.199996948242">
            <text:p>149.1999969482</text:p>
          </table:table-cell>
          <table:table-cell office:value-type="float" office:value="55.7400016784668">
            <text:p>55.7400016785</text:p>
          </table:table-cell>
          <table:table-cell office:value-type="float" office:value="43.9300003051758">
            <text:p>43.9300003052</text:p>
          </table:table-cell>
          <table:table-cell office:value-type="float" office:value="81.9800033569336">
            <text:p>81.9800033569</text:p>
          </table:table-cell>
          <table:table-cell office:value-type="float" office:value="73.4800033569336">
            <text:p>73.4800033569</text:p>
          </table:table-cell>
          <table:table-cell office:value-type="float" office:value="51.1199989318848">
            <text:p>51.1199989319</text:p>
          </table:table-cell>
          <table:table-cell office:value-type="float" office:value="50.7599983215332">
            <text:p>50.7599983215</text:p>
          </table:table-cell>
          <table:table-cell office:value-type="float" office:value="27.6800003051758">
            <text:p>27.6800003052</text:p>
          </table:table-cell>
          <table:table-cell office:value-type="float" office:value="37.0900001525879">
            <text:p>37.0900001526</text:p>
          </table:table-cell>
          <table:table-cell office:value-type="float" office:value="111.720001220703">
            <text:p>111.7200012207</text:p>
          </table:table-cell>
        </table:table-row>
        <table:table-row table:style-name="ro2">
          <table:table-cell office:value-type="string">
            <text:p>2022-04-22</text:p>
          </table:table-cell>
          <table:table-cell office:value-type="float" office:value="153.240005493164">
            <text:p>153.2400054932</text:p>
          </table:table-cell>
          <table:table-cell office:value-type="float" office:value="145.300003051758">
            <text:p>145.3000030518</text:p>
          </table:table-cell>
          <table:table-cell office:value-type="float" office:value="54.9099998474121">
            <text:p>54.9099998474</text:p>
          </table:table-cell>
          <table:table-cell office:value-type="float" office:value="43.5800018310547">
            <text:p>43.5800018311</text:p>
          </table:table-cell>
          <table:table-cell office:value-type="float" office:value="81.9499969482422">
            <text:p>81.9499969482</text:p>
          </table:table-cell>
          <table:table-cell office:value-type="float" office:value="73.1399993896484">
            <text:p>73.1399993896</text:p>
          </table:table-cell>
          <table:table-cell office:value-type="float" office:value="51.0299987792969">
            <text:p>51.0299987793</text:p>
          </table:table-cell>
          <table:table-cell office:value-type="float" office:value="50.7099990844727">
            <text:p>50.7099990845</text:p>
          </table:table-cell>
          <table:table-cell office:value-type="float" office:value="27.1499996185303">
            <text:p>27.1499996185</text:p>
          </table:table-cell>
          <table:table-cell office:value-type="float" office:value="36.7200012207031">
            <text:p>36.7200012207</text:p>
          </table:table-cell>
          <table:table-cell office:value-type="float" office:value="109.76000213623">
            <text:p>109.7600021362</text:p>
          </table:table-cell>
        </table:table-row>
        <table:table-row table:style-name="ro2">
          <table:table-cell office:value-type="string">
            <text:p>2022-04-25</text:p>
          </table:table-cell>
          <table:table-cell office:value-type="float" office:value="154.389999389648">
            <text:p>154.3899993896</text:p>
          </table:table-cell>
          <table:table-cell office:value-type="float" office:value="145.279998779297">
            <text:p>145.2799987793</text:p>
          </table:table-cell>
          <table:table-cell office:value-type="float" office:value="54.5499992370606">
            <text:p>54.5499992371</text:p>
          </table:table-cell>
          <table:table-cell office:value-type="float" office:value="43.1300010681152">
            <text:p>43.1300010681</text:p>
          </table:table-cell>
          <table:table-cell office:value-type="float" office:value="82.5400009155274">
            <text:p>82.5400009155</text:p>
          </table:table-cell>
          <table:table-cell office:value-type="float" office:value="73.8199996948242">
            <text:p>73.8199996948</text:p>
          </table:table-cell>
          <table:table-cell office:value-type="float" office:value="51.2299995422363">
            <text:p>51.2299995422</text:p>
          </table:table-cell>
          <table:table-cell office:value-type="float" office:value="50.6800003051758">
            <text:p>50.6800003052</text:p>
          </table:table-cell>
          <table:table-cell office:value-type="float" office:value="26.9500007629395">
            <text:p>26.9500007629</text:p>
          </table:table-cell>
          <table:table-cell office:value-type="float" office:value="36.060001373291">
            <text:p>36.0600013733</text:p>
          </table:table-cell>
          <table:table-cell office:value-type="float" office:value="109.480003356934">
            <text:p>109.4800033569</text:p>
          </table:table-cell>
        </table:table-row>
        <table:table-row table:style-name="ro2">
          <table:table-cell office:value-type="string">
            <text:p>2022-04-26</text:p>
          </table:table-cell>
          <table:table-cell office:value-type="float" office:value="148.630004882813">
            <text:p>148.6300048828</text:p>
          </table:table-cell>
          <table:table-cell office:value-type="float" office:value="142.75">
            <text:p>142.75</text:p>
          </table:table-cell>
          <table:table-cell office:value-type="float" office:value="53.189998626709">
            <text:p>53.1899986267</text:p>
          </table:table-cell>
          <table:table-cell office:value-type="float" office:value="42.2599983215332">
            <text:p>42.2599983215</text:p>
          </table:table-cell>
          <table:table-cell office:value-type="float" office:value="82.6399993896484">
            <text:p>82.6399993896</text:p>
          </table:table-cell>
          <table:table-cell office:value-type="float" office:value="74.5100021362305">
            <text:p>74.5100021362</text:p>
          </table:table-cell>
          <table:table-cell office:value-type="float" office:value="51.3199996948242">
            <text:p>51.3199996948</text:p>
          </table:table-cell>
          <table:table-cell office:value-type="float" office:value="50.7400016784668">
            <text:p>50.7400016785</text:p>
          </table:table-cell>
          <table:table-cell office:value-type="float" office:value="27.3199996948242">
            <text:p>27.3199996948</text:p>
          </table:table-cell>
          <table:table-cell office:value-type="float" office:value="36.1100006103516">
            <text:p>36.1100006104</text:p>
          </table:table-cell>
          <table:table-cell office:value-type="float" office:value="107.680000305176">
            <text:p>107.6800003052</text:p>
          </table:table-cell>
        </table:table-row>
        <table:table-row table:style-name="ro2">
          <table:table-cell office:value-type="string">
            <text:p>2022-04-27</text:p>
          </table:table-cell>
          <table:table-cell office:value-type="float" office:value="148.570007324219">
            <text:p>148.5700073242</text:p>
          </table:table-cell>
          <table:table-cell office:value-type="float" office:value="142.970001220703">
            <text:p>142.9700012207</text:p>
          </table:table-cell>
          <table:table-cell office:value-type="float" office:value="53.5400009155273">
            <text:p>53.5400009155</text:p>
          </table:table-cell>
          <table:table-cell office:value-type="float" office:value="42.8499984741211">
            <text:p>42.8499984741</text:p>
          </table:table-cell>
          <table:table-cell office:value-type="float" office:value="82.0899963378906">
            <text:p>82.0899963379</text:p>
          </table:table-cell>
          <table:table-cell office:value-type="float" office:value="73.6800003051758">
            <text:p>73.6800003052</text:p>
          </table:table-cell>
          <table:table-cell office:value-type="float" office:value="51.1699981689453">
            <text:p>51.1699981689</text:p>
          </table:table-cell>
          <table:table-cell office:value-type="float" office:value="50.7599983215332">
            <text:p>50.7599983215</text:p>
          </table:table-cell>
          <table:table-cell office:value-type="float" office:value="27.5100002288818">
            <text:p>27.5100002289</text:p>
          </table:table-cell>
          <table:table-cell office:value-type="float" office:value="35.8400001525879">
            <text:p>35.8400001526</text:p>
          </table:table-cell>
          <table:table-cell office:value-type="float" office:value="106.970001220703">
            <text:p>106.9700012207</text:p>
          </table:table-cell>
        </table:table-row>
        <table:table-row table:style-name="ro2">
          <table:table-cell office:value-type="string">
            <text:p>2022-04-28</text:p>
          </table:table-cell>
          <table:table-cell office:value-type="float" office:value="152.600006103516">
            <text:p>152.6000061035</text:p>
          </table:table-cell>
          <table:table-cell office:value-type="float" office:value="145.059997558594">
            <text:p>145.0599975586</text:p>
          </table:table-cell>
          <table:table-cell office:value-type="float" office:value="54.3400001525879">
            <text:p>54.3400001526</text:p>
          </table:table-cell>
          <table:table-cell office:value-type="float" office:value="43.4099998474121">
            <text:p>43.4099998474</text:p>
          </table:table-cell>
          <table:table-cell office:value-type="float" office:value="82.1900024414063">
            <text:p>82.1900024414</text:p>
          </table:table-cell>
          <table:table-cell office:value-type="float" office:value="73.7300033569336">
            <text:p>73.7300033569</text:p>
          </table:table-cell>
          <table:table-cell office:value-type="float" office:value="51.0499992370606">
            <text:p>51.0499992371</text:p>
          </table:table-cell>
          <table:table-cell office:value-type="float" office:value="50.8800010681152">
            <text:p>50.8800010681</text:p>
          </table:table-cell>
          <table:table-cell office:value-type="float" office:value="27.7399997711182">
            <text:p>27.7399997711</text:p>
          </table:table-cell>
          <table:table-cell office:value-type="float" office:value="36.0400009155273">
            <text:p>36.0400009155</text:p>
          </table:table-cell>
          <table:table-cell office:value-type="float" office:value="108.940002441406">
            <text:p>108.9400024414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146.929992675781">
            <text:p>146.9299926758</text:p>
          </table:table-cell>
          <table:table-cell office:value-type="float" office:value="140.699996948242">
            <text:p>140.6999969482</text:p>
          </table:table-cell>
          <table:table-cell office:value-type="float" office:value="53.8600006103516">
            <text:p>53.8600006104</text:p>
          </table:table-cell>
          <table:table-cell office:value-type="float" office:value="43.439998626709">
            <text:p>43.4399986267</text:p>
          </table:table-cell>
          <table:table-cell office:value-type="float" office:value="81.5699996948242">
            <text:p>81.5699996948</text:p>
          </table:table-cell>
          <table:table-cell office:value-type="float" office:value="72.879997253418">
            <text:p>72.8799972534</text:p>
          </table:table-cell>
          <table:table-cell office:value-type="float" office:value="50.8300018310547">
            <text:p>50.8300018311</text:p>
          </table:table-cell>
          <table:table-cell office:value-type="float" office:value="50.6699981689453">
            <text:p>50.6699981689</text:p>
          </table:table-cell>
          <table:table-cell office:value-type="float" office:value="27.5300006866455">
            <text:p>27.5300006866</text:p>
          </table:table-cell>
          <table:table-cell office:value-type="float" office:value="36.0400009155273">
            <text:p>36.0400009155</text:p>
          </table:table-cell>
          <table:table-cell office:value-type="float" office:value="103.940002441406">
            <text:p>103.9400024414</text:p>
          </table:table-cell>
        </table:table-row>
      </table:table>
      <table:table table:name="200D SMA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174.170150299072">
            <text:p>174.1701502991</text:p>
          </table:table-cell>
          <table:table-cell office:value-type="float" office:value="143.290900115967">
            <text:p>143.290900116</text:p>
          </table:table-cell>
          <table:table-cell office:value-type="float" office:value="60.6218998718262">
            <text:p>60.6218998718</text:p>
          </table:table-cell>
          <table:table-cell office:value-type="float" office:value="49.4301999473572">
            <text:p>49.4301999474</text:p>
          </table:table-cell>
          <table:table-cell office:value-type="float" office:value="91.5729999542236">
            <text:p>91.5729999542</text:p>
          </table:table-cell>
          <table:table-cell office:value-type="float" office:value="86.3181998443604">
            <text:p>86.3181998444</text:p>
          </table:table-cell>
          <table:table-cell office:value-type="float" office:value="55.5485499572754">
            <text:p>55.5485499573</text:p>
          </table:table-cell>
          <table:table-cell office:value-type="float" office:value="51.7961999511719">
            <text:p>51.7961999512</text:p>
          </table:table-cell>
          <table:table-cell office:value-type="float" office:value="21.955549993515">
            <text:p>21.9555499935</text:p>
          </table:table-cell>
          <table:table-cell office:value-type="float" office:value="34.8718001556396">
            <text:p>34.8718001556</text:p>
          </table:table-cell>
          <table:table-cell office:value-type="float" office:value="107.414050140381">
            <text:p>107.4140501404</text:p>
          </table:table-cell>
        </table:table-row>
      </table:table>
      <table:table table:name="Performance Data" table:style-name="ta1" table:print="false">
        <table:table-column table:style-name="co13" table:default-cell-style-name="Default"/>
        <table:table-column table:style-name="co16" table:number-columns-repeated="8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  <table:table-cell office:value-type="string">
            <text:p>Returns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26820057377108">
            <text:p>-0.1268200574</text:p>
          </table:table-cell>
          <table:table-cell office:value-type="float" office:value="-0.0479090667853395">
            <text:p>-0.0479090668</text:p>
          </table:table-cell>
          <table:table-cell office:value-type="float" office:value="-0.0647681808014149">
            <text:p>-0.0647681808</text:p>
          </table:table-cell>
          <table:table-cell office:value-type="float" office:value="-0.0583135135296051">
            <text:p>-0.0583135135</text:p>
          </table:table-cell>
          <table:table-cell office:value-type="float" office:value="-0.0499540107258843">
            <text:p>-0.0499540107</text:p>
          </table:table-cell>
          <table:table-cell office:value-type="float" office:value="-0.0918607471143784">
            <text:p>-0.0918607471</text:p>
          </table:table-cell>
          <table:table-cell office:value-type="float" office:value="-0.0299988279717288">
            <text:p>-0.029998828</text:p>
          </table:table-cell>
          <table:table-cell office:value-type="float" office:value="-0.00104491856268418">
            <text:p>-0.0010449186</text:p>
          </table:table-cell>
          <table:table-cell office:value-type="float" office:value="0.0564083365628716">
            <text:p>0.0564083366</text:p>
          </table:table-cell>
          <table:table-cell office:value-type="float" office:value="-0.0214499287605582">
            <text:p>-0.0214499288</text:p>
          </table:table-cell>
          <table:table-cell office:value-type="float" office:value="-0.0408784736818278">
            <text:p>-0.0408784737</text:p>
          </table:table-cell>
          <table:table-cell office:value-type="string">
            <text:p>1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09644301696309">
            <text:p>-0.1096443017</text:p>
          </table:table-cell>
          <table:table-cell office:value-type="float" office:value="-0.0280117761237815">
            <text:p>-0.0280117761</text:p>
          </table:table-cell>
          <table:table-cell office:value-type="float" office:value="-0.0978289033002901">
            <text:p>-0.0978289033</text:p>
          </table:table-cell>
          <table:table-cell office:value-type="float" office:value="-0.122900262416652">
            <text:p>-0.1229002624</text:p>
          </table:table-cell>
          <table:table-cell office:value-type="float" office:value="-0.0929920546033303">
            <text:p>-0.0929920546</text:p>
          </table:table-cell>
          <table:table-cell office:value-type="float" office:value="-0.149550186546452">
            <text:p>-0.1495501865</text:p>
          </table:table-cell>
          <table:table-cell office:value-type="float" office:value="-0.0635282032713587">
            <text:p>-0.0635282033</text:p>
          </table:table-cell>
          <table:table-cell office:value-type="float" office:value="0.00188968246048371">
            <text:p>0.0018896825</text:p>
          </table:table-cell>
          <table:table-cell office:value-type="float" office:value="0.227921525109837">
            <text:p>0.2279215251</text:p>
          </table:table-cell>
          <table:table-cell office:value-type="float" office:value="0.0531852609556038">
            <text:p>0.053185261</text:p>
          </table:table-cell>
          <table:table-cell office:value-type="float" office:value="-0.0162953326965264">
            <text:p>-0.0162953327</text:p>
          </table:table-cell>
          <table:table-cell office:value-type="string">
            <text:p>3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225801793538601">
            <text:p>-0.2258017935</text:p>
          </table:table-cell>
          <table:table-cell office:value-type="float" office:value="-0.00284474654601652">
            <text:p>-0.0028447465</text:p>
          </table:table-cell>
          <table:table-cell office:value-type="float" office:value="-0.126269173984435">
            <text:p>-0.126269174</text:p>
          </table:table-cell>
          <table:table-cell office:value-type="float" office:value="-0.13156198706548">
            <text:p>-0.1315619871</text:p>
          </table:table-cell>
          <table:table-cell office:value-type="float" office:value="-0.115683354459303">
            <text:p>-0.1156833545</text:p>
          </table:table-cell>
          <table:table-cell office:value-type="float" office:value="-0.183234399735625">
            <text:p>-0.1832343997</text:p>
          </table:table-cell>
          <table:table-cell office:value-type="float" office:value="-0.103052700310319">
            <text:p>-0.1030527003</text:p>
          </table:table-cell>
          <table:table-cell office:value-type="float" office:value="-0.0268869125040163">
            <text:p>-0.0268869125</text:p>
          </table:table-cell>
          <table:table-cell office:value-type="float" office:value="0.289461367435834">
            <text:p>0.2894613674</text:p>
          </table:table-cell>
          <table:table-cell office:value-type="float" office:value="0.0621868727195292">
            <text:p>0.0621868727</text:p>
          </table:table-cell>
          <table:table-cell office:value-type="float" office:value="-0.0467718124660693">
            <text:p>-0.0467718125</text:p>
          </table:table-cell>
          <table:table-cell office:value-type="string">
            <text:p>6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46165799047387">
            <text:p>-0.146165799</text:p>
          </table:table-cell>
          <table:table-cell office:value-type="float" office:value="0.0403575812258667">
            <text:p>0.0403575812</text:p>
          </table:table-cell>
          <table:table-cell office:value-type="float" office:value="-0.127657513226245">
            <text:p>-0.1276575132</text:p>
          </table:table-cell>
          <table:table-cell office:value-type="float" office:value="-0.175767098808267">
            <text:p>-0.1757670988</text:p>
          </table:table-cell>
          <table:table-cell office:value-type="float" office:value="-0.125843737480276">
            <text:p>-0.1258437375</text:p>
          </table:table-cell>
          <table:table-cell office:value-type="float" office:value="-0.134030096051905">
            <text:p>-0.1340300961</text:p>
          </table:table-cell>
          <table:table-cell office:value-type="float" office:value="-0.105863665074687">
            <text:p>-0.1058636651</text:p>
          </table:table-cell>
          <table:table-cell office:value-type="float" office:value="-0.0163620780127888">
            <text:p>-0.016362078</text:p>
          </table:table-cell>
          <table:table-cell office:value-type="float" office:value="0.5371301463536">
            <text:p>0.5371301464</text:p>
          </table:table-cell>
          <table:table-cell office:value-type="float" office:value="0.0694362047362689">
            <text:p>0.0694362047</text:p>
          </table:table-cell>
          <table:table-cell office:value-type="float" office:value="0.0565166713843119">
            <text:p>0.0565166714</text:p>
          </table:table-cell>
          <table:table-cell office:value-type="string">
            <text:p>1 ye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percentage-style style:name="N119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6600"/>
    </style:style>
    <style:style style:name="Untitled4" style:family="table-cell" style:parent-style-name="Default">
      <style:table-cell-properties fo:background-color="#ff33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006600"/>
    </style:style>
    <style:style style:name="Untitled7" style:family="table-cell" style:parent-style-name="Default">
      <style:table-cell-properties fo:background-color="#ff0000"/>
    </style:style>
    <draw:stroke-dash draw:name="Fine_20_Dashed" draw:display-name="Fine Dashed" draw:style="rect" draw:dots1="1" draw:dots1-length="0.2in" draw:dots2="1" draw:dots2-length="0.2in" draw:distance="0.2in"/>
  </office:styles>
  <office:automatic-styles>
    <style:page-layout style:name="Mpm1">
      <style:page-layout-properties fo:page-width="11in" fo:page-height="8.5in" style:num-format="1" style:print-orientation="landscape" style:scale-to="4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04/30/2022</text:date>, <text:time>11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ps spaghetti</meta:initial-creator>
    <meta:creation-date>2020-04-19T15:23:13</meta:creation-date>
    <dc:date>2022-04-30T11:54:46</dc:date>
    <meta:editing-duration>P5DT20H15M7S</meta:editing-duration>
    <meta:editing-cycles>467</meta:editing-cycles>
    <meta:generator>OpenOffice/4.1.9$Unix OpenOffice.org_project/419m1$Build-9805</meta:generator>
    <meta:document-statistic meta:table-count="4" meta:cell-count="3331" meta:object-count="1"/>
    <meta:user-defined meta:name="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ata-label-number="value" chart:data-label-text="true" chart:data-label-symbol="false" chart:label-position="avoid-overlap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138cm" svg:height="10.577cm" xlink:href=".." xlink:type="simple" chart:class="chart:circle" chart:style-name="ch1">
        <chart:title svg:x="13.642cm" svg:y="0.346cm" chart:style-name="ch2">
          <text:p>Portfolio</text:p>
        </chart:title>
        <chart:legend svg:x="21.692cm" svg:y="1.446cm" style:legend-expansion="custom" chartooo:width="6.533cm" chartooo:height="7.56cm" style:legend-expansion-aspect-ratio="0.864153439153439" chart:style-name="ch3"/>
        <chart:plot-area chart:style-name="ch4" table:cell-range-address="Portfolio.B4:Portfolio.C15 Portfolio.F3:Portfolio.F15" chart:data-source-has-labels="both" svg:x="2.544cm" svg:y="1.493cm" svg:width="16.277cm" svg:height="8.88cm">
          <chartooo:coordinate-region svg:x="8.128cm" svg:y="1.991cm" svg:width="7.843cm" svg:height="7.843cm"/>
          <chart:axis chart:dimension="x" chart:name="primary-x" chart:style-name="ch5" chartooo:axis-type="auto">
            <chartooo:date-scale/>
            <chart:categories table:cell-range-address="Portfolio.B4:Portfolio.C15"/>
          </chart:axis>
          <chart:axis chart:dimension="y" chart:name="primary-y" chart:style-name="ch6"/>
          <chart:series chart:style-name="ch7" chart:values-cell-range-address="Portfolio.F4:Portfolio.F15" chart:label-cell-address="Portfolio.F3:Portfolio.F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ortfolio.F3:Portfolio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 Stocks Momentum MTUM</text:p>
                <text:list>
                  <text:list-item>
                    <text:p>US Stocks Momentum</text:p>
                  </text:list-item>
                  <text:list-item>
                    <text:p>MTUM</text:p>
                  </text:list-item>
                </text:list>
                <draw:g>
                  <svg:desc>Portfolio.B4:Portfolio.C15</svg:desc>
                </draw:g>
              </table:table-cell>
              <table:table-cell office:value-type="float" office:value="0.05">
                <text:p>0.05</text:p>
                <draw:g>
                  <svg:desc>Portfolio.F4:Portfolio.F15</svg:desc>
                </draw:g>
              </table:table-cell>
            </table:table-row>
            <table:table-row>
              <table:table-cell office:value-type="string">
                <text:p>US Stocks Value VTV</text:p>
                <text:list>
                  <text:list-item>
                    <text:p>US Stocks Value</text:p>
                  </text:list-item>
                  <text:list-item>
                    <text:p>VTV</text:p>
                  </text:list-item>
                </text:list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reign Developed Stock VEU</text:p>
                <text:list>
                  <text:list-item>
                    <text:p>Foreign Developed Stock</text:p>
                  </text:list-item>
                  <text:list-item>
                    <text:p>VEU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Foreign Emerging Stock VWO</text:p>
                <text:list>
                  <text:list-item>
                    <text:p>Foreign Emerging Stock</text:p>
                  </text:list-item>
                  <text:list-item>
                    <text:p>VWO</text:p>
                  </text:list-item>
                </text:list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Corporate Bonds VCIT</text:p>
                <text:list>
                  <text:list-item>
                    <text:p>Corporate Bonds</text:p>
                  </text:list-item>
                  <text:list-item>
                    <text:p>VCIT</text:p>
                  </text:list-item>
                </text:list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0Y Bonds VGLT</text:p>
                <text:list>
                  <text:list-item>
                    <text:p>30Y Bonds</text:p>
                  </text:list-item>
                  <text:list-item>
                    <text:p>VGLT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0Y Foreign Bonds BNDX</text:p>
                <text:list>
                  <text:list-item>
                    <text:p>10Y Foreign Bonds</text:p>
                  </text:list-item>
                  <text:list-item>
                    <text:p>BNDX</text:p>
                  </text:list-item>
                </text:list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TIPS VTIP</text:p>
                <text:list>
                  <text:list-item>
                    <text:p>TIPS</text:p>
                  </text:list-item>
                  <text:list-item>
                    <text:p>VTIP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Commodities DBC</text:p>
                <text:list>
                  <text:list-item>
                    <text:p>Commodities</text:p>
                  </text:list-item>
                  <text:list-item>
                    <text:p>DBC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Gold IAU</text:p>
                <text:list>
                  <text:list-item>
                    <text:p>Gold</text:p>
                  </text:list-item>
                  <text:list-item>
                    <text:p>IAU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REITS VNQ</text:p>
                <text:list>
                  <text:list-item>
                    <text:p>REITS</text:p>
                  </text:list-item>
                  <text:list-item>
                    <text:p>VNQ</text:p>
                  </text:list-item>
                </text:list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Cash VMFXX</text:p>
                <text:list>
                  <text:list-item>
                    <text:p>Cash</text:p>
                  </text:list-item>
                  <text:list-item>
                    <text:p>VMFXX</text:p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Unix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